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1.2146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581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All_2024_01_17_15_51_Repair_Ba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 <text:s/></text:p>
          </table:table-cell>
          <table:table-cell office:value-type="string" calcext:value-type="string">
            <text:p>method <text:s text:c="7"/></text:p>
          </table:table-cell>
          <table:table-cell office:value-type="string" calcext:value-type="string">
            <text:p>name <text:s text:c="11"/></text:p>
          </table:table-cell>
          <table:table-cell office:value-type="string" calcext:value-type="string">
            <text:p>folder <text:s text:c="44"/></text:p>
          </table:table-cell>
          <table:table-cell office:value-type="string" calcext:value-type="string">
            <text:p>ontology <text:s text:c="7"/></text:p>
          </table:table-cell>
          <table:table-cell office:value-type="string" calcext:value-type="string">
            <text:p>domain <text:s text:c="12"/></text:p>
          </table:table-cell>
          <table:table-cell office:value-type="string" calcext:value-type="string">
            <text:p>problem <text:s text:c="15"/></text:p>
          </table:table-cell>
          <table:table-cell office:value-type="string" calcext:value-type="string">
            <text:p>reasoning_time </text:p>
          </table:table-cell>
          <table:table-cell office:value-type="string" calcext:value-type="string">
            <text:p>planning_time <text:s/></text:p>
          </table:table-cell>
          <table:table-cell office:value-type="string" calcext:value-type="string">
            <text:p>total_time <text:s text:c="4"/></text:p>
          </table:table-cell>
          <table:table-cell office:value-type="string" calcext:value-type="string">
            <text:p>plan_length </text:p>
          </table:table-cell>
          <table:table-cell office:value-type="string" calcext:value-type="string">
            <text:p>analyzed_states </text:p>
          </table:table-cell>
          <table:table-cell office:value-type="string" calcext:value-type="string">
            <text:p>ontology_axioms </text:p>
          </table:table-cell>
          <table:table-cell office:value-type="string" calcext:value-type="string">
            <text:p>hooks </text:p>
          </table:table-cell>
          <table:table-cell office:value-type="string" calcext:value-type="string">
            <text:p>fluents </text:p>
          </table:table-cell>
          <table:table-cell office:value-type="string" calcext:value-type="string">
            <text:p>repai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15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15.pddl </text:p>
          </table:table-cell>
          <table:table-cell office:value-type="float" office:value="1.024685862" calcext:value-type="float">
            <text:p>1.024685862</text:p>
          </table:table-cell>
          <table:table-cell office:value-type="float" office:value="0.145265401" calcext:value-type="float">
            <text:p>0.145265401</text:p>
          </table:table-cell>
          <table:table-cell office:value-type="float" office:value="1.181657265" calcext:value-type="float">
            <text:p>1.181657265</text:p>
          </table:table-cell>
          <table:table-cell office:value-type="float" office:value="25" calcext:value-type="float">
            <text:p>2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16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16.pddl </text:p>
          </table:table-cell>
          <table:table-cell office:value-type="float" office:value="0.673683703" calcext:value-type="float">
            <text:p>0.673683703</text:p>
          </table:table-cell>
          <table:table-cell office:value-type="float" office:value="0.148377405" calcext:value-type="float">
            <text:p>0.148377405</text:p>
          </table:table-cell>
          <table:table-cell office:value-type="float" office:value="0.834254403" calcext:value-type="float">
            <text:p>0.834254403</text:p>
          </table:table-cell>
          <table:table-cell office:value-type="float" office:value="29" calcext:value-type="float">
            <text:p>29</text:p>
          </table:table-cell>
          <table:table-cell office:value-type="float" office:value="7086" calcext:value-type="float">
            <text:p>708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17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17.pddl </text:p>
          </table:table-cell>
          <table:table-cell office:value-type="float" office:value="0.690575958" calcext:value-type="float">
            <text:p>0.690575958</text:p>
          </table:table-cell>
          <table:table-cell office:value-type="float" office:value="0.147838924" calcext:value-type="float">
            <text:p>0.147838924</text:p>
          </table:table-cell>
          <table:table-cell office:value-type="float" office:value="0.849934438" calcext:value-type="float">
            <text:p>0.849934438</text:p>
          </table:table-cell>
          <table:table-cell office:value-type="float" office:value="22" calcext:value-type="float">
            <text:p>22</text:p>
          </table:table-cell>
          <table:table-cell office:value-type="float" office:value="6365" calcext:value-type="float">
            <text:p>636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18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18.pddl </text:p>
          </table:table-cell>
          <table:table-cell office:value-type="float" office:value="0.724175421" calcext:value-type="float">
            <text:p>0.724175421</text:p>
          </table:table-cell>
          <table:table-cell office:value-type="float" office:value="0.209530574" calcext:value-type="float">
            <text:p>0.209530574</text:p>
          </table:table-cell>
          <table:table-cell office:value-type="float" office:value="0.946936771" calcext:value-type="float">
            <text:p>0.946936771</text:p>
          </table:table-cell>
          <table:table-cell office:value-type="float" office:value="34" calcext:value-type="float">
            <text:p>34</text:p>
          </table:table-cell>
          <table:table-cell office:value-type="float" office:value="22188" calcext:value-type="float">
            <text:p>2218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19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19.pddl </text:p>
          </table:table-cell>
          <table:table-cell office:value-type="float" office:value="0.739706779" calcext:value-type="float">
            <text:p>0.739706779</text:p>
          </table:table-cell>
          <table:table-cell office:value-type="float" office:value="0.211931603" calcext:value-type="float">
            <text:p>0.211931603</text:p>
          </table:table-cell>
          <table:table-cell office:value-type="float" office:value="0.963835624" calcext:value-type="float">
            <text:p>0.963835624</text:p>
          </table:table-cell>
          <table:table-cell office:value-type="float" office:value="33" calcext:value-type="float">
            <text:p>33</text:p>
          </table:table-cell>
          <table:table-cell office:value-type="float" office:value="25852" calcext:value-type="float">
            <text:p>2585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0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0.pddl </text:p>
          </table:table-cell>
          <table:table-cell office:value-type="float" office:value="0.674254495" calcext:value-type="float">
            <text:p>0.674254495</text:p>
          </table:table-cell>
          <table:table-cell office:value-type="float" office:value="0.414894976" calcext:value-type="float">
            <text:p>0.414894976</text:p>
          </table:table-cell>
          <table:table-cell office:value-type="float" office:value="1.102491962" calcext:value-type="float">
            <text:p>1.102491962</text:p>
          </table:table-cell>
          <table:table-cell office:value-type="float" office:value="39" calcext:value-type="float">
            <text:p>39</text:p>
          </table:table-cell>
          <table:table-cell office:value-type="float" office:value="75441" calcext:value-type="float">
            <text:p>7544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1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1.pddl </text:p>
          </table:table-cell>
          <table:table-cell office:value-type="float" office:value="0.69665493" calcext:value-type="float">
            <text:p>0.69665493</text:p>
          </table:table-cell>
          <table:table-cell office:value-type="float" office:value="0.394942076" calcext:value-type="float">
            <text:p>0.394942076</text:p>
          </table:table-cell>
          <table:table-cell office:value-type="float" office:value="1.104276337" calcext:value-type="float">
            <text:p>1.104276337</text:p>
          </table:table-cell>
          <table:table-cell office:value-type="float" office:value="38" calcext:value-type="float">
            <text:p>38</text:p>
          </table:table-cell>
          <table:table-cell office:value-type="float" office:value="74972" calcext:value-type="float">
            <text:p>7497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2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2.pddl </text:p>
          </table:table-cell>
          <table:table-cell office:value-type="float" office:value="1.660250291" calcext:value-type="float">
            <text:p>1.660250291</text:p>
          </table:table-cell>
          <table:table-cell office:value-type="float" office:value="0.576333942" calcext:value-type="float">
            <text:p>0.576333942</text:p>
          </table:table-cell>
          <table:table-cell office:value-type="float" office:value="2.35610888" calcext:value-type="float">
            <text:p>2.35610888</text:p>
          </table:table-cell>
          <table:table-cell office:value-type="float" office:value="40" calcext:value-type="float">
            <text:p>40</text:p>
          </table:table-cell>
          <table:table-cell office:value-type="float" office:value="88325" calcext:value-type="float">
            <text:p>8832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3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3.pddl </text:p>
          </table:table-cell>
          <table:table-cell office:value-type="float" office:value="0.673505752" calcext:value-type="float">
            <text:p>0.673505752</text:p>
          </table:table-cell>
          <table:table-cell office:value-type="float" office:value="1.13104604" calcext:value-type="float">
            <text:p>1.13104604</text:p>
          </table:table-cell>
          <table:table-cell office:value-type="float" office:value="1.816356181" calcext:value-type="float">
            <text:p>1.816356181</text:p>
          </table:table-cell>
          <table:table-cell office:value-type="float" office:value="42" calcext:value-type="float">
            <text:p>42</text:p>
          </table:table-cell>
          <table:table-cell office:value-type="float" office:value="263104" calcext:value-type="float">
            <text:p>26310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4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4.pddl </text:p>
          </table:table-cell>
          <table:table-cell office:value-type="float" office:value="0.661961891" calcext:value-type="float">
            <text:p>0.661961891</text:p>
          </table:table-cell>
          <table:table-cell office:value-type="float" office:value="1.250783647" calcext:value-type="float">
            <text:p>1.250783647</text:p>
          </table:table-cell>
          <table:table-cell office:value-type="float" office:value="1.924776871" calcext:value-type="float">
            <text:p>1.924776871</text:p>
          </table:table-cell>
          <table:table-cell office:value-type="float" office:value="43" calcext:value-type="float">
            <text:p>43</text:p>
          </table:table-cell>
          <table:table-cell office:value-type="float" office:value="288008" calcext:value-type="float">
            <text:p>28800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5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5.pddl </text:p>
          </table:table-cell>
          <table:table-cell office:value-type="float" office:value="0.721556338" calcext:value-type="float">
            <text:p>0.721556338</text:p>
          </table:table-cell>
          <table:table-cell office:value-type="float" office:value="2.878951475" calcext:value-type="float">
            <text:p>2.878951475</text:p>
          </table:table-cell>
          <table:table-cell office:value-type="float" office:value="3.612462029" calcext:value-type="float">
            <text:p>3.612462029</text:p>
          </table:table-cell>
          <table:table-cell office:value-type="float" office:value="48" calcext:value-type="float">
            <text:p>48</text:p>
          </table:table-cell>
          <table:table-cell office:value-type="float" office:value="685908" calcext:value-type="float">
            <text:p>68590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6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6.pddl </text:p>
          </table:table-cell>
          <table:table-cell office:value-type="float" office:value="1.771985677" calcext:value-type="float">
            <text:p>1.771985677</text:p>
          </table:table-cell>
          <table:table-cell office:value-type="float" office:value="5.444100638" calcext:value-type="float">
            <text:p>5.444100638</text:p>
          </table:table-cell>
          <table:table-cell office:value-type="float" office:value="7.324015209" calcext:value-type="float">
            <text:p>7.324015209</text:p>
          </table:table-cell>
          <table:table-cell office:value-type="float" office:value="45" calcext:value-type="float">
            <text:p>45</text:p>
          </table:table-cell>
          <table:table-cell office:value-type="float" office:value="934869" calcext:value-type="float">
            <text:p>93486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7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7.pddl </text:p>
          </table:table-cell>
          <table:table-cell office:value-type="float" office:value="1.775911003" calcext:value-type="float">
            <text:p>1.775911003</text:p>
          </table:table-cell>
          <table:table-cell office:value-type="float" office:value="5.41203124" calcext:value-type="float">
            <text:p>5.41203124</text:p>
          </table:table-cell>
          <table:table-cell office:value-type="float" office:value="7.299872574" calcext:value-type="float">
            <text:p>7.299872574</text:p>
          </table:table-cell>
          <table:table-cell office:value-type="float" office:value="49" calcext:value-type="float">
            <text:p>49</text:p>
          </table:table-cell>
          <table:table-cell office:value-type="float" office:value="938293" calcext:value-type="float">
            <text:p>93829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8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8.pddl </text:p>
          </table:table-cell>
          <table:table-cell office:value-type="float" office:value="0.655938683" calcext:value-type="float">
            <text:p>0.655938683</text:p>
          </table:table-cell>
          <table:table-cell office:value-type="float" office:value="12.37469677" calcext:value-type="float">
            <text:p>12.37469677</text:p>
          </table:table-cell>
          <table:table-cell office:value-type="float" office:value="13.042558301" calcext:value-type="float">
            <text:p>13.042558301</text:p>
          </table:table-cell>
          <table:table-cell office:value-type="float" office:value="51" calcext:value-type="float">
            <text:p>51</text:p>
          </table:table-cell>
          <table:table-cell office:value-type="float" office:value="2624557" calcext:value-type="float">
            <text:p>262455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29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29.pddl </text:p>
          </table:table-cell>
          <table:table-cell office:value-type="float" office:value="1.624104947" calcext:value-type="float">
            <text:p>1.624104947</text:p>
          </table:table-cell>
          <table:table-cell office:value-type="float" office:value="14.305547384" calcext:value-type="float">
            <text:p>14.305547384</text:p>
          </table:table-cell>
          <table:table-cell office:value-type="float" office:value="15.963521375" calcext:value-type="float">
            <text:p>15.963521375</text:p>
          </table:table-cell>
          <table:table-cell office:value-type="float" office:value="54" calcext:value-type="float">
            <text:p>54</text:p>
          </table:table-cell>
          <table:table-cell office:value-type="float" office:value="3088539" calcext:value-type="float">
            <text:p>308853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30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30.pddl </text:p>
          </table:table-cell>
          <table:table-cell office:value-type="float" office:value="1.539987767" calcext:value-type="float">
            <text:p>1.539987767</text:p>
          </table:table-cell>
          <table:table-cell office:value-type="float" office:value="57.075908737" calcext:value-type="float">
            <text:p>57.075908737</text:p>
          </table:table-cell>
          <table:table-cell office:value-type="float" office:value="58.698970741" calcext:value-type="float">
            <text:p>58.698970741</text:p>
          </table:table-cell>
          <table:table-cell office:value-type="float" office:value="55" calcext:value-type="float">
            <text:p>55</text:p>
          </table:table-cell>
          <table:table-cell office:value-type="float" office:value="9493985" calcext:value-type="float">
            <text:p>949398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31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31.pddl </text:p>
          </table:table-cell>
          <table:table-cell office:value-type="float" office:value="0.770580763" calcext:value-type="float">
            <text:p>0.770580763</text:p>
          </table:table-cell>
          <table:table-cell office:value-type="float" office:value="49.202598573" calcext:value-type="float">
            <text:p>49.202598573</text:p>
          </table:table-cell>
          <table:table-cell office:value-type="float" office:value="49.993684191" calcext:value-type="float">
            <text:p>49.993684191</text:p>
          </table:table-cell>
          <table:table-cell office:value-type="float" office:value="58" calcext:value-type="float">
            <text:p>58</text:p>
          </table:table-cell>
          <table:table-cell office:value-type="float" office:value="8854269" calcext:value-type="float">
            <text:p>885426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32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32.pddl </text:p>
          </table:table-cell>
          <table:table-cell office:value-type="float" office:value="0.985348085" calcext:value-type="float">
            <text:p>0.985348085</text:p>
          </table:table-cell>
          <table:table-cell office:value-type="float" office:value="45.226083368" calcext:value-type="float">
            <text:p>45.226083368</text:p>
          </table:table-cell>
          <table:table-cell office:value-type="float" office:value="46.237805513" calcext:value-type="float">
            <text:p>46.237805513</text:p>
          </table:table-cell>
          <table:table-cell office:value-type="float" office:value="57" calcext:value-type="float">
            <text:p>57</text:p>
          </table:table-cell>
          <table:table-cell office:value-type="float" office:value="8992994" calcext:value-type="float">
            <text:p>899299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33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33.pddl </text:p>
          </table:table-cell>
          <table:table-cell office:value-type="float" office:value="0.808879509" calcext:value-type="float">
            <text:p>0.808879509</text:p>
          </table:table-cell>
          <table:table-cell office:value-type="float" office:value="175.386087086" calcext:value-type="float">
            <text:p>175.386087086</text:p>
          </table:table-cell>
          <table:table-cell office:value-type="float" office:value="176.209456373" calcext:value-type="float">
            <text:p>176.209456373</text:p>
          </table:table-cell>
          <table:table-cell office:value-type="float" office:value="69" calcext:value-type="float">
            <text:p>69</text:p>
          </table:table-cell>
          <table:table-cell office:value-type="float" office:value="31779499" calcext:value-type="float">
            <text:p>3177949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elevator34 <text:s text:c="5"/></text:p>
          </table:table-cell>
          <table:table-cell office:value-type="string" calcext:value-type="string">
            <text:p>../examples/horn_dl_benchmarks/elevator/original <text:s text:c="2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elevatorProblem34.pddl </text:p>
          </table:table-cell>
          <table:table-cell office:value-type="float" office:value="1.642124524" calcext:value-type="float">
            <text:p>1.642124524</text:p>
          </table:table-cell>
          <table:table-cell office:value-type="float" office:value="201.824339125" calcext:value-type="float">
            <text:p>201.824339125</text:p>
          </table:table-cell>
          <table:table-cell office:value-type="float" office:value="203.539824717" calcext:value-type="float">
            <text:p>203.539824717</text:p>
          </table:table-cell>
          <table:table-cell office:value-type="float" office:value="66" calcext:value-type="float">
            <text:p>66</text:p>
          </table:table-cell>
          <table:table-cell office:value-type="float" office:value="32522324" calcext:value-type="float">
            <text:p>3252232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6 <text:s text:c="10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6.pddl <text:s text:c="6"/></text:p>
          </table:table-cell>
          <table:table-cell office:value-type="float" office:value="0.94761108" calcext:value-type="float">
            <text:p>0.94761108</text:p>
          </table:table-cell>
          <table:table-cell office:value-type="float" office:value="0.116053753" calcext:value-type="float">
            <text:p>0.116053753</text:p>
          </table:table-cell>
          <table:table-cell office:value-type="float" office:value="1.07603066" calcext:value-type="float">
            <text:p>1.0760306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7 <text:s text:c="10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7.pddl <text:s text:c="6"/></text:p>
          </table:table-cell>
          <table:table-cell office:value-type="float" office:value="0.896471974" calcext:value-type="float">
            <text:p>0.896471974</text:p>
          </table:table-cell>
          <table:table-cell office:value-type="float" office:value="0.130244298" calcext:value-type="float">
            <text:p>0.130244298</text:p>
          </table:table-cell>
          <table:table-cell office:value-type="float" office:value="1.039666392" calcext:value-type="float">
            <text:p>1.03966639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8 <text:s text:c="10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8.pddl <text:s text:c="6"/></text:p>
          </table:table-cell>
          <table:table-cell office:value-type="float" office:value="0.917354982" calcext:value-type="float">
            <text:p>0.917354982</text:p>
          </table:table-cell>
          <table:table-cell office:value-type="float" office:value="0.118521225" calcext:value-type="float">
            <text:p>0.118521225</text:p>
          </table:table-cell>
          <table:table-cell office:value-type="float" office:value="1.047053729" calcext:value-type="float">
            <text:p>1.04705372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9 <text:s text:c="10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9.pddl <text:s text:c="6"/></text:p>
          </table:table-cell>
          <table:table-cell office:value-type="float" office:value="0.675243379" calcext:value-type="float">
            <text:p>0.675243379</text:p>
          </table:table-cell>
          <table:table-cell office:value-type="float" office:value="0.116817696" calcext:value-type="float">
            <text:p>0.116817696</text:p>
          </table:table-cell>
          <table:table-cell office:value-type="float" office:value="0.802811712" calcext:value-type="float">
            <text:p>0.802811712</text:p>
          </table:table-cell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0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0.pddl <text:s text:c="5"/></text:p>
          </table:table-cell>
          <table:table-cell office:value-type="float" office:value="0.869403216" calcext:value-type="float">
            <text:p>0.869403216</text:p>
          </table:table-cell>
          <table:table-cell office:value-type="float" office:value="0.133192862" calcext:value-type="float">
            <text:p>0.133192862</text:p>
          </table:table-cell>
          <table:table-cell office:value-type="float" office:value="1.014975633" calcext:value-type="float">
            <text:p>1.014975633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1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1.pddl <text:s text:c="5"/></text:p>
          </table:table-cell>
          <table:table-cell office:value-type="float" office:value="0.657845926" calcext:value-type="float">
            <text:p>0.657845926</text:p>
          </table:table-cell>
          <table:table-cell office:value-type="float" office:value="0.124985989" calcext:value-type="float">
            <text:p>0.124985989</text:p>
          </table:table-cell>
          <table:table-cell office:value-type="float" office:value="0.793800941" calcext:value-type="float">
            <text:p>0.79380094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2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2.pddl <text:s text:c="5"/></text:p>
          </table:table-cell>
          <table:table-cell office:value-type="float" office:value="0.866699432" calcext:value-type="float">
            <text:p>0.866699432</text:p>
          </table:table-cell>
          <table:table-cell office:value-type="float" office:value="0.132636033" calcext:value-type="float">
            <text:p>0.132636033</text:p>
          </table:table-cell>
          <table:table-cell office:value-type="float" office:value="1.010262592" calcext:value-type="float">
            <text:p>1.010262592</text:p>
          </table:table-cell>
          <table:table-cell office:value-type="float" office:value="10" calcext:value-type="float">
            <text:p>10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3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3.pddl <text:s text:c="5"/></text:p>
          </table:table-cell>
          <table:table-cell office:value-type="float" office:value="0.865989491" calcext:value-type="float">
            <text:p>0.865989491</text:p>
          </table:table-cell>
          <table:table-cell office:value-type="float" office:value="0.137338933" calcext:value-type="float">
            <text:p>0.137338933</text:p>
          </table:table-cell>
          <table:table-cell office:value-type="float" office:value="1.013846476" calcext:value-type="float">
            <text:p>1.013846476</text:p>
          </table:table-cell>
          <table:table-cell office:value-type="float" office:value="10" calcext:value-type="float">
            <text:p>10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4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4.pddl <text:s text:c="5"/></text:p>
          </table:table-cell>
          <table:table-cell office:value-type="float" office:value="0.837807653" calcext:value-type="float">
            <text:p>0.837807653</text:p>
          </table:table-cell>
          <table:table-cell office:value-type="float" office:value="0.19993859" calcext:value-type="float">
            <text:p>0.19993859</text:p>
          </table:table-cell>
          <table:table-cell office:value-type="float" office:value="1.060883085" calcext:value-type="float">
            <text:p>1.060883085</text:p>
          </table:table-cell>
          <table:table-cell office:value-type="float" office:value="12" calcext:value-type="float">
            <text:p>12</text:p>
          </table:table-cell>
          <table:table-cell office:value-type="float" office:value="20432" calcext:value-type="float">
            <text:p>2043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5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5.pddl <text:s text:c="5"/></text:p>
          </table:table-cell>
          <table:table-cell office:value-type="float" office:value="0.679143585" calcext:value-type="float">
            <text:p>0.679143585</text:p>
          </table:table-cell>
          <table:table-cell office:value-type="float" office:value="0.279062918" calcext:value-type="float">
            <text:p>0.279062918</text:p>
          </table:table-cell>
          <table:table-cell office:value-type="float" office:value="0.968925092" calcext:value-type="float">
            <text:p>0.968925092</text:p>
          </table:table-cell>
          <table:table-cell office:value-type="float" office:value="13" calcext:value-type="float">
            <text:p>13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6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6.pddl <text:s text:c="5"/></text:p>
          </table:table-cell>
          <table:table-cell office:value-type="float" office:value="1.532218804" calcext:value-type="float">
            <text:p>1.532218804</text:p>
          </table:table-cell>
          <table:table-cell office:value-type="float" office:value="0.548003971" calcext:value-type="float">
            <text:p>0.548003971</text:p>
          </table:table-cell>
          <table:table-cell office:value-type="float" office:value="2.184025435" calcext:value-type="float">
            <text:p>2.184025435</text:p>
          </table:table-cell>
          <table:table-cell office:value-type="float" office:value="13" calcext:value-type="float">
            <text:p>13</text:p>
          </table:table-cell>
          <table:table-cell office:value-type="float" office:value="40908" calcext:value-type="float">
            <text:p>4090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7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7.pddl <text:s text:c="5"/></text:p>
          </table:table-cell>
          <table:table-cell office:value-type="float" office:value="1.619939197" calcext:value-type="float">
            <text:p>1.619939197</text:p>
          </table:table-cell>
          <table:table-cell office:value-type="float" office:value="1.310901868" calcext:value-type="float">
            <text:p>1.310901868</text:p>
          </table:table-cell>
          <table:table-cell office:value-type="float" office:value="3.02387921" calcext:value-type="float">
            <text:p>3.02387921</text:p>
          </table:table-cell>
          <table:table-cell office:value-type="float" office:value="15" calcext:value-type="float">
            <text:p>15</text:p>
          </table:table-cell>
          <table:table-cell office:value-type="float" office:value="196533" calcext:value-type="float">
            <text:p>19653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8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8.pddl <text:s text:c="5"/></text:p>
          </table:table-cell>
          <table:table-cell office:value-type="float" office:value="0.686729903" calcext:value-type="float">
            <text:p>0.686729903</text:p>
          </table:table-cell>
          <table:table-cell office:value-type="float" office:value="0.929866223" calcext:value-type="float">
            <text:p>0.929866223</text:p>
          </table:table-cell>
          <table:table-cell office:value-type="float" office:value="1.627419465" calcext:value-type="float">
            <text:p>1.627419465</text:p>
          </table:table-cell>
          <table:table-cell office:value-type="float" office:value="15" calcext:value-type="float">
            <text:p>15</text:p>
          </table:table-cell>
          <table:table-cell office:value-type="float" office:value="196533" calcext:value-type="float">
            <text:p>19653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19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19.pddl <text:s text:c="5"/></text:p>
          </table:table-cell>
          <table:table-cell office:value-type="float" office:value="0.691854065" calcext:value-type="float">
            <text:p>0.691854065</text:p>
          </table:table-cell>
          <table:table-cell office:value-type="float" office:value="1.905300485" calcext:value-type="float">
            <text:p>1.905300485</text:p>
          </table:table-cell>
          <table:table-cell office:value-type="float" office:value="2.613293891" calcext:value-type="float">
            <text:p>2.613293891</text:p>
          </table:table-cell>
          <table:table-cell office:value-type="float" office:value="16" calcext:value-type="float">
            <text:p>16</text:p>
          </table:table-cell>
          <table:table-cell office:value-type="float" office:value="393136" calcext:value-type="float">
            <text:p>39313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20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20.pddl <text:s text:c="5"/></text:p>
          </table:table-cell>
          <table:table-cell office:value-type="float" office:value="0.660085424" calcext:value-type="float">
            <text:p>0.660085424</text:p>
          </table:table-cell>
          <table:table-cell office:value-type="float" office:value="8.619958926" calcext:value-type="float">
            <text:p>8.619958926</text:p>
          </table:table-cell>
          <table:table-cell office:value-type="float" office:value="9.291067164" calcext:value-type="float">
            <text:p>9.291067164</text:p>
          </table:table-cell>
          <table:table-cell office:value-type="float" office:value="18" calcext:value-type="float">
            <text:p>18</text:p>
          </table:table-cell>
          <table:table-cell office:value-type="float" office:value="1834900" calcext:value-type="float">
            <text:p>183490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21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21.pddl <text:s text:c="5"/></text:p>
          </table:table-cell>
          <table:table-cell office:value-type="float" office:value="0.668595465" calcext:value-type="float">
            <text:p>0.668595465</text:p>
          </table:table-cell>
          <table:table-cell office:value-type="float" office:value="9.642140685" calcext:value-type="float">
            <text:p>9.642140685</text:p>
          </table:table-cell>
          <table:table-cell office:value-type="float" office:value="10.322274671" calcext:value-type="float">
            <text:p>10.322274671</text:p>
          </table:table-cell>
          <table:table-cell office:value-type="float" office:value="18" calcext:value-type="float">
            <text:p>18</text:p>
          </table:table-cell>
          <table:table-cell office:value-type="float" office:value="1834900" calcext:value-type="float">
            <text:p>183490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22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22.pddl <text:s text:c="5"/></text:p>
          </table:table-cell>
          <table:table-cell office:value-type="float" office:value="0.632611976" calcext:value-type="float">
            <text:p>0.632611976</text:p>
          </table:table-cell>
          <table:table-cell office:value-type="float" office:value="18.178990272" calcext:value-type="float">
            <text:p>18.178990272</text:p>
          </table:table-cell>
          <table:table-cell office:value-type="float" office:value="18.822374676" calcext:value-type="float">
            <text:p>18.822374676</text:p>
          </table:table-cell>
          <table:table-cell office:value-type="float" office:value="19" calcext:value-type="float">
            <text:p>19</text:p>
          </table:table-cell>
          <table:table-cell office:value-type="float" office:value="3669902" calcext:value-type="float">
            <text:p>366990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23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23.pddl <text:s text:c="5"/></text:p>
          </table:table-cell>
          <table:table-cell office:value-type="float" office:value="0.704607201" calcext:value-type="float">
            <text:p>0.704607201</text:p>
          </table:table-cell>
          <table:table-cell office:value-type="float" office:value="20.616227517" calcext:value-type="float">
            <text:p>20.616227517</text:p>
          </table:table-cell>
          <table:table-cell office:value-type="float" office:value="21.331705071" calcext:value-type="float">
            <text:p>21.331705071</text:p>
          </table:table-cell>
          <table:table-cell office:value-type="float" office:value="19" calcext:value-type="float">
            <text:p>19</text:p>
          </table:table-cell>
          <table:table-cell office:value-type="float" office:value="3669902" calcext:value-type="float">
            <text:p>366990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24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24.pddl <text:s text:c="5"/></text:p>
          </table:table-cell>
          <table:table-cell office:value-type="float" office:value="0.656443668" calcext:value-type="float">
            <text:p>0.656443668</text:p>
          </table:table-cell>
          <table:table-cell office:value-type="float" office:value="93.303116629" calcext:value-type="float">
            <text:p>93.303116629</text:p>
          </table:table-cell>
          <table:table-cell office:value-type="float" office:value="93.970799788" calcext:value-type="float">
            <text:p>93.970799788</text:p>
          </table:table-cell>
          <table:table-cell office:value-type="float" office:value="21" calcext:value-type="float">
            <text:p>21</text:p>
          </table:table-cell>
          <table:table-cell office:value-type="float" office:value="16777069" calcext:value-type="float">
            <text:p>1677706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cats25 <text:s text:c="9"/></text:p>
          </table:table-cell>
          <table:table-cell office:value-type="string" calcext:value-type="string">
            <text:p>../examples/horn_dl_benchmarks/cats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catProblem25.pddl <text:s text:c="5"/></text:p>
          </table:table-cell>
          <table:table-cell office:value-type="float" office:value="0.661962972" calcext:value-type="float">
            <text:p>0.661962972</text:p>
          </table:table-cell>
          <table:table-cell office:value-type="float" office:value="204.242583788" calcext:value-type="float">
            <text:p>204.242583788</text:p>
          </table:table-cell>
          <table:table-cell office:value-type="float" office:value="204.915944629" calcext:value-type="float">
            <text:p>204.915944629</text:p>
          </table:table-cell>
          <table:table-cell office:value-type="float" office:value="22" calcext:value-type="float">
            <text:p>22</text:p>
          </table:table-cell>
          <table:table-cell office:value-type="float" office:value="33554278" calcext:value-type="float">
            <text:p>3355427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5-5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5.pddl <text:s text:c="2"/></text:p>
          </table:table-cell>
          <table:table-cell office:value-type="float" office:value="0.678527185" calcext:value-type="float">
            <text:p>0.678527185</text:p>
          </table:table-cell>
          <table:table-cell office:value-type="float" office:value="0.407556846" calcext:value-type="float">
            <text:p>0.407556846</text:p>
          </table:table-cell>
          <table:table-cell office:value-type="float" office:value="1.096466926" calcext:value-type="float">
            <text:p>1.096466926</text:p>
          </table:table-cell>
          <table:table-cell office:value-type="float" office:value="6" calcext:value-type="float">
            <text:p>6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5-6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6.pddl <text:s text:c="2"/></text:p>
          </table:table-cell>
          <table:table-cell office:value-type="float" office:value="0.702276245" calcext:value-type="float">
            <text:p>0.702276245</text:p>
          </table:table-cell>
          <table:table-cell office:value-type="float" office:value="1.107663833" calcext:value-type="float">
            <text:p>1.107663833</text:p>
          </table:table-cell>
          <table:table-cell office:value-type="float" office:value="1.820632039" calcext:value-type="float">
            <text:p>1.820632039</text:p>
          </table:table-cell>
          <table:table-cell office:value-type="float" office:value="8" calcext:value-type="float">
            <text:p>8</text:p>
          </table:table-cell>
          <table:table-cell office:value-type="float" office:value="10468" calcext:value-type="float">
            <text:p>1046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5-7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7.pddl <text:s text:c="2"/></text:p>
          </table:table-cell>
          <table:table-cell office:value-type="float" office:value="0.667415417" calcext:value-type="float">
            <text:p>0.667415417</text:p>
          </table:table-cell>
          <table:table-cell office:value-type="float" office:value="15.267141524" calcext:value-type="float">
            <text:p>15.267141524</text:p>
          </table:table-cell>
          <table:table-cell office:value-type="float" office:value="15.945843172" calcext:value-type="float">
            <text:p>15.945843172</text:p>
          </table:table-cell>
          <table:table-cell office:value-type="float" office:value="11" calcext:value-type="float">
            <text:p>11</text:p>
          </table:table-cell>
          <table:table-cell office:value-type="float" office:value="135057" calcext:value-type="float">
            <text:p>13505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5-8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8.pddl <text:s text:c="2"/></text:p>
          </table:table-cell>
          <table:table-cell office:value-type="float" office:value="0.691345777" calcext:value-type="float">
            <text:p>0.691345777</text:p>
          </table:table-cell>
          <table:table-cell office:value-type="float" office:value="111.31077322" calcext:value-type="float">
            <text:p>111.31077322</text:p>
          </table:table-cell>
          <table:table-cell office:value-type="float" office:value="112.012805173" calcext:value-type="float">
            <text:p>112.012805173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680680" calcext:value-type="float">
            <text:p>68068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6-5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5.pddl <text:s text:c="2"/></text:p>
          </table:table-cell>
          <table:table-cell office:value-type="float" office:value="0.697926943" calcext:value-type="float">
            <text:p>0.697926943</text:p>
          </table:table-cell>
          <table:table-cell office:value-type="float" office:value="0.602781277" calcext:value-type="float">
            <text:p>0.602781277</text:p>
          </table:table-cell>
          <table:table-cell office:value-type="float" office:value="1.311261668" calcext:value-type="float">
            <text:p>1.311261668</text:p>
          </table:table-cell>
          <table:table-cell office:value-type="float" office:value="5" calcext:value-type="float">
            <text:p>5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6-6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6.pddl <text:s text:c="2"/></text:p>
          </table:table-cell>
          <table:table-cell office:value-type="float" office:value="0.71422006" calcext:value-type="float">
            <text:p>0.71422006</text:p>
          </table:table-cell>
          <table:table-cell office:value-type="float" office:value="1.630153022" calcext:value-type="float">
            <text:p>1.630153022</text:p>
          </table:table-cell>
          <table:table-cell office:value-type="float" office:value="2.355047282" calcext:value-type="float">
            <text:p>2.355047282</text:p>
          </table:table-cell>
          <table:table-cell office:value-type="float" office:value="8" calcext:value-type="float">
            <text:p>8</text:p>
          </table:table-cell>
          <table:table-cell office:value-type="float" office:value="11490" calcext:value-type="float">
            <text:p>1149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6-7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7.pddl <text:s text:c="2"/></text:p>
          </table:table-cell>
          <table:table-cell office:value-type="float" office:value="0.689919927" calcext:value-type="float">
            <text:p>0.689919927</text:p>
          </table:table-cell>
          <table:table-cell office:value-type="float" office:value="9.633336255" calcext:value-type="float">
            <text:p>9.633336255</text:p>
          </table:table-cell>
          <table:table-cell office:value-type="float" office:value="10.334694429" calcext:value-type="float">
            <text:p>10.334694429</text:p>
          </table:table-cell>
          <table:table-cell office:value-type="float" office:value="11" calcext:value-type="float">
            <text:p>11</text:p>
          </table:table-cell>
          <table:table-cell office:value-type="float" office:value="70775" calcext:value-type="float">
            <text:p>7077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6-8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8.pddl <text:s text:c="2"/></text:p>
          </table:table-cell>
          <table:table-cell office:value-type="float" office:value="0.691904814" calcext:value-type="float">
            <text:p>0.691904814</text:p>
          </table:table-cell>
          <table:table-cell office:value-type="float" office:value="767.210161088" calcext:value-type="float">
            <text:p>767.210161088</text:p>
          </table:table-cell>
          <table:table-cell office:value-type="float" office:value="767.913004659" calcext:value-type="float">
            <text:p>767.913004659</text:p>
          </table:table-cell>
          <table:table-cell office:value-type="float" office:value="13" calcext:value-type="float">
            <text:p>13</text:p>
          </table:table-cell>
          <table:table-cell office:value-type="float" office:value="4113745" calcext:value-type="float">
            <text:p>411374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7-5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5.pddl <text:s text:c="2"/></text:p>
          </table:table-cell>
          <table:table-cell office:value-type="float" office:value="0.699338615" calcext:value-type="float">
            <text:p>0.699338615</text:p>
          </table:table-cell>
          <table:table-cell office:value-type="float" office:value="1.000971339" calcext:value-type="float">
            <text:p>1.000971339</text:p>
          </table:table-cell>
          <table:table-cell office:value-type="float" office:value="1.710755483" calcext:value-type="float">
            <text:p>1.710755483</text:p>
          </table:table-cell>
          <table:table-cell office:value-type="float" office:value="6" calcext:value-type="float">
            <text:p>6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7-6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6.pddl <text:s text:c="2"/></text:p>
          </table:table-cell>
          <table:table-cell office:value-type="float" office:value="0.688329528" calcext:value-type="float">
            <text:p>0.688329528</text:p>
          </table:table-cell>
          <table:table-cell office:value-type="float" office:value="1.778190403" calcext:value-type="float">
            <text:p>1.778190403</text:p>
          </table:table-cell>
          <table:table-cell office:value-type="float" office:value="2.477449294" calcext:value-type="float">
            <text:p>2.477449294</text:p>
          </table:table-cell>
          <table:table-cell office:value-type="float" office:value="6" calcext:value-type="float">
            <text:p>6</text:p>
          </table:table-cell>
          <table:table-cell office:value-type="float" office:value="9604" calcext:value-type="float">
            <text:p>960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7-7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7.pddl <text:s text:c="2"/></text:p>
          </table:table-cell>
          <table:table-cell office:value-type="float" office:value="0.685043626" calcext:value-type="float">
            <text:p>0.685043626</text:p>
          </table:table-cell>
          <table:table-cell office:value-type="float" office:value="15.736183978" calcext:value-type="float">
            <text:p>15.736183978</text:p>
          </table:table-cell>
          <table:table-cell office:value-type="float" office:value="16.432031814" calcext:value-type="float">
            <text:p>16.432031814</text:p>
          </table:table-cell>
          <table:table-cell office:value-type="float" office:value="9" calcext:value-type="float">
            <text:p>9</text:p>
          </table:table-cell>
          <table:table-cell office:value-type="float" office:value="101471" calcext:value-type="float">
            <text:p>10147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7-8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8.pddl <text:s text:c="2"/></text:p>
          </table:table-cell>
          <table:table-cell office:value-type="float" office:value="0.932020437" calcext:value-type="float">
            <text:p>0.932020437</text:p>
          </table:table-cell>
          <table:table-cell office:value-type="float" office:value="716.208228788" calcext:value-type="float">
            <text:p>716.208228788</text:p>
          </table:table-cell>
          <table:table-cell office:value-type="float" office:value="717.151229307" calcext:value-type="float">
            <text:p>717.151229307</text:p>
          </table:table-cell>
          <table:table-cell office:value-type="float" office:value="10" calcext:value-type="float">
            <text:p>10</text:p>
          </table:table-cell>
          <table:table-cell office:value-type="float" office:value="4034537" calcext:value-type="float">
            <text:p>403453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8-5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5.pddl <text:s text:c="2"/></text:p>
          </table:table-cell>
          <table:table-cell office:value-type="float" office:value="0.732546147" calcext:value-type="float">
            <text:p>0.732546147</text:p>
          </table:table-cell>
          <table:table-cell office:value-type="float" office:value="1.339847653" calcext:value-type="float">
            <text:p>1.339847653</text:p>
          </table:table-cell>
          <table:table-cell office:value-type="float" office:value="2.083019592" calcext:value-type="float">
            <text:p>2.083019592</text:p>
          </table:table-cell>
          <table:table-cell office:value-type="float" office:value="5" calcext:value-type="float">
            <text:p>5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8-6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6.pddl <text:s text:c="2"/></text:p>
          </table:table-cell>
          <table:table-cell office:value-type="float" office:value="0.779692313" calcext:value-type="float">
            <text:p>0.779692313</text:p>
          </table:table-cell>
          <table:table-cell office:value-type="float" office:value="4.105073044" calcext:value-type="float">
            <text:p>4.105073044</text:p>
          </table:table-cell>
          <table:table-cell office:value-type="float" office:value="4.895714643" calcext:value-type="float">
            <text:p>4.895714643</text:p>
          </table:table-cell>
          <table:table-cell office:value-type="float" office:value="7" calcext:value-type="float">
            <text:p>7</text:p>
          </table:table-cell>
          <table:table-cell office:value-type="float" office:value="18655" calcext:value-type="float">
            <text:p>1865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8-7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7.pddl <text:s text:c="2"/></text:p>
          </table:table-cell>
          <table:table-cell office:value-type="float" office:value="0.690530728" calcext:value-type="float">
            <text:p>0.690530728</text:p>
          </table:table-cell>
          <table:table-cell office:value-type="float" office:value="17.123327456" calcext:value-type="float">
            <text:p>17.123327456</text:p>
          </table:table-cell>
          <table:table-cell office:value-type="float" office:value="17.824685107" calcext:value-type="float">
            <text:p>17.824685107</text:p>
          </table:table-cell>
          <table:table-cell office:value-type="float" office:value="8" calcext:value-type="float">
            <text:p>8</text:p>
          </table:table-cell>
          <table:table-cell office:value-type="float" office:value="90164" calcext:value-type="float">
            <text:p>9016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8-8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8.pddl <text:s text:c="2"/></text:p>
          </table:table-cell>
          <table:table-cell office:value-type="float" office:value="0.998638862" calcext:value-type="float">
            <text:p>0.998638862</text:p>
          </table:table-cell>
          <table:table-cell office:value-type="float" office:value="106.042238526" calcext:value-type="float">
            <text:p>106.042238526</text:p>
          </table:table-cell>
          <table:table-cell office:value-type="float" office:value="107.051949251" calcext:value-type="float">
            <text:p>107.051949251</text:p>
          </table:table-cell>
          <table:table-cell office:value-type="float" office:value="9" calcext:value-type="float">
            <text:p>9</text:p>
          </table:table-cell>
          <table:table-cell office:value-type="float" office:value="497908" calcext:value-type="float">
            <text:p>49790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9-5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5.pddl <text:s text:c="2"/></text:p>
          </table:table-cell>
          <table:table-cell office:value-type="float" office:value="0.737301217" calcext:value-type="float">
            <text:p>0.737301217</text:p>
          </table:table-cell>
          <table:table-cell office:value-type="float" office:value="1.937418289" calcext:value-type="float">
            <text:p>1.937418289</text:p>
          </table:table-cell>
          <table:table-cell office:value-type="float" office:value="2.685767606" calcext:value-type="float">
            <text:p>2.685767606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9-6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6.pddl <text:s text:c="2"/></text:p>
          </table:table-cell>
          <table:table-cell office:value-type="float" office:value="0.687679356" calcext:value-type="float">
            <text:p>0.687679356</text:p>
          </table:table-cell>
          <table:table-cell office:value-type="float" office:value="3.172037764" calcext:value-type="float">
            <text:p>3.172037764</text:p>
          </table:table-cell>
          <table:table-cell office:value-type="float" office:value="3.870592977" calcext:value-type="float">
            <text:p>3.870592977</text:p>
          </table:table-cell>
          <table:table-cell office:value-type="float" office:value="6" calcext:value-type="float">
            <text:p>6</text:p>
          </table:table-cell>
          <table:table-cell office:value-type="float" office:value="8959" calcext:value-type="float">
            <text:p>895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9-7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7.pddl <text:s text:c="2"/></text:p>
          </table:table-cell>
          <table:table-cell office:value-type="float" office:value="0.740681972" calcext:value-type="float">
            <text:p>0.740681972</text:p>
          </table:table-cell>
          <table:table-cell office:value-type="float" office:value="38.883519245" calcext:value-type="float">
            <text:p>38.883519245</text:p>
          </table:table-cell>
          <table:table-cell office:value-type="float" office:value="39.63530306" calcext:value-type="float">
            <text:p>39.63530306</text:p>
          </table:table-cell>
          <table:table-cell office:value-type="float" office:value="9" calcext:value-type="float">
            <text:p>9</text:p>
          </table:table-cell>
          <table:table-cell office:value-type="float" office:value="166783" calcext:value-type="float">
            <text:p>16678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9-8 <text:s text:c="6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8.pddl <text:s text:c="2"/></text:p>
          </table:table-cell>
          <table:table-cell office:value-type="float" office:value="0.783294359" calcext:value-type="float">
            <text:p>0.783294359</text:p>
          </table:table-cell>
          <table:table-cell office:value-type="float" office:value="91.102942714" calcext:value-type="float">
            <text:p>91.102942714</text:p>
          </table:table-cell>
          <table:table-cell office:value-type="float" office:value="91.897749522" calcext:value-type="float">
            <text:p>91.897749522</text:p>
          </table:table-cell>
          <table:table-cell office:value-type="float" office:value="8" calcext:value-type="float">
            <text:p>8</text:p>
          </table:table-cell>
          <table:table-cell office:value-type="float" office:value="408371" calcext:value-type="float">
            <text:p>40837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10-5 <text:s text:c="5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5.pddl <text:s/></text:p>
          </table:table-cell>
          <table:table-cell office:value-type="float" office:value="0.715822977" calcext:value-type="float">
            <text:p>0.715822977</text:p>
          </table:table-cell>
          <table:table-cell office:value-type="float" office:value="2.916155224" calcext:value-type="float">
            <text:p>2.916155224</text:p>
          </table:table-cell>
          <table:table-cell office:value-type="float" office:value="3.643545515" calcext:value-type="float">
            <text:p>3.643545515</text:p>
          </table:table-cell>
          <table:table-cell office:value-type="float" office:value="5" calcext:value-type="float">
            <text:p>5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10-6 <text:s text:c="5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6.pddl <text:s/></text:p>
          </table:table-cell>
          <table:table-cell office:value-type="float" office:value="0.693068945" calcext:value-type="float">
            <text:p>0.693068945</text:p>
          </table:table-cell>
          <table:table-cell office:value-type="float" office:value="6.853739215" calcext:value-type="float">
            <text:p>6.853739215</text:p>
          </table:table-cell>
          <table:table-cell office:value-type="float" office:value="7.557876526" calcext:value-type="float">
            <text:p>7.557876526</text:p>
          </table:table-cell>
          <table:table-cell office:value-type="float" office:value="7" calcext:value-type="float">
            <text:p>7</text:p>
          </table:table-cell>
          <table:table-cell office:value-type="float" office:value="18801" calcext:value-type="float">
            <text:p>1880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10-7 <text:s text:c="5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7.pddl <text:s/></text:p>
          </table:table-cell>
          <table:table-cell office:value-type="float" office:value="0.698011212" calcext:value-type="float">
            <text:p>0.698011212</text:p>
          </table:table-cell>
          <table:table-cell office:value-type="float" office:value="82.84324902" calcext:value-type="float">
            <text:p>82.84324902</text:p>
          </table:table-cell>
          <table:table-cell office:value-type="float" office:value="83.552864673" calcext:value-type="float">
            <text:p>83.552864673</text:p>
          </table:table-cell>
          <table:table-cell office:value-type="float" office:value="8" calcext:value-type="float">
            <text:p>8</text:p>
          </table:table-cell>
          <table:table-cell office:value-type="float" office:value="255266" calcext:value-type="float">
            <text:p>25526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drones10-8 <text:s text:c="5"/></text:p>
          </table:table-cell>
          <table:table-cell office:value-type="string" calcext:value-type="string">
            <text:p>../examples/horn_dl_benchmarks/drone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8.pddl <text:s/></text:p>
          </table:table-cell>
          <table:table-cell office:value-type="float" office:value="0.686983095" calcext:value-type="float">
            <text:p>0.686983095</text:p>
          </table:table-cell>
          <table:table-cell office:value-type="float" office:value="247.460599358" calcext:value-type="float">
            <text:p>247.460599358</text:p>
          </table:table-cell>
          <table:table-cell office:value-type="float" office:value="248.158999239" calcext:value-type="float">
            <text:p>248.158999239</text:p>
          </table:table-cell>
          <table:table-cell office:value-type="float" office:value="9" calcext:value-type="float">
            <text:p>9</text:p>
          </table:table-cell>
          <table:table-cell office:value-type="float" office:value="735588" calcext:value-type="float">
            <text:p>73558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3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3.pddl <text:s text:c="5"/></text:p>
          </table:table-cell>
          <table:table-cell office:value-type="float" office:value="0.671459389" calcext:value-type="float">
            <text:p>0.671459389</text:p>
          </table:table-cell>
          <table:table-cell office:value-type="float" office:value="0.130654077" calcext:value-type="float">
            <text:p>0.130654077</text:p>
          </table:table-cell>
          <table:table-cell office:value-type="float" office:value="0.812422105" calcext:value-type="float">
            <text:p>0.81242210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4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4.pddl <text:s text:c="5"/></text:p>
          </table:table-cell>
          <table:table-cell office:value-type="float" office:value="0.682430502" calcext:value-type="float">
            <text:p>0.682430502</text:p>
          </table:table-cell>
          <table:table-cell office:value-type="float" office:value="0.150009704" calcext:value-type="float">
            <text:p>0.150009704</text:p>
          </table:table-cell>
          <table:table-cell office:value-type="float" office:value="0.84267329" calcext:value-type="float">
            <text:p>0.84267329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5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5.pddl <text:s text:c="5"/></text:p>
          </table:table-cell>
          <table:table-cell office:value-type="float" office:value="1.712033662" calcext:value-type="float">
            <text:p>1.712033662</text:p>
          </table:table-cell>
          <table:table-cell office:value-type="float" office:value="0.284064927" calcext:value-type="float">
            <text:p>0.284064927</text:p>
          </table:table-cell>
          <table:table-cell office:value-type="float" office:value="2.119710331" calcext:value-type="float">
            <text:p>2.11971033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6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6.pddl <text:s text:c="5"/></text:p>
          </table:table-cell>
          <table:table-cell office:value-type="float" office:value="1.536080861" calcext:value-type="float">
            <text:p>1.536080861</text:p>
          </table:table-cell>
          <table:table-cell office:value-type="float" office:value="0.291972343" calcext:value-type="float">
            <text:p>0.291972343</text:p>
          </table:table-cell>
          <table:table-cell office:value-type="float" office:value="1.939774932" calcext:value-type="float">
            <text:p>1.93977493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7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7.pddl <text:s text:c="5"/></text:p>
          </table:table-cell>
          <table:table-cell office:value-type="float" office:value="1.423993209" calcext:value-type="float">
            <text:p>1.423993209</text:p>
          </table:table-cell>
          <table:table-cell office:value-type="float" office:value="0.424128097" calcext:value-type="float">
            <text:p>0.424128097</text:p>
          </table:table-cell>
          <table:table-cell office:value-type="float" office:value="1.976115264" calcext:value-type="float">
            <text:p>1.97611526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8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8.pddl <text:s text:c="5"/></text:p>
          </table:table-cell>
          <table:table-cell office:value-type="float" office:value="1.751989237" calcext:value-type="float">
            <text:p>1.751989237</text:p>
          </table:table-cell>
          <table:table-cell office:value-type="float" office:value="0.546550957" calcext:value-type="float">
            <text:p>0.546550957</text:p>
          </table:table-cell>
          <table:table-cell office:value-type="float" office:value="2.391966772" calcext:value-type="float">
            <text:p>2.391966772</text:p>
          </table:table-cell>
          <table:table-cell office:value-type="float" office:value="2" calcext:value-type="float">
            <text:p>2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9 <text:s text:c="4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9.pddl <text:s text:c="5"/></text:p>
          </table:table-cell>
          <table:table-cell office:value-type="float" office:value="0.888340926" calcext:value-type="float">
            <text:p>0.888340926</text:p>
          </table:table-cell>
          <table:table-cell office:value-type="float" office:value="0.543178246" calcext:value-type="float">
            <text:p>0.543178246</text:p>
          </table:table-cell>
          <table:table-cell office:value-type="float" office:value="1.441987054" calcext:value-type="float">
            <text:p>1.441987054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0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0.pddl <text:s text:c="4"/></text:p>
          </table:table-cell>
          <table:table-cell office:value-type="float" office:value="0.879351107" calcext:value-type="float">
            <text:p>0.879351107</text:p>
          </table:table-cell>
          <table:table-cell office:value-type="float" office:value="0.709201674" calcext:value-type="float">
            <text:p>0.709201674</text:p>
          </table:table-cell>
          <table:table-cell office:value-type="float" office:value="1.598735022" calcext:value-type="float">
            <text:p>1.598735022</text:p>
          </table:table-cell>
          <table:table-cell office:value-type="float" office:value="2" calcext:value-type="float">
            <text:p>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1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1.pddl <text:s text:c="4"/></text:p>
          </table:table-cell>
          <table:table-cell office:value-type="float" office:value="1.675617587" calcext:value-type="float">
            <text:p>1.675617587</text:p>
          </table:table-cell>
          <table:table-cell office:value-type="float" office:value="1.220551621" calcext:value-type="float">
            <text:p>1.220551621</text:p>
          </table:table-cell>
          <table:table-cell office:value-type="float" office:value="2.959984529" calcext:value-type="float">
            <text:p>2.959984529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2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2.pddl <text:s text:c="4"/></text:p>
          </table:table-cell>
          <table:table-cell office:value-type="float" office:value="0.898442534" calcext:value-type="float">
            <text:p>0.898442534</text:p>
          </table:table-cell>
          <table:table-cell office:value-type="float" office:value="1.501533472" calcext:value-type="float">
            <text:p>1.501533472</text:p>
          </table:table-cell>
          <table:table-cell office:value-type="float" office:value="2.412183372" calcext:value-type="float">
            <text:p>2.412183372</text:p>
          </table:table-cell>
          <table:table-cell office:value-type="float" office:value="2" calcext:value-type="float">
            <text:p>2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3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3.pddl <text:s text:c="4"/></text:p>
          </table:table-cell>
          <table:table-cell office:value-type="float" office:value="0.948831498" calcext:value-type="float">
            <text:p>0.948831498</text:p>
          </table:table-cell>
          <table:table-cell office:value-type="float" office:value="1.942665613" calcext:value-type="float">
            <text:p>1.942665613</text:p>
          </table:table-cell>
          <table:table-cell office:value-type="float" office:value="2.902230111" calcext:value-type="float">
            <text:p>2.902230111</text:p>
          </table:table-cell>
          <table:table-cell office:value-type="float" office:value="2" calcext:value-type="float">
            <text:p>2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4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4.pddl <text:s text:c="4"/></text:p>
          </table:table-cell>
          <table:table-cell office:value-type="float" office:value="1.660030912" calcext:value-type="float">
            <text:p>1.660030912</text:p>
          </table:table-cell>
          <table:table-cell office:value-type="float" office:value="2.682670957" calcext:value-type="float">
            <text:p>2.682670957</text:p>
          </table:table-cell>
          <table:table-cell office:value-type="float" office:value="4.452062484" calcext:value-type="float">
            <text:p>4.452062484</text:p>
          </table:table-cell>
          <table:table-cell office:value-type="float" office:value="2" calcext:value-type="float">
            <text:p>2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5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5.pddl <text:s text:c="4"/></text:p>
          </table:table-cell>
          <table:table-cell office:value-type="float" office:value="0.708470217" calcext:value-type="float">
            <text:p>0.708470217</text:p>
          </table:table-cell>
          <table:table-cell office:value-type="float" office:value="3.372322686" calcext:value-type="float">
            <text:p>3.372322686</text:p>
          </table:table-cell>
          <table:table-cell office:value-type="float" office:value="4.091557794" calcext:value-type="float">
            <text:p>4.091557794</text:p>
          </table:table-cell>
          <table:table-cell office:value-type="float" office:value="2" calcext:value-type="float">
            <text:p>2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6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6.pddl <text:s text:c="4"/></text:p>
          </table:table-cell>
          <table:table-cell office:value-type="float" office:value="0.927828894" calcext:value-type="float">
            <text:p>0.927828894</text:p>
          </table:table-cell>
          <table:table-cell office:value-type="float" office:value="4.116109371" calcext:value-type="float">
            <text:p>4.116109371</text:p>
          </table:table-cell>
          <table:table-cell office:value-type="float" office:value="5.055071338" calcext:value-type="float">
            <text:p>5.055071338</text:p>
          </table:table-cell>
          <table:table-cell office:value-type="float" office:value="2" calcext:value-type="float">
            <text:p>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7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7.pddl <text:s text:c="4"/></text:p>
          </table:table-cell>
          <table:table-cell office:value-type="float" office:value="1.114693583" calcext:value-type="float">
            <text:p>1.114693583</text:p>
          </table:table-cell>
          <table:table-cell office:value-type="float" office:value="5.884711195" calcext:value-type="float">
            <text:p>5.884711195</text:p>
          </table:table-cell>
          <table:table-cell office:value-type="float" office:value="7.035637545" calcext:value-type="float">
            <text:p>7.035637545</text:p>
          </table:table-cell>
          <table:table-cell office:value-type="float" office:value="2" calcext:value-type="float">
            <text:p>2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8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8.pddl <text:s text:c="4"/></text:p>
          </table:table-cell>
          <table:table-cell office:value-type="float" office:value="0.903694218" calcext:value-type="float">
            <text:p>0.903694218</text:p>
          </table:table-cell>
          <table:table-cell office:value-type="float" office:value="7.167119152" calcext:value-type="float">
            <text:p>7.167119152</text:p>
          </table:table-cell>
          <table:table-cell office:value-type="float" office:value="8.081783279" calcext:value-type="float">
            <text:p>8.081783279</text:p>
          </table:table-cell>
          <table:table-cell office:value-type="float" office:value="2" calcext:value-type="float">
            <text:p>2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19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9.pddl <text:s text:c="4"/></text:p>
          </table:table-cell>
          <table:table-cell office:value-type="float" office:value="0.682716787" calcext:value-type="float">
            <text:p>0.682716787</text:p>
          </table:table-cell>
          <table:table-cell office:value-type="float" office:value="8.912080175" calcext:value-type="float">
            <text:p>8.912080175</text:p>
          </table:table-cell>
          <table:table-cell office:value-type="float" office:value="9.605804943" calcext:value-type="float">
            <text:p>9.605804943</text:p>
          </table:table-cell>
          <table:table-cell office:value-type="float" office:value="2" calcext:value-type="float">
            <text:p>2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20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20.pddl <text:s text:c="4"/></text:p>
          </table:table-cell>
          <table:table-cell office:value-type="float" office:value="0.672034093" calcext:value-type="float">
            <text:p>0.672034093</text:p>
          </table:table-cell>
          <table:table-cell office:value-type="float" office:value="11.476841986" calcext:value-type="float">
            <text:p>11.476841986</text:p>
          </table:table-cell>
          <table:table-cell office:value-type="float" office:value="12.159786953" calcext:value-type="float">
            <text:p>12.159786953</text:p>
          </table:table-cell>
          <table:table-cell office:value-type="float" office:value="2" calcext:value-type="float">
            <text:p>2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21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21.pddl <text:s text:c="4"/></text:p>
          </table:table-cell>
          <table:table-cell office:value-type="float" office:value="0.692149421" calcext:value-type="float">
            <text:p>0.692149421</text:p>
          </table:table-cell>
          <table:table-cell office:value-type="float" office:value="13.530457568" calcext:value-type="float">
            <text:p>13.530457568</text:p>
          </table:table-cell>
          <table:table-cell office:value-type="float" office:value="14.233517873" calcext:value-type="float">
            <text:p>14.233517873</text:p>
          </table:table-cell>
          <table:table-cell office:value-type="float" office:value="2" calcext:value-type="float">
            <text:p>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askAssign22 <text:s text:c="3"/></text:p>
          </table:table-cell>
          <table:table-cell office:value-type="string" calcext:value-type="string">
            <text:p>../examples/horn_dl_benchmarks/taskassign/original 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22.pddl <text:s text:c="4"/></text:p>
          </table:table-cell>
          <table:table-cell office:value-type="float" office:value="0.748924014" calcext:value-type="float">
            <text:p>0.748924014</text:p>
          </table:table-cell>
          <table:table-cell office:value-type="float" office:value="18.655486081" calcext:value-type="float">
            <text:p>18.655486081</text:p>
          </table:table-cell>
          <table:table-cell office:value-type="float" office:value="19.416139246" calcext:value-type="float">
            <text:p>19.416139246</text:p>
          </table:table-cell>
          <table:table-cell office:value-type="float" office:value="2" calcext:value-type="float">
            <text:p>2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4 <text:s text:c="10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4.pddl <text:s text:c="4"/></text:p>
          </table:table-cell>
          <table:table-cell office:value-type="float" office:value="0.660587798" calcext:value-type="float">
            <text:p>0.660587798</text:p>
          </table:table-cell>
          <table:table-cell office:value-type="float" office:value="25.168556884" calcext:value-type="float">
            <text:p>25.168556884</text:p>
          </table:table-cell>
          <table:table-cell office:value-type="float" office:value="25.840156624" calcext:value-type="float">
            <text:p>25.840156624</text:p>
          </table:table-cell>
          <table:table-cell office:value-type="float" office:value="7" calcext:value-type="float">
            <text:p>7</text:p>
          </table:table-cell>
          <table:table-cell office:value-type="float" office:value="4631536" calcext:value-type="float">
            <text:p>463153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5 <text:s text:c="10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5.pddl <text:s text:c="4"/></text:p>
          </table:table-cell>
          <table:table-cell office:value-type="float" office:value="0.8897677" calcext:value-type="float">
            <text:p>0.8897677</text:p>
          </table:table-cell>
          <table:table-cell office:value-type="float" office:value="52.116873275" calcext:value-type="float">
            <text:p>52.116873275</text:p>
          </table:table-cell>
          <table:table-cell office:value-type="float" office:value="53.01785674" calcext:value-type="float">
            <text:p>53.01785674</text:p>
          </table:table-cell>
          <table:table-cell office:value-type="float" office:value="7" calcext:value-type="float">
            <text:p>7</text:p>
          </table:table-cell>
          <table:table-cell office:value-type="float" office:value="8818464" calcext:value-type="float">
            <text:p>881846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6 <text:s text:c="10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6.pddl <text:s text:c="4"/></text:p>
          </table:table-cell>
          <table:table-cell office:value-type="float" office:value="0.935919963" calcext:value-type="float">
            <text:p>0.935919963</text:p>
          </table:table-cell>
          <table:table-cell office:value-type="float" office:value="99.587481972" calcext:value-type="float">
            <text:p>99.587481972</text:p>
          </table:table-cell>
          <table:table-cell office:value-type="float" office:value="100.534145102" calcext:value-type="float">
            <text:p>100.534145102</text:p>
          </table:table-cell>
          <table:table-cell office:value-type="float" office:value="7" calcext:value-type="float">
            <text:p>7</text:p>
          </table:table-cell>
          <table:table-cell office:value-type="float" office:value="15766955" calcext:value-type="float">
            <text:p>1576695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7 <text:s text:c="10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7.pddl <text:s text:c="4"/></text:p>
          </table:table-cell>
          <table:table-cell office:value-type="float" office:value="0.945448027" calcext:value-type="float">
            <text:p>0.945448027</text:p>
          </table:table-cell>
          <table:table-cell office:value-type="float" office:value="220.382041985" calcext:value-type="float">
            <text:p>220.382041985</text:p>
          </table:table-cell>
          <table:table-cell office:value-type="float" office:value="221.339084035" calcext:value-type="float">
            <text:p>221.339084035</text:p>
          </table:table-cell>
          <table:table-cell office:value-type="float" office:value="7" calcext:value-type="float">
            <text:p>7</text:p>
          </table:table-cell>
          <table:table-cell office:value-type="float" office:value="26771542" calcext:value-type="float">
            <text:p>2677154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10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10.pddl <text:s text:c="3"/></text:p>
          </table:table-cell>
          <table:table-cell office:value-type="float" office:value="0.808538119" calcext:value-type="float">
            <text:p>0.808538119</text:p>
          </table:table-cell>
          <table:table-cell office:value-type="float" office:value="1152.633519116" calcext:value-type="float">
            <text:p>1152.633519116</text:p>
          </table:table-cell>
          <table:table-cell office:value-type="float" office:value="1153.452999863" calcext:value-type="float">
            <text:p>1153.452999863</text:p>
          </table:table-cell>
          <table:table-cell office:value-type="float" office:value="7" calcext:value-type="float">
            <text:p>7</text:p>
          </table:table-cell>
          <table:table-cell office:value-type="float" office:value="103680261" calcext:value-type="float">
            <text:p>10368026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15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15.pddl <text:s text:c="3"/></text:p>
          </table:table-cell>
          <table:table-cell office:value-type="float" office:value="0.904836895" calcext:value-type="float">
            <text:p>0.904836895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20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20.pddl <text:s text:c="3"/></text:p>
          </table:table-cell>
          <table:table-cell office:value-type="float" office:value="1.472827908" calcext:value-type="float">
            <text:p>1.472827908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25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25.pddl <text:s text:c="3"/></text:p>
          </table:table-cell>
          <table:table-cell office:value-type="float" office:value="0.610039334" calcext:value-type="float">
            <text:p>0.61003933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30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30.pddl <text:s text:c="3"/></text:p>
          </table:table-cell>
          <table:table-cell office:value-type="float" office:value="0.65241494" calcext:value-type="float">
            <text:p>0.6524149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35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35.pddl <text:s text:c="3"/></text:p>
          </table:table-cell>
          <table:table-cell office:value-type="float" office:value="0.612719071" calcext:value-type="float">
            <text:p>0.612719071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40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40.pddl <text:s text:c="3"/></text:p>
          </table:table-cell>
          <table:table-cell office:value-type="float" office:value="0.650131271" calcext:value-type="float">
            <text:p>0.650131271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45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45.pddl <text:s text:c="3"/></text:p>
          </table:table-cell>
          <table:table-cell office:value-type="float" office:value="0.675824559" calcext:value-type="float">
            <text:p>0.675824559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50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50.pddl <text:s text:c="3"/></text:p>
          </table:table-cell>
          <table:table-cell office:value-type="float" office:value="0.63200336" calcext:value-type="float">
            <text:p>0.63200336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55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55.pddl <text:s text:c="3"/></text:p>
          </table:table-cell>
          <table:table-cell office:value-type="float" office:value="0.732900523" calcext:value-type="float">
            <text:p>0.732900523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tpsa60 <text:s text:c="9"/></text:p>
          </table:table-cell>
          <table:table-cell office:value-type="string" calcext:value-type="string">
            <text:p>../examples/horn_dl_benchmarks/tpsa/original <text:s text:c="6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60.pddl <text:s text:c="3"/></text:p>
          </table:table-cell>
          <table:table-cell office:value-type="float" office:value="0.642378755" calcext:value-type="float">
            <text:p>0.642378755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4 <text:s text:c="11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.pddl <text:s text:c="5"/></text:p>
          </table:table-cell>
          <table:table-cell office:value-type="float" office:value="0.718306593" calcext:value-type="float">
            <text:p>0.718306593</text:p>
          </table:table-cell>
          <table:table-cell office:value-type="float" office:value="0.83248207" calcext:value-type="float">
            <text:p>0.83248207</text:p>
          </table:table-cell>
          <table:table-cell office:value-type="float" office:value="1.59104229" calcext:value-type="float">
            <text:p>1.59104229</text:p>
          </table:table-cell>
          <table:table-cell office:value-type="float" office:value="7" calcext:value-type="float">
            <text:p>7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5 <text:s text:c="11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.pddl <text:s text:c="5"/></text:p>
          </table:table-cell>
          <table:table-cell office:value-type="float" office:value="0.860060601" calcext:value-type="float">
            <text:p>0.860060601</text:p>
          </table:table-cell>
          <table:table-cell office:value-type="float" office:value="1.023063964" calcext:value-type="float">
            <text:p>1.023063964</text:p>
          </table:table-cell>
          <table:table-cell office:value-type="float" office:value="1.893717634" calcext:value-type="float">
            <text:p>1.893717634</text:p>
          </table:table-cell>
          <table:table-cell office:value-type="float" office:value="7" calcext:value-type="float">
            <text:p>7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6 <text:s text:c="11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.pddl <text:s text:c="5"/></text:p>
          </table:table-cell>
          <table:table-cell office:value-type="float" office:value="1.449511476" calcext:value-type="float">
            <text:p>1.449511476</text:p>
          </table:table-cell>
          <table:table-cell office:value-type="float" office:value="1.194369321" calcext:value-type="float">
            <text:p>1.194369321</text:p>
          </table:table-cell>
          <table:table-cell office:value-type="float" office:value="2.676057511" calcext:value-type="float">
            <text:p>2.676057511</text:p>
          </table:table-cell>
          <table:table-cell office:value-type="float" office:value="7" calcext:value-type="float">
            <text:p>7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7 <text:s text:c="11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7.pddl <text:s text:c="5"/></text:p>
          </table:table-cell>
          <table:table-cell office:value-type="float" office:value="1.385981233" calcext:value-type="float">
            <text:p>1.385981233</text:p>
          </table:table-cell>
          <table:table-cell office:value-type="float" office:value="1.495140263" calcext:value-type="float">
            <text:p>1.495140263</text:p>
          </table:table-cell>
          <table:table-cell office:value-type="float" office:value="2.913513043" calcext:value-type="float">
            <text:p>2.913513043</text:p>
          </table:table-cell>
          <table:table-cell office:value-type="float" office:value="7" calcext:value-type="float">
            <text:p>7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10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0.pddl <text:s text:c="4"/></text:p>
          </table:table-cell>
          <table:table-cell office:value-type="float" office:value="1.53609616" calcext:value-type="float">
            <text:p>1.53609616</text:p>
          </table:table-cell>
          <table:table-cell office:value-type="float" office:value="2.590842189" calcext:value-type="float">
            <text:p>2.590842189</text:p>
          </table:table-cell>
          <table:table-cell office:value-type="float" office:value="4.188636816" calcext:value-type="float">
            <text:p>4.188636816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15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5.pddl <text:s text:c="4"/></text:p>
          </table:table-cell>
          <table:table-cell office:value-type="float" office:value="0.815398219" calcext:value-type="float">
            <text:p>0.815398219</text:p>
          </table:table-cell>
          <table:table-cell office:value-type="float" office:value="4.572615537" calcext:value-type="float">
            <text:p>4.572615537</text:p>
          </table:table-cell>
          <table:table-cell office:value-type="float" office:value="5.399237329" calcext:value-type="float">
            <text:p>5.399237329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20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0.pddl <text:s text:c="4"/></text:p>
          </table:table-cell>
          <table:table-cell office:value-type="float" office:value="0.678224824" calcext:value-type="float">
            <text:p>0.678224824</text:p>
          </table:table-cell>
          <table:table-cell office:value-type="float" office:value="7.80470939" calcext:value-type="float">
            <text:p>7.80470939</text:p>
          </table:table-cell>
          <table:table-cell office:value-type="float" office:value="8.494372676" calcext:value-type="float">
            <text:p>8.494372676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25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5.pddl <text:s text:c="4"/></text:p>
          </table:table-cell>
          <table:table-cell office:value-type="float" office:value="1.632269386" calcext:value-type="float">
            <text:p>1.632269386</text:p>
          </table:table-cell>
          <table:table-cell office:value-type="float" office:value="14.545505023" calcext:value-type="float">
            <text:p>14.545505023</text:p>
          </table:table-cell>
          <table:table-cell office:value-type="float" office:value="16.211087552" calcext:value-type="float">
            <text:p>16.211087552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30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0.pddl <text:s text:c="4"/></text:p>
          </table:table-cell>
          <table:table-cell office:value-type="float" office:value="0.754703759" calcext:value-type="float">
            <text:p>0.754703759</text:p>
          </table:table-cell>
          <table:table-cell office:value-type="float" office:value="18.719731642" calcext:value-type="float">
            <text:p>18.719731642</text:p>
          </table:table-cell>
          <table:table-cell office:value-type="float" office:value="19.487445946" calcext:value-type="float">
            <text:p>19.487445946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35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5.pddl <text:s text:c="4"/></text:p>
          </table:table-cell>
          <table:table-cell office:value-type="float" office:value="1.498161625" calcext:value-type="float">
            <text:p>1.498161625</text:p>
          </table:table-cell>
          <table:table-cell office:value-type="float" office:value="27.768913329" calcext:value-type="float">
            <text:p>27.768913329</text:p>
          </table:table-cell>
          <table:table-cell office:value-type="float" office:value="29.306107349" calcext:value-type="float">
            <text:p>29.306107349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40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0.pddl <text:s text:c="4"/></text:p>
          </table:table-cell>
          <table:table-cell office:value-type="float" office:value="1.636062996" calcext:value-type="float">
            <text:p>1.636062996</text:p>
          </table:table-cell>
          <table:table-cell office:value-type="float" office:value="44.021201874" calcext:value-type="float">
            <text:p>44.021201874</text:p>
          </table:table-cell>
          <table:table-cell office:value-type="float" office:value="45.717927651" calcext:value-type="float">
            <text:p>45.717927651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45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5.pddl <text:s text:c="4"/></text:p>
          </table:table-cell>
          <table:table-cell office:value-type="float" office:value="1.644973976" calcext:value-type="float">
            <text:p>1.644973976</text:p>
          </table:table-cell>
          <table:table-cell office:value-type="float" office:value="57.710242961" calcext:value-type="float">
            <text:p>57.710242961</text:p>
          </table:table-cell>
          <table:table-cell office:value-type="float" office:value="59.394846889" calcext:value-type="float">
            <text:p>59.394846889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50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0.pddl <text:s text:c="4"/></text:p>
          </table:table-cell>
          <table:table-cell office:value-type="float" office:value="1.484104447" calcext:value-type="float">
            <text:p>1.484104447</text:p>
          </table:table-cell>
          <table:table-cell office:value-type="float" office:value="65.780287545" calcext:value-type="float">
            <text:p>65.780287545</text:p>
          </table:table-cell>
          <table:table-cell office:value-type="float" office:value="67.332858101" calcext:value-type="float">
            <text:p>67.332858101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55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5.pddl <text:s text:c="4"/></text:p>
          </table:table-cell>
          <table:table-cell office:value-type="float" office:value="0.646852656" calcext:value-type="float">
            <text:p>0.646852656</text:p>
          </table:table-cell>
          <table:table-cell office:value-type="float" office:value="78.19700167" calcext:value-type="float">
            <text:p>78.19700167</text:p>
          </table:table-cell>
          <table:table-cell office:value-type="float" office:value="78.861876146" calcext:value-type="float">
            <text:p>78.861876146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60 <text:s text:c="10"/></text:p>
          </table:table-cell>
          <table:table-cell office:value-type="string" calcext:value-type="string">
            <text:p>../examples/horn_dl_benchmarks/vta/original <text:s text:c="7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0.pddl <text:s text:c="4"/></text:p>
          </table:table-cell>
          <table:table-cell office:value-type="float" office:value="0.666199828" calcext:value-type="float">
            <text:p>0.666199828</text:p>
          </table:table-cell>
          <table:table-cell office:value-type="float" office:value="98.392929452" calcext:value-type="float">
            <text:p>98.392929452</text:p>
          </table:table-cell>
          <table:table-cell office:value-type="float" office:value="99.0800146" calcext:value-type="float">
            <text:p>99.0800146</text:p>
          </table:table-cell>
          <table:table-cell office:value-type="float" office:value="7" calcext:value-type="float">
            <text:p>7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4 <text:s text:c="5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.pddl <text:s text:c="5"/></text:p>
          </table:table-cell>
          <table:table-cell office:value-type="float" office:value="1.636039054" calcext:value-type="float">
            <text:p>1.636039054</text:p>
          </table:table-cell>
          <table:table-cell office:value-type="float" office:value="1.145205423" calcext:value-type="float">
            <text:p>1.145205423</text:p>
          </table:table-cell>
          <table:table-cell office:value-type="float" office:value="2.854797253" calcext:value-type="float">
            <text:p>2.854797253</text:p>
          </table:table-cell>
          <table:table-cell office:value-type="float" office:value="7" calcext:value-type="float">
            <text:p>7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5 <text:s text:c="5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.pddl <text:s text:c="5"/></text:p>
          </table:table-cell>
          <table:table-cell office:value-type="float" office:value="1.793671111" calcext:value-type="float">
            <text:p>1.793671111</text:p>
          </table:table-cell>
          <table:table-cell office:value-type="float" office:value="1.240649043" calcext:value-type="float">
            <text:p>1.240649043</text:p>
          </table:table-cell>
          <table:table-cell office:value-type="float" office:value="3.056327902" calcext:value-type="float">
            <text:p>3.056327902</text:p>
          </table:table-cell>
          <table:table-cell office:value-type="float" office:value="7" calcext:value-type="float">
            <text:p>7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6 <text:s text:c="5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.pddl <text:s text:c="5"/></text:p>
          </table:table-cell>
          <table:table-cell office:value-type="float" office:value="0.724234666" calcext:value-type="float">
            <text:p>0.724234666</text:p>
          </table:table-cell>
          <table:table-cell office:value-type="float" office:value="1.272365168" calcext:value-type="float">
            <text:p>1.272365168</text:p>
          </table:table-cell>
          <table:table-cell office:value-type="float" office:value="2.007331937" calcext:value-type="float">
            <text:p>2.007331937</text:p>
          </table:table-cell>
          <table:table-cell office:value-type="float" office:value="7" calcext:value-type="float">
            <text:p>7</text:p>
          </table:table-cell>
          <table:table-cell office:value-type="float" office:value="5771" calcext:value-type="float">
            <text:p>577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7 <text:s text:c="5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7.pddl <text:s text:c="5"/></text:p>
          </table:table-cell>
          <table:table-cell office:value-type="float" office:value="0.657494908" calcext:value-type="float">
            <text:p>0.657494908</text:p>
          </table:table-cell>
          <table:table-cell office:value-type="float" office:value="1.552158579" calcext:value-type="float">
            <text:p>1.552158579</text:p>
          </table:table-cell>
          <table:table-cell office:value-type="float" office:value="2.220179306" calcext:value-type="float">
            <text:p>2.220179306</text:p>
          </table:table-cell>
          <table:table-cell office:value-type="float" office:value="7" calcext:value-type="float">
            <text:p>7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10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0.pddl <text:s text:c="4"/></text:p>
          </table:table-cell>
          <table:table-cell office:value-type="float" office:value="0.656014645" calcext:value-type="float">
            <text:p>0.656014645</text:p>
          </table:table-cell>
          <table:table-cell office:value-type="float" office:value="2.369316973" calcext:value-type="float">
            <text:p>2.369316973</text:p>
          </table:table-cell>
          <table:table-cell office:value-type="float" office:value="3.036139863" calcext:value-type="float">
            <text:p>3.036139863</text:p>
          </table:table-cell>
          <table:table-cell office:value-type="float" office:value="7" calcext:value-type="float">
            <text:p>7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15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5.pddl <text:s text:c="4"/></text:p>
          </table:table-cell>
          <table:table-cell office:value-type="float" office:value="1.731911761" calcext:value-type="float">
            <text:p>1.731911761</text:p>
          </table:table-cell>
          <table:table-cell office:value-type="float" office:value="5.697169977" calcext:value-type="float">
            <text:p>5.697169977</text:p>
          </table:table-cell>
          <table:table-cell office:value-type="float" office:value="7.495220046" calcext:value-type="float">
            <text:p>7.495220046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20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0.pddl <text:s text:c="4"/></text:p>
          </table:table-cell>
          <table:table-cell office:value-type="float" office:value="1.476076998" calcext:value-type="float">
            <text:p>1.476076998</text:p>
          </table:table-cell>
          <table:table-cell office:value-type="float" office:value="11.623543288" calcext:value-type="float">
            <text:p>11.623543288</text:p>
          </table:table-cell>
          <table:table-cell office:value-type="float" office:value="13.16194194" calcext:value-type="float">
            <text:p>13.16194194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25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5.pddl <text:s text:c="4"/></text:p>
          </table:table-cell>
          <table:table-cell office:value-type="float" office:value="1.728103136" calcext:value-type="float">
            <text:p>1.728103136</text:p>
          </table:table-cell>
          <table:table-cell office:value-type="float" office:value="15.724110996" calcext:value-type="float">
            <text:p>15.724110996</text:p>
          </table:table-cell>
          <table:table-cell office:value-type="float" office:value="17.546468708" calcext:value-type="float">
            <text:p>17.546468708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30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0.pddl <text:s text:c="4"/></text:p>
          </table:table-cell>
          <table:table-cell office:value-type="float" office:value="1.824064255" calcext:value-type="float">
            <text:p>1.824064255</text:p>
          </table:table-cell>
          <table:table-cell office:value-type="float" office:value="19.866523487" calcext:value-type="float">
            <text:p>19.866523487</text:p>
          </table:table-cell>
          <table:table-cell office:value-type="float" office:value="21.766552368" calcext:value-type="float">
            <text:p>21.766552368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35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5.pddl <text:s text:c="4"/></text:p>
          </table:table-cell>
          <table:table-cell office:value-type="float" office:value="1.704059962" calcext:value-type="float">
            <text:p>1.704059962</text:p>
          </table:table-cell>
          <table:table-cell office:value-type="float" office:value="29.705824515" calcext:value-type="float">
            <text:p>29.705824515</text:p>
          </table:table-cell>
          <table:table-cell office:value-type="float" office:value="31.490838495" calcext:value-type="float">
            <text:p>31.490838495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40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0.pddl <text:s text:c="4"/></text:p>
          </table:table-cell>
          <table:table-cell office:value-type="float" office:value="1.6040352" calcext:value-type="float">
            <text:p>1.6040352</text:p>
          </table:table-cell>
          <table:table-cell office:value-type="float" office:value="43.629107938" calcext:value-type="float">
            <text:p>43.629107938</text:p>
          </table:table-cell>
          <table:table-cell office:value-type="float" office:value="45.307263574" calcext:value-type="float">
            <text:p>45.307263574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45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5.pddl <text:s text:c="4"/></text:p>
          </table:table-cell>
          <table:table-cell office:value-type="float" office:value="1.428827462" calcext:value-type="float">
            <text:p>1.428827462</text:p>
          </table:table-cell>
          <table:table-cell office:value-type="float" office:value="48.883585418" calcext:value-type="float">
            <text:p>48.883585418</text:p>
          </table:table-cell>
          <table:table-cell office:value-type="float" office:value="50.357834603" calcext:value-type="float">
            <text:p>50.357834603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50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0.pddl <text:s text:c="4"/></text:p>
          </table:table-cell>
          <table:table-cell office:value-type="float" office:value="1.780053244" calcext:value-type="float">
            <text:p>1.780053244</text:p>
          </table:table-cell>
          <table:table-cell office:value-type="float" office:value="64.724666248" calcext:value-type="float">
            <text:p>64.724666248</text:p>
          </table:table-cell>
          <table:table-cell office:value-type="float" office:value="66.569570608" calcext:value-type="float">
            <text:p>66.569570608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55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5.pddl <text:s text:c="4"/></text:p>
          </table:table-cell>
          <table:table-cell office:value-type="float" office:value="1.675220871" calcext:value-type="float">
            <text:p>1.675220871</text:p>
          </table:table-cell>
          <table:table-cell office:value-type="float" office:value="81.187153272" calcext:value-type="float">
            <text:p>81.187153272</text:p>
          </table:table-cell>
          <table:table-cell office:value-type="float" office:value="82.908550573" calcext:value-type="float">
            <text:p>82.908550573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vta-roles60 <text:s text:c="4"/></text:p>
          </table:table-cell>
          <table:table-cell office:value-type="string" calcext:value-type="string">
            <text:p>../examples/horn_dl_benchmarks/vta-roles/original <text:s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0.pddl <text:s text:c="4"/></text:p>
          </table:table-cell>
          <table:table-cell office:value-type="float" office:value="1.644014937" calcext:value-type="float">
            <text:p>1.644014937</text:p>
          </table:table-cell>
          <table:table-cell office:value-type="float" office:value="101.285011158" calcext:value-type="float">
            <text:p>101.285011158</text:p>
          </table:table-cell>
          <table:table-cell office:value-type="float" office:value="103.009729949" calcext:value-type="float">
            <text:p>103.009729949</text:p>
          </table:table-cell>
          <table:table-cell office:value-type="float" office:value="7" calcext:value-type="float">
            <text:p>7</text:p>
          </table:table-cell>
          <table:table-cell office:value-type="float" office:value="5903" calcext:value-type="float">
            <text:p>590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5-1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5-1.pddl <text:s text:c="7"/></text:p>
          </table:table-cell>
          <table:table-cell office:value-type="float" office:value="0.655252333" calcext:value-type="float">
            <text:p>0.655252333</text:p>
          </table:table-cell>
          <table:table-cell office:value-type="float" office:value="0.796498289" calcext:value-type="float">
            <text:p>0.796498289</text:p>
          </table:table-cell>
          <table:table-cell office:value-type="float" office:value="1.465736903" calcext:value-type="float">
            <text:p>1.465736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5-2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5-2.pddl <text:s text:c="7"/></text:p>
          </table:table-cell>
          <table:table-cell office:value-type="float" office:value="0.675807351" calcext:value-type="float">
            <text:p>0.675807351</text:p>
          </table:table-cell>
          <table:table-cell office:value-type="float" office:value="0.823009814" calcext:value-type="float">
            <text:p>0.823009814</text:p>
          </table:table-cell>
          <table:table-cell office:value-type="float" office:value="1.509423588" calcext:value-type="float">
            <text:p>1.5094235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5-3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5-3.pddl <text:s text:c="7"/></text:p>
          </table:table-cell>
          <table:table-cell office:value-type="float" office:value="0.661646075" calcext:value-type="float">
            <text:p>0.661646075</text:p>
          </table:table-cell>
          <table:table-cell office:value-type="float" office:value="0.783048363" calcext:value-type="float">
            <text:p>0.783048363</text:p>
          </table:table-cell>
          <table:table-cell office:value-type="float" office:value="1.455075518" calcext:value-type="float">
            <text:p>1.4550755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5-4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5-4.pddl <text:s text:c="7"/></text:p>
          </table:table-cell>
          <table:table-cell office:value-type="float" office:value="0.668485563" calcext:value-type="float">
            <text:p>0.668485563</text:p>
          </table:table-cell>
          <table:table-cell office:value-type="float" office:value="0.861156721" calcext:value-type="float">
            <text:p>0.861156721</text:p>
          </table:table-cell>
          <table:table-cell office:value-type="float" office:value="1.540330617" calcext:value-type="float">
            <text:p>1.54033061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5-5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5-5.pddl <text:s text:c="7"/></text:p>
          </table:table-cell>
          <table:table-cell office:value-type="float" office:value="0.64206025" calcext:value-type="float">
            <text:p>0.64206025</text:p>
          </table:table-cell>
          <table:table-cell office:value-type="float" office:value="0.841108364" calcext:value-type="float">
            <text:p>0.841108364</text:p>
          </table:table-cell>
          <table:table-cell office:value-type="float" office:value="1.493564576" calcext:value-type="float">
            <text:p>1.493564576</text:p>
          </table:table-cell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6-2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6-2.pddl <text:s text:c="7"/></text:p>
          </table:table-cell>
          <table:table-cell office:value-type="float" office:value="0.670239103" calcext:value-type="float">
            <text:p>0.670239103</text:p>
          </table:table-cell>
          <table:table-cell office:value-type="float" office:value="1.691166197" calcext:value-type="float">
            <text:p>1.691166197</text:p>
          </table:table-cell>
          <table:table-cell office:value-type="float" office:value="2.372098125" calcext:value-type="float">
            <text:p>2.3720981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6-3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6-3.pddl <text:s text:c="7"/></text:p>
          </table:table-cell>
          <table:table-cell office:value-type="float" office:value="0.679247336" calcext:value-type="float">
            <text:p>0.679247336</text:p>
          </table:table-cell>
          <table:table-cell office:value-type="float" office:value="1.671367672" calcext:value-type="float">
            <text:p>1.671367672</text:p>
          </table:table-cell>
          <table:table-cell office:value-type="float" office:value="2.361270442" calcext:value-type="float">
            <text:p>2.36127044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6-4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6-4.pddl <text:s text:c="7"/></text:p>
          </table:table-cell>
          <table:table-cell office:value-type="float" office:value="0.6582043" calcext:value-type="float">
            <text:p>0.6582043</text:p>
          </table:table-cell>
          <table:table-cell office:value-type="float" office:value="1.775495923" calcext:value-type="float">
            <text:p>1.775495923</text:p>
          </table:table-cell>
          <table:table-cell office:value-type="float" office:value="2.444015635" calcext:value-type="float">
            <text:p>2.444015635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6-5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6-5.pddl <text:s text:c="7"/></text:p>
          </table:table-cell>
          <table:table-cell office:value-type="float" office:value="0.637590989" calcext:value-type="float">
            <text:p>0.637590989</text:p>
          </table:table-cell>
          <table:table-cell office:value-type="float" office:value="1.767934815" calcext:value-type="float">
            <text:p>1.767934815</text:p>
          </table:table-cell>
          <table:table-cell office:value-type="float" office:value="2.41591254" calcext:value-type="float">
            <text:p>2.41591254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6-6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6-6.pddl <text:s text:c="7"/></text:p>
          </table:table-cell>
          <table:table-cell office:value-type="float" office:value="0.701808541" calcext:value-type="float">
            <text:p>0.701808541</text:p>
          </table:table-cell>
          <table:table-cell office:value-type="float" office:value="170.816684736" calcext:value-type="float">
            <text:p>170.816684736</text:p>
          </table:table-cell>
          <table:table-cell office:value-type="float" office:value="171.529195419" calcext:value-type="float">
            <text:p>171.529195419</text:p>
          </table:table-cell>
          <table:table-cell office:value-type="float" office:value="4" calcext:value-type="float">
            <text:p>4</text:p>
          </table:table-cell>
          <table:table-cell office:value-type="float" office:value="168098" calcext:value-type="float">
            <text:p>16809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7-3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7-3.pddl <text:s text:c="7"/></text:p>
          </table:table-cell>
          <table:table-cell office:value-type="float" office:value="0.648857852" calcext:value-type="float">
            <text:p>0.648857852</text:p>
          </table:table-cell>
          <table:table-cell office:value-type="float" office:value="3.571776359" calcext:value-type="float">
            <text:p>3.571776359</text:p>
          </table:table-cell>
          <table:table-cell office:value-type="float" office:value="4.231807952" calcext:value-type="float">
            <text:p>4.23180795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7-4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7-4.pddl <text:s text:c="7"/></text:p>
          </table:table-cell>
          <table:table-cell office:value-type="float" office:value="0.662050916" calcext:value-type="float">
            <text:p>0.662050916</text:p>
          </table:table-cell>
          <table:table-cell office:value-type="float" office:value="3.601833676" calcext:value-type="float">
            <text:p>3.601833676</text:p>
          </table:table-cell>
          <table:table-cell office:value-type="float" office:value="4.274487203" calcext:value-type="float">
            <text:p>4.27448720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7-5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7-5.pddl <text:s text:c="7"/></text:p>
          </table:table-cell>
          <table:table-cell office:value-type="float" office:value="0.656744827" calcext:value-type="float">
            <text:p>0.656744827</text:p>
          </table:table-cell>
          <table:table-cell office:value-type="float" office:value="3.558278303" calcext:value-type="float">
            <text:p>3.558278303</text:p>
          </table:table-cell>
          <table:table-cell office:value-type="float" office:value="4.225705912" calcext:value-type="float">
            <text:p>4.22570591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7-6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7-6.pddl <text:s text:c="7"/></text:p>
          </table:table-cell>
          <table:table-cell office:value-type="float" office:value="0.658239264" calcext:value-type="float">
            <text:p>0.658239264</text:p>
          </table:table-cell>
          <table:table-cell office:value-type="float" office:value="121.862530194" calcext:value-type="float">
            <text:p>121.862530194</text:p>
          </table:table-cell>
          <table:table-cell office:value-type="float" office:value="122.531483272" calcext:value-type="float">
            <text:p>122.531483272</text:p>
          </table:table-cell>
          <table:table-cell office:value-type="float" office:value="4" calcext:value-type="float">
            <text:p>4</text:p>
          </table:table-cell>
          <table:table-cell office:value-type="float" office:value="90198" calcext:value-type="float">
            <text:p>9019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7-7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7-7.pddl <text:s text:c="7"/></text:p>
          </table:table-cell>
          <table:table-cell office:value-type="float" office:value="0.66803345" calcext:value-type="float">
            <text:p>0.66803345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8-4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8-4.pddl <text:s text:c="7"/></text:p>
          </table:table-cell>
          <table:table-cell office:value-type="float" office:value="0.657246077" calcext:value-type="float">
            <text:p>0.657246077</text:p>
          </table:table-cell>
          <table:table-cell office:value-type="float" office:value="6.485142401" calcext:value-type="float">
            <text:p>6.485142401</text:p>
          </table:table-cell>
          <table:table-cell office:value-type="float" office:value="7.153377237" calcext:value-type="float">
            <text:p>7.15337723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8-5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8-5.pddl <text:s text:c="7"/></text:p>
          </table:table-cell>
          <table:table-cell office:value-type="float" office:value="0.656427578" calcext:value-type="float">
            <text:p>0.656427578</text:p>
          </table:table-cell>
          <table:table-cell office:value-type="float" office:value="6.938188377" calcext:value-type="float">
            <text:p>6.938188377</text:p>
          </table:table-cell>
          <table:table-cell office:value-type="float" office:value="7.605662925" calcext:value-type="float">
            <text:p>7.605662925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8-6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8-6.pddl <text:s text:c="7"/></text:p>
          </table:table-cell>
          <table:table-cell office:value-type="float" office:value="0.660582901" calcext:value-type="float">
            <text:p>0.660582901</text:p>
          </table:table-cell>
          <table:table-cell office:value-type="float" office:value="25.376697267" calcext:value-type="float">
            <text:p>25.376697267</text:p>
          </table:table-cell>
          <table:table-cell office:value-type="float" office:value="26.04842192" calcext:value-type="float">
            <text:p>26.04842192</text:p>
          </table:table-cell>
          <table:table-cell office:value-type="float" office:value="3" calcext:value-type="float">
            <text:p>3</text:p>
          </table:table-cell>
          <table:table-cell office:value-type="float" office:value="15429" calcext:value-type="float">
            <text:p>1542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8-7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8-7.pddl <text:s text:c="7"/></text:p>
          </table:table-cell>
          <table:table-cell office:value-type="float" office:value="0.658562414" calcext:value-type="float">
            <text:p>0.658562414</text:p>
          </table:table-cell>
          <table:table-cell office:value-type="float" office:value="963.495813009" calcext:value-type="float">
            <text:p>963.495813009</text:p>
          </table:table-cell>
          <table:table-cell office:value-type="float" office:value="964.165680084" calcext:value-type="float">
            <text:p>964.165680084</text:p>
          </table:table-cell>
          <table:table-cell office:value-type="float" office:value="4" calcext:value-type="float">
            <text:p>4</text:p>
          </table:table-cell>
          <table:table-cell office:value-type="float" office:value="436394" calcext:value-type="float">
            <text:p>43639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8-8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8-8.pddl <text:s text:c="7"/></text:p>
          </table:table-cell>
          <table:table-cell office:value-type="float" office:value="0.678834594" calcext:value-type="float">
            <text:p>0.67883459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9-5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9-5.pddl <text:s text:c="7"/></text:p>
          </table:table-cell>
          <table:table-cell office:value-type="float" office:value="0.667412813" calcext:value-type="float">
            <text:p>0.667412813</text:p>
          </table:table-cell>
          <table:table-cell office:value-type="float" office:value="10.274862282" calcext:value-type="float">
            <text:p>10.274862282</text:p>
          </table:table-cell>
          <table:table-cell office:value-type="float" office:value="10.953492688" calcext:value-type="float">
            <text:p>10.953492688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9-6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9-6.pddl <text:s text:c="7"/></text:p>
          </table:table-cell>
          <table:table-cell office:value-type="float" office:value="0.649534923" calcext:value-type="float">
            <text:p>0.649534923</text:p>
          </table:table-cell>
          <table:table-cell office:value-type="float" office:value="31.694880083" calcext:value-type="float">
            <text:p>31.694880083</text:p>
          </table:table-cell>
          <table:table-cell office:value-type="float" office:value="32.355702637" calcext:value-type="float">
            <text:p>32.355702637</text:p>
          </table:table-cell>
          <table:table-cell office:value-type="float" office:value="3" calcext:value-type="float">
            <text:p>3</text:p>
          </table:table-cell>
          <table:table-cell office:value-type="float" office:value="12321" calcext:value-type="float">
            <text:p>1232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9-7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9-7.pddl <text:s text:c="7"/></text:p>
          </table:table-cell>
          <table:table-cell office:value-type="float" office:value="0.681356276" calcext:value-type="float">
            <text:p>0.681356276</text:p>
          </table:table-cell>
          <table:table-cell office:value-type="float" office:value="187.773349046" calcext:value-type="float">
            <text:p>187.773349046</text:p>
          </table:table-cell>
          <table:table-cell office:value-type="float" office:value="188.466486021" calcext:value-type="float">
            <text:p>188.466486021</text:p>
          </table:table-cell>
          <table:table-cell office:value-type="float" office:value="3" calcext:value-type="float">
            <text:p>3</text:p>
          </table:table-cell>
          <table:table-cell office:value-type="float" office:value="76985" calcext:value-type="float">
            <text:p>76985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9-8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9-8.pddl <text:s text:c="7"/></text:p>
          </table:table-cell>
          <table:table-cell office:value-type="float" office:value="0.706476505" calcext:value-type="float">
            <text:p>0.706476505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9-9 <text:s text:c="6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9-9.pddl <text:s text:c="7"/></text:p>
          </table:table-cell>
          <table:table-cell office:value-type="float" office:value="0.709553259" calcext:value-type="float">
            <text:p>0.709553259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10-6 <text:s text:c="5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10-6.pddl <text:s text:c="6"/></text:p>
          </table:table-cell>
          <table:table-cell office:value-type="float" office:value="0.663136487" calcext:value-type="float">
            <text:p>0.663136487</text:p>
          </table:table-cell>
          <table:table-cell office:value-type="float" office:value="55.800980424" calcext:value-type="float">
            <text:p>55.800980424</text:p>
          </table:table-cell>
          <table:table-cell office:value-type="float" office:value="56.476007281" calcext:value-type="float">
            <text:p>56.476007281</text:p>
          </table:table-cell>
          <table:table-cell office:value-type="float" office:value="3" calcext:value-type="float">
            <text:p>3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10-7 <text:s text:c="5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10-7.pddl <text:s text:c="6"/></text:p>
          </table:table-cell>
          <table:table-cell office:value-type="float" office:value="0.640994099" calcext:value-type="float">
            <text:p>0.640994099</text:p>
          </table:table-cell>
          <table:table-cell office:value-type="float" office:value="41.135424392" calcext:value-type="float">
            <text:p>41.135424392</text:p>
          </table:table-cell>
          <table:table-cell office:value-type="float" office:value="41.788391634" calcext:value-type="float">
            <text:p>41.788391634</text:p>
          </table:table-cell>
          <table:table-cell office:value-type="float" office:value="2" calcext:value-type="float">
            <text:p>2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10-8 <text:s text:c="5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10-8.pddl <text:s text:c="6"/></text:p>
          </table:table-cell>
          <table:table-cell office:value-type="float" office:value="0.699891959" calcext:value-type="float">
            <text:p>0.699891959</text:p>
          </table:table-cell>
          <table:table-cell office:value-type="float" office:value="478.117035655" calcext:value-type="float">
            <text:p>478.117035655</text:p>
          </table:table-cell>
          <table:table-cell office:value-type="float" office:value="478.82842167" calcext:value-type="float">
            <text:p>478.82842167</text:p>
          </table:table-cell>
          <table:table-cell office:value-type="float" office:value="3" calcext:value-type="float">
            <text:p>3</text:p>
          </table:table-cell>
          <table:table-cell office:value-type="float" office:value="134566" calcext:value-type="float">
            <text:p>13456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10-9 <text:s text:c="5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10-9.pddl <text:s text:c="6"/></text:p>
          </table:table-cell>
          <table:table-cell office:value-type="float" office:value="0.724761164" calcext:value-type="float">
            <text:p>0.72476116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queens10-10 <text:s text:c="4"/></text:p>
          </table:table-cell>
          <table:table-cell office:value-type="string" calcext:value-type="string">
            <text:p>../examples/horn_dl_benchmarks/queens/original <text:s text:c="4"/></text:p>
          </table:table-cell>
          <table:table-cell office:value-type="string" calcext:value-type="string">
            <text:p>TTL.owl <text:s text:c="8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problem10-10.pddl <text:s text:c="5"/></text:p>
          </table:table-cell>
          <table:table-cell office:value-type="float" office:value="0.772465325" calcext:value-type="float">
            <text:p>0.772465325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3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3.owl <text:s text:c="7"/></text:p>
          </table:table-cell>
          <table:table-cell office:value-type="string" calcext:value-type="string">
            <text:p>robotDomain3.pddl <text:s/></text:p>
          </table:table-cell>
          <table:table-cell office:value-type="string" calcext:value-type="string">
            <text:p>robotProblem3.pddl <text:s text:c="4"/></text:p>
          </table:table-cell>
          <table:table-cell office:value-type="float" office:value="0.718956739" calcext:value-type="float">
            <text:p>0.718956739</text:p>
          </table:table-cell>
          <table:table-cell office:value-type="float" office:value="0.132440141" calcext:value-type="float">
            <text:p>0.132440141</text:p>
          </table:table-cell>
          <table:table-cell office:value-type="float" office:value="0.863708448" calcext:value-type="float">
            <text:p>0.86370844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4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4.owl <text:s text:c="7"/></text:p>
          </table:table-cell>
          <table:table-cell office:value-type="string" calcext:value-type="string">
            <text:p>robotDomain4.pddl <text:s/></text:p>
          </table:table-cell>
          <table:table-cell office:value-type="string" calcext:value-type="string">
            <text:p>robotProblem4.pddl <text:s text:c="4"/></text:p>
          </table:table-cell>
          <table:table-cell office:value-type="float" office:value="0.667982774" calcext:value-type="float">
            <text:p>0.667982774</text:p>
          </table:table-cell>
          <table:table-cell office:value-type="float" office:value="0.16033281" calcext:value-type="float">
            <text:p>0.16033281</text:p>
          </table:table-cell>
          <table:table-cell office:value-type="float" office:value="0.838580631" calcext:value-type="float">
            <text:p>0.83858063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5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5.owl <text:s text:c="7"/></text:p>
          </table:table-cell>
          <table:table-cell office:value-type="string" calcext:value-type="string">
            <text:p>robotDomain5.pddl <text:s/></text:p>
          </table:table-cell>
          <table:table-cell office:value-type="string" calcext:value-type="string">
            <text:p>robotProblem5.pddl <text:s text:c="4"/></text:p>
          </table:table-cell>
          <table:table-cell office:value-type="float" office:value="1.70100458" calcext:value-type="float">
            <text:p>1.70100458</text:p>
          </table:table-cell>
          <table:table-cell office:value-type="float" office:value="0.307650587" calcext:value-type="float">
            <text:p>0.307650587</text:p>
          </table:table-cell>
          <table:table-cell office:value-type="float" office:value="2.052388125" calcext:value-type="float">
            <text:p>2.052388125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6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6.owl <text:s text:c="7"/></text:p>
          </table:table-cell>
          <table:table-cell office:value-type="string" calcext:value-type="string">
            <text:p>robotDomain6.pddl <text:s/></text:p>
          </table:table-cell>
          <table:table-cell office:value-type="string" calcext:value-type="string">
            <text:p>robotProblem6.pddl <text:s text:c="4"/></text:p>
          </table:table-cell>
          <table:table-cell office:value-type="float" office:value="1.730973776" calcext:value-type="float">
            <text:p>1.730973776</text:p>
          </table:table-cell>
          <table:table-cell office:value-type="float" office:value="0.438774708" calcext:value-type="float">
            <text:p>0.438774708</text:p>
          </table:table-cell>
          <table:table-cell office:value-type="float" office:value="2.260197657" calcext:value-type="float">
            <text:p>2.260197657</text:p>
          </table:table-cell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7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7.owl <text:s text:c="7"/></text:p>
          </table:table-cell>
          <table:table-cell office:value-type="string" calcext:value-type="string">
            <text:p>robotDomain7.pddl <text:s/></text:p>
          </table:table-cell>
          <table:table-cell office:value-type="string" calcext:value-type="string">
            <text:p>robotProblem7.pddl <text:s text:c="4"/></text:p>
          </table:table-cell>
          <table:table-cell office:value-type="float" office:value="1.652422786" calcext:value-type="float">
            <text:p>1.652422786</text:p>
          </table:table-cell>
          <table:table-cell office:value-type="float" office:value="0.452336183" calcext:value-type="float">
            <text:p>0.452336183</text:p>
          </table:table-cell>
          <table:table-cell office:value-type="float" office:value="2.208058674" calcext:value-type="float">
            <text:p>2.208058674</text:p>
          </table:table-cell>
          <table:table-cell office:value-type="float" office:value="11" calcext:value-type="float">
            <text:p>1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8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8.owl <text:s text:c="7"/></text:p>
          </table:table-cell>
          <table:table-cell office:value-type="string" calcext:value-type="string">
            <text:p>robotDomain8.pddl <text:s/></text:p>
          </table:table-cell>
          <table:table-cell office:value-type="string" calcext:value-type="string">
            <text:p>robotProblem8.pddl <text:s text:c="4"/></text:p>
          </table:table-cell>
          <table:table-cell office:value-type="float" office:value="1.728122101" calcext:value-type="float">
            <text:p>1.728122101</text:p>
          </table:table-cell>
          <table:table-cell office:value-type="float" office:value="0.489345463" calcext:value-type="float">
            <text:p>0.489345463</text:p>
          </table:table-cell>
          <table:table-cell office:value-type="float" office:value="2.30388922" calcext:value-type="float">
            <text:p>2.30388922</text:p>
          </table:table-cell>
          <table:table-cell office:value-type="float" office:value="13" calcext:value-type="float">
            <text:p>13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9 <text:s text:c="9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9.owl <text:s text:c="7"/></text:p>
          </table:table-cell>
          <table:table-cell office:value-type="string" calcext:value-type="string">
            <text:p>robotDomain9.pddl <text:s/></text:p>
          </table:table-cell>
          <table:table-cell office:value-type="string" calcext:value-type="string">
            <text:p>robotProblem9.pddl <text:s text:c="4"/></text:p>
          </table:table-cell>
          <table:table-cell office:value-type="float" office:value="0.96456268" calcext:value-type="float">
            <text:p>0.96456268</text:p>
          </table:table-cell>
          <table:table-cell office:value-type="float" office:value="0.469436682" calcext:value-type="float">
            <text:p>0.469436682</text:p>
          </table:table-cell>
          <table:table-cell office:value-type="float" office:value="1.446308506" calcext:value-type="float">
            <text:p>1.446308506</text:p>
          </table:table-cell>
          <table:table-cell office:value-type="float" office:value="15" calcext:value-type="float">
            <text:p>15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0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0.owl <text:s text:c="6"/></text:p>
          </table:table-cell>
          <table:table-cell office:value-type="string" calcext:value-type="string">
            <text:p>robotDomain10.pddl </text:p>
          </table:table-cell>
          <table:table-cell office:value-type="string" calcext:value-type="string">
            <text:p>robotProblem10.pddl <text:s text:c="3"/></text:p>
          </table:table-cell>
          <table:table-cell office:value-type="float" office:value="1.093754522" calcext:value-type="float">
            <text:p>1.093754522</text:p>
          </table:table-cell>
          <table:table-cell office:value-type="float" office:value="0.579293824" calcext:value-type="float">
            <text:p>0.579293824</text:p>
          </table:table-cell>
          <table:table-cell office:value-type="float" office:value="1.683845488" calcext:value-type="float">
            <text:p>1.683845488</text:p>
          </table:table-cell>
          <table:table-cell office:value-type="float" office:value="17" calcext:value-type="float">
            <text:p>17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1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1.owl <text:s text:c="6"/></text:p>
          </table:table-cell>
          <table:table-cell office:value-type="string" calcext:value-type="string">
            <text:p>robotDomain11.pddl </text:p>
          </table:table-cell>
          <table:table-cell office:value-type="string" calcext:value-type="string">
            <text:p>robotProblem11.pddl <text:s text:c="3"/></text:p>
          </table:table-cell>
          <table:table-cell office:value-type="float" office:value="1.082678333" calcext:value-type="float">
            <text:p>1.082678333</text:p>
          </table:table-cell>
          <table:table-cell office:value-type="float" office:value="0.568029679" calcext:value-type="float">
            <text:p>0.568029679</text:p>
          </table:table-cell>
          <table:table-cell office:value-type="float" office:value="1.662348794" calcext:value-type="float">
            <text:p>1.662348794</text:p>
          </table:table-cell>
          <table:table-cell office:value-type="float" office:value="19" calcext:value-type="float">
            <text:p>19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2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2.owl <text:s text:c="6"/></text:p>
          </table:table-cell>
          <table:table-cell office:value-type="string" calcext:value-type="string">
            <text:p>robotDomain12.pddl </text:p>
          </table:table-cell>
          <table:table-cell office:value-type="string" calcext:value-type="string">
            <text:p>robotProblem12.pddl <text:s text:c="3"/></text:p>
          </table:table-cell>
          <table:table-cell office:value-type="float" office:value="0.812896623" calcext:value-type="float">
            <text:p>0.812896623</text:p>
          </table:table-cell>
          <table:table-cell office:value-type="float" office:value="0.868825243" calcext:value-type="float">
            <text:p>0.868825243</text:p>
          </table:table-cell>
          <table:table-cell office:value-type="float" office:value="1.694432921" calcext:value-type="float">
            <text:p>1.694432921</text:p>
          </table:table-cell>
          <table:table-cell office:value-type="float" office:value="21" calcext:value-type="float">
            <text:p>21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3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3.owl <text:s text:c="6"/></text:p>
          </table:table-cell>
          <table:table-cell office:value-type="string" calcext:value-type="string">
            <text:p>robotDomain13.pddl </text:p>
          </table:table-cell>
          <table:table-cell office:value-type="string" calcext:value-type="string">
            <text:p>robotProblem13.pddl <text:s text:c="3"/></text:p>
          </table:table-cell>
          <table:table-cell office:value-type="float" office:value="0.833977231" calcext:value-type="float">
            <text:p>0.833977231</text:p>
          </table:table-cell>
          <table:table-cell office:value-type="float" office:value="0.757847279" calcext:value-type="float">
            <text:p>0.757847279</text:p>
          </table:table-cell>
          <table:table-cell office:value-type="float" office:value="1.6032511" calcext:value-type="float">
            <text:p>1.6032511</text:p>
          </table:table-cell>
          <table:table-cell office:value-type="float" office:value="23" calcext:value-type="float">
            <text:p>23</text:p>
          </table:table-cell>
          <table:table-cell office:value-type="float" office:value="9952" calcext:value-type="float">
            <text:p>995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4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4.owl <text:s text:c="6"/></text:p>
          </table:table-cell>
          <table:table-cell office:value-type="string" calcext:value-type="string">
            <text:p>robotDomain14.pddl </text:p>
          </table:table-cell>
          <table:table-cell office:value-type="string" calcext:value-type="string">
            <text:p>robotProblem14.pddl <text:s text:c="3"/></text:p>
          </table:table-cell>
          <table:table-cell office:value-type="float" office:value="0.843395772" calcext:value-type="float">
            <text:p>0.843395772</text:p>
          </table:table-cell>
          <table:table-cell office:value-type="float" office:value="1.011944431" calcext:value-type="float">
            <text:p>1.011944431</text:p>
          </table:table-cell>
          <table:table-cell office:value-type="float" office:value="1.868720523" calcext:value-type="float">
            <text:p>1.868720523</text:p>
          </table:table-cell>
          <table:table-cell office:value-type="float" office:value="25" calcext:value-type="float">
            <text:p>25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5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5.owl <text:s text:c="6"/></text:p>
          </table:table-cell>
          <table:table-cell office:value-type="string" calcext:value-type="string">
            <text:p>robotDomain15.pddl </text:p>
          </table:table-cell>
          <table:table-cell office:value-type="string" calcext:value-type="string">
            <text:p>robotProblem15.pddl <text:s text:c="3"/></text:p>
          </table:table-cell>
          <table:table-cell office:value-type="float" office:value="1.116252907" calcext:value-type="float">
            <text:p>1.116252907</text:p>
          </table:table-cell>
          <table:table-cell office:value-type="float" office:value="1.587426068" calcext:value-type="float">
            <text:p>1.587426068</text:p>
          </table:table-cell>
          <table:table-cell office:value-type="float" office:value="2.718827785" calcext:value-type="float">
            <text:p>2.718827785</text:p>
          </table:table-cell>
          <table:table-cell office:value-type="float" office:value="27" calcext:value-type="float">
            <text:p>27</text:p>
          </table:table-cell>
          <table:table-cell office:value-type="float" office:value="16998" calcext:value-type="float">
            <text:p>1699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6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6.owl <text:s text:c="6"/></text:p>
          </table:table-cell>
          <table:table-cell office:value-type="string" calcext:value-type="string">
            <text:p>robotDomain16.pddl </text:p>
          </table:table-cell>
          <table:table-cell office:value-type="string" calcext:value-type="string">
            <text:p>robotProblem16.pddl <text:s text:c="3"/></text:p>
          </table:table-cell>
          <table:table-cell office:value-type="float" office:value="0.892172305" calcext:value-type="float">
            <text:p>0.892172305</text:p>
          </table:table-cell>
          <table:table-cell office:value-type="float" office:value="1.633877358" calcext:value-type="float">
            <text:p>1.633877358</text:p>
          </table:table-cell>
          <table:table-cell office:value-type="float" office:value="2.54172208" calcext:value-type="float">
            <text:p>2.54172208</text:p>
          </table:table-cell>
          <table:table-cell office:value-type="float" office:value="29" calcext:value-type="float">
            <text:p>29</text:p>
          </table:table-cell>
          <table:table-cell office:value-type="float" office:value="21641" calcext:value-type="float">
            <text:p>21641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7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7.owl <text:s text:c="6"/></text:p>
          </table:table-cell>
          <table:table-cell office:value-type="string" calcext:value-type="string">
            <text:p>robotDomain17.pddl </text:p>
          </table:table-cell>
          <table:table-cell office:value-type="string" calcext:value-type="string">
            <text:p>robotProblem17.pddl <text:s text:c="3"/></text:p>
          </table:table-cell>
          <table:table-cell office:value-type="float" office:value="1.112982282" calcext:value-type="float">
            <text:p>1.112982282</text:p>
          </table:table-cell>
          <table:table-cell office:value-type="float" office:value="1.542874727" calcext:value-type="float">
            <text:p>1.542874727</text:p>
          </table:table-cell>
          <table:table-cell office:value-type="float" office:value="2.667363085" calcext:value-type="float">
            <text:p>2.667363085</text:p>
          </table:table-cell>
          <table:table-cell office:value-type="float" office:value="31" calcext:value-type="float">
            <text:p>31</text:p>
          </table:table-cell>
          <table:table-cell office:value-type="float" office:value="27156" calcext:value-type="float">
            <text:p>2715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8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8.owl <text:s text:c="6"/></text:p>
          </table:table-cell>
          <table:table-cell office:value-type="string" calcext:value-type="string">
            <text:p>robotDomain18.pddl </text:p>
          </table:table-cell>
          <table:table-cell office:value-type="string" calcext:value-type="string">
            <text:p>robotProblem18.pddl <text:s text:c="3"/></text:p>
          </table:table-cell>
          <table:table-cell office:value-type="float" office:value="1.273017083" calcext:value-type="float">
            <text:p>1.273017083</text:p>
          </table:table-cell>
          <table:table-cell office:value-type="float" office:value="2.347884896" calcext:value-type="float">
            <text:p>2.347884896</text:p>
          </table:table-cell>
          <table:table-cell office:value-type="float" office:value="3.632400533" calcext:value-type="float">
            <text:p>3.632400533</text:p>
          </table:table-cell>
          <table:table-cell office:value-type="float" office:value="33" calcext:value-type="float">
            <text:p>33</text:p>
          </table:table-cell>
          <table:table-cell office:value-type="float" office:value="33640" calcext:value-type="float">
            <text:p>3364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19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19.owl <text:s text:c="6"/></text:p>
          </table:table-cell>
          <table:table-cell office:value-type="string" calcext:value-type="string">
            <text:p>robotDomain19.pddl </text:p>
          </table:table-cell>
          <table:table-cell office:value-type="string" calcext:value-type="string">
            <text:p>robotProblem19.pddl <text:s text:c="3"/></text:p>
          </table:table-cell>
          <table:table-cell office:value-type="float" office:value="1.206908237" calcext:value-type="float">
            <text:p>1.206908237</text:p>
          </table:table-cell>
          <table:table-cell office:value-type="float" office:value="2.879703928" calcext:value-type="float">
            <text:p>2.879703928</text:p>
          </table:table-cell>
          <table:table-cell office:value-type="float" office:value="4.097792061" calcext:value-type="float">
            <text:p>4.097792061</text:p>
          </table:table-cell>
          <table:table-cell office:value-type="float" office:value="35" calcext:value-type="float">
            <text:p>35</text:p>
          </table:table-cell>
          <table:table-cell office:value-type="float" office:value="41196" calcext:value-type="float">
            <text:p>4119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20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20.owl <text:s text:c="6"/></text:p>
          </table:table-cell>
          <table:table-cell office:value-type="string" calcext:value-type="string">
            <text:p>robotDomain20.pddl </text:p>
          </table:table-cell>
          <table:table-cell office:value-type="string" calcext:value-type="string">
            <text:p>robotProblem20.pddl <text:s text:c="3"/></text:p>
          </table:table-cell>
          <table:table-cell office:value-type="float" office:value="0.945012155" calcext:value-type="float">
            <text:p>0.945012155</text:p>
          </table:table-cell>
          <table:table-cell office:value-type="float" office:value="3.91214489" calcext:value-type="float">
            <text:p>3.91214489</text:p>
          </table:table-cell>
          <table:table-cell office:value-type="float" office:value="4.868983203" calcext:value-type="float">
            <text:p>4.868983203</text:p>
          </table:table-cell>
          <table:table-cell office:value-type="float" office:value="37" calcext:value-type="float">
            <text:p>37</text:p>
          </table:table-cell>
          <table:table-cell office:value-type="float" office:value="49959" calcext:value-type="float">
            <text:p>4995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21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21.owl <text:s text:c="6"/></text:p>
          </table:table-cell>
          <table:table-cell office:value-type="string" calcext:value-type="string">
            <text:p>robotDomain21.pddl </text:p>
          </table:table-cell>
          <table:table-cell office:value-type="string" calcext:value-type="string">
            <text:p>robotProblem21.pddl <text:s text:c="3"/></text:p>
          </table:table-cell>
          <table:table-cell office:value-type="float" office:value="0.96641244" calcext:value-type="float">
            <text:p>0.96641244</text:p>
          </table:table-cell>
          <table:table-cell office:value-type="float" office:value="3.057049512" calcext:value-type="float">
            <text:p>3.057049512</text:p>
          </table:table-cell>
          <table:table-cell office:value-type="float" office:value="4.035354599" calcext:value-type="float">
            <text:p>4.035354599</text:p>
          </table:table-cell>
          <table:table-cell office:value-type="float" office:value="39" calcext:value-type="float">
            <text:p>39</text:p>
          </table:table-cell>
          <table:table-cell office:value-type="float" office:value="60008" calcext:value-type="float">
            <text:p>6000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22 <text:s text:c="8"/></text:p>
          </table:table-cell>
          <table:table-cell office:value-type="string" calcext:value-type="string">
            <text:p>../examples/horn_dl_benchmarks/robot/original <text:s text:c="5"/></text:p>
          </table:table-cell>
          <table:table-cell office:value-type="string" calcext:value-type="string">
            <text:p>TTL22.owl <text:s text:c="6"/></text:p>
          </table:table-cell>
          <table:table-cell office:value-type="string" calcext:value-type="string">
            <text:p>robotDomain22.pddl </text:p>
          </table:table-cell>
          <table:table-cell office:value-type="string" calcext:value-type="string">
            <text:p>robotProblem22.pddl <text:s text:c="3"/></text:p>
          </table:table-cell>
          <table:table-cell office:value-type="float" office:value="1.276356907" calcext:value-type="float">
            <text:p>1.276356907</text:p>
          </table:table-cell>
          <table:table-cell office:value-type="float" office:value="4.63858366" calcext:value-type="float">
            <text:p>4.63858366</text:p>
          </table:table-cell>
          <table:table-cell office:value-type="float" office:value="5.929697407" calcext:value-type="float">
            <text:p>5.929697407</text:p>
          </table:table-cell>
          <table:table-cell office:value-type="float" office:value="41" calcext:value-type="float">
            <text:p>41</text:p>
          </table:table-cell>
          <table:table-cell office:value-type="float" office:value="71496" calcext:value-type="float">
            <text:p>7149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3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3.owl <text:s text:c="7"/></text:p>
          </table:table-cell>
          <table:table-cell office:value-type="string" calcext:value-type="string">
            <text:p>robotDomain3.pddl <text:s/></text:p>
          </table:table-cell>
          <table:table-cell office:value-type="string" calcext:value-type="string">
            <text:p>robotProblem3.pddl <text:s text:c="4"/></text:p>
          </table:table-cell>
          <table:table-cell office:value-type="float" office:value="0.680588438" calcext:value-type="float">
            <text:p>0.680588438</text:p>
          </table:table-cell>
          <table:table-cell office:value-type="float" office:value="0.121584724" calcext:value-type="float">
            <text:p>0.121584724</text:p>
          </table:table-cell>
          <table:table-cell office:value-type="float" office:value="0.816665817" calcext:value-type="float">
            <text:p>0.8166658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4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4.owl <text:s text:c="7"/></text:p>
          </table:table-cell>
          <table:table-cell office:value-type="string" calcext:value-type="string">
            <text:p>robotDomain4.pddl <text:s/></text:p>
          </table:table-cell>
          <table:table-cell office:value-type="string" calcext:value-type="string">
            <text:p>robotProblem4.pddl <text:s text:c="4"/></text:p>
          </table:table-cell>
          <table:table-cell office:value-type="float" office:value="0.61988423" calcext:value-type="float">
            <text:p>0.61988423</text:p>
          </table:table-cell>
          <table:table-cell office:value-type="float" office:value="0.116559812" calcext:value-type="float">
            <text:p>0.116559812</text:p>
          </table:table-cell>
          <table:table-cell office:value-type="float" office:value="0.746528484" calcext:value-type="float">
            <text:p>0.74652848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5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5.owl <text:s text:c="7"/></text:p>
          </table:table-cell>
          <table:table-cell office:value-type="string" calcext:value-type="string">
            <text:p>robotDomain5.pddl <text:s/></text:p>
          </table:table-cell>
          <table:table-cell office:value-type="string" calcext:value-type="string">
            <text:p>robotProblem5.pddl <text:s text:c="4"/></text:p>
          </table:table-cell>
          <table:table-cell office:value-type="float" office:value="1.415949483" calcext:value-type="float">
            <text:p>1.415949483</text:p>
          </table:table-cell>
          <table:table-cell office:value-type="float" office:value="0.224325911" calcext:value-type="float">
            <text:p>0.224325911</text:p>
          </table:table-cell>
          <table:table-cell office:value-type="float" office:value="1.743883177" calcext:value-type="float">
            <text:p>1.743883177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6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6.owl <text:s text:c="7"/></text:p>
          </table:table-cell>
          <table:table-cell office:value-type="string" calcext:value-type="string">
            <text:p>robotDomain6.pddl <text:s/></text:p>
          </table:table-cell>
          <table:table-cell office:value-type="string" calcext:value-type="string">
            <text:p>robotProblem6.pddl <text:s text:c="4"/></text:p>
          </table:table-cell>
          <table:table-cell office:value-type="float" office:value="1.668051719" calcext:value-type="float">
            <text:p>1.668051719</text:p>
          </table:table-cell>
          <table:table-cell office:value-type="float" office:value="0.247974627" calcext:value-type="float">
            <text:p>0.247974627</text:p>
          </table:table-cell>
          <table:table-cell office:value-type="float" office:value="2.055882792" calcext:value-type="float">
            <text:p>2.055882792</text:p>
          </table:table-cell>
          <table:table-cell office:value-type="float" office:value="9" calcext:value-type="float">
            <text:p>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7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7.owl <text:s text:c="7"/></text:p>
          </table:table-cell>
          <table:table-cell office:value-type="string" calcext:value-type="string">
            <text:p>robotDomain7.pddl <text:s/></text:p>
          </table:table-cell>
          <table:table-cell office:value-type="string" calcext:value-type="string">
            <text:p>robotProblem7.pddl <text:s text:c="4"/></text:p>
          </table:table-cell>
          <table:table-cell office:value-type="float" office:value="1.432127014" calcext:value-type="float">
            <text:p>1.432127014</text:p>
          </table:table-cell>
          <table:table-cell office:value-type="float" office:value="0.228031091" calcext:value-type="float">
            <text:p>0.228031091</text:p>
          </table:table-cell>
          <table:table-cell office:value-type="float" office:value="1.772072405" calcext:value-type="float">
            <text:p>1.772072405</text:p>
          </table:table-cell>
          <table:table-cell office:value-type="float" office:value="11" calcext:value-type="float">
            <text:p>1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8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8.owl <text:s text:c="7"/></text:p>
          </table:table-cell>
          <table:table-cell office:value-type="string" calcext:value-type="string">
            <text:p>robotDomain8.pddl <text:s/></text:p>
          </table:table-cell>
          <table:table-cell office:value-type="string" calcext:value-type="string">
            <text:p>robotProblem8.pddl <text:s text:c="4"/></text:p>
          </table:table-cell>
          <table:table-cell office:value-type="float" office:value="1.479062908" calcext:value-type="float">
            <text:p>1.479062908</text:p>
          </table:table-cell>
          <table:table-cell office:value-type="float" office:value="0.308391963" calcext:value-type="float">
            <text:p>0.308391963</text:p>
          </table:table-cell>
          <table:table-cell office:value-type="float" office:value="1.896371678" calcext:value-type="float">
            <text:p>1.896371678</text:p>
          </table:table-cell>
          <table:table-cell office:value-type="float" office:value="13" calcext:value-type="float">
            <text:p>1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9 <text:s text:c="5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9.owl <text:s text:c="7"/></text:p>
          </table:table-cell>
          <table:table-cell office:value-type="string" calcext:value-type="string">
            <text:p>robotDomain9.pddl <text:s/></text:p>
          </table:table-cell>
          <table:table-cell office:value-type="string" calcext:value-type="string">
            <text:p>robotProblem9.pddl <text:s text:c="4"/></text:p>
          </table:table-cell>
          <table:table-cell office:value-type="float" office:value="0.750758493" calcext:value-type="float">
            <text:p>0.750758493</text:p>
          </table:table-cell>
          <table:table-cell office:value-type="float" office:value="0.193094674" calcext:value-type="float">
            <text:p>0.193094674</text:p>
          </table:table-cell>
          <table:table-cell office:value-type="float" office:value="0.955639312" calcext:value-type="float">
            <text:p>0.955639312</text:p>
          </table:table-cell>
          <table:table-cell office:value-type="float" office:value="15" calcext:value-type="float">
            <text:p>15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0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0.owl <text:s text:c="6"/></text:p>
          </table:table-cell>
          <table:table-cell office:value-type="string" calcext:value-type="string">
            <text:p>robotDomain10.pddl </text:p>
          </table:table-cell>
          <table:table-cell office:value-type="string" calcext:value-type="string">
            <text:p>robotProblem10.pddl <text:s text:c="3"/></text:p>
          </table:table-cell>
          <table:table-cell office:value-type="float" office:value="0.691563462" calcext:value-type="float">
            <text:p>0.691563462</text:p>
          </table:table-cell>
          <table:table-cell office:value-type="float" office:value="0.197485917" calcext:value-type="float">
            <text:p>0.197485917</text:p>
          </table:table-cell>
          <table:table-cell office:value-type="float" office:value="0.899795775" calcext:value-type="float">
            <text:p>0.899795775</text:p>
          </table:table-cell>
          <table:table-cell office:value-type="float" office:value="17" calcext:value-type="float">
            <text:p>17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1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1.owl <text:s text:c="6"/></text:p>
          </table:table-cell>
          <table:table-cell office:value-type="string" calcext:value-type="string">
            <text:p>robotDomain11.pddl </text:p>
          </table:table-cell>
          <table:table-cell office:value-type="string" calcext:value-type="string">
            <text:p>robotProblem11.pddl <text:s text:c="3"/></text:p>
          </table:table-cell>
          <table:table-cell office:value-type="float" office:value="0.941572601" calcext:value-type="float">
            <text:p>0.941572601</text:p>
          </table:table-cell>
          <table:table-cell office:value-type="float" office:value="0.247672425" calcext:value-type="float">
            <text:p>0.247672425</text:p>
          </table:table-cell>
          <table:table-cell office:value-type="float" office:value="1.200029382" calcext:value-type="float">
            <text:p>1.200029382</text:p>
          </table:table-cell>
          <table:table-cell office:value-type="float" office:value="19" calcext:value-type="float">
            <text:p>19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2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2.owl <text:s text:c="6"/></text:p>
          </table:table-cell>
          <table:table-cell office:value-type="string" calcext:value-type="string">
            <text:p>robotDomain12.pddl </text:p>
          </table:table-cell>
          <table:table-cell office:value-type="string" calcext:value-type="string">
            <text:p>robotProblem12.pddl <text:s text:c="3"/></text:p>
          </table:table-cell>
          <table:table-cell office:value-type="float" office:value="0.933637599" calcext:value-type="float">
            <text:p>0.933637599</text:p>
          </table:table-cell>
          <table:table-cell office:value-type="float" office:value="0.278016969" calcext:value-type="float">
            <text:p>0.278016969</text:p>
          </table:table-cell>
          <table:table-cell office:value-type="float" office:value="1.22244883" calcext:value-type="float">
            <text:p>1.22244883</text:p>
          </table:table-cell>
          <table:table-cell office:value-type="float" office:value="21" calcext:value-type="float">
            <text:p>21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3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3.owl <text:s text:c="6"/></text:p>
          </table:table-cell>
          <table:table-cell office:value-type="string" calcext:value-type="string">
            <text:p>robotDomain13.pddl </text:p>
          </table:table-cell>
          <table:table-cell office:value-type="string" calcext:value-type="string">
            <text:p>robotProblem13.pddl <text:s text:c="3"/></text:p>
          </table:table-cell>
          <table:table-cell office:value-type="float" office:value="0.738011672" calcext:value-type="float">
            <text:p>0.738011672</text:p>
          </table:table-cell>
          <table:table-cell office:value-type="float" office:value="0.298269164" calcext:value-type="float">
            <text:p>0.298269164</text:p>
          </table:table-cell>
          <table:table-cell office:value-type="float" office:value="1.047613607" calcext:value-type="float">
            <text:p>1.047613607</text:p>
          </table:table-cell>
          <table:table-cell office:value-type="float" office:value="23" calcext:value-type="float">
            <text:p>23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4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4.owl <text:s text:c="6"/></text:p>
          </table:table-cell>
          <table:table-cell office:value-type="string" calcext:value-type="string">
            <text:p>robotDomain14.pddl </text:p>
          </table:table-cell>
          <table:table-cell office:value-type="string" calcext:value-type="string">
            <text:p>robotProblem14.pddl <text:s text:c="3"/></text:p>
          </table:table-cell>
          <table:table-cell office:value-type="float" office:value="0.801354148" calcext:value-type="float">
            <text:p>0.801354148</text:p>
          </table:table-cell>
          <table:table-cell office:value-type="float" office:value="0.350682282" calcext:value-type="float">
            <text:p>0.350682282</text:p>
          </table:table-cell>
          <table:table-cell office:value-type="float" office:value="1.166727456" calcext:value-type="float">
            <text:p>1.166727456</text:p>
          </table:table-cell>
          <table:table-cell office:value-type="float" office:value="25" calcext:value-type="float">
            <text:p>25</text:p>
          </table:table-cell>
          <table:table-cell office:value-type="float" office:value="11483" calcext:value-type="float">
            <text:p>1148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5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5.owl <text:s text:c="6"/></text:p>
          </table:table-cell>
          <table:table-cell office:value-type="string" calcext:value-type="string">
            <text:p>robotDomain15.pddl </text:p>
          </table:table-cell>
          <table:table-cell office:value-type="string" calcext:value-type="string">
            <text:p>robotProblem15.pddl <text:s text:c="3"/></text:p>
          </table:table-cell>
          <table:table-cell office:value-type="float" office:value="0.984547572" calcext:value-type="float">
            <text:p>0.984547572</text:p>
          </table:table-cell>
          <table:table-cell office:value-type="float" office:value="0.37307799" calcext:value-type="float">
            <text:p>0.37307799</text:p>
          </table:table-cell>
          <table:table-cell office:value-type="float" office:value="1.370455638" calcext:value-type="float">
            <text:p>1.370455638</text:p>
          </table:table-cell>
          <table:table-cell office:value-type="float" office:value="27" calcext:value-type="float">
            <text:p>27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6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6.owl <text:s text:c="6"/></text:p>
          </table:table-cell>
          <table:table-cell office:value-type="string" calcext:value-type="string">
            <text:p>robotDomain16.pddl </text:p>
          </table:table-cell>
          <table:table-cell office:value-type="string" calcext:value-type="string">
            <text:p>robotProblem16.pddl <text:s text:c="3"/></text:p>
          </table:table-cell>
          <table:table-cell office:value-type="float" office:value="0.988210277" calcext:value-type="float">
            <text:p>0.988210277</text:p>
          </table:table-cell>
          <table:table-cell office:value-type="float" office:value="0.507639298" calcext:value-type="float">
            <text:p>0.507639298</text:p>
          </table:table-cell>
          <table:table-cell office:value-type="float" office:value="1.509083881" calcext:value-type="float">
            <text:p>1.509083881</text:p>
          </table:table-cell>
          <table:table-cell office:value-type="float" office:value="29" calcext:value-type="float">
            <text:p>29</text:p>
          </table:table-cell>
          <table:table-cell office:value-type="float" office:value="19116" calcext:value-type="float">
            <text:p>1911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7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7.owl <text:s text:c="6"/></text:p>
          </table:table-cell>
          <table:table-cell office:value-type="string" calcext:value-type="string">
            <text:p>robotDomain17.pddl </text:p>
          </table:table-cell>
          <table:table-cell office:value-type="string" calcext:value-type="string">
            <text:p>robotProblem17.pddl <text:s text:c="3"/></text:p>
          </table:table-cell>
          <table:table-cell office:value-type="float" office:value="1.062831996" calcext:value-type="float">
            <text:p>1.062831996</text:p>
          </table:table-cell>
          <table:table-cell office:value-type="float" office:value="0.559856678" calcext:value-type="float">
            <text:p>0.559856678</text:p>
          </table:table-cell>
          <table:table-cell office:value-type="float" office:value="1.63614008" calcext:value-type="float">
            <text:p>1.63614008</text:p>
          </table:table-cell>
          <table:table-cell office:value-type="float" office:value="31" calcext:value-type="float">
            <text:p>31</text:p>
          </table:table-cell>
          <table:table-cell office:value-type="float" office:value="24096" calcext:value-type="float">
            <text:p>2409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8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8.owl <text:s text:c="6"/></text:p>
          </table:table-cell>
          <table:table-cell office:value-type="string" calcext:value-type="string">
            <text:p>robotDomain18.pddl </text:p>
          </table:table-cell>
          <table:table-cell office:value-type="string" calcext:value-type="string">
            <text:p>robotProblem18.pddl <text:s text:c="3"/></text:p>
          </table:table-cell>
          <table:table-cell office:value-type="float" office:value="0.788409245" calcext:value-type="float">
            <text:p>0.788409245</text:p>
          </table:table-cell>
          <table:table-cell office:value-type="float" office:value="0.699100606" calcext:value-type="float">
            <text:p>0.699100606</text:p>
          </table:table-cell>
          <table:table-cell office:value-type="float" office:value="1.498919731" calcext:value-type="float">
            <text:p>1.498919731</text:p>
          </table:table-cell>
          <table:table-cell office:value-type="float" office:value="33" calcext:value-type="float">
            <text:p>33</text:p>
          </table:table-cell>
          <table:table-cell office:value-type="float" office:value="29982" calcext:value-type="float">
            <text:p>2998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19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19.owl <text:s text:c="6"/></text:p>
          </table:table-cell>
          <table:table-cell office:value-type="string" calcext:value-type="string">
            <text:p>robotDomain19.pddl </text:p>
          </table:table-cell>
          <table:table-cell office:value-type="string" calcext:value-type="string">
            <text:p>robotProblem19.pddl <text:s text:c="3"/></text:p>
          </table:table-cell>
          <table:table-cell office:value-type="float" office:value="0.808814504" calcext:value-type="float">
            <text:p>0.808814504</text:p>
          </table:table-cell>
          <table:table-cell office:value-type="float" office:value="0.714625133" calcext:value-type="float">
            <text:p>0.714625133</text:p>
          </table:table-cell>
          <table:table-cell office:value-type="float" office:value="1.535007023" calcext:value-type="float">
            <text:p>1.535007023</text:p>
          </table:table-cell>
          <table:table-cell office:value-type="float" office:value="35" calcext:value-type="float">
            <text:p>35</text:p>
          </table:table-cell>
          <table:table-cell office:value-type="float" office:value="36872" calcext:value-type="float">
            <text:p>3687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20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20.owl <text:s text:c="6"/></text:p>
          </table:table-cell>
          <table:table-cell office:value-type="string" calcext:value-type="string">
            <text:p>robotDomain20.pddl </text:p>
          </table:table-cell>
          <table:table-cell office:value-type="string" calcext:value-type="string">
            <text:p>robotProblem20.pddl <text:s text:c="3"/></text:p>
          </table:table-cell>
          <table:table-cell office:value-type="float" office:value="1.077836562" calcext:value-type="float">
            <text:p>1.077836562</text:p>
          </table:table-cell>
          <table:table-cell office:value-type="float" office:value="0.908360677" calcext:value-type="float">
            <text:p>0.908360677</text:p>
          </table:table-cell>
          <table:table-cell office:value-type="float" office:value="1.997784171" calcext:value-type="float">
            <text:p>1.997784171</text:p>
          </table:table-cell>
          <table:table-cell office:value-type="float" office:value="37" calcext:value-type="float">
            <text:p>37</text:p>
          </table:table-cell>
          <table:table-cell office:value-type="float" office:value="44883" calcext:value-type="float">
            <text:p>44883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21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21.owl <text:s text:c="6"/></text:p>
          </table:table-cell>
          <table:table-cell office:value-type="string" calcext:value-type="string">
            <text:p>robotDomain21.pddl </text:p>
          </table:table-cell>
          <table:table-cell office:value-type="string" calcext:value-type="string">
            <text:p>robotProblem21.pddl <text:s text:c="3"/></text:p>
          </table:table-cell>
          <table:table-cell office:value-type="float" office:value="0.823668439" calcext:value-type="float">
            <text:p>0.823668439</text:p>
          </table:table-cell>
          <table:table-cell office:value-type="float" office:value="1.095076275" calcext:value-type="float">
            <text:p>1.095076275</text:p>
          </table:table-cell>
          <table:table-cell office:value-type="float" office:value="1.930424877" calcext:value-type="float">
            <text:p>1.930424877</text:p>
          </table:table-cell>
          <table:table-cell office:value-type="float" office:value="39" calcext:value-type="float">
            <text:p>39</text:p>
          </table:table-cell>
          <table:table-cell office:value-type="float" office:value="54106" calcext:value-type="float">
            <text:p>5410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robotConj22 <text:s text:c="4"/></text:p>
          </table:table-cell>
          <table:table-cell office:value-type="string" calcext:value-type="string">
            <text:p>../examples/horn_dl_benchmarks/robotConj/original <text:s/></text:p>
          </table:table-cell>
          <table:table-cell office:value-type="string" calcext:value-type="string">
            <text:p>TTL22.owl <text:s text:c="6"/></text:p>
          </table:table-cell>
          <table:table-cell office:value-type="string" calcext:value-type="string">
            <text:p>robotDomain22.pddl </text:p>
          </table:table-cell>
          <table:table-cell office:value-type="string" calcext:value-type="string">
            <text:p>robotProblem22.pddl <text:s text:c="3"/></text:p>
          </table:table-cell>
          <table:table-cell office:value-type="float" office:value="0.8403667" calcext:value-type="float">
            <text:p>0.8403667</text:p>
          </table:table-cell>
          <table:table-cell office:value-type="float" office:value="1.214224495" calcext:value-type="float">
            <text:p>1.214224495</text:p>
          </table:table-cell>
          <table:table-cell office:value-type="float" office:value="2.0661761" calcext:value-type="float">
            <text:p>2.0661761</text:p>
          </table:table-cell>
          <table:table-cell office:value-type="float" office:value="41" calcext:value-type="float">
            <text:p>41</text:p>
          </table:table-cell>
          <table:table-cell office:value-type="float" office:value="64689" calcext:value-type="float">
            <text:p>64689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4 <text:s text:c="7"/></text:p>
          </table:table-cell>
          <table:table-cell office:value-type="string" calcext:value-type="string">
            <text:p>../examples/horn_pipes/A-4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4.pddl <text:s text:c="2"/></text:p>
          </table:table-cell>
          <table:table-cell office:value-type="float" office:value="1.049079732" calcext:value-type="float">
            <text:p>1.049079732</text:p>
          </table:table-cell>
          <table:table-cell office:value-type="float" office:value="0.208726408" calcext:value-type="float">
            <text:p>0.208726408</text:p>
          </table:table-cell>
          <table:table-cell office:value-type="float" office:value="1.269794599" calcext:value-type="float">
            <text:p>1.269794599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5 <text:s text:c="7"/></text:p>
          </table:table-cell>
          <table:table-cell office:value-type="string" calcext:value-type="string">
            <text:p>../examples/horn_pipes/A-5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5.pddl <text:s text:c="2"/></text:p>
          </table:table-cell>
          <table:table-cell office:value-type="float" office:value="0.70504088" calcext:value-type="float">
            <text:p>0.70504088</text:p>
          </table:table-cell>
          <table:table-cell office:value-type="float" office:value="9.24781027" calcext:value-type="float">
            <text:p>9.24781027</text:p>
          </table:table-cell>
          <table:table-cell office:value-type="float" office:value="9.965829068" calcext:value-type="float">
            <text:p>9.965829068</text:p>
          </table:table-cell>
          <table:table-cell office:value-type="float" office:value="20" calcext:value-type="float">
            <text:p>20</text:p>
          </table:table-cell>
          <table:table-cell office:value-type="float" office:value="230767" calcext:value-type="float">
            <text:p>230767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6 <text:s text:c="7"/></text:p>
          </table:table-cell>
          <table:table-cell office:value-type="string" calcext:value-type="string">
            <text:p>../examples/horn_pipes/A-6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6.pddl <text:s text:c="2"/></text:p>
          </table:table-cell>
          <table:table-cell office:value-type="float" office:value="0.674040697" calcext:value-type="float">
            <text:p>0.674040697</text:p>
          </table:table-cell>
          <table:table-cell office:value-type="float" office:value="41.105969177" calcext:value-type="float">
            <text:p>41.105969177</text:p>
          </table:table-cell>
          <table:table-cell office:value-type="float" office:value="41.792195688" calcext:value-type="float">
            <text:p>41.792195688</text:p>
          </table:table-cell>
          <table:table-cell office:value-type="float" office:value="21" calcext:value-type="float">
            <text:p>21</text:p>
          </table:table-cell>
          <table:table-cell office:value-type="float" office:value="634734" calcext:value-type="float">
            <text:p>63473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7 <text:s text:c="7"/></text:p>
          </table:table-cell>
          <table:table-cell office:value-type="string" calcext:value-type="string">
            <text:p>../examples/horn_pipes/A-7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7.pddl <text:s text:c="2"/></text:p>
          </table:table-cell>
          <table:table-cell office:value-type="float" office:value="0.687075637" calcext:value-type="float">
            <text:p>0.687075637</text:p>
          </table:table-cell>
          <table:table-cell office:value-type="float" office:value="180.304434092" calcext:value-type="float">
            <text:p>180.304434092</text:p>
          </table:table-cell>
          <table:table-cell office:value-type="float" office:value="181.003757891" calcext:value-type="float">
            <text:p>181.003757891</text:p>
          </table:table-cell>
          <table:table-cell office:value-type="float" office:value="21" calcext:value-type="float">
            <text:p>21</text:p>
          </table:table-cell>
          <table:table-cell office:value-type="float" office:value="1959566" calcext:value-type="float">
            <text:p>1959566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8 <text:s text:c="7"/></text:p>
          </table:table-cell>
          <table:table-cell office:value-type="string" calcext:value-type="string">
            <text:p>../examples/horn_pipes/A-8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8.pddl <text:s text:c="2"/></text:p>
          </table:table-cell>
          <table:table-cell office:value-type="float" office:value="0.71630569" calcext:value-type="float">
            <text:p>0.71630569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9 <text:s text:c="7"/></text:p>
          </table:table-cell>
          <table:table-cell office:value-type="string" calcext:value-type="string">
            <text:p>../examples/horn_pipes/A-9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9.pddl <text:s text:c="2"/></text:p>
          </table:table-cell>
          <table:table-cell office:value-type="float" office:value="0.763645371" calcext:value-type="float">
            <text:p>0.763645371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A-10 <text:s text:c="6"/></text:p>
          </table:table-cell>
          <table:table-cell office:value-type="string" calcext:value-type="string">
            <text:p>../examples/horn_pipes/A-10 <text:s text:c="23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10.pddl <text:s/></text:p>
          </table:table-cell>
          <table:table-cell office:value-type="float" office:value="0.698645101" calcext:value-type="float">
            <text:p>0.698645101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4 <text:s text:c="7"/></text:p>
          </table:table-cell>
          <table:table-cell office:value-type="string" calcext:value-type="string">
            <text:p>../examples/horn_pipes/B-4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4.pddl <text:s text:c="2"/></text:p>
          </table:table-cell>
          <table:table-cell office:value-type="float" office:value="0.770899635" calcext:value-type="float">
            <text:p>0.770899635</text:p>
          </table:table-cell>
          <table:table-cell office:value-type="float" office:value="0.204045063" calcext:value-type="float">
            <text:p>0.204045063</text:p>
          </table:table-cell>
          <table:table-cell office:value-type="float" office:value="0.987072832" calcext:value-type="float">
            <text:p>0.987072832</text:p>
          </table:table-cell>
          <table:table-cell office:value-type="float" office:value="11" calcext:value-type="float">
            <text:p>1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5 <text:s text:c="7"/></text:p>
          </table:table-cell>
          <table:table-cell office:value-type="string" calcext:value-type="string">
            <text:p>../examples/horn_pipes/B-5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5.pddl <text:s text:c="2"/></text:p>
          </table:table-cell>
          <table:table-cell office:value-type="float" office:value="0.675929333" calcext:value-type="float">
            <text:p>0.675929333</text:p>
          </table:table-cell>
          <table:table-cell office:value-type="float" office:value="0.296033071" calcext:value-type="float">
            <text:p>0.296033071</text:p>
          </table:table-cell>
          <table:table-cell office:value-type="float" office:value="0.982991031" calcext:value-type="float">
            <text:p>0.982991031</text:p>
          </table:table-cell>
          <table:table-cell office:value-type="float" office:value="13" calcext:value-type="float">
            <text:p>13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6 <text:s text:c="7"/></text:p>
          </table:table-cell>
          <table:table-cell office:value-type="string" calcext:value-type="string">
            <text:p>../examples/horn_pipes/B-6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6.pddl <text:s text:c="2"/></text:p>
          </table:table-cell>
          <table:table-cell office:value-type="float" office:value="0.682870566" calcext:value-type="float">
            <text:p>0.682870566</text:p>
          </table:table-cell>
          <table:table-cell office:value-type="float" office:value="0.512622812" calcext:value-type="float">
            <text:p>0.512622812</text:p>
          </table:table-cell>
          <table:table-cell office:value-type="float" office:value="1.207466922" calcext:value-type="float">
            <text:p>1.207466922</text:p>
          </table:table-cell>
          <table:table-cell office:value-type="float" office:value="14" calcext:value-type="float">
            <text:p>14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7 <text:s text:c="7"/></text:p>
          </table:table-cell>
          <table:table-cell office:value-type="string" calcext:value-type="string">
            <text:p>../examples/horn_pipes/B-7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7.pddl <text:s text:c="2"/></text:p>
          </table:table-cell>
          <table:table-cell office:value-type="float" office:value="0.710146665" calcext:value-type="float">
            <text:p>0.710146665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8 <text:s text:c="7"/></text:p>
          </table:table-cell>
          <table:table-cell office:value-type="string" calcext:value-type="string">
            <text:p>../examples/horn_pipes/B-8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8.pddl <text:s text:c="2"/></text:p>
          </table:table-cell>
          <table:table-cell office:value-type="float" office:value="0.708625934" calcext:value-type="float">
            <text:p>0.70862593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9 <text:s text:c="7"/></text:p>
          </table:table-cell>
          <table:table-cell office:value-type="string" calcext:value-type="string">
            <text:p>../examples/horn_pipes/B-9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9.pddl <text:s text:c="2"/></text:p>
          </table:table-cell>
          <table:table-cell office:value-type="float" office:value="0.726029764" calcext:value-type="float">
            <text:p>0.72602976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B-10 <text:s text:c="6"/></text:p>
          </table:table-cell>
          <table:table-cell office:value-type="string" calcext:value-type="string">
            <text:p>../examples/horn_pipes/B-10 <text:s text:c="23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10.pddl <text:s/></text:p>
          </table:table-cell>
          <table:table-cell office:value-type="float" office:value="0.737849761" calcext:value-type="float">
            <text:p>0.737849761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table:number-columns-repeated="2"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4 <text:s text:c="7"/></text:p>
          </table:table-cell>
          <table:table-cell office:value-type="string" calcext:value-type="string">
            <text:p>../examples/horn_pipes/C-4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4.pddl <text:s text:c="2"/></text:p>
          </table:table-cell>
          <table:table-cell office:value-type="float" office:value="0.726995501" calcext:value-type="float">
            <text:p>0.726995501</text:p>
          </table:table-cell>
          <table:table-cell office:value-type="float" office:value="0.190538928" calcext:value-type="float">
            <text:p>0.190538928</text:p>
          </table:table-cell>
          <table:table-cell office:value-type="float" office:value="0.928812078" calcext:value-type="float">
            <text:p>0.928812078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5 <text:s text:c="7"/></text:p>
          </table:table-cell>
          <table:table-cell office:value-type="string" calcext:value-type="string">
            <text:p>../examples/horn_pipes/C-5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5.pddl <text:s text:c="2"/></text:p>
          </table:table-cell>
          <table:table-cell office:value-type="float" office:value="0.67297154" calcext:value-type="float">
            <text:p>0.67297154</text:p>
          </table:table-cell>
          <table:table-cell office:value-type="float" office:value="0.317205602" calcext:value-type="float">
            <text:p>0.317205602</text:p>
          </table:table-cell>
          <table:table-cell office:value-type="float" office:value="1.001662554" calcext:value-type="float">
            <text:p>1.001662554</text:p>
          </table:table-cell>
          <table:table-cell office:value-type="float" office:value="15" calcext:value-type="float">
            <text:p>15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6 <text:s text:c="7"/></text:p>
          </table:table-cell>
          <table:table-cell office:value-type="string" calcext:value-type="string">
            <text:p>../examples/horn_pipes/C-6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6.pddl <text:s text:c="2"/></text:p>
          </table:table-cell>
          <table:table-cell office:value-type="float" office:value="0.690022871" calcext:value-type="float">
            <text:p>0.690022871</text:p>
          </table:table-cell>
          <table:table-cell office:value-type="float" office:value="1.818221311" calcext:value-type="float">
            <text:p>1.818221311</text:p>
          </table:table-cell>
          <table:table-cell office:value-type="float" office:value="2.519992989" calcext:value-type="float">
            <text:p>2.519992989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7 <text:s text:c="7"/></text:p>
          </table:table-cell>
          <table:table-cell office:value-type="string" calcext:value-type="string">
            <text:p>../examples/horn_pipes/C-7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7.pddl <text:s text:c="2"/></text:p>
          </table:table-cell>
          <table:table-cell office:value-type="float" office:value="0.760054664" calcext:value-type="float">
            <text:p>0.760054664</text:p>
          </table:table-cell>
          <table:table-cell office:value-type="float" office:value="10.302091557" calcext:value-type="float">
            <text:p>10.302091557</text:p>
          </table:table-cell>
          <table:table-cell office:value-type="float" office:value="11.074272446" calcext:value-type="float">
            <text:p>11.074272446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163840" calcext:value-type="float">
            <text:p>163840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8 <text:s text:c="7"/></text:p>
          </table:table-cell>
          <table:table-cell office:value-type="string" calcext:value-type="string">
            <text:p>../examples/horn_pipes/C-8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8.pddl <text:s text:c="2"/></text:p>
          </table:table-cell>
          <table:table-cell office:value-type="float" office:value="0.691687224" calcext:value-type="float">
            <text:p>0.691687224</text:p>
          </table:table-cell>
          <table:table-cell office:value-type="float" office:value="35.174284907" calcext:value-type="float">
            <text:p>35.174284907</text:p>
          </table:table-cell>
          <table:table-cell office:value-type="float" office:value="35.877984082" calcext:value-type="float">
            <text:p>35.877984082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458752" calcext:value-type="float">
            <text:p>45875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9 <text:s text:c="7"/></text:p>
          </table:table-cell>
          <table:table-cell office:value-type="string" calcext:value-type="string">
            <text:p>../examples/horn_pipes/C-9 <text:s text:c="24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9.pddl <text:s text:c="2"/></text:p>
          </table:table-cell>
          <table:table-cell office:value-type="float" office:value="0.699755685" calcext:value-type="float">
            <text:p>0.699755685</text:p>
          </table:table-cell>
          <table:table-cell office:value-type="float" office:value="113.218609258" calcext:value-type="float">
            <text:p>113.218609258</text:p>
          </table:table-cell>
          <table:table-cell office:value-type="float" office:value="113.93132212" calcext:value-type="float">
            <text:p>113.93132212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1163264" calcext:value-type="float">
            <text:p>1163264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orn_planning </text:p>
          </table:table-cell>
          <table:table-cell office:value-type="string" calcext:value-type="string">
            <text:p>pipesC-10 <text:s text:c="6"/></text:p>
          </table:table-cell>
          <table:table-cell office:value-type="string" calcext:value-type="string">
            <text:p>../examples/horn_pipes/C-10 <text:s text:c="23"/></text:p>
          </table:table-cell>
          <table:table-cell office:value-type="string" calcext:value-type="string">
            <text:p>pipes.ttl <text:s text:c="6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10.pddl <text:s/></text:p>
          </table:table-cell>
          <table:table-cell office:value-type="float" office:value="0.684654277" calcext:value-type="float">
            <text:p>0.684654277</text:p>
          </table:table-cell>
          <table:table-cell office:value-type="float" office:value="410.120556219" calcext:value-type="float">
            <text:p>410.120556219</text:p>
          </table:table-cell>
          <table:table-cell office:value-type="float" office:value="410.817687752" calcext:value-type="float">
            <text:p>410.817687752</text:p>
          </table:table-cell>
          <table:table-cell office:value-type="float" office:value="34" calcext:value-type="float">
            <text:p>34</text:p>
          </table:table-cell>
          <table:table-cell office:value-type="float" office:value="3517892" calcext:value-type="float">
            <text:p>3517892</text:p>
          </table:table-cell>
          <table:table-cell office:value-type="string" calcext:value-type="string">
            <text:p>- <text:s text:c="14"/></text:p>
          </table:table-cell>
          <table:table-cell office:value-type="string" calcext:value-type="string">
            <text:p>- <text:s text:c="4"/></text:p>
          </table:table-cell>
          <table:table-cell office:value-type="string" calcext:value-type="string">
            <text:p>- <text:s text:c="6"/>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15 <text:s text:c="5"/></text:p>
          </table:table-cell>
          <table:table-cell office:value-type="string" calcext:value-type="string">
            <text:p>../examples/elevator/elevator15 <text:s text:c="19"/></text:p>
          </table:table-cell>
          <table:table-cell office:value-type="string" calcext:value-type="string">
            <text:p>elevator15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15.pddl </text:p>
          </table:table-cell>
          <table:table-cell office:value-type="float" office:value="43.989390514" calcext:value-type="float">
            <text:p>43.989390514</text:p>
          </table:table-cell>
          <table:table-cell office:value-type="float" office:value="0.153360278" calcext:value-type="float">
            <text:p>0.153360278</text:p>
          </table:table-cell>
          <table:table-cell office:value-type="float" office:value="44.204553487" calcext:value-type="float">
            <text:p>44.204553487</text:p>
          </table:table-cell>
          <table:table-cell office:value-type="float" office:value="25" calcext:value-type="float">
            <text:p>25</text:p>
          </table:table-cell>
          <table:table-cell office:value-type="float" office:value="6415" calcext:value-type="float">
            <text:p>6415</text:p>
          </table:table-cell>
          <table:table-cell office:value-type="float" office:value="97" calcext:value-type="float">
            <text:p>97</text:p>
          </table:table-cell>
          <table:table-cell office:value-type="float" office:value="735" calcext:value-type="float">
            <text:p>73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16 <text:s text:c="5"/></text:p>
          </table:table-cell>
          <table:table-cell office:value-type="string" calcext:value-type="string">
            <text:p>../examples/elevator/elevator16 <text:s text:c="19"/></text:p>
          </table:table-cell>
          <table:table-cell office:value-type="string" calcext:value-type="string">
            <text:p>elevator16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16.pddl </text:p>
          </table:table-cell>
          <table:table-cell office:value-type="float" office:value="66.594164313" calcext:value-type="float">
            <text:p>66.594164313</text:p>
          </table:table-cell>
          <table:table-cell office:value-type="float" office:value="0.171033655" calcext:value-type="float">
            <text:p>0.171033655</text:p>
          </table:table-cell>
          <table:table-cell office:value-type="float" office:value="66.839629303" calcext:value-type="float">
            <text:p>66.839629303</text:p>
          </table:table-cell>
          <table:table-cell office:value-type="float" office:value="29" calcext:value-type="float">
            <text:p>29</text:p>
          </table:table-cell>
          <table:table-cell office:value-type="float" office:value="9162" calcext:value-type="float">
            <text:p>9162</text:p>
          </table:table-cell>
          <table:table-cell office:value-type="float" office:value="102" calcext:value-type="float">
            <text:p>102</text:p>
          </table:table-cell>
          <table:table-cell office:value-type="float" office:value="832" calcext:value-type="float">
            <text:p>83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17 <text:s text:c="5"/></text:p>
          </table:table-cell>
          <table:table-cell office:value-type="string" calcext:value-type="string">
            <text:p>../examples/elevator/elevator17 <text:s text:c="19"/></text:p>
          </table:table-cell>
          <table:table-cell office:value-type="string" calcext:value-type="string">
            <text:p>elevator17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17.pddl </text:p>
          </table:table-cell>
          <table:table-cell office:value-type="float" office:value="388.142375786" calcext:value-type="float">
            <text:p>388.142375786</text:p>
          </table:table-cell>
          <table:table-cell office:value-type="float" office:value="0.163145989" calcext:value-type="float">
            <text:p>0.163145989</text:p>
          </table:table-cell>
          <table:table-cell office:value-type="float" office:value="388.440446184" calcext:value-type="float">
            <text:p>388.440446184</text:p>
          </table:table-cell>
          <table:table-cell office:value-type="float" office:value="22" calcext:value-type="float">
            <text:p>22</text:p>
          </table:table-cell>
          <table:table-cell office:value-type="float" office:value="6364" calcext:value-type="float">
            <text:p>6364</text:p>
          </table:table-cell>
          <table:table-cell office:value-type="float" office:value="107" calcext:value-type="float">
            <text:p>107</text:p>
          </table:table-cell>
          <table:table-cell office:value-type="float" office:value="935" calcext:value-type="float">
            <text:p>935</text:p>
          </table:table-cell>
          <table:table-cell office:value-type="float" office:value="51" calcext:value-type="float">
            <text:p>5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18 <text:s text:c="5"/></text:p>
          </table:table-cell>
          <table:table-cell office:value-type="string" calcext:value-type="string">
            <text:p>../examples/elevator/elevator18 <text:s text:c="19"/></text:p>
          </table:table-cell>
          <table:table-cell office:value-type="string" calcext:value-type="string">
            <text:p>elevator18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18.pddl </text:p>
          </table:table-cell>
          <table:table-cell office:value-type="float" office:value="55.893858474" calcext:value-type="float">
            <text:p>55.893858474</text:p>
          </table:table-cell>
          <table:table-cell office:value-type="float" office:value="0.27217261" calcext:value-type="float">
            <text:p>0.27217261</text:p>
          </table:table-cell>
          <table:table-cell office:value-type="float" office:value="56.245188482" calcext:value-type="float">
            <text:p>56.245188482</text:p>
          </table:table-cell>
          <table:table-cell office:value-type="float" office:value="34" calcext:value-type="float">
            <text:p>34</text:p>
          </table:table-cell>
          <table:table-cell office:value-type="float" office:value="29413" calcext:value-type="float">
            <text:p>29413</text:p>
          </table:table-cell>
          <table:table-cell office:value-type="float" office:value="113" calcext:value-type="float">
            <text:p>113</text:p>
          </table:table-cell>
          <table:table-cell office:value-type="float" office:value="1044" calcext:value-type="float">
            <text:p>104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19 <text:s text:c="5"/></text:p>
          </table:table-cell>
          <table:table-cell office:value-type="string" calcext:value-type="string">
            <text:p>../examples/elevator/elevator19 <text:s text:c="19"/></text:p>
          </table:table-cell>
          <table:table-cell office:value-type="string" calcext:value-type="string">
            <text:p>elevator19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19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18" calcext:value-type="float">
            <text:p>118</text:p>
          </table:table-cell>
          <table:table-cell office:value-type="float" office:value="1159" calcext:value-type="float">
            <text:p>1159</text:p>
          </table:table-cell>
          <table:table-cell office:value-type="float" office:value="57" calcext:value-type="float">
            <text:p>5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0 <text:s text:c="5"/></text:p>
          </table:table-cell>
          <table:table-cell office:value-type="string" calcext:value-type="string">
            <text:p>../examples/elevator/elevator20 <text:s text:c="19"/></text:p>
          </table:table-cell>
          <table:table-cell office:value-type="string" calcext:value-type="string">
            <text:p>elevator20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0.pddl </text:p>
          </table:table-cell>
          <table:table-cell office:value-type="float" office:value="255.631777947" calcext:value-type="float">
            <text:p>255.631777947</text:p>
          </table:table-cell>
          <table:table-cell office:value-type="float" office:value="0.526302519" calcext:value-type="float">
            <text:p>0.526302519</text:p>
          </table:table-cell>
          <table:table-cell office:value-type="float" office:value="256.283169351" calcext:value-type="float">
            <text:p>256.283169351</text:p>
          </table:table-cell>
          <table:table-cell office:value-type="float" office:value="39" calcext:value-type="float">
            <text:p>39</text:p>
          </table:table-cell>
          <table:table-cell office:value-type="float" office:value="76385" calcext:value-type="float">
            <text:p>76385</text:p>
          </table:table-cell>
          <table:table-cell office:value-type="float" office:value="124" calcext:value-type="float">
            <text:p>124</text:p>
          </table:table-cell>
          <table:table-cell office:value-type="float" office:value="1280" calcext:value-type="float">
            <text:p>12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1 <text:s text:c="5"/></text:p>
          </table:table-cell>
          <table:table-cell office:value-type="string" calcext:value-type="string">
            <text:p>../examples/elevator/elevator21 <text:s text:c="19"/></text:p>
          </table:table-cell>
          <table:table-cell office:value-type="string" calcext:value-type="string">
            <text:p>elevator21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1.pddl </text:p>
          </table:table-cell>
          <table:table-cell office:value-type="float" office:value="210.163869881" calcext:value-type="float">
            <text:p>210.163869881</text:p>
          </table:table-cell>
          <table:table-cell office:value-type="float" office:value="0.49750992" calcext:value-type="float">
            <text:p>0.49750992</text:p>
          </table:table-cell>
          <table:table-cell office:value-type="float" office:value="210.801234535" calcext:value-type="float">
            <text:p>210.801234535</text:p>
          </table:table-cell>
          <table:table-cell office:value-type="float" office:value="38" calcext:value-type="float">
            <text:p>38</text:p>
          </table:table-cell>
          <table:table-cell office:value-type="float" office:value="74972" calcext:value-type="float">
            <text:p>74972</text:p>
          </table:table-cell>
          <table:table-cell office:value-type="float" office:value="129" calcext:value-type="float">
            <text:p>129</text:p>
          </table:table-cell>
          <table:table-cell office:value-type="float" office:value="1407" calcext:value-type="float">
            <text:p>140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2 <text:s text:c="5"/></text:p>
          </table:table-cell>
          <table:table-cell office:value-type="string" calcext:value-type="string">
            <text:p>../examples/elevator/elevator22 <text:s text:c="19"/></text:p>
          </table:table-cell>
          <table:table-cell office:value-type="string" calcext:value-type="string">
            <text:p>elevator22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2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34" calcext:value-type="float">
            <text:p>134</text:p>
          </table:table-cell>
          <table:table-cell office:value-type="float" office:value="1540" calcext:value-type="float">
            <text:p>1540</text:p>
          </table:table-cell>
          <table:table-cell office:value-type="float" office:value="66" calcext:value-type="float">
            <text:p>66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3 <text:s text:c="5"/></text:p>
          </table:table-cell>
          <table:table-cell office:value-type="string" calcext:value-type="string">
            <text:p>../examples/elevator/elevator23 <text:s text:c="19"/></text:p>
          </table:table-cell>
          <table:table-cell office:value-type="string" calcext:value-type="string">
            <text:p>elevator23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3.pddl </text:p>
          </table:table-cell>
          <table:table-cell office:value-type="float" office:value="339.420823789" calcext:value-type="float">
            <text:p>339.420823789</text:p>
          </table:table-cell>
          <table:table-cell office:value-type="float" office:value="2.604656697" calcext:value-type="float">
            <text:p>2.604656697</text:p>
          </table:table-cell>
          <table:table-cell office:value-type="float" office:value="342.191600439" calcext:value-type="float">
            <text:p>342.191600439</text:p>
          </table:table-cell>
          <table:table-cell office:value-type="float" office:value="42" calcext:value-type="float">
            <text:p>42</text:p>
          </table:table-cell>
          <table:table-cell office:value-type="float" office:value="462732" calcext:value-type="float">
            <text:p>462732</text:p>
          </table:table-cell>
          <table:table-cell office:value-type="float" office:value="140" calcext:value-type="float">
            <text:p>140</text:p>
          </table:table-cell>
          <table:table-cell office:value-type="float" office:value="1679" calcext:value-type="float">
            <text:p>167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4 <text:s text:c="5"/></text:p>
          </table:table-cell>
          <table:table-cell office:value-type="string" calcext:value-type="string">
            <text:p>../examples/elevator/elevator24 <text:s text:c="19"/></text:p>
          </table:table-cell>
          <table:table-cell office:value-type="string" calcext:value-type="string">
            <text:p>elevator24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4.pddl </text:p>
          </table:table-cell>
          <table:table-cell office:value-type="float" office:value="383.801548327" calcext:value-type="float">
            <text:p>383.801548327</text:p>
          </table:table-cell>
          <table:table-cell office:value-type="float" office:value="2.382382798" calcext:value-type="float">
            <text:p>2.382382798</text:p>
          </table:table-cell>
          <table:table-cell office:value-type="float" office:value="386.342691562" calcext:value-type="float">
            <text:p>386.342691562</text:p>
          </table:table-cell>
          <table:table-cell office:value-type="float" office:value="43" calcext:value-type="float">
            <text:p>43</text:p>
          </table:table-cell>
          <table:table-cell office:value-type="float" office:value="381354" calcext:value-type="float">
            <text:p>381354</text:p>
          </table:table-cell>
          <table:table-cell office:value-type="float" office:value="145" calcext:value-type="float">
            <text:p>145</text:p>
          </table:table-cell>
          <table:table-cell office:value-type="float" office:value="1824" calcext:value-type="float">
            <text:p>182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5 <text:s text:c="5"/></text:p>
          </table:table-cell>
          <table:table-cell office:value-type="string" calcext:value-type="string">
            <text:p>../examples/elevator/elevator25 <text:s text:c="19"/></text:p>
          </table:table-cell>
          <table:table-cell office:value-type="string" calcext:value-type="string">
            <text:p>elevator25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5.pddl </text:p>
          </table:table-cell>
          <table:table-cell office:value-type="float" office:value="321.894685387" calcext:value-type="float">
            <text:p>321.894685387</text:p>
          </table:table-cell>
          <table:table-cell office:value-type="float" office:value="5.101299464" calcext:value-type="float">
            <text:p>5.101299464</text:p>
          </table:table-cell>
          <table:table-cell office:value-type="float" office:value="327.168481965" calcext:value-type="float">
            <text:p>327.168481965</text:p>
          </table:table-cell>
          <table:table-cell office:value-type="float" office:value="48" calcext:value-type="float">
            <text:p>48</text:p>
          </table:table-cell>
          <table:table-cell office:value-type="float" office:value="887839" calcext:value-type="float">
            <text:p>887839</text:p>
          </table:table-cell>
          <table:table-cell office:value-type="float" office:value="151" calcext:value-type="float">
            <text:p>151</text:p>
          </table:table-cell>
          <table:table-cell office:value-type="float" office:value="1975" calcext:value-type="float">
            <text:p>1975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6 <text:s text:c="5"/></text:p>
          </table:table-cell>
          <table:table-cell office:value-type="string" calcext:value-type="string">
            <text:p>../examples/elevator/elevator26 <text:s text:c="19"/></text:p>
          </table:table-cell>
          <table:table-cell office:value-type="string" calcext:value-type="string">
            <text:p>elevator26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6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56" calcext:value-type="float">
            <text:p>156</text:p>
          </table:table-cell>
          <table:table-cell office:value-type="float" office:value="2132" calcext:value-type="float">
            <text:p>2132</text:p>
          </table:table-cell>
          <table:table-cell office:value-type="float" office:value="78" calcext:value-type="float">
            <text:p>7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7 <text:s text:c="5"/></text:p>
          </table:table-cell>
          <table:table-cell office:value-type="string" calcext:value-type="string">
            <text:p>../examples/elevator/elevator27 <text:s text:c="19"/></text:p>
          </table:table-cell>
          <table:table-cell office:value-type="string" calcext:value-type="string">
            <text:p>elevator27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7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61" calcext:value-type="float">
            <text:p>161</text:p>
          </table:table-cell>
          <table:table-cell office:value-type="float" office:value="2295" calcext:value-type="float">
            <text:p>2295</text:p>
          </table:table-cell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8 <text:s text:c="5"/></text:p>
          </table:table-cell>
          <table:table-cell office:value-type="string" calcext:value-type="string">
            <text:p>../examples/elevator/elevator28 <text:s text:c="19"/></text:p>
          </table:table-cell>
          <table:table-cell office:value-type="string" calcext:value-type="string">
            <text:p>elevator28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8.pddl </text:p>
          </table:table-cell>
          <table:table-cell office:value-type="float" office:value="436.550824218" calcext:value-type="float">
            <text:p>436.550824218</text:p>
          </table:table-cell>
          <table:table-cell office:value-type="float" office:value="17.101560059" calcext:value-type="float">
            <text:p>17.101560059</text:p>
          </table:table-cell>
          <table:table-cell office:value-type="float" office:value="453.885444377" calcext:value-type="float">
            <text:p>453.885444377</text:p>
          </table:table-cell>
          <table:table-cell office:value-type="float" office:value="51" calcext:value-type="float">
            <text:p>51</text:p>
          </table:table-cell>
          <table:table-cell office:value-type="float" office:value="2624556" calcext:value-type="float">
            <text:p>2624556</text:p>
          </table:table-cell>
          <table:table-cell office:value-type="float" office:value="167" calcext:value-type="float">
            <text:p>167</text:p>
          </table:table-cell>
          <table:table-cell office:value-type="float" office:value="2464" calcext:value-type="float">
            <text:p>246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29 <text:s text:c="5"/></text:p>
          </table:table-cell>
          <table:table-cell office:value-type="string" calcext:value-type="string">
            <text:p>../examples/elevator/elevator29 <text:s text:c="19"/></text:p>
          </table:table-cell>
          <table:table-cell office:value-type="string" calcext:value-type="string">
            <text:p>elevator29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29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72" calcext:value-type="float">
            <text:p>172</text:p>
          </table:table-cell>
          <table:table-cell office:value-type="float" office:value="2639" calcext:value-type="float">
            <text:p>2639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30 <text:s text:c="5"/></text:p>
          </table:table-cell>
          <table:table-cell office:value-type="string" calcext:value-type="string">
            <text:p>../examples/elevator/elevator30 <text:s text:c="19"/></text:p>
          </table:table-cell>
          <table:table-cell office:value-type="string" calcext:value-type="string">
            <text:p>elevator30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30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78" calcext:value-type="float">
            <text:p>178</text:p>
          </table:table-cell>
          <table:table-cell office:value-type="float" office:value="2820" calcext:value-type="float">
            <text:p>2820</text:p>
          </table:table-cell>
          <table:table-cell office:value-type="float" office:value="90" calcext:value-type="float">
            <text:p>9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31 <text:s text:c="5"/></text:p>
          </table:table-cell>
          <table:table-cell office:value-type="string" calcext:value-type="string">
            <text:p>../examples/elevator/elevator31 <text:s text:c="19"/></text:p>
          </table:table-cell>
          <table:table-cell office:value-type="string" calcext:value-type="string">
            <text:p>elevator31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31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3" calcext:value-type="float">
            <text:p>183</text:p>
          </table:table-cell>
          <table:table-cell office:value-type="float" office:value="3007" calcext:value-type="float">
            <text:p>300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32 <text:s text:c="5"/></text:p>
          </table:table-cell>
          <table:table-cell office:value-type="string" calcext:value-type="string">
            <text:p>../examples/elevator/elevator32 <text:s text:c="19"/></text:p>
          </table:table-cell>
          <table:table-cell office:value-type="string" calcext:value-type="string">
            <text:p>elevator32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32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8" calcext:value-type="float">
            <text:p>188</text:p>
          </table:table-cell>
          <table:table-cell office:value-type="float" office:value="3200" calcext:value-type="float">
            <text:p>320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33 <text:s text:c="5"/></text:p>
          </table:table-cell>
          <table:table-cell office:value-type="string" calcext:value-type="string">
            <text:p>../examples/elevator/elevator33 <text:s text:c="19"/></text:p>
          </table:table-cell>
          <table:table-cell office:value-type="string" calcext:value-type="string">
            <text:p>elevator33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33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94" calcext:value-type="float">
            <text:p>194</text:p>
          </table:table-cell>
          <table:table-cell office:value-type="float" office:value="3399" calcext:value-type="float">
            <text:p>3399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elevator34 <text:s text:c="5"/></text:p>
          </table:table-cell>
          <table:table-cell office:value-type="string" calcext:value-type="string">
            <text:p>../examples/elevator/elevator34 <text:s text:c="19"/></text:p>
          </table:table-cell>
          <table:table-cell office:value-type="string" calcext:value-type="string">
            <text:p>elevator34.ttl <text:s/></text:p>
          </table:table-cell>
          <table:table-cell office:value-type="string" calcext:value-type="string">
            <text:p>elevator.pddl <text:s text:c="5"/></text:p>
          </table:table-cell>
          <table:table-cell office:value-type="string" calcext:value-type="string">
            <text:p>elevatorProblem34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99" calcext:value-type="float">
            <text:p>199</text:p>
          </table:table-cell>
          <table:table-cell office:value-type="float" office:value="3604" calcext:value-type="float">
            <text:p>3604</text:p>
          </table:table-cell>
          <table:table-cell office:value-type="float" office:value="102" calcext:value-type="float">
            <text:p>10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6 <text:s text:c="10"/></text:p>
          </table:table-cell>
          <table:table-cell office:value-type="string" calcext:value-type="string">
            <text:p>../examples/cats/6 <text:s text:c="32"/></text:p>
          </table:table-cell>
          <table:table-cell office:value-type="string" calcext:value-type="string">
            <text:p>cats6.ttl <text:s text:c="6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6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7 <text:s text:c="10"/></text:p>
          </table:table-cell>
          <table:table-cell office:value-type="string" calcext:value-type="string">
            <text:p>../examples/cats/7 <text:s text:c="32"/></text:p>
          </table:table-cell>
          <table:table-cell office:value-type="string" calcext:value-type="string">
            <text:p>cats7.ttl <text:s text:c="6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7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8 <text:s text:c="10"/></text:p>
          </table:table-cell>
          <table:table-cell office:value-type="string" calcext:value-type="string">
            <text:p>../examples/cats/8 <text:s text:c="32"/></text:p>
          </table:table-cell>
          <table:table-cell office:value-type="string" calcext:value-type="string">
            <text:p>cats8.ttl <text:s text:c="6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8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9 <text:s text:c="10"/></text:p>
          </table:table-cell>
          <table:table-cell office:value-type="string" calcext:value-type="string">
            <text:p>../examples/cats/9 <text:s text:c="32"/></text:p>
          </table:table-cell>
          <table:table-cell office:value-type="string" calcext:value-type="string">
            <text:p>cats9.ttl <text:s text:c="6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9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87" calcext:value-type="float">
            <text:p>387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0 <text:s text:c="9"/></text:p>
          </table:table-cell>
          <table:table-cell office:value-type="string" calcext:value-type="string">
            <text:p>../examples/cats/10 <text:s text:c="31"/></text:p>
          </table:table-cell>
          <table:table-cell office:value-type="string" calcext:value-type="string">
            <text:p>cats10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69" calcext:value-type="float">
            <text:p>469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1 <text:s text:c="9"/></text:p>
          </table:table-cell>
          <table:table-cell office:value-type="string" calcext:value-type="string">
            <text:p>../examples/cats/11 <text:s text:c="31"/></text:p>
          </table:table-cell>
          <table:table-cell office:value-type="string" calcext:value-type="string">
            <text:p>cats11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1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2 <text:s text:c="9"/></text:p>
          </table:table-cell>
          <table:table-cell office:value-type="string" calcext:value-type="string">
            <text:p>../examples/cats/12 <text:s text:c="31"/></text:p>
          </table:table-cell>
          <table:table-cell office:value-type="string" calcext:value-type="string">
            <text:p>cats12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2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57" calcext:value-type="float">
            <text:p>657</text:p>
          </table:table-cell>
          <table:table-cell office:value-type="float" office:value="24" calcext:value-type="float">
            <text:p>24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3 <text:s text:c="9"/></text:p>
          </table:table-cell>
          <table:table-cell office:value-type="string" calcext:value-type="string">
            <text:p>../examples/cats/13 <text:s text:c="31"/></text:p>
          </table:table-cell>
          <table:table-cell office:value-type="string" calcext:value-type="string">
            <text:p>cats13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3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763" calcext:value-type="float">
            <text:p>763</text:p>
          </table:table-cell>
          <table:table-cell office:value-type="float" office:value="26" calcext:value-type="float">
            <text:p>26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4 <text:s text:c="9"/></text:p>
          </table:table-cell>
          <table:table-cell office:value-type="string" calcext:value-type="string">
            <text:p>../examples/cats/14 <text:s text:c="31"/></text:p>
          </table:table-cell>
          <table:table-cell office:value-type="string" calcext:value-type="string">
            <text:p>cats14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4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77" calcext:value-type="float">
            <text:p>877</text:p>
          </table:table-cell>
          <table:table-cell office:value-type="float" office:value="28" calcext:value-type="float">
            <text:p>28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5 <text:s text:c="9"/></text:p>
          </table:table-cell>
          <table:table-cell office:value-type="string" calcext:value-type="string">
            <text:p>../examples/cats/15 <text:s text:c="31"/></text:p>
          </table:table-cell>
          <table:table-cell office:value-type="string" calcext:value-type="string">
            <text:p>cats15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999" calcext:value-type="float">
            <text:p>999</text:p>
          </table:table-cell>
          <table:table-cell office:value-type="float" office:value="30" calcext:value-type="float">
            <text:p>30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6 <text:s text:c="9"/></text:p>
          </table:table-cell>
          <table:table-cell office:value-type="string" calcext:value-type="string">
            <text:p>../examples/cats/16 <text:s text:c="31"/></text:p>
          </table:table-cell>
          <table:table-cell office:value-type="string" calcext:value-type="string">
            <text:p>cats16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129" calcext:value-type="float">
            <text:p>1129</text:p>
          </table:table-cell>
          <table:table-cell office:value-type="float" office:value="32" calcext:value-type="float">
            <text:p>32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7 <text:s text:c="9"/></text:p>
          </table:table-cell>
          <table:table-cell office:value-type="string" calcext:value-type="string">
            <text:p>../examples/cats/17 <text:s text:c="31"/></text:p>
          </table:table-cell>
          <table:table-cell office:value-type="string" calcext:value-type="string">
            <text:p>cats17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8 <text:s text:c="9"/></text:p>
          </table:table-cell>
          <table:table-cell office:value-type="string" calcext:value-type="string">
            <text:p>../examples/cats/18 <text:s text:c="31"/></text:p>
          </table:table-cell>
          <table:table-cell office:value-type="string" calcext:value-type="string">
            <text:p>cats18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413" calcext:value-type="float">
            <text:p>1413</text:p>
          </table:table-cell>
          <table:table-cell office:value-type="float" office:value="36" calcext:value-type="float">
            <text:p>36</text:p>
          </table:table-cell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19 <text:s text:c="9"/></text:p>
          </table:table-cell>
          <table:table-cell office:value-type="string" calcext:value-type="string">
            <text:p>../examples/cats/19 <text:s text:c="31"/></text:p>
          </table:table-cell>
          <table:table-cell office:value-type="string" calcext:value-type="string">
            <text:p>cats19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19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567" calcext:value-type="float">
            <text:p>1567</text:p>
          </table:table-cell>
          <table:table-cell office:value-type="float" office:value="38" calcext:value-type="float">
            <text:p>38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20 <text:s text:c="9"/></text:p>
          </table:table-cell>
          <table:table-cell office:value-type="string" calcext:value-type="string">
            <text:p>../examples/cats/20 <text:s text:c="31"/></text:p>
          </table:table-cell>
          <table:table-cell office:value-type="string" calcext:value-type="string">
            <text:p>cats20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2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729" calcext:value-type="float">
            <text:p>1729</text:p>
          </table:table-cell>
          <table:table-cell office:value-type="float" office:value="40" calcext:value-type="float">
            <text:p>40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21 <text:s text:c="9"/></text:p>
          </table:table-cell>
          <table:table-cell office:value-type="string" calcext:value-type="string">
            <text:p>../examples/cats/21 <text:s text:c="31"/></text:p>
          </table:table-cell>
          <table:table-cell office:value-type="string" calcext:value-type="string">
            <text:p>cats21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21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99" calcext:value-type="float">
            <text:p>1899</text:p>
          </table:table-cell>
          <table:table-cell office:value-type="float" office:value="42" calcext:value-type="float">
            <text:p>42</text:p>
          </table:table-cell>
          <table:table-cell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22 <text:s text:c="9"/></text:p>
          </table:table-cell>
          <table:table-cell office:value-type="string" calcext:value-type="string">
            <text:p>../examples/cats/22 <text:s text:c="31"/></text:p>
          </table:table-cell>
          <table:table-cell office:value-type="string" calcext:value-type="string">
            <text:p>cats22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22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23 <text:s text:c="9"/></text:p>
          </table:table-cell>
          <table:table-cell office:value-type="string" calcext:value-type="string">
            <text:p>../examples/cats/23 <text:s text:c="31"/></text:p>
          </table:table-cell>
          <table:table-cell office:value-type="string" calcext:value-type="string">
            <text:p>cats23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23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263" calcext:value-type="float">
            <text:p>2263</text:p>
          </table:table-cell>
          <table:table-cell office:value-type="float" office:value="46" calcext:value-type="float">
            <text:p>46</text:p>
          </table:table-cell>
          <table:table-cell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24 <text:s text:c="9"/></text:p>
          </table:table-cell>
          <table:table-cell office:value-type="string" calcext:value-type="string">
            <text:p>../examples/cats/24 <text:s text:c="31"/></text:p>
          </table:table-cell>
          <table:table-cell office:value-type="string" calcext:value-type="string">
            <text:p>cats24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24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457" calcext:value-type="float">
            <text:p>2457</text:p>
          </table:table-cell>
          <table:table-cell office:value-type="float" office:value="48" calcext:value-type="float">
            <text:p>48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cats25 <text:s text:c="9"/></text:p>
          </table:table-cell>
          <table:table-cell office:value-type="string" calcext:value-type="string">
            <text:p>../examples/cats/25 <text:s text:c="31"/></text:p>
          </table:table-cell>
          <table:table-cell office:value-type="string" calcext:value-type="string">
            <text:p>cats25.ttl <text:s text:c="5"/></text:p>
          </table:table-cell>
          <table:table-cell office:value-type="string" calcext:value-type="string">
            <text:p>cats.pddl <text:s text:c="9"/></text:p>
          </table:table-cell>
          <table:table-cell office:value-type="string" calcext:value-type="string">
            <text:p>catsProblem25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59" calcext:value-type="float">
            <text:p>2659</text:p>
          </table:table-cell>
          <table:table-cell office:value-type="float" office:value="50" calcext:value-type="float">
            <text:p>50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5-5 <text:s text:c="6"/></text:p>
          </table:table-cell>
          <table:table-cell office:value-type="string" calcext:value-type="string">
            <text:p>../examples/drones/5-5 <text:s text:c="28"/></text:p>
          </table:table-cell>
          <table:table-cell office:value-type="string" calcext:value-type="string">
            <text:p>drone5-5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5.pddl <text:s text:c="2"/></text:p>
          </table:table-cell>
          <table:table-cell office:value-type="float" office:value="281.255561171" calcext:value-type="float">
            <text:p>281.255561171</text:p>
          </table:table-cell>
          <table:table-cell office:value-type="float" office:value="0.442754619" calcext:value-type="float">
            <text:p>0.442754619</text:p>
          </table:table-cell>
          <table:table-cell office:value-type="float" office:value="281.819032082" calcext:value-type="float">
            <text:p>281.819032082</text:p>
          </table:table-cell>
          <table:table-cell office:value-type="float" office:value="6" calcext:value-type="float">
            <text:p>6</text:p>
          </table:table-cell>
          <table:table-cell office:value-type="float" office:value="2297" calcext:value-type="float">
            <text:p>2297</text:p>
          </table:table-cell>
          <table:table-cell office:value-type="float" office:value="221" calcext:value-type="float">
            <text:p>221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5-6 <text:s text:c="6"/></text:p>
          </table:table-cell>
          <table:table-cell office:value-type="string" calcext:value-type="string">
            <text:p>../examples/drones/5-6 <text:s text:c="28"/></text:p>
          </table:table-cell>
          <table:table-cell office:value-type="string" calcext:value-type="string">
            <text:p>drone5-6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6.pddl <text:s text:c="2"/></text:p>
          </table:table-cell>
          <table:table-cell office:value-type="float" office:value="345.372844373" calcext:value-type="float">
            <text:p>345.372844373</text:p>
          </table:table-cell>
          <table:table-cell office:value-type="float" office:value="0.733949979" calcext:value-type="float">
            <text:p>0.733949979</text:p>
          </table:table-cell>
          <table:table-cell office:value-type="float" office:value="346.231414281" calcext:value-type="float">
            <text:p>346.231414281</text:p>
          </table:table-cell>
          <table:table-cell office:value-type="float" office:value="8" calcext:value-type="float">
            <text:p>8</text:p>
          </table:table-cell>
          <table:table-cell office:value-type="float" office:value="13851" calcext:value-type="float">
            <text:p>13851</text:p>
          </table:table-cell>
          <table:table-cell office:value-type="float" office:value="221" calcext:value-type="float">
            <text:p>221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5-7 <text:s text:c="6"/></text:p>
          </table:table-cell>
          <table:table-cell office:value-type="string" calcext:value-type="string">
            <text:p>../examples/drones/5-7 <text:s text:c="28"/></text:p>
          </table:table-cell>
          <table:table-cell office:value-type="string" calcext:value-type="string">
            <text:p>drone5-7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7.pddl <text:s text:c="2"/></text:p>
          </table:table-cell>
          <table:table-cell office:value-type="float" office:value="383.379074544" calcext:value-type="float">
            <text:p>383.379074544</text:p>
          </table:table-cell>
          <table:table-cell office:value-type="float" office:value="5.814862664" calcext:value-type="float">
            <text:p>5.814862664</text:p>
          </table:table-cell>
          <table:table-cell office:value-type="float" office:value="389.315221524" calcext:value-type="float">
            <text:p>389.315221524</text:p>
          </table:table-cell>
          <table:table-cell office:value-type="float" office:value="11" calcext:value-type="float">
            <text:p>11</text:p>
          </table:table-cell>
          <table:table-cell office:value-type="float" office:value="184522" calcext:value-type="float">
            <text:p>184522</text:p>
          </table:table-cell>
          <table:table-cell office:value-type="float" office:value="220" calcext:value-type="float">
            <text:p>220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5-8 <text:s text:c="6"/></text:p>
          </table:table-cell>
          <table:table-cell office:value-type="string" calcext:value-type="string">
            <text:p>../examples/drones/5-8 <text:s text:c="28"/></text:p>
          </table:table-cell>
          <table:table-cell office:value-type="string" calcext:value-type="string">
            <text:p>drone5-8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5-8.pddl <text:s text:c="2"/></text:p>
          </table:table-cell>
          <table:table-cell office:value-type="float" office:value="404.906668994" calcext:value-type="float">
            <text:p>404.906668994</text:p>
          </table:table-cell>
          <table:table-cell office:value-type="float" office:value="8.040177541" calcext:value-type="float">
            <text:p>8.040177541</text:p>
          </table:table-cell>
          <table:table-cell office:value-type="float" office:value="413.066958032" calcext:value-type="float">
            <text:p>413.066958032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199521" calcext:value-type="float">
            <text:p>199521</text:p>
          </table:table-cell>
          <table:table-cell office:value-type="float" office:value="221" calcext:value-type="float">
            <text:p>221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6-5 <text:s text:c="6"/></text:p>
          </table:table-cell>
          <table:table-cell office:value-type="string" calcext:value-type="string">
            <text:p>../examples/drones/6-5 <text:s text:c="28"/></text:p>
          </table:table-cell>
          <table:table-cell office:value-type="string" calcext:value-type="string">
            <text:p>drone6-5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5.pddl <text:s text:c="2"/></text:p>
          </table:table-cell>
          <table:table-cell office:value-type="float" office:value="602.664105143" calcext:value-type="float">
            <text:p>602.664105143</text:p>
          </table:table-cell>
          <table:table-cell office:value-type="float" office:value="0.668291155" calcext:value-type="float">
            <text:p>0.668291155</text:p>
          </table:table-cell>
          <table:table-cell office:value-type="float" office:value="603.55977989" calcext:value-type="float">
            <text:p>603.55977989</text:p>
          </table:table-cell>
          <table:table-cell office:value-type="float" office:value="5" calcext:value-type="float">
            <text:p>5</text:p>
          </table:table-cell>
          <table:table-cell office:value-type="float" office:value="1266" calcext:value-type="float">
            <text:p>1266</text:p>
          </table:table-cell>
          <table:table-cell office:value-type="float" office:value="307" calcext:value-type="float">
            <text:p>307</text:p>
          </table:table-cell>
          <table:table-cell office:value-type="float" office:value="2664" calcext:value-type="float">
            <text:p>266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6-6 <text:s text:c="6"/></text:p>
          </table:table-cell>
          <table:table-cell office:value-type="string" calcext:value-type="string">
            <text:p>../examples/drones/6-6 <text:s text:c="28"/></text:p>
          </table:table-cell>
          <table:table-cell office:value-type="string" calcext:value-type="string">
            <text:p>drone6-6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6.pddl <text:s text:c="2"/></text:p>
          </table:table-cell>
          <table:table-cell office:value-type="float" office:value="646.886192414" calcext:value-type="float">
            <text:p>646.886192414</text:p>
          </table:table-cell>
          <table:table-cell office:value-type="float" office:value="0.9841778" calcext:value-type="float">
            <text:p>0.9841778</text:p>
          </table:table-cell>
          <table:table-cell office:value-type="float" office:value="648.101198837" calcext:value-type="float">
            <text:p>648.101198837</text:p>
          </table:table-cell>
          <table:table-cell office:value-type="float" office:value="8" calcext:value-type="float">
            <text:p>8</text:p>
          </table:table-cell>
          <table:table-cell office:value-type="float" office:value="14331" calcext:value-type="float">
            <text:p>14331</text:p>
          </table:table-cell>
          <table:table-cell office:value-type="float" office:value="307" calcext:value-type="float">
            <text:p>307</text:p>
          </table:table-cell>
          <table:table-cell office:value-type="float" office:value="2664" calcext:value-type="float">
            <text:p>266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6-7 <text:s text:c="6"/></text:p>
          </table:table-cell>
          <table:table-cell office:value-type="string" calcext:value-type="string">
            <text:p>../examples/drones/6-7 <text:s text:c="28"/></text:p>
          </table:table-cell>
          <table:table-cell office:value-type="string" calcext:value-type="string">
            <text:p>drone6-7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7.pddl <text:s text:c="2"/></text:p>
          </table:table-cell>
          <table:table-cell office:value-type="float" office:value="655.592471261" calcext:value-type="float">
            <text:p>655.592471261</text:p>
          </table:table-cell>
          <table:table-cell office:value-type="float" office:value="4.440765407" calcext:value-type="float">
            <text:p>4.440765407</text:p>
          </table:table-cell>
          <table:table-cell office:value-type="float" office:value="660.262434926" calcext:value-type="float">
            <text:p>660.262434926</text:p>
          </table:table-cell>
          <table:table-cell office:value-type="float" office:value="11" calcext:value-type="float">
            <text:p>11</text:p>
          </table:table-cell>
          <table:table-cell office:value-type="float" office:value="138495" calcext:value-type="float">
            <text:p>138495</text:p>
          </table:table-cell>
          <table:table-cell office:value-type="float" office:value="308" calcext:value-type="float">
            <text:p>308</text:p>
          </table:table-cell>
          <table:table-cell office:value-type="float" office:value="2664" calcext:value-type="float">
            <text:p>266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6-8 <text:s text:c="6"/></text:p>
          </table:table-cell>
          <table:table-cell office:value-type="string" calcext:value-type="string">
            <text:p>../examples/drones/6-8 <text:s text:c="28"/></text:p>
          </table:table-cell>
          <table:table-cell office:value-type="string" calcext:value-type="string">
            <text:p>drone6-8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6-8.pddl <text:s text:c="2"/></text:p>
          </table:table-cell>
          <table:table-cell office:value-type="float" office:value="571.791641875" calcext:value-type="float">
            <text:p>571.791641875</text:p>
          </table:table-cell>
          <table:table-cell office:value-type="float" office:value="96.103949933" calcext:value-type="float">
            <text:p>96.103949933</text:p>
          </table:table-cell>
          <table:table-cell office:value-type="float" office:value="668.124448597" calcext:value-type="float">
            <text:p>668.124448597</text:p>
          </table:table-cell>
          <table:table-cell office:value-type="float" office:value="13" calcext:value-type="float">
            <text:p>13</text:p>
          </table:table-cell>
          <table:table-cell office:value-type="float" office:value="1713846" calcext:value-type="float">
            <text:p>1713846</text:p>
          </table:table-cell>
          <table:table-cell office:value-type="float" office:value="307" calcext:value-type="float">
            <text:p>307</text:p>
          </table:table-cell>
          <table:table-cell office:value-type="float" office:value="2664" calcext:value-type="float">
            <text:p>266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7-5 <text:s text:c="6"/></text:p>
          </table:table-cell>
          <table:table-cell office:value-type="string" calcext:value-type="string">
            <text:p>../examples/drones/7-5 <text:s text:c="28"/></text:p>
          </table:table-cell>
          <table:table-cell office:value-type="string" calcext:value-type="string">
            <text:p>drone7-5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5.pddl <text:s text:c="2"/></text:p>
          </table:table-cell>
          <table:table-cell office:value-type="float" office:value="1138.475512859" calcext:value-type="float">
            <text:p>1138.475512859</text:p>
          </table:table-cell>
          <table:table-cell office:value-type="float" office:value="1.055569914" calcext:value-type="float">
            <text:p>1.055569914</text:p>
          </table:table-cell>
          <table:table-cell office:value-type="float" office:value="1139.940101352" calcext:value-type="float">
            <text:p>1139.940101352</text:p>
          </table:table-cell>
          <table:table-cell office:value-type="float" office:value="6" calcext:value-type="float">
            <text:p>6</text:p>
          </table:table-cell>
          <table:table-cell office:value-type="float" office:value="1975" calcext:value-type="float">
            <text:p>1975</text:p>
          </table:table-cell>
          <table:table-cell office:value-type="float" office:value="410" calcext:value-type="float">
            <text:p>410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7-6 <text:s text:c="6"/></text:p>
          </table:table-cell>
          <table:table-cell office:value-type="string" calcext:value-type="string">
            <text:p>../examples/drones/7-6 <text:s text:c="28"/></text:p>
          </table:table-cell>
          <table:table-cell office:value-type="string" calcext:value-type="string">
            <text:p>drone7-6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6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09" calcext:value-type="float">
            <text:p>409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7-7 <text:s text:c="6"/></text:p>
          </table:table-cell>
          <table:table-cell office:value-type="string" calcext:value-type="string">
            <text:p>../examples/drones/7-7 <text:s text:c="28"/></text:p>
          </table:table-cell>
          <table:table-cell office:value-type="string" calcext:value-type="string">
            <text:p>drone7-7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7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10" calcext:value-type="float">
            <text:p>410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7-8 <text:s text:c="6"/></text:p>
          </table:table-cell>
          <table:table-cell office:value-type="string" calcext:value-type="string">
            <text:p>../examples/drones/7-8 <text:s text:c="28"/></text:p>
          </table:table-cell>
          <table:table-cell office:value-type="string" calcext:value-type="string">
            <text:p>drone7-8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7-8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09" calcext:value-type="float">
            <text:p>409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8-5 <text:s text:c="6"/></text:p>
          </table:table-cell>
          <table:table-cell office:value-type="string" calcext:value-type="string">
            <text:p>../examples/drones/8-5 <text:s text:c="28"/></text:p>
          </table:table-cell>
          <table:table-cell office:value-type="string" calcext:value-type="string">
            <text:p>drone8-5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5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32" calcext:value-type="float">
            <text:p>532</text:p>
          </table:table-cell>
          <table:table-cell office:value-type="float" office:value="8320" calcext:value-type="float">
            <text:p>83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8-6 <text:s text:c="6"/></text:p>
          </table:table-cell>
          <table:table-cell office:value-type="string" calcext:value-type="string">
            <text:p>../examples/drones/8-6 <text:s text:c="28"/></text:p>
          </table:table-cell>
          <table:table-cell office:value-type="string" calcext:value-type="string">
            <text:p>drone8-6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6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32" calcext:value-type="float">
            <text:p>532</text:p>
          </table:table-cell>
          <table:table-cell office:value-type="float" office:value="8320" calcext:value-type="float">
            <text:p>83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8-7 <text:s text:c="6"/></text:p>
          </table:table-cell>
          <table:table-cell office:value-type="string" calcext:value-type="string">
            <text:p>../examples/drones/8-7 <text:s text:c="28"/></text:p>
          </table:table-cell>
          <table:table-cell office:value-type="string" calcext:value-type="string">
            <text:p>drone8-7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7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32" calcext:value-type="float">
            <text:p>532</text:p>
          </table:table-cell>
          <table:table-cell office:value-type="float" office:value="8320" calcext:value-type="float">
            <text:p>83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8-8 <text:s text:c="6"/></text:p>
          </table:table-cell>
          <table:table-cell office:value-type="string" calcext:value-type="string">
            <text:p>../examples/drones/8-8 <text:s text:c="28"/></text:p>
          </table:table-cell>
          <table:table-cell office:value-type="string" calcext:value-type="string">
            <text:p>drone8-8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8-8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32" calcext:value-type="float">
            <text:p>532</text:p>
          </table:table-cell>
          <table:table-cell office:value-type="float" office:value="8320" calcext:value-type="float">
            <text:p>832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9-5 <text:s text:c="6"/></text:p>
          </table:table-cell>
          <table:table-cell office:value-type="string" calcext:value-type="string">
            <text:p>../examples/drones/9-5 <text:s text:c="28"/></text:p>
          </table:table-cell>
          <table:table-cell office:value-type="string" calcext:value-type="string">
            <text:p>drone9-5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5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69" calcext:value-type="float">
            <text:p>669</text:p>
          </table:table-cell>
          <table:table-cell office:value-type="float" office:value="13284" calcext:value-type="float">
            <text:p>1328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9-6 <text:s text:c="6"/></text:p>
          </table:table-cell>
          <table:table-cell office:value-type="string" calcext:value-type="string">
            <text:p>../examples/drones/9-6 <text:s text:c="28"/></text:p>
          </table:table-cell>
          <table:table-cell office:value-type="string" calcext:value-type="string">
            <text:p>drone9-6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6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70" calcext:value-type="float">
            <text:p>670</text:p>
          </table:table-cell>
          <table:table-cell office:value-type="float" office:value="13284" calcext:value-type="float">
            <text:p>1328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9-7 <text:s text:c="6"/></text:p>
          </table:table-cell>
          <table:table-cell office:value-type="string" calcext:value-type="string">
            <text:p>../examples/drones/9-7 <text:s text:c="28"/></text:p>
          </table:table-cell>
          <table:table-cell office:value-type="string" calcext:value-type="string">
            <text:p>drone9-7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7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68" calcext:value-type="float">
            <text:p>668</text:p>
          </table:table-cell>
          <table:table-cell office:value-type="float" office:value="13284" calcext:value-type="float">
            <text:p>1328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9-8 <text:s text:c="6"/></text:p>
          </table:table-cell>
          <table:table-cell office:value-type="string" calcext:value-type="string">
            <text:p>../examples/drones/9-8 <text:s text:c="28"/></text:p>
          </table:table-cell>
          <table:table-cell office:value-type="string" calcext:value-type="string">
            <text:p>drone9-8.ttl <text:s text:c="3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9-8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69" calcext:value-type="float">
            <text:p>669</text:p>
          </table:table-cell>
          <table:table-cell office:value-type="float" office:value="13284" calcext:value-type="float">
            <text:p>1328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10-5 <text:s text:c="5"/></text:p>
          </table:table-cell>
          <table:table-cell office:value-type="string" calcext:value-type="string">
            <text:p>../examples/drones/10-5 <text:s text:c="27"/></text:p>
          </table:table-cell>
          <table:table-cell office:value-type="string" calcext:value-type="string">
            <text:p>drone10-5.ttl <text:s text:c="2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5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21" calcext:value-type="float">
            <text:p>82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10-6 <text:s text:c="5"/></text:p>
          </table:table-cell>
          <table:table-cell office:value-type="string" calcext:value-type="string">
            <text:p>../examples/drones/10-6 <text:s text:c="27"/></text:p>
          </table:table-cell>
          <table:table-cell office:value-type="string" calcext:value-type="string">
            <text:p>drone10-6.ttl <text:s text:c="2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6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23" calcext:value-type="float">
            <text:p>823</text:p>
          </table:table-cell>
          <table:table-cell office:value-type="float" office:value="20200" calcext:value-type="float">
            <text:p>202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10-7 <text:s text:c="5"/></text:p>
          </table:table-cell>
          <table:table-cell office:value-type="string" calcext:value-type="string">
            <text:p>../examples/drones/10-7 <text:s text:c="27"/></text:p>
          </table:table-cell>
          <table:table-cell office:value-type="string" calcext:value-type="string">
            <text:p>drone10-7.ttl <text:s text:c="2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7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24" calcext:value-type="float">
            <text:p>824</text:p>
          </table:table-cell>
          <table:table-cell office:value-type="float" office:value="20200" calcext:value-type="float">
            <text:p>202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drones10-8 <text:s text:c="5"/></text:p>
          </table:table-cell>
          <table:table-cell office:value-type="string" calcext:value-type="string">
            <text:p>../examples/drones/10-8 <text:s text:c="27"/></text:p>
          </table:table-cell>
          <table:table-cell office:value-type="string" calcext:value-type="string">
            <text:p>drone10-8.ttl <text:s text:c="2"/></text:p>
          </table:table-cell>
          <table:table-cell office:value-type="string" calcext:value-type="string">
            <text:p>drone.pddl <text:s text:c="8"/></text:p>
          </table:table-cell>
          <table:table-cell office:value-type="string" calcext:value-type="string">
            <text:p>droneProblem10-8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23" calcext:value-type="float">
            <text:p>823</text:p>
          </table:table-cell>
          <table:table-cell office:value-type="float" office:value="20200" calcext:value-type="float">
            <text:p>2020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3 <text:s text:c="4"/></text:p>
          </table:table-cell>
          <table:table-cell office:value-type="string" calcext:value-type="string">
            <text:p>../examples/taskAssign/3 <text:s text:c="26"/></text:p>
          </table:table-cell>
          <table:table-cell office:value-type="string" calcext:value-type="string">
            <text:p>task3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3.pddl <text:s text:c="5"/></text:p>
          </table:table-cell>
          <table:table-cell office:value-type="float" office:value="32.255544777" calcext:value-type="float">
            <text:p>32.255544777</text:p>
          </table:table-cell>
          <table:table-cell office:value-type="float" office:value="0.116244538" calcext:value-type="float">
            <text:p>0.116244538</text:p>
          </table:table-cell>
          <table:table-cell office:value-type="float" office:value="32.397317898" calcext:value-type="float">
            <text:p>32.39731789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4 <text:s text:c="4"/></text:p>
          </table:table-cell>
          <table:table-cell office:value-type="string" calcext:value-type="string">
            <text:p>../examples/taskAssign/4 <text:s text:c="26"/></text:p>
          </table:table-cell>
          <table:table-cell office:value-type="string" calcext:value-type="string">
            <text:p>task4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4.pddl <text:s text:c="5"/></text:p>
          </table:table-cell>
          <table:table-cell office:value-type="float" office:value="76.829719574" calcext:value-type="float">
            <text:p>76.829719574</text:p>
          </table:table-cell>
          <table:table-cell office:value-type="float" office:value="0.122054183" calcext:value-type="float">
            <text:p>0.122054183</text:p>
          </table:table-cell>
          <table:table-cell office:value-type="float" office:value="76.981797312" calcext:value-type="float">
            <text:p>76.98179731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5 <text:s text:c="4"/></text:p>
          </table:table-cell>
          <table:table-cell office:value-type="string" calcext:value-type="string">
            <text:p>../examples/taskAssign/5 <text:s text:c="26"/></text:p>
          </table:table-cell>
          <table:table-cell office:value-type="string" calcext:value-type="string">
            <text:p>task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5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6 <text:s text:c="4"/></text:p>
          </table:table-cell>
          <table:table-cell office:value-type="string" calcext:value-type="string">
            <text:p>../examples/taskAssign/6 <text:s text:c="26"/></text:p>
          </table:table-cell>
          <table:table-cell office:value-type="string" calcext:value-type="string">
            <text:p>task6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6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7 <text:s text:c="4"/></text:p>
          </table:table-cell>
          <table:table-cell office:value-type="string" calcext:value-type="string">
            <text:p>../examples/taskAssign/7 <text:s text:c="26"/></text:p>
          </table:table-cell>
          <table:table-cell office:value-type="string" calcext:value-type="string">
            <text:p>task7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7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8 <text:s text:c="4"/></text:p>
          </table:table-cell>
          <table:table-cell office:value-type="string" calcext:value-type="string">
            <text:p>../examples/taskAssign/8 <text:s text:c="26"/></text:p>
          </table:table-cell>
          <table:table-cell office:value-type="string" calcext:value-type="string">
            <text:p>task8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8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3750" calcext:value-type="float">
            <text:p>937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9 <text:s text:c="4"/></text:p>
          </table:table-cell>
          <table:table-cell office:value-type="string" calcext:value-type="string">
            <text:p>../examples/taskAssign/9 <text:s text:c="26"/></text:p>
          </table:table-cell>
          <table:table-cell office:value-type="string" calcext:value-type="string">
            <text:p>task9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9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0 <text:s text:c="3"/></text:p>
          </table:table-cell>
          <table:table-cell office:value-type="string" calcext:value-type="string">
            <text:p>../examples/taskAssign/10 <text:s text:c="25"/></text:p>
          </table:table-cell>
          <table:table-cell office:value-type="string" calcext:value-type="string">
            <text:p>task1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1 <text:s text:c="3"/></text:p>
          </table:table-cell>
          <table:table-cell office:value-type="string" calcext:value-type="string">
            <text:p>../examples/taskAssign/11 <text:s text:c="25"/></text:p>
          </table:table-cell>
          <table:table-cell office:value-type="string" calcext:value-type="string">
            <text:p>task11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1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2 <text:s text:c="3"/></text:p>
          </table:table-cell>
          <table:table-cell office:value-type="string" calcext:value-type="string">
            <text:p>../examples/taskAssign/12 <text:s text:c="25"/></text:p>
          </table:table-cell>
          <table:table-cell office:value-type="string" calcext:value-type="string">
            <text:p>task12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2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3 <text:s text:c="3"/></text:p>
          </table:table-cell>
          <table:table-cell office:value-type="string" calcext:value-type="string">
            <text:p>../examples/taskAssign/13 <text:s text:c="25"/></text:p>
          </table:table-cell>
          <table:table-cell office:value-type="string" calcext:value-type="string">
            <text:p>task13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3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4 <text:s text:c="3"/></text:p>
          </table:table-cell>
          <table:table-cell office:value-type="string" calcext:value-type="string">
            <text:p>../examples/taskAssign/14 <text:s text:c="25"/></text:p>
          </table:table-cell>
          <table:table-cell office:value-type="string" calcext:value-type="string">
            <text:p>task14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4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5 <text:s text:c="3"/></text:p>
          </table:table-cell>
          <table:table-cell office:value-type="string" calcext:value-type="string">
            <text:p>../examples/taskAssign/15 <text:s text:c="25"/></text:p>
          </table:table-cell>
          <table:table-cell office:value-type="string" calcext:value-type="string">
            <text:p>task15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94" calcext:value-type="float">
            <text:p>19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6 <text:s text:c="3"/></text:p>
          </table:table-cell>
          <table:table-cell office:value-type="string" calcext:value-type="string">
            <text:p>../examples/taskAssign/16 <text:s text:c="25"/></text:p>
          </table:table-cell>
          <table:table-cell office:value-type="string" calcext:value-type="string">
            <text:p>task16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7 <text:s text:c="3"/></text:p>
          </table:table-cell>
          <table:table-cell office:value-type="string" calcext:value-type="string">
            <text:p>../examples/taskAssign/17 <text:s text:c="25"/></text:p>
          </table:table-cell>
          <table:table-cell office:value-type="string" calcext:value-type="string">
            <text:p>task17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8 <text:s text:c="3"/></text:p>
          </table:table-cell>
          <table:table-cell office:value-type="string" calcext:value-type="string">
            <text:p>../examples/taskAssign/18 <text:s text:c="25"/></text:p>
          </table:table-cell>
          <table:table-cell office:value-type="string" calcext:value-type="string">
            <text:p>task18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19 <text:s text:c="3"/></text:p>
          </table:table-cell>
          <table:table-cell office:value-type="string" calcext:value-type="string">
            <text:p>../examples/taskAssign/19 <text:s text:c="25"/></text:p>
          </table:table-cell>
          <table:table-cell office:value-type="string" calcext:value-type="string">
            <text:p>task19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19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20 <text:s text:c="3"/></text:p>
          </table:table-cell>
          <table:table-cell office:value-type="string" calcext:value-type="string">
            <text:p>../examples/taskAssign/20 <text:s text:c="25"/></text:p>
          </table:table-cell>
          <table:table-cell office:value-type="string" calcext:value-type="string">
            <text:p>task2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2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21 <text:s text:c="3"/></text:p>
          </table:table-cell>
          <table:table-cell office:value-type="string" calcext:value-type="string">
            <text:p>../examples/taskAssign/21 <text:s text:c="25"/></text:p>
          </table:table-cell>
          <table:table-cell office:value-type="string" calcext:value-type="string">
            <text:p>task21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21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1" calcext:value-type="float">
            <text:p>261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askAssign22 <text:s text:c="3"/></text:p>
          </table:table-cell>
          <table:table-cell office:value-type="string" calcext:value-type="string">
            <text:p>../examples/taskAssign/22 <text:s text:c="25"/></text:p>
          </table:table-cell>
          <table:table-cell office:value-type="string" calcext:value-type="string">
            <text:p>task22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askProblem22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4 <text:s text:c="10"/></text:p>
          </table:table-cell>
          <table:table-cell office:value-type="string" calcext:value-type="string">
            <text:p>../examples/tpsa/4 <text:s text:c="32"/></text:p>
          </table:table-cell>
          <table:table-cell office:value-type="string" calcext:value-type="string">
            <text:p>tpsa4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4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44" calcext:value-type="float">
            <text:p>344</text:p>
          </table:table-cell>
          <table:table-cell office:value-type="float" office:value="108" calcext:value-type="float">
            <text:p>108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5 <text:s text:c="10"/></text:p>
          </table:table-cell>
          <table:table-cell office:value-type="string" calcext:value-type="string">
            <text:p>../examples/tpsa/5 <text:s text:c="32"/></text:p>
          </table:table-cell>
          <table:table-cell office:value-type="string" calcext:value-type="string">
            <text:p>tpsa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09" calcext:value-type="float">
            <text:p>409</text:p>
          </table:table-cell>
          <table:table-cell office:value-type="float" office:value="120" calcext:value-type="float">
            <text:p>120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6 <text:s text:c="10"/></text:p>
          </table:table-cell>
          <table:table-cell office:value-type="string" calcext:value-type="string">
            <text:p>../examples/tpsa/6 <text:s text:c="32"/></text:p>
          </table:table-cell>
          <table:table-cell office:value-type="string" calcext:value-type="string">
            <text:p>tpsa6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80" calcext:value-type="float">
            <text:p>480</text:p>
          </table:table-cell>
          <table:table-cell office:value-type="float" office:value="132" calcext:value-type="float">
            <text:p>132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7 <text:s text:c="10"/></text:p>
          </table:table-cell>
          <table:table-cell office:value-type="string" calcext:value-type="string">
            <text:p>../examples/tpsa/7 <text:s text:c="32"/></text:p>
          </table:table-cell>
          <table:table-cell office:value-type="string" calcext:value-type="string">
            <text:p>tpsa7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57" calcext:value-type="float">
            <text:p>557</text:p>
          </table:table-cell>
          <table:table-cell office:value-type="float" office:value="144" calcext:value-type="float">
            <text:p>144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10 <text:s text:c="9"/></text:p>
          </table:table-cell>
          <table:table-cell office:value-type="string" calcext:value-type="string">
            <text:p>../examples/tpsa/10 <text:s text:c="31"/></text:p>
          </table:table-cell>
          <table:table-cell office:value-type="string" calcext:value-type="string">
            <text:p>tpsa1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1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24" calcext:value-type="float">
            <text:p>824</text:p>
          </table:table-cell>
          <table:table-cell office:value-type="float" office:value="180" calcext:value-type="float">
            <text:p>18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15 <text:s text:c="9"/></text:p>
          </table:table-cell>
          <table:table-cell office:value-type="string" calcext:value-type="string">
            <text:p>../examples/tpsa/15 <text:s text:c="31"/></text:p>
          </table:table-cell>
          <table:table-cell office:value-type="string" calcext:value-type="string">
            <text:p>tpsa15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15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389" calcext:value-type="float">
            <text:p>1389</text:p>
          </table:table-cell>
          <table:table-cell office:value-type="float" office:value="240" calcext:value-type="float">
            <text:p>240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20 <text:s text:c="9"/></text:p>
          </table:table-cell>
          <table:table-cell office:value-type="string" calcext:value-type="string">
            <text:p>../examples/tpsa/20 <text:s text:c="31"/></text:p>
          </table:table-cell>
          <table:table-cell office:value-type="string" calcext:value-type="string">
            <text:p>tpsa2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2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104" calcext:value-type="float">
            <text:p>2104</text:p>
          </table:table-cell>
          <table:table-cell office:value-type="float" office:value="300" calcext:value-type="float">
            <text:p>300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25 <text:s text:c="9"/></text:p>
          </table:table-cell>
          <table:table-cell office:value-type="string" calcext:value-type="string">
            <text:p>../examples/tpsa/25 <text:s text:c="31"/></text:p>
          </table:table-cell>
          <table:table-cell office:value-type="string" calcext:value-type="string">
            <text:p>tpsa25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2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969" calcext:value-type="float">
            <text:p>2969</text:p>
          </table:table-cell>
          <table:table-cell office:value-type="float" office:value="360" calcext:value-type="float">
            <text:p>360</text:p>
          </table:table-cell>
          <table:table-cell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30 <text:s text:c="9"/></text:p>
          </table:table-cell>
          <table:table-cell office:value-type="string" calcext:value-type="string">
            <text:p>../examples/tpsa/30 <text:s text:c="31"/></text:p>
          </table:table-cell>
          <table:table-cell office:value-type="string" calcext:value-type="string">
            <text:p>tpsa3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3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984" calcext:value-type="float">
            <text:p>3984</text:p>
          </table:table-cell>
          <table:table-cell office:value-type="float" office:value="420" calcext:value-type="float">
            <text:p>420</text:p>
          </table:table-cell>
          <table:table-cell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35 <text:s text:c="9"/></text:p>
          </table:table-cell>
          <table:table-cell office:value-type="string" calcext:value-type="string">
            <text:p>../examples/tpsa/35 <text:s text:c="31"/></text:p>
          </table:table-cell>
          <table:table-cell office:value-type="string" calcext:value-type="string">
            <text:p>tpsa35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3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149" calcext:value-type="float">
            <text:p>5149</text:p>
          </table:table-cell>
          <table:table-cell office:value-type="float" office:value="480" calcext:value-type="float">
            <text:p>480</text:p>
          </table:table-cell>
          <table:table-cell office:value-type="float" office:value="5080" calcext:value-type="float">
            <text:p>508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40 <text:s text:c="9"/></text:p>
          </table:table-cell>
          <table:table-cell office:value-type="string" calcext:value-type="string">
            <text:p>../examples/tpsa/40 <text:s text:c="31"/></text:p>
          </table:table-cell>
          <table:table-cell office:value-type="string" calcext:value-type="string">
            <text:p>tpsa4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4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464" calcext:value-type="float">
            <text:p>6464</text:p>
          </table:table-cell>
          <table:table-cell office:value-type="float" office:value="540" calcext:value-type="float">
            <text:p>540</text:p>
          </table:table-cell>
          <table:table-cell office:value-type="float" office:value="6390" calcext:value-type="float">
            <text:p>639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45 <text:s text:c="9"/></text:p>
          </table:table-cell>
          <table:table-cell office:value-type="string" calcext:value-type="string">
            <text:p>../examples/tpsa/45 <text:s text:c="31"/></text:p>
          </table:table-cell>
          <table:table-cell office:value-type="string" calcext:value-type="string">
            <text:p>tpsa45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4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7929" calcext:value-type="float">
            <text:p>7929</text:p>
          </table:table-cell>
          <table:table-cell office:value-type="float" office:value="600" calcext:value-type="float">
            <text:p>600</text:p>
          </table:table-cell>
          <table:table-cell office:value-type="float" office:value="7850" calcext:value-type="float">
            <text:p>785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50 <text:s text:c="9"/></text:p>
          </table:table-cell>
          <table:table-cell office:value-type="string" calcext:value-type="string">
            <text:p>../examples/tpsa/50 <text:s text:c="31"/></text:p>
          </table:table-cell>
          <table:table-cell office:value-type="string" calcext:value-type="string">
            <text:p>tpsa5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5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9544" calcext:value-type="float">
            <text:p>9544</text:p>
          </table:table-cell>
          <table:table-cell office:value-type="float" office:value="660" calcext:value-type="float">
            <text:p>660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55 <text:s text:c="9"/></text:p>
          </table:table-cell>
          <table:table-cell office:value-type="string" calcext:value-type="string">
            <text:p>../examples/tpsa/55 <text:s text:c="31"/></text:p>
          </table:table-cell>
          <table:table-cell office:value-type="string" calcext:value-type="string">
            <text:p>tpsa55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5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1309" calcext:value-type="float">
            <text:p>11309</text:p>
          </table:table-cell>
          <table:table-cell office:value-type="float" office:value="720" calcext:value-type="float">
            <text:p>720</text:p>
          </table:table-cell>
          <table:table-cell office:value-type="float" office:value="11220" calcext:value-type="float">
            <text:p>1122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tpsa60 <text:s text:c="9"/></text:p>
          </table:table-cell>
          <table:table-cell office:value-type="string" calcext:value-type="string">
            <text:p>../examples/tpsa/60 <text:s text:c="31"/></text:p>
          </table:table-cell>
          <table:table-cell office:value-type="string" calcext:value-type="string">
            <text:p>tpsa60.ttl <text:s text:c="5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orderProblem6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3224" calcext:value-type="float">
            <text:p>13224</text:p>
          </table:table-cell>
          <table:table-cell office:value-type="float" office:value="780" calcext:value-type="float">
            <text:p>780</text:p>
          </table:table-cell>
          <table:table-cell office:value-type="float" office:value="13130" calcext:value-type="float">
            <text:p>1313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4 <text:s text:c="11"/></text:p>
          </table:table-cell>
          <table:table-cell office:value-type="string" calcext:value-type="string">
            <text:p>../examples/vta/4 <text:s text:c="33"/></text:p>
          </table:table-cell>
          <table:table-cell office:value-type="string" calcext:value-type="string">
            <text:p>vta4.ttl <text:s text:c="7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17" calcext:value-type="float">
            <text:p>217</text:p>
          </table:table-cell>
          <table:table-cell office:value-type="float" office:value="405" calcext:value-type="float">
            <text:p>40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5 <text:s text:c="11"/></text:p>
          </table:table-cell>
          <table:table-cell office:value-type="string" calcext:value-type="string">
            <text:p>../examples/vta/5 <text:s text:c="33"/></text:p>
          </table:table-cell>
          <table:table-cell office:value-type="string" calcext:value-type="string">
            <text:p>vta5.ttl <text:s text:c="7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30" calcext:value-type="float">
            <text:p>230</text:p>
          </table:table-cell>
          <table:table-cell office:value-type="float" office:value="448" calcext:value-type="float">
            <text:p>44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6 <text:s text:c="11"/></text:p>
          </table:table-cell>
          <table:table-cell office:value-type="string" calcext:value-type="string">
            <text:p>../examples/vta/6 <text:s text:c="33"/></text:p>
          </table:table-cell>
          <table:table-cell office:value-type="string" calcext:value-type="string">
            <text:p>vta6.ttl <text:s text:c="7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43" calcext:value-type="float">
            <text:p>243</text:p>
          </table:table-cell>
          <table:table-cell office:value-type="float" office:value="493" calcext:value-type="float">
            <text:p>493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7 <text:s text:c="11"/></text:p>
          </table:table-cell>
          <table:table-cell office:value-type="string" calcext:value-type="string">
            <text:p>../examples/vta/7 <text:s text:c="33"/></text:p>
          </table:table-cell>
          <table:table-cell office:value-type="string" calcext:value-type="string">
            <text:p>vta7.ttl <text:s text:c="7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7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56" calcext:value-type="float">
            <text:p>256</text:p>
          </table:table-cell>
          <table:table-cell office:value-type="float" office:value="540" calcext:value-type="float">
            <text:p>54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10 <text:s text:c="10"/></text:p>
          </table:table-cell>
          <table:table-cell office:value-type="string" calcext:value-type="string">
            <text:p>../examples/vta/10 <text:s text:c="32"/></text:p>
          </table:table-cell>
          <table:table-cell office:value-type="string" calcext:value-type="string">
            <text:p>vta10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95" calcext:value-type="float">
            <text:p>295</text:p>
          </table:table-cell>
          <table:table-cell office:value-type="float" office:value="693" calcext:value-type="float">
            <text:p>693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15 <text:s text:c="10"/></text:p>
          </table:table-cell>
          <table:table-cell office:value-type="string" calcext:value-type="string">
            <text:p>../examples/vta/15 <text:s text:c="32"/></text:p>
          </table:table-cell>
          <table:table-cell office:value-type="string" calcext:value-type="string">
            <text:p>vta1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60" calcext:value-type="float">
            <text:p>360</text:p>
          </table:table-cell>
          <table:table-cell office:value-type="float" office:value="988" calcext:value-type="float">
            <text:p>988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20 <text:s text:c="10"/></text:p>
          </table:table-cell>
          <table:table-cell office:value-type="string" calcext:value-type="string">
            <text:p>../examples/vta/20 <text:s text:c="32"/></text:p>
          </table:table-cell>
          <table:table-cell office:value-type="string" calcext:value-type="string">
            <text:p>vta20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25" calcext:value-type="float">
            <text:p>425</text:p>
          </table:table-cell>
          <table:table-cell office:value-type="float" office:value="1333" calcext:value-type="float">
            <text:p>1333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25 <text:s text:c="10"/></text:p>
          </table:table-cell>
          <table:table-cell office:value-type="string" calcext:value-type="string">
            <text:p>../examples/vta/25 <text:s text:c="32"/></text:p>
          </table:table-cell>
          <table:table-cell office:value-type="string" calcext:value-type="string">
            <text:p>vta2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90" calcext:value-type="float">
            <text:p>490</text:p>
          </table:table-cell>
          <table:table-cell office:value-type="float" office:value="1728" calcext:value-type="float">
            <text:p>1728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30 <text:s text:c="10"/></text:p>
          </table:table-cell>
          <table:table-cell office:value-type="string" calcext:value-type="string">
            <text:p>../examples/vta/30 <text:s text:c="32"/></text:p>
          </table:table-cell>
          <table:table-cell office:value-type="string" calcext:value-type="string">
            <text:p>vta30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55" calcext:value-type="float">
            <text:p>555</text:p>
          </table:table-cell>
          <table:table-cell office:value-type="float" office:value="2173" calcext:value-type="float">
            <text:p>2173</text:p>
          </table:table-cell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35 <text:s text:c="10"/></text:p>
          </table:table-cell>
          <table:table-cell office:value-type="string" calcext:value-type="string">
            <text:p>../examples/vta/35 <text:s text:c="32"/></text:p>
          </table:table-cell>
          <table:table-cell office:value-type="string" calcext:value-type="string">
            <text:p>vta3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20" calcext:value-type="float">
            <text:p>620</text:p>
          </table:table-cell>
          <table:table-cell office:value-type="float" office:value="2668" calcext:value-type="float">
            <text:p>2668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40 <text:s text:c="10"/></text:p>
          </table:table-cell>
          <table:table-cell office:value-type="string" calcext:value-type="string">
            <text:p>../examples/vta/40 <text:s text:c="32"/></text:p>
          </table:table-cell>
          <table:table-cell office:value-type="string" calcext:value-type="string">
            <text:p>vta40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85" calcext:value-type="float">
            <text:p>685</text:p>
          </table:table-cell>
          <table:table-cell office:value-type="float" office:value="3213" calcext:value-type="float">
            <text:p>3213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45 <text:s text:c="10"/></text:p>
          </table:table-cell>
          <table:table-cell office:value-type="string" calcext:value-type="string">
            <text:p>../examples/vta/45 <text:s text:c="32"/></text:p>
          </table:table-cell>
          <table:table-cell office:value-type="string" calcext:value-type="string">
            <text:p>vta4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750" calcext:value-type="float">
            <text:p>750</text:p>
          </table:table-cell>
          <table:table-cell office:value-type="float" office:value="3808" calcext:value-type="float">
            <text:p>3808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50 <text:s text:c="10"/></text:p>
          </table:table-cell>
          <table:table-cell office:value-type="string" calcext:value-type="string">
            <text:p>../examples/vta/50 <text:s text:c="32"/></text:p>
          </table:table-cell>
          <table:table-cell office:value-type="string" calcext:value-type="string">
            <text:p>vta50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15" calcext:value-type="float">
            <text:p>815</text:p>
          </table:table-cell>
          <table:table-cell office:value-type="float" office:value="4453" calcext:value-type="float">
            <text:p>4453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55 <text:s text:c="10"/></text:p>
          </table:table-cell>
          <table:table-cell office:value-type="string" calcext:value-type="string">
            <text:p>../examples/vta/55 <text:s text:c="32"/></text:p>
          </table:table-cell>
          <table:table-cell office:value-type="string" calcext:value-type="string">
            <text:p>vta55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5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880" calcext:value-type="float">
            <text:p>880</text:p>
          </table:table-cell>
          <table:table-cell office:value-type="float" office:value="5148" calcext:value-type="float">
            <text:p>514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60 <text:s text:c="10"/></text:p>
          </table:table-cell>
          <table:table-cell office:value-type="string" calcext:value-type="string">
            <text:p>../examples/vta/60 <text:s text:c="32"/></text:p>
          </table:table-cell>
          <table:table-cell office:value-type="string" calcext:value-type="string">
            <text:p>vta60.ttl <text:s text:c="6"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945" calcext:value-type="float">
            <text:p>945</text:p>
          </table:table-cell>
          <table:table-cell office:value-type="float" office:value="5893" calcext:value-type="float">
            <text:p>5893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4 <text:s text:c="5"/></text:p>
          </table:table-cell>
          <table:table-cell office:value-type="string" calcext:value-type="string">
            <text:p>../examples/vta_roles/4 <text:s text:c="27"/></text:p>
          </table:table-cell>
          <table:table-cell office:value-type="string" calcext:value-type="string">
            <text:p>vta-roles4.ttl <text:s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325" calcext:value-type="float">
            <text:p>2325</text:p>
          </table:table-cell>
          <table:table-cell office:value-type="float" office:value="2550" calcext:value-type="float">
            <text:p>2550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5 <text:s text:c="5"/></text:p>
          </table:table-cell>
          <table:table-cell office:value-type="string" calcext:value-type="string">
            <text:p>../examples/vta_roles/5 <text:s text:c="27"/></text:p>
          </table:table-cell>
          <table:table-cell office:value-type="string" calcext:value-type="string">
            <text:p>vta-roles5.ttl <text:s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.pddl <text:s text:c="5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38" calcext:value-type="float">
            <text:p>2638</text:p>
          </table:table-cell>
          <table:table-cell office:value-type="float" office:value="2896" calcext:value-type="float">
            <text:p>2896</text:p>
          </table:table-cell>
          <table:table-cell office:value-type="float" office:value="2576" calcext:value-type="float">
            <text:p>257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6 <text:s text:c="5"/></text:p>
          </table:table-cell>
          <table:table-cell office:value-type="string" calcext:value-type="string">
            <text:p>../examples/vta_roles/6 <text:s text:c="27"/></text:p>
          </table:table-cell>
          <table:table-cell office:value-type="string" calcext:value-type="string">
            <text:p>vta-roles6.ttl <text:s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.pddl <text:s text:c="5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971" calcext:value-type="float">
            <text:p>2971</text:p>
          </table:table-cell>
          <table:table-cell office:value-type="float" office:value="3264" calcext:value-type="float">
            <text:p>3264</text:p>
          </table:table-cell>
          <table:table-cell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7 <text:s text:c="5"/></text:p>
          </table:table-cell>
          <table:table-cell office:value-type="string" calcext:value-type="string">
            <text:p>../examples/vta_roles/7 <text:s text:c="27"/></text:p>
          </table:table-cell>
          <table:table-cell office:value-type="string" calcext:value-type="string">
            <text:p>vta-roles7.ttl <text:s/>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7.pddl <text:s text:c="5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324" calcext:value-type="float">
            <text:p>3324</text:p>
          </table:table-cell>
          <table:table-cell office:value-type="float" office:value="3654" calcext:value-type="float">
            <text:p>3654</text:p>
          </table:table-cell>
          <table:table-cell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10 <text:s text:c="4"/></text:p>
          </table:table-cell>
          <table:table-cell office:value-type="string" calcext:value-type="string">
            <text:p>../examples/vta_roles/10 <text:s text:c="26"/></text:p>
          </table:table-cell>
          <table:table-cell office:value-type="string" calcext:value-type="string">
            <text:p>vta-roles10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503" calcext:value-type="float">
            <text:p>4503</text:p>
          </table:table-cell>
          <table:table-cell office:value-type="float" office:value="4956" calcext:value-type="float">
            <text:p>4956</text:p>
          </table:table-cell>
          <table:table-cell office:value-type="float" office:value="4431" calcext:value-type="float">
            <text:p>44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15 <text:s text:c="4"/></text:p>
          </table:table-cell>
          <table:table-cell office:value-type="string" calcext:value-type="string">
            <text:p>../examples/vta_roles/15 <text:s text:c="26"/></text:p>
          </table:table-cell>
          <table:table-cell office:value-type="string" calcext:value-type="string">
            <text:p>vta-roles15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868" calcext:value-type="float">
            <text:p>6868</text:p>
          </table:table-cell>
          <table:table-cell office:value-type="float" office:value="7566" calcext:value-type="float">
            <text:p>7566</text:p>
          </table:table-cell>
          <table:table-cell office:value-type="float" office:value="6786" calcext:value-type="float">
            <text:p>678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20 <text:s text:c="4"/></text:p>
          </table:table-cell>
          <table:table-cell office:value-type="string" calcext:value-type="string">
            <text:p>../examples/vta_roles/20 <text:s text:c="26"/></text:p>
          </table:table-cell>
          <table:table-cell office:value-type="string" calcext:value-type="string">
            <text:p>vta-roles20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9733" calcext:value-type="float">
            <text:p>9733</text:p>
          </table:table-cell>
          <table:table-cell office:value-type="float" office:value="10726" calcext:value-type="float">
            <text:p>10726</text:p>
          </table:table-cell>
          <table:table-cell office:value-type="float" office:value="9641" calcext:value-type="float">
            <text:p>964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25 <text:s text:c="4"/></text:p>
          </table:table-cell>
          <table:table-cell office:value-type="string" calcext:value-type="string">
            <text:p>../examples/vta_roles/25 <text:s text:c="26"/></text:p>
          </table:table-cell>
          <table:table-cell office:value-type="string" calcext:value-type="string">
            <text:p>vta-roles25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2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3098" calcext:value-type="float">
            <text:p>13098</text:p>
          </table:table-cell>
          <table:table-cell office:value-type="float" office:value="14436" calcext:value-type="float">
            <text:p>14436</text:p>
          </table:table-cell>
          <table:table-cell office:value-type="float" office:value="12996" calcext:value-type="float">
            <text:p>1299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30 <text:s text:c="4"/></text:p>
          </table:table-cell>
          <table:table-cell office:value-type="string" calcext:value-type="string">
            <text:p>../examples/vta_roles/30 <text:s text:c="26"/></text:p>
          </table:table-cell>
          <table:table-cell office:value-type="string" calcext:value-type="string">
            <text:p>vta-roles30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6963" calcext:value-type="float">
            <text:p>16963</text:p>
          </table:table-cell>
          <table:table-cell office:value-type="float" office:value="18696" calcext:value-type="float">
            <text:p>18696</text:p>
          </table:table-cell>
          <table:table-cell office:value-type="float" office:value="16851" calcext:value-type="float">
            <text:p>1685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35 <text:s text:c="4"/></text:p>
          </table:table-cell>
          <table:table-cell office:value-type="string" calcext:value-type="string">
            <text:p>../examples/vta_roles/35 <text:s text:c="26"/></text:p>
          </table:table-cell>
          <table:table-cell office:value-type="string" calcext:value-type="string">
            <text:p>vta-roles35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3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1328" calcext:value-type="float">
            <text:p>21328</text:p>
          </table:table-cell>
          <table:table-cell office:value-type="float" office:value="23506" calcext:value-type="float">
            <text:p>23506</text:p>
          </table:table-cell>
          <table:table-cell office:value-type="float" office:value="21206" calcext:value-type="float">
            <text:p>212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40 <text:s text:c="4"/></text:p>
          </table:table-cell>
          <table:table-cell office:value-type="string" calcext:value-type="string">
            <text:p>../examples/vta_roles/40 <text:s text:c="26"/></text:p>
          </table:table-cell>
          <table:table-cell office:value-type="string" calcext:value-type="string">
            <text:p>vta-roles40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193" calcext:value-type="float">
            <text:p>26193</text:p>
          </table:table-cell>
          <table:table-cell office:value-type="float" office:value="28866" calcext:value-type="float">
            <text:p>28866</text:p>
          </table:table-cell>
          <table:table-cell office:value-type="float" office:value="26061" calcext:value-type="float">
            <text:p>2606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45 <text:s text:c="4"/></text:p>
          </table:table-cell>
          <table:table-cell office:value-type="string" calcext:value-type="string">
            <text:p>../examples/vta_roles/45 <text:s text:c="26"/></text:p>
          </table:table-cell>
          <table:table-cell office:value-type="string" calcext:value-type="string">
            <text:p>vta-roles45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4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1558" calcext:value-type="float">
            <text:p>31558</text:p>
          </table:table-cell>
          <table:table-cell office:value-type="float" office:value="34776" calcext:value-type="float">
            <text:p>34776</text:p>
          </table:table-cell>
          <table:table-cell office:value-type="float" office:value="31416" calcext:value-type="float">
            <text:p>3141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50 <text:s text:c="4"/></text:p>
          </table:table-cell>
          <table:table-cell office:value-type="string" calcext:value-type="string">
            <text:p>../examples/vta_roles/50 <text:s text:c="26"/></text:p>
          </table:table-cell>
          <table:table-cell office:value-type="string" calcext:value-type="string">
            <text:p>vta-roles50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7423" calcext:value-type="float">
            <text:p>37423</text:p>
          </table:table-cell>
          <table:table-cell office:value-type="float" office:value="41236" calcext:value-type="float">
            <text:p>41236</text:p>
          </table:table-cell>
          <table:table-cell office:value-type="float" office:value="37271" calcext:value-type="float">
            <text:p>3727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55 <text:s text:c="4"/></text:p>
          </table:table-cell>
          <table:table-cell office:value-type="string" calcext:value-type="string">
            <text:p>../examples/vta_roles/55 <text:s text:c="26"/></text:p>
          </table:table-cell>
          <table:table-cell office:value-type="string" calcext:value-type="string">
            <text:p>vta-roles55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5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3788" calcext:value-type="float">
            <text:p>43788</text:p>
          </table:table-cell>
          <table:table-cell office:value-type="float" office:value="48246" calcext:value-type="float">
            <text:p>48246</text:p>
          </table:table-cell>
          <table:table-cell office:value-type="float" office:value="43626" calcext:value-type="float">
            <text:p>4362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vta-roles60 <text:s text:c="4"/></text:p>
          </table:table-cell>
          <table:table-cell office:value-type="string" calcext:value-type="string">
            <text:p>../examples/vta_roles/60 <text:s text:c="26"/></text:p>
          </table:table-cell>
          <table:table-cell office:value-type="string" calcext:value-type="string">
            <text:p>vta-roles60.ttl </text:p>
          </table:table-cell>
          <table:table-cell office:value-type="string" calcext:value-type="string">
            <text:p>domain.pddl <text:s text:c="7"/></text:p>
          </table:table-cell>
          <table:table-cell office:value-type="string" calcext:value-type="string">
            <text:p>tripProblem6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0653" calcext:value-type="float">
            <text:p>50653</text:p>
          </table:table-cell>
          <table:table-cell office:value-type="float" office:value="55806" calcext:value-type="float">
            <text:p>55806</text:p>
          </table:table-cell>
          <table:table-cell office:value-type="float" office:value="50481" calcext:value-type="float">
            <text:p>5048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5-1 <text:s text:c="6"/></text:p>
          </table:table-cell>
          <table:table-cell office:value-type="string" calcext:value-type="string">
            <text:p>../examples/queens/5-1 <text:s text:c="28"/></text:p>
          </table:table-cell>
          <table:table-cell office:value-type="string" calcext:value-type="string">
            <text:p>queens5-1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5-1.pddl <text:s text:c="7"/></text:p>
          </table:table-cell>
          <table:table-cell office:value-type="float" office:value="44.271461984" calcext:value-type="float">
            <text:p>44.271461984</text:p>
          </table:table-cell>
          <table:table-cell office:value-type="float" office:value="0.314757153" calcext:value-type="float">
            <text:p>0.314757153</text:p>
          </table:table-cell>
          <table:table-cell office:value-type="float" office:value="44.648453174" calcext:value-type="float">
            <text:p>44.648453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675" calcext:value-type="float">
            <text:p>6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5-2 <text:s text:c="6"/></text:p>
          </table:table-cell>
          <table:table-cell office:value-type="string" calcext:value-type="string">
            <text:p>../examples/queens/5-2 <text:s text:c="28"/></text:p>
          </table:table-cell>
          <table:table-cell office:value-type="string" calcext:value-type="string">
            <text:p>queens5-2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5-2.pddl <text:s text:c="7"/></text:p>
          </table:table-cell>
          <table:table-cell office:value-type="float" office:value="42.932650821" calcext:value-type="float">
            <text:p>42.932650821</text:p>
          </table:table-cell>
          <table:table-cell office:value-type="float" office:value="0.321700977" calcext:value-type="float">
            <text:p>0.321700977</text:p>
          </table:table-cell>
          <table:table-cell office:value-type="float" office:value="43.317327845" calcext:value-type="float">
            <text:p>43.31732784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675" calcext:value-type="float">
            <text:p>6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5-3 <text:s text:c="6"/></text:p>
          </table:table-cell>
          <table:table-cell office:value-type="string" calcext:value-type="string">
            <text:p>../examples/queens/5-3 <text:s text:c="28"/></text:p>
          </table:table-cell>
          <table:table-cell office:value-type="string" calcext:value-type="string">
            <text:p>queens5-3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5-3.pddl <text:s text:c="7"/></text:p>
          </table:table-cell>
          <table:table-cell office:value-type="float" office:value="43.713456127" calcext:value-type="float">
            <text:p>43.713456127</text:p>
          </table:table-cell>
          <table:table-cell office:value-type="float" office:value="0.315555098" calcext:value-type="float">
            <text:p>0.315555098</text:p>
          </table:table-cell>
          <table:table-cell office:value-type="float" office:value="44.090858547" calcext:value-type="float">
            <text:p>44.0908585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675" calcext:value-type="float">
            <text:p>6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5-4 <text:s text:c="6"/></text:p>
          </table:table-cell>
          <table:table-cell office:value-type="string" calcext:value-type="string">
            <text:p>../examples/queens/5-4 <text:s text:c="28"/></text:p>
          </table:table-cell>
          <table:table-cell office:value-type="string" calcext:value-type="string">
            <text:p>queens5-4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5-4.pddl <text:s text:c="7"/></text:p>
          </table:table-cell>
          <table:table-cell office:value-type="float" office:value="42.764805497" calcext:value-type="float">
            <text:p>42.764805497</text:p>
          </table:table-cell>
          <table:table-cell office:value-type="float" office:value="0.317380489" calcext:value-type="float">
            <text:p>0.317380489</text:p>
          </table:table-cell>
          <table:table-cell office:value-type="float" office:value="43.152577244" calcext:value-type="float">
            <text:p>43.15257724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675" calcext:value-type="float">
            <text:p>6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5-5 <text:s text:c="6"/></text:p>
          </table:table-cell>
          <table:table-cell office:value-type="string" calcext:value-type="string">
            <text:p>../examples/queens/5-5 <text:s text:c="28"/></text:p>
          </table:table-cell>
          <table:table-cell office:value-type="string" calcext:value-type="string">
            <text:p>queens5-5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5-5.pddl <text:s text:c="7"/></text:p>
          </table:table-cell>
          <table:table-cell office:value-type="float" office:value="43.67988772" calcext:value-type="float">
            <text:p>43.67988772</text:p>
          </table:table-cell>
          <table:table-cell office:value-type="float" office:value="0.31456749" calcext:value-type="float">
            <text:p>0.31456749</text:p>
          </table:table-cell>
          <table:table-cell office:value-type="float" office:value="44.056695895" calcext:value-type="float">
            <text:p>44.056695895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675" calcext:value-type="float">
            <text:p>6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6-2 <text:s text:c="6"/></text:p>
          </table:table-cell>
          <table:table-cell office:value-type="string" calcext:value-type="string">
            <text:p>../examples/queens/6-2 <text:s text:c="28"/></text:p>
          </table:table-cell>
          <table:table-cell office:value-type="string" calcext:value-type="string">
            <text:p>queens6-2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6-2.pddl <text:s text:c="7"/></text:p>
          </table:table-cell>
          <table:table-cell office:value-type="float" office:value="87.528032174" calcext:value-type="float">
            <text:p>87.528032174</text:p>
          </table:table-cell>
          <table:table-cell office:value-type="float" office:value="0.543493003" calcext:value-type="float">
            <text:p>0.543493003</text:p>
          </table:table-cell>
          <table:table-cell office:value-type="float" office:value="88.179472036" calcext:value-type="float">
            <text:p>88.17947203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office:value-type="float" office:value="1368" calcext:value-type="float">
            <text:p>136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6-3 <text:s text:c="6"/></text:p>
          </table:table-cell>
          <table:table-cell office:value-type="string" calcext:value-type="string">
            <text:p>../examples/queens/6-3 <text:s text:c="28"/></text:p>
          </table:table-cell>
          <table:table-cell office:value-type="string" calcext:value-type="string">
            <text:p>queens6-3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6-3.pddl <text:s text:c="7"/></text:p>
          </table:table-cell>
          <table:table-cell office:value-type="float" office:value="88.547878365" calcext:value-type="float">
            <text:p>88.547878365</text:p>
          </table:table-cell>
          <table:table-cell office:value-type="float" office:value="0.540075915" calcext:value-type="float">
            <text:p>0.540075915</text:p>
          </table:table-cell>
          <table:table-cell office:value-type="float" office:value="89.198968282" calcext:value-type="float">
            <text:p>89.1989682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office:value-type="float" office:value="1368" calcext:value-type="float">
            <text:p>136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6-4 <text:s text:c="6"/></text:p>
          </table:table-cell>
          <table:table-cell office:value-type="string" calcext:value-type="string">
            <text:p>../examples/queens/6-4 <text:s text:c="28"/></text:p>
          </table:table-cell>
          <table:table-cell office:value-type="string" calcext:value-type="string">
            <text:p>queens6-4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6-4.pddl <text:s text:c="7"/></text:p>
          </table:table-cell>
          <table:table-cell office:value-type="float" office:value="90.102075028" calcext:value-type="float">
            <text:p>90.102075028</text:p>
          </table:table-cell>
          <table:table-cell office:value-type="float" office:value="0.572258206" calcext:value-type="float">
            <text:p>0.572258206</text:p>
          </table:table-cell>
          <table:table-cell office:value-type="float" office:value="90.792632355" calcext:value-type="float">
            <text:p>90.79263235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368" calcext:value-type="float">
            <text:p>136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6-5 <text:s text:c="6"/></text:p>
          </table:table-cell>
          <table:table-cell office:value-type="string" calcext:value-type="string">
            <text:p>../examples/queens/6-5 <text:s text:c="28"/></text:p>
          </table:table-cell>
          <table:table-cell office:value-type="string" calcext:value-type="string">
            <text:p>queens6-5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6-5.pddl <text:s text:c="7"/></text:p>
          </table:table-cell>
          <table:table-cell office:value-type="float" office:value="88.364072869" calcext:value-type="float">
            <text:p>88.364072869</text:p>
          </table:table-cell>
          <table:table-cell office:value-type="float" office:value="0.540419146" calcext:value-type="float">
            <text:p>0.540419146</text:p>
          </table:table-cell>
          <table:table-cell office:value-type="float" office:value="89.009974455" calcext:value-type="float">
            <text:p>89.009974455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203" calcext:value-type="float">
            <text:p>203</text:p>
          </table:table-cell>
          <table:table-cell office:value-type="float" office:value="1368" calcext:value-type="float">
            <text:p>136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6-6 <text:s text:c="6"/></text:p>
          </table:table-cell>
          <table:table-cell office:value-type="string" calcext:value-type="string">
            <text:p>../examples/queens/6-6 <text:s text:c="28"/></text:p>
          </table:table-cell>
          <table:table-cell office:value-type="string" calcext:value-type="string">
            <text:p>queens6-6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6-6.pddl <text:s text:c="7"/></text:p>
          </table:table-cell>
          <table:table-cell office:value-type="float" office:value="87.489723903" calcext:value-type="float">
            <text:p>87.489723903</text:p>
          </table:table-cell>
          <table:table-cell office:value-type="float" office:value="5.636742318" calcext:value-type="float">
            <text:p>5.636742318</text:p>
          </table:table-cell>
          <table:table-cell office:value-type="float" office:value="93.232149154" calcext:value-type="float">
            <text:p>93.232149154</text:p>
          </table:table-cell>
          <table:table-cell office:value-type="float" office:value="4" calcext:value-type="float">
            <text:p>4</text:p>
          </table:table-cell>
          <table:table-cell office:value-type="float" office:value="105578" calcext:value-type="float">
            <text:p>105578</text:p>
          </table:table-cell>
          <table:table-cell office:value-type="float" office:value="203" calcext:value-type="float">
            <text:p>203</text:p>
          </table:table-cell>
          <table:table-cell office:value-type="float" office:value="1368" calcext:value-type="float">
            <text:p>136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7-3 <text:s text:c="6"/></text:p>
          </table:table-cell>
          <table:table-cell office:value-type="string" calcext:value-type="string">
            <text:p>../examples/queens/7-3 <text:s text:c="28"/></text:p>
          </table:table-cell>
          <table:table-cell office:value-type="string" calcext:value-type="string">
            <text:p>queens7-3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7-3.pddl <text:s text:c="7"/></text:p>
          </table:table-cell>
          <table:table-cell office:value-type="float" office:value="167.599491312" calcext:value-type="float">
            <text:p>167.599491312</text:p>
          </table:table-cell>
          <table:table-cell office:value-type="float" office:value="0.915553925" calcext:value-type="float">
            <text:p>0.915553925</text:p>
          </table:table-cell>
          <table:table-cell office:value-type="float" office:value="168.692315812" calcext:value-type="float">
            <text:p>168.69231581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2499" calcext:value-type="float">
            <text:p>24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7-4 <text:s text:c="6"/></text:p>
          </table:table-cell>
          <table:table-cell office:value-type="string" calcext:value-type="string">
            <text:p>../examples/queens/7-4 <text:s text:c="28"/></text:p>
          </table:table-cell>
          <table:table-cell office:value-type="string" calcext:value-type="string">
            <text:p>queens7-4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7-4.pddl <text:s text:c="7"/></text:p>
          </table:table-cell>
          <table:table-cell office:value-type="float" office:value="167.812253999" calcext:value-type="float">
            <text:p>167.812253999</text:p>
          </table:table-cell>
          <table:table-cell office:value-type="float" office:value="0.907790151" calcext:value-type="float">
            <text:p>0.907790151</text:p>
          </table:table-cell>
          <table:table-cell office:value-type="float" office:value="168.89909319" calcext:value-type="float">
            <text:p>168.8990931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75" calcext:value-type="float">
            <text:p>275</text:p>
          </table:table-cell>
          <table:table-cell office:value-type="float" office:value="2499" calcext:value-type="float">
            <text:p>24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7-5 <text:s text:c="6"/></text:p>
          </table:table-cell>
          <table:table-cell office:value-type="string" calcext:value-type="string">
            <text:p>../examples/queens/7-5 <text:s text:c="28"/></text:p>
          </table:table-cell>
          <table:table-cell office:value-type="string" calcext:value-type="string">
            <text:p>queens7-5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7-5.pddl <text:s text:c="7"/></text:p>
          </table:table-cell>
          <table:table-cell office:value-type="float" office:value="168.800780976" calcext:value-type="float">
            <text:p>168.800780976</text:p>
          </table:table-cell>
          <table:table-cell office:value-type="float" office:value="0.904446565" calcext:value-type="float">
            <text:p>0.904446565</text:p>
          </table:table-cell>
          <table:table-cell office:value-type="float" office:value="169.880794436" calcext:value-type="float">
            <text:p>169.88079443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75" calcext:value-type="float">
            <text:p>275</text:p>
          </table:table-cell>
          <table:table-cell office:value-type="float" office:value="2499" calcext:value-type="float">
            <text:p>24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7-6 <text:s text:c="6"/></text:p>
          </table:table-cell>
          <table:table-cell office:value-type="string" calcext:value-type="string">
            <text:p>../examples/queens/7-6 <text:s text:c="28"/></text:p>
          </table:table-cell>
          <table:table-cell office:value-type="string" calcext:value-type="string">
            <text:p>queens7-6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7-6.pddl <text:s text:c="7"/></text:p>
          </table:table-cell>
          <table:table-cell office:value-type="float" office:value="168.129577013" calcext:value-type="float">
            <text:p>168.129577013</text:p>
          </table:table-cell>
          <table:table-cell office:value-type="float" office:value="6.505179291" calcext:value-type="float">
            <text:p>6.505179291</text:p>
          </table:table-cell>
          <table:table-cell office:value-type="float" office:value="174.813260458" calcext:value-type="float">
            <text:p>174.813260458</text:p>
          </table:table-cell>
          <table:table-cell office:value-type="float" office:value="4" calcext:value-type="float">
            <text:p>4</text:p>
          </table:table-cell>
          <table:table-cell office:value-type="float" office:value="93680" calcext:value-type="float">
            <text:p>93680</text:p>
          </table:table-cell>
          <table:table-cell office:value-type="float" office:value="275" calcext:value-type="float">
            <text:p>275</text:p>
          </table:table-cell>
          <table:table-cell office:value-type="float" office:value="2499" calcext:value-type="float">
            <text:p>24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7-7 <text:s text:c="6"/></text:p>
          </table:table-cell>
          <table:table-cell office:value-type="string" calcext:value-type="string">
            <text:p>../examples/queens/7-7 <text:s text:c="28"/></text:p>
          </table:table-cell>
          <table:table-cell office:value-type="string" calcext:value-type="string">
            <text:p>queens7-7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7-7.pddl <text:s text:c="7"/></text:p>
          </table:table-cell>
          <table:table-cell office:value-type="float" office:value="171.047281759" calcext:value-type="float">
            <text:p>171.047281759</text:p>
          </table:table-cell>
          <table:table-cell office:value-type="float" office:value="660.135391916" calcext:value-type="float">
            <text:p>660.135391916</text:p>
          </table:table-cell>
          <table:table-cell office:value-type="float" office:value="831.359295271" calcext:value-type="float">
            <text:p>831.359295271</text:p>
          </table:table-cell>
          <table:table-cell office:value-type="float" office:value="5" calcext:value-type="float">
            <text:p>5</text:p>
          </table:table-cell>
          <table:table-cell office:value-type="float" office:value="4349277" calcext:value-type="float">
            <text:p>4349277</text:p>
          </table:table-cell>
          <table:table-cell office:value-type="float" office:value="275" calcext:value-type="float">
            <text:p>275</text:p>
          </table:table-cell>
          <table:table-cell office:value-type="float" office:value="2499" calcext:value-type="float">
            <text:p>24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8-4 <text:s text:c="6"/></text:p>
          </table:table-cell>
          <table:table-cell office:value-type="string" calcext:value-type="string">
            <text:p>../examples/queens/8-4 <text:s text:c="28"/></text:p>
          </table:table-cell>
          <table:table-cell office:value-type="string" calcext:value-type="string">
            <text:p>queens8-4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8-4.pddl <text:s text:c="7"/></text:p>
          </table:table-cell>
          <table:table-cell office:value-type="float" office:value="303.129079379" calcext:value-type="float">
            <text:p>303.129079379</text:p>
          </table:table-cell>
          <table:table-cell office:value-type="float" office:value="1.640046442" calcext:value-type="float">
            <text:p>1.640046442</text:p>
          </table:table-cell>
          <table:table-cell office:value-type="float" office:value="305.053414025" calcext:value-type="float">
            <text:p>305.05341402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59" calcext:value-type="float">
            <text:p>359</text:p>
          </table:table-cell>
          <table:table-cell office:value-type="float" office:value="4224" calcext:value-type="float">
            <text:p>42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8-5 <text:s text:c="6"/></text:p>
          </table:table-cell>
          <table:table-cell office:value-type="string" calcext:value-type="string">
            <text:p>../examples/queens/8-5 <text:s text:c="28"/></text:p>
          </table:table-cell>
          <table:table-cell office:value-type="string" calcext:value-type="string">
            <text:p>queens8-5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8-5.pddl <text:s text:c="7"/></text:p>
          </table:table-cell>
          <table:table-cell office:value-type="float" office:value="304.829093125" calcext:value-type="float">
            <text:p>304.829093125</text:p>
          </table:table-cell>
          <table:table-cell office:value-type="float" office:value="1.594816648" calcext:value-type="float">
            <text:p>1.594816648</text:p>
          </table:table-cell>
          <table:table-cell office:value-type="float" office:value="306.703341279" calcext:value-type="float">
            <text:p>306.703341279</text:p>
          </table:table-cell>
          <table:table-cell office:value-type="float" office:value="2" calcext:value-type="float">
            <text:p>2</text:p>
          </table:table-cell>
          <table:table-cell office:value-type="float" office:value="1977" calcext:value-type="float">
            <text:p>1977</text:p>
          </table:table-cell>
          <table:table-cell office:value-type="float" office:value="359" calcext:value-type="float">
            <text:p>359</text:p>
          </table:table-cell>
          <table:table-cell office:value-type="float" office:value="4224" calcext:value-type="float">
            <text:p>42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8-6 <text:s text:c="6"/></text:p>
          </table:table-cell>
          <table:table-cell office:value-type="string" calcext:value-type="string">
            <text:p>../examples/queens/8-6 <text:s text:c="28"/></text:p>
          </table:table-cell>
          <table:table-cell office:value-type="string" calcext:value-type="string">
            <text:p>queens8-6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8-6.pddl <text:s text:c="7"/></text:p>
          </table:table-cell>
          <table:table-cell office:value-type="float" office:value="310.117099133" calcext:value-type="float">
            <text:p>310.117099133</text:p>
          </table:table-cell>
          <table:table-cell office:value-type="float" office:value="10.904824851" calcext:value-type="float">
            <text:p>10.904824851</text:p>
          </table:table-cell>
          <table:table-cell office:value-type="float" office:value="321.306978219" calcext:value-type="float">
            <text:p>321.306978219</text:p>
          </table:table-cell>
          <table:table-cell office:value-type="float" office:value="3" calcext:value-type="float">
            <text:p>3</text:p>
          </table:table-cell>
          <table:table-cell office:value-type="float" office:value="135148" calcext:value-type="float">
            <text:p>135148</text:p>
          </table:table-cell>
          <table:table-cell office:value-type="float" office:value="359" calcext:value-type="float">
            <text:p>359</text:p>
          </table:table-cell>
          <table:table-cell office:value-type="float" office:value="4224" calcext:value-type="float">
            <text:p>42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8-7 <text:s text:c="6"/></text:p>
          </table:table-cell>
          <table:table-cell office:value-type="string" calcext:value-type="string">
            <text:p>../examples/queens/8-7 <text:s text:c="28"/></text:p>
          </table:table-cell>
          <table:table-cell office:value-type="string" calcext:value-type="string">
            <text:p>queens8-7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8-7.pddl <text:s text:c="7"/></text:p>
          </table:table-cell>
          <table:table-cell office:value-type="float" office:value="306.014594148" calcext:value-type="float">
            <text:p>306.014594148</text:p>
          </table:table-cell>
          <table:table-cell office:value-type="float" office:value="40.099889024" calcext:value-type="float">
            <text:p>40.099889024</text:p>
          </table:table-cell>
          <table:table-cell office:value-type="float" office:value="346.408123242" calcext:value-type="float">
            <text:p>346.408123242</text:p>
          </table:table-cell>
          <table:table-cell office:value-type="float" office:value="4" calcext:value-type="float">
            <text:p>4</text:p>
          </table:table-cell>
          <table:table-cell office:value-type="float" office:value="491116" calcext:value-type="float">
            <text:p>491116</text:p>
          </table:table-cell>
          <table:table-cell office:value-type="float" office:value="359" calcext:value-type="float">
            <text:p>359</text:p>
          </table:table-cell>
          <table:table-cell office:value-type="float" office:value="4224" calcext:value-type="float">
            <text:p>42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8-8 <text:s text:c="6"/></text:p>
          </table:table-cell>
          <table:table-cell office:value-type="string" calcext:value-type="string">
            <text:p>../examples/queens/8-8 <text:s text:c="28"/></text:p>
          </table:table-cell>
          <table:table-cell office:value-type="string" calcext:value-type="string">
            <text:p>queens8-8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8-8.pddl <text:s text:c="7"/></text:p>
          </table:table-cell>
          <table:table-cell office:value-type="float" office:value="308.693991996" calcext:value-type="float">
            <text:p>308.693991996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59" calcext:value-type="float">
            <text:p>359</text:p>
          </table:table-cell>
          <table:table-cell office:value-type="float" office:value="4224" calcext:value-type="float">
            <text:p>42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9-5 <text:s text:c="6"/></text:p>
          </table:table-cell>
          <table:table-cell office:value-type="string" calcext:value-type="string">
            <text:p>../examples/queens/9-5 <text:s text:c="28"/></text:p>
          </table:table-cell>
          <table:table-cell office:value-type="string" calcext:value-type="string">
            <text:p>queens9-5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9-5.pddl <text:s text:c="7"/></text:p>
          </table:table-cell>
          <table:table-cell office:value-type="float" office:value="529.301842775" calcext:value-type="float">
            <text:p>529.301842775</text:p>
          </table:table-cell>
          <table:table-cell office:value-type="float" office:value="2.583870489" calcext:value-type="float">
            <text:p>2.583870489</text:p>
          </table:table-cell>
          <table:table-cell office:value-type="float" office:value="532.31969813" calcext:value-type="float">
            <text:p>532.3196981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455" calcext:value-type="float">
            <text:p>455</text:p>
          </table:table-cell>
          <table:table-cell office:value-type="float" office:value="6723" calcext:value-type="float">
            <text:p>67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9-6 <text:s text:c="6"/></text:p>
          </table:table-cell>
          <table:table-cell office:value-type="string" calcext:value-type="string">
            <text:p>../examples/queens/9-6 <text:s text:c="28"/></text:p>
          </table:table-cell>
          <table:table-cell office:value-type="string" calcext:value-type="string">
            <text:p>queens9-6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9-6.pddl <text:s text:c="7"/></text:p>
          </table:table-cell>
          <table:table-cell office:value-type="float" office:value="530.512218615" calcext:value-type="float">
            <text:p>530.512218615</text:p>
          </table:table-cell>
          <table:table-cell office:value-type="float" office:value="3.686413284" calcext:value-type="float">
            <text:p>3.686413284</text:p>
          </table:table-cell>
          <table:table-cell office:value-type="float" office:value="534.630237123" calcext:value-type="float">
            <text:p>534.630237123</text:p>
          </table:table-cell>
          <table:table-cell office:value-type="float" office:value="3" calcext:value-type="float">
            <text:p>3</text:p>
          </table:table-cell>
          <table:table-cell office:value-type="float" office:value="17693" calcext:value-type="float">
            <text:p>17693</text:p>
          </table:table-cell>
          <table:table-cell office:value-type="float" office:value="455" calcext:value-type="float">
            <text:p>455</text:p>
          </table:table-cell>
          <table:table-cell office:value-type="float" office:value="6723" calcext:value-type="float">
            <text:p>67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9-7 <text:s text:c="6"/></text:p>
          </table:table-cell>
          <table:table-cell office:value-type="string" calcext:value-type="string">
            <text:p>../examples/queens/9-7 <text:s text:c="28"/></text:p>
          </table:table-cell>
          <table:table-cell office:value-type="string" calcext:value-type="string">
            <text:p>queens9-7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9-7.pddl <text:s text:c="7"/></text:p>
          </table:table-cell>
          <table:table-cell office:value-type="float" office:value="530.381583094" calcext:value-type="float">
            <text:p>530.381583094</text:p>
          </table:table-cell>
          <table:table-cell office:value-type="float" office:value="36.619286343" calcext:value-type="float">
            <text:p>36.619286343</text:p>
          </table:table-cell>
          <table:table-cell office:value-type="float" office:value="567.440620547" calcext:value-type="float">
            <text:p>567.440620547</text:p>
          </table:table-cell>
          <table:table-cell office:value-type="float" office:value="3" calcext:value-type="float">
            <text:p>3</text:p>
          </table:table-cell>
          <table:table-cell office:value-type="float" office:value="378825" calcext:value-type="float">
            <text:p>378825</text:p>
          </table:table-cell>
          <table:table-cell office:value-type="float" office:value="455" calcext:value-type="float">
            <text:p>455</text:p>
          </table:table-cell>
          <table:table-cell office:value-type="float" office:value="6723" calcext:value-type="float">
            <text:p>67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9-8 <text:s text:c="6"/></text:p>
          </table:table-cell>
          <table:table-cell office:value-type="string" calcext:value-type="string">
            <text:p>../examples/queens/9-8 <text:s text:c="28"/></text:p>
          </table:table-cell>
          <table:table-cell office:value-type="string" calcext:value-type="string">
            <text:p>queens9-8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9-8.pddl <text:s text:c="7"/></text:p>
          </table:table-cell>
          <table:table-cell office:value-type="float" office:value="525.78578173" calcext:value-type="float">
            <text:p>525.78578173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55" calcext:value-type="float">
            <text:p>455</text:p>
          </table:table-cell>
          <table:table-cell office:value-type="float" office:value="6723" calcext:value-type="float">
            <text:p>67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9-9 <text:s text:c="6"/></text:p>
          </table:table-cell>
          <table:table-cell office:value-type="string" calcext:value-type="string">
            <text:p>../examples/queens/9-9 <text:s text:c="28"/></text:p>
          </table:table-cell>
          <table:table-cell office:value-type="string" calcext:value-type="string">
            <text:p>queens9-9.ttl <text:s text:c="2"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9-9.pddl <text:s text:c="7"/></text:p>
          </table:table-cell>
          <table:table-cell office:value-type="float" office:value="530.895652532" calcext:value-type="float">
            <text:p>530.895652532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55" calcext:value-type="float">
            <text:p>455</text:p>
          </table:table-cell>
          <table:table-cell office:value-type="float" office:value="6723" calcext:value-type="float">
            <text:p>67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10-6 <text:s text:c="5"/></text:p>
          </table:table-cell>
          <table:table-cell office:value-type="string" calcext:value-type="string">
            <text:p>../examples/queens/10-6 <text:s text:c="27"/></text:p>
          </table:table-cell>
          <table:table-cell office:value-type="string" calcext:value-type="string">
            <text:p>queens10-6.ttl <text:s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10-6.pddl <text:s text:c="6"/></text:p>
          </table:table-cell>
          <table:table-cell office:value-type="float" office:value="872.027655572" calcext:value-type="float">
            <text:p>872.027655572</text:p>
          </table:table-cell>
          <table:table-cell office:value-type="float" office:value="11.135362639" calcext:value-type="float">
            <text:p>11.135362639</text:p>
          </table:table-cell>
          <table:table-cell office:value-type="float" office:value="883.801907555" calcext:value-type="float">
            <text:p>883.801907555</text:p>
          </table:table-cell>
          <table:table-cell office:value-type="float" office:value="3" calcext:value-type="float">
            <text:p>3</text:p>
          </table:table-cell>
          <table:table-cell office:value-type="float" office:value="68032" calcext:value-type="float">
            <text:p>68032</text:p>
          </table:table-cell>
          <table:table-cell office:value-type="float" office:value="563" calcext:value-type="float">
            <text:p>563</text:p>
          </table:table-cell>
          <table:table-cell office:value-type="float" office:value="10200" calcext:value-type="float">
            <text:p>10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10-7 <text:s text:c="5"/></text:p>
          </table:table-cell>
          <table:table-cell office:value-type="string" calcext:value-type="string">
            <text:p>../examples/queens/10-7 <text:s text:c="27"/></text:p>
          </table:table-cell>
          <table:table-cell office:value-type="string" calcext:value-type="string">
            <text:p>queens10-7.ttl <text:s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10-7.pddl <text:s text:c="6"/></text:p>
          </table:table-cell>
          <table:table-cell office:value-type="float" office:value="869.781209184" calcext:value-type="float">
            <text:p>869.781209184</text:p>
          </table:table-cell>
          <table:table-cell office:value-type="float" office:value="4.334497725" calcext:value-type="float">
            <text:p>4.334497725</text:p>
          </table:table-cell>
          <table:table-cell office:value-type="float" office:value="874.75647821" calcext:value-type="float">
            <text:p>874.75647821</text:p>
          </table:table-cell>
          <table:table-cell office:value-type="float" office:value="2" calcext:value-type="float">
            <text:p>2</text:p>
          </table:table-cell>
          <table:table-cell office:value-type="float" office:value="2821" calcext:value-type="float">
            <text:p>2821</text:p>
          </table:table-cell>
          <table:table-cell office:value-type="float" office:value="563" calcext:value-type="float">
            <text:p>563</text:p>
          </table:table-cell>
          <table:table-cell office:value-type="float" office:value="10200" calcext:value-type="float">
            <text:p>10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10-8 <text:s text:c="5"/></text:p>
          </table:table-cell>
          <table:table-cell office:value-type="string" calcext:value-type="string">
            <text:p>../examples/queens/10-8 <text:s text:c="27"/></text:p>
          </table:table-cell>
          <table:table-cell office:value-type="string" calcext:value-type="string">
            <text:p>queens10-8.ttl <text:s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10-8.pddl <text:s text:c="6"/></text:p>
          </table:table-cell>
          <table:table-cell office:value-type="float" office:value="868.03228744" calcext:value-type="float">
            <text:p>868.03228744</text:p>
          </table:table-cell>
          <table:table-cell office:value-type="float" office:value="37.991025916" calcext:value-type="float">
            <text:p>37.991025916</text:p>
          </table:table-cell>
          <table:table-cell office:value-type="float" office:value="906.657048249" calcext:value-type="float">
            <text:p>906.657048249</text:p>
          </table:table-cell>
          <table:table-cell office:value-type="float" office:value="3" calcext:value-type="float">
            <text:p>3</text:p>
          </table:table-cell>
          <table:table-cell office:value-type="float" office:value="332755" calcext:value-type="float">
            <text:p>332755</text:p>
          </table:table-cell>
          <table:table-cell office:value-type="float" office:value="563" calcext:value-type="float">
            <text:p>563</text:p>
          </table:table-cell>
          <table:table-cell office:value-type="float" office:value="10200" calcext:value-type="float">
            <text:p>10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10-9 <text:s text:c="5"/></text:p>
          </table:table-cell>
          <table:table-cell office:value-type="string" calcext:value-type="string">
            <text:p>../examples/queens/10-9 <text:s text:c="27"/></text:p>
          </table:table-cell>
          <table:table-cell office:value-type="string" calcext:value-type="string">
            <text:p>queens10-9.ttl <text:s/>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10-9.pddl <text:s text:c="6"/></text:p>
          </table:table-cell>
          <table:table-cell office:value-type="float" office:value="869.496299133" calcext:value-type="float">
            <text:p>869.496299133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63" calcext:value-type="float">
            <text:p>563</text:p>
          </table:table-cell>
          <table:table-cell office:value-type="float" office:value="10200" calcext:value-type="float">
            <text:p>10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queens10-10 <text:s text:c="4"/></text:p>
          </table:table-cell>
          <table:table-cell office:value-type="string" calcext:value-type="string">
            <text:p>../examples/queens/10-10 <text:s text:c="26"/></text:p>
          </table:table-cell>
          <table:table-cell office:value-type="string" calcext:value-type="string">
            <text:p>queens10-10.ttl </text:p>
          </table:table-cell>
          <table:table-cell office:value-type="string" calcext:value-type="string">
            <text:p>queens.pddl <text:s text:c="7"/></text:p>
          </table:table-cell>
          <table:table-cell office:value-type="string" calcext:value-type="string">
            <text:p>problem10-10.pddl <text:s text:c="5"/></text:p>
          </table:table-cell>
          <table:table-cell office:value-type="float" office:value="873.610413179" calcext:value-type="float">
            <text:p>873.610413179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63" calcext:value-type="float">
            <text:p>563</text:p>
          </table:table-cell>
          <table:table-cell office:value-type="float" office:value="10200" calcext:value-type="float">
            <text:p>10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3 <text:s text:c="9"/></text:p>
          </table:table-cell>
          <table:table-cell office:value-type="string" calcext:value-type="string">
            <text:p>../examples/robot/3 <text:s text:c="31"/></text:p>
          </table:table-cell>
          <table:table-cell office:value-type="string" calcext:value-type="string">
            <text:p>TTL3.owl <text:s text:c="7"/></text:p>
          </table:table-cell>
          <table:table-cell office:value-type="string" calcext:value-type="string">
            <text:p>robotDomain3.pddl <text:s/></text:p>
          </table:table-cell>
          <table:table-cell office:value-type="string" calcext:value-type="string">
            <text:p>robotProblem3.pddl <text:s text:c="4"/></text:p>
          </table:table-cell>
          <table:table-cell office:value-type="float" office:value="14.451236819" calcext:value-type="float">
            <text:p>14.451236819</text:p>
          </table:table-cell>
          <table:table-cell office:value-type="float" office:value="0.145582423" calcext:value-type="float">
            <text:p>0.145582423</text:p>
          </table:table-cell>
          <table:table-cell office:value-type="float" office:value="14.624951542" calcext:value-type="float">
            <text:p>14.6249515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4 <text:s text:c="9"/></text:p>
          </table:table-cell>
          <table:table-cell office:value-type="string" calcext:value-type="string">
            <text:p>../examples/robot/4 <text:s text:c="31"/></text:p>
          </table:table-cell>
          <table:table-cell office:value-type="string" calcext:value-type="string">
            <text:p>TTL4.owl <text:s text:c="7"/></text:p>
          </table:table-cell>
          <table:table-cell office:value-type="string" calcext:value-type="string">
            <text:p>robotDomain4.pddl <text:s/></text:p>
          </table:table-cell>
          <table:table-cell office:value-type="string" calcext:value-type="string">
            <text:p>robotProblem4.pddl <text:s text:c="4"/></text:p>
          </table:table-cell>
          <table:table-cell office:value-type="float" office:value="117.245835147" calcext:value-type="float">
            <text:p>117.245835147</text:p>
          </table:table-cell>
          <table:table-cell office:value-type="float" office:value="0.159952558" calcext:value-type="float">
            <text:p>0.159952558</text:p>
          </table:table-cell>
          <table:table-cell office:value-type="float" office:value="117.438847814" calcext:value-type="float">
            <text:p>117.43884781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5 <text:s text:c="9"/></text:p>
          </table:table-cell>
          <table:table-cell office:value-type="string" calcext:value-type="string">
            <text:p>../examples/robot/5 <text:s text:c="31"/></text:p>
          </table:table-cell>
          <table:table-cell office:value-type="string" calcext:value-type="string">
            <text:p>TTL5.owl <text:s text:c="7"/></text:p>
          </table:table-cell>
          <table:table-cell office:value-type="string" calcext:value-type="string">
            <text:p>robotDomain5.pddl <text:s/></text:p>
          </table:table-cell>
          <table:table-cell office:value-type="string" calcext:value-type="string">
            <text:p>robotProblem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6 <text:s text:c="9"/></text:p>
          </table:table-cell>
          <table:table-cell office:value-type="string" calcext:value-type="string">
            <text:p>../examples/robot/6 <text:s text:c="31"/></text:p>
          </table:table-cell>
          <table:table-cell office:value-type="string" calcext:value-type="string">
            <text:p>TTL6.owl <text:s text:c="7"/></text:p>
          </table:table-cell>
          <table:table-cell office:value-type="string" calcext:value-type="string">
            <text:p>robotDomain6.pddl <text:s/></text:p>
          </table:table-cell>
          <table:table-cell office:value-type="string" calcext:value-type="string">
            <text:p>robotProblem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7 <text:s text:c="9"/></text:p>
          </table:table-cell>
          <table:table-cell office:value-type="string" calcext:value-type="string">
            <text:p>../examples/robot/7 <text:s text:c="31"/></text:p>
          </table:table-cell>
          <table:table-cell office:value-type="string" calcext:value-type="string">
            <text:p>TTL7.owl <text:s text:c="7"/></text:p>
          </table:table-cell>
          <table:table-cell office:value-type="string" calcext:value-type="string">
            <text:p>robotDomain7.pddl <text:s/></text:p>
          </table:table-cell>
          <table:table-cell office:value-type="string" calcext:value-type="string">
            <text:p>robotProblem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8 <text:s text:c="9"/></text:p>
          </table:table-cell>
          <table:table-cell office:value-type="string" calcext:value-type="string">
            <text:p>../examples/robot/8 <text:s text:c="31"/></text:p>
          </table:table-cell>
          <table:table-cell office:value-type="string" calcext:value-type="string">
            <text:p>TTL8.owl <text:s text:c="7"/></text:p>
          </table:table-cell>
          <table:table-cell office:value-type="string" calcext:value-type="string">
            <text:p>robotDomain8.pddl <text:s/></text:p>
          </table:table-cell>
          <table:table-cell office:value-type="string" calcext:value-type="string">
            <text:p>robotProblem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9 <text:s text:c="9"/></text:p>
          </table:table-cell>
          <table:table-cell office:value-type="string" calcext:value-type="string">
            <text:p>../examples/robot/9 <text:s text:c="31"/></text:p>
          </table:table-cell>
          <table:table-cell office:value-type="string" calcext:value-type="string">
            <text:p>TTL9.owl <text:s text:c="7"/></text:p>
          </table:table-cell>
          <table:table-cell office:value-type="string" calcext:value-type="string">
            <text:p>robotDomain9.pddl <text:s/></text:p>
          </table:table-cell>
          <table:table-cell office:value-type="string" calcext:value-type="string">
            <text:p>robotProblem9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0 <text:s text:c="8"/></text:p>
          </table:table-cell>
          <table:table-cell office:value-type="string" calcext:value-type="string">
            <text:p>../examples/robot/10 <text:s text:c="30"/></text:p>
          </table:table-cell>
          <table:table-cell office:value-type="string" calcext:value-type="string">
            <text:p>TTL10.owl <text:s text:c="6"/></text:p>
          </table:table-cell>
          <table:table-cell office:value-type="string" calcext:value-type="string">
            <text:p>robotDomain10.pddl </text:p>
          </table:table-cell>
          <table:table-cell office:value-type="string" calcext:value-type="string">
            <text:p>robotProblem1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1 <text:s text:c="8"/></text:p>
          </table:table-cell>
          <table:table-cell office:value-type="string" calcext:value-type="string">
            <text:p>../examples/robot/11 <text:s text:c="30"/></text:p>
          </table:table-cell>
          <table:table-cell office:value-type="string" calcext:value-type="string">
            <text:p>TTL11.owl <text:s text:c="6"/></text:p>
          </table:table-cell>
          <table:table-cell office:value-type="string" calcext:value-type="string">
            <text:p>robotDomain11.pddl </text:p>
          </table:table-cell>
          <table:table-cell office:value-type="string" calcext:value-type="string">
            <text:p>robotProblem1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2 <text:s text:c="8"/></text:p>
          </table:table-cell>
          <table:table-cell office:value-type="string" calcext:value-type="string">
            <text:p>../examples/robot/12 <text:s text:c="30"/></text:p>
          </table:table-cell>
          <table:table-cell office:value-type="string" calcext:value-type="string">
            <text:p>TTL12.owl <text:s text:c="6"/></text:p>
          </table:table-cell>
          <table:table-cell office:value-type="string" calcext:value-type="string">
            <text:p>robotDomain12.pddl </text:p>
          </table:table-cell>
          <table:table-cell office:value-type="string" calcext:value-type="string">
            <text:p>robotProblem1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3 <text:s text:c="8"/></text:p>
          </table:table-cell>
          <table:table-cell office:value-type="string" calcext:value-type="string">
            <text:p>../examples/robot/13 <text:s text:c="30"/></text:p>
          </table:table-cell>
          <table:table-cell office:value-type="string" calcext:value-type="string">
            <text:p>TTL13.owl <text:s text:c="6"/></text:p>
          </table:table-cell>
          <table:table-cell office:value-type="string" calcext:value-type="string">
            <text:p>robotDomain13.pddl </text:p>
          </table:table-cell>
          <table:table-cell office:value-type="string" calcext:value-type="string">
            <text:p>robotProblem13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4 <text:s text:c="8"/></text:p>
          </table:table-cell>
          <table:table-cell office:value-type="string" calcext:value-type="string">
            <text:p>../examples/robot/14 <text:s text:c="30"/></text:p>
          </table:table-cell>
          <table:table-cell office:value-type="string" calcext:value-type="string">
            <text:p>TTL14.owl <text:s text:c="6"/></text:p>
          </table:table-cell>
          <table:table-cell office:value-type="string" calcext:value-type="string">
            <text:p>robotDomain14.pddl </text:p>
          </table:table-cell>
          <table:table-cell office:value-type="string" calcext:value-type="string">
            <text:p>robotProblem14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5 <text:s text:c="8"/></text:p>
          </table:table-cell>
          <table:table-cell office:value-type="string" calcext:value-type="string">
            <text:p>../examples/robot/15 <text:s text:c="30"/></text:p>
          </table:table-cell>
          <table:table-cell office:value-type="string" calcext:value-type="string">
            <text:p>TTL15.owl <text:s text:c="6"/></text:p>
          </table:table-cell>
          <table:table-cell office:value-type="string" calcext:value-type="string">
            <text:p>robotDomain15.pddl </text:p>
          </table:table-cell>
          <table:table-cell office:value-type="string" calcext:value-type="string">
            <text:p>robotProblem15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6 <text:s text:c="8"/></text:p>
          </table:table-cell>
          <table:table-cell office:value-type="string" calcext:value-type="string">
            <text:p>../examples/robot/16 <text:s text:c="30"/></text:p>
          </table:table-cell>
          <table:table-cell office:value-type="string" calcext:value-type="string">
            <text:p>TTL16.owl <text:s text:c="6"/></text:p>
          </table:table-cell>
          <table:table-cell office:value-type="string" calcext:value-type="string">
            <text:p>robotDomain16.pddl </text:p>
          </table:table-cell>
          <table:table-cell office:value-type="string" calcext:value-type="string">
            <text:p>robotProblem16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7 <text:s text:c="8"/></text:p>
          </table:table-cell>
          <table:table-cell office:value-type="string" calcext:value-type="string">
            <text:p>../examples/robot/17 <text:s text:c="30"/></text:p>
          </table:table-cell>
          <table:table-cell office:value-type="string" calcext:value-type="string">
            <text:p>TTL17.owl <text:s text:c="6"/></text:p>
          </table:table-cell>
          <table:table-cell office:value-type="string" calcext:value-type="string">
            <text:p>robotDomain17.pddl </text:p>
          </table:table-cell>
          <table:table-cell office:value-type="string" calcext:value-type="string">
            <text:p>robotProblem17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8 <text:s text:c="8"/></text:p>
          </table:table-cell>
          <table:table-cell office:value-type="string" calcext:value-type="string">
            <text:p>../examples/robot/18 <text:s text:c="30"/></text:p>
          </table:table-cell>
          <table:table-cell office:value-type="string" calcext:value-type="string">
            <text:p>TTL18.owl <text:s text:c="6"/></text:p>
          </table:table-cell>
          <table:table-cell office:value-type="string" calcext:value-type="string">
            <text:p>robotDomain18.pddl </text:p>
          </table:table-cell>
          <table:table-cell office:value-type="string" calcext:value-type="string">
            <text:p>robotProblem18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19 <text:s text:c="8"/></text:p>
          </table:table-cell>
          <table:table-cell office:value-type="string" calcext:value-type="string">
            <text:p>../examples/robot/19 <text:s text:c="30"/></text:p>
          </table:table-cell>
          <table:table-cell office:value-type="string" calcext:value-type="string">
            <text:p>TTL19.owl <text:s text:c="6"/></text:p>
          </table:table-cell>
          <table:table-cell office:value-type="string" calcext:value-type="string">
            <text:p>robotDomain19.pddl </text:p>
          </table:table-cell>
          <table:table-cell office:value-type="string" calcext:value-type="string">
            <text:p>robotProblem19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20 <text:s text:c="8"/></text:p>
          </table:table-cell>
          <table:table-cell office:value-type="string" calcext:value-type="string">
            <text:p>../examples/robot/20 <text:s text:c="30"/></text:p>
          </table:table-cell>
          <table:table-cell office:value-type="string" calcext:value-type="string">
            <text:p>TTL20.owl <text:s text:c="6"/></text:p>
          </table:table-cell>
          <table:table-cell office:value-type="string" calcext:value-type="string">
            <text:p>robotDomain20.pddl </text:p>
          </table:table-cell>
          <table:table-cell office:value-type="string" calcext:value-type="string">
            <text:p>robotProblem2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21 <text:s text:c="8"/></text:p>
          </table:table-cell>
          <table:table-cell office:value-type="string" calcext:value-type="string">
            <text:p>../examples/robot/21 <text:s text:c="30"/></text:p>
          </table:table-cell>
          <table:table-cell office:value-type="string" calcext:value-type="string">
            <text:p>TTL21.owl <text:s text:c="6"/></text:p>
          </table:table-cell>
          <table:table-cell office:value-type="string" calcext:value-type="string">
            <text:p>robotDomain21.pddl </text:p>
          </table:table-cell>
          <table:table-cell office:value-type="string" calcext:value-type="string">
            <text:p>robotProblem2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22 <text:s text:c="8"/></text:p>
          </table:table-cell>
          <table:table-cell office:value-type="string" calcext:value-type="string">
            <text:p>../examples/robot/22 <text:s text:c="30"/></text:p>
          </table:table-cell>
          <table:table-cell office:value-type="string" calcext:value-type="string">
            <text:p>TTL22.owl <text:s text:c="6"/></text:p>
          </table:table-cell>
          <table:table-cell office:value-type="string" calcext:value-type="string">
            <text:p>robotDomain22.pddl </text:p>
          </table:table-cell>
          <table:table-cell office:value-type="string" calcext:value-type="string">
            <text:p>robotProblem2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3 <text:s text:c="5"/></text:p>
          </table:table-cell>
          <table:table-cell office:value-type="string" calcext:value-type="string">
            <text:p>../examples/robotConj/3 <text:s text:c="27"/></text:p>
          </table:table-cell>
          <table:table-cell office:value-type="string" calcext:value-type="string">
            <text:p>TTL3.owl <text:s text:c="7"/></text:p>
          </table:table-cell>
          <table:table-cell office:value-type="string" calcext:value-type="string">
            <text:p>robotDomain3.pddl <text:s/></text:p>
          </table:table-cell>
          <table:table-cell office:value-type="string" calcext:value-type="string">
            <text:p>robotProblem3.pddl <text:s text:c="4"/></text:p>
          </table:table-cell>
          <table:table-cell office:value-type="float" office:value="15.468286158" calcext:value-type="float">
            <text:p>15.468286158</text:p>
          </table:table-cell>
          <table:table-cell office:value-type="float" office:value="0.125488492" calcext:value-type="float">
            <text:p>0.125488492</text:p>
          </table:table-cell>
          <table:table-cell office:value-type="float" office:value="15.619065812" calcext:value-type="float">
            <text:p>15.6190658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4 <text:s text:c="5"/></text:p>
          </table:table-cell>
          <table:table-cell office:value-type="string" calcext:value-type="string">
            <text:p>../examples/robotConj/4 <text:s text:c="27"/></text:p>
          </table:table-cell>
          <table:table-cell office:value-type="string" calcext:value-type="string">
            <text:p>TTL4.owl <text:s text:c="7"/></text:p>
          </table:table-cell>
          <table:table-cell office:value-type="string" calcext:value-type="string">
            <text:p>robotDomain4.pddl <text:s/></text:p>
          </table:table-cell>
          <table:table-cell office:value-type="string" calcext:value-type="string">
            <text:p>robotProblem4.pddl <text:s text:c="4"/></text:p>
          </table:table-cell>
          <table:table-cell office:value-type="float" office:value="128.100313764" calcext:value-type="float">
            <text:p>128.100313764</text:p>
          </table:table-cell>
          <table:table-cell office:value-type="float" office:value="0.125749801" calcext:value-type="float">
            <text:p>0.125749801</text:p>
          </table:table-cell>
          <table:table-cell office:value-type="float" office:value="128.255130105" calcext:value-type="float">
            <text:p>128.25513010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5 <text:s text:c="5"/></text:p>
          </table:table-cell>
          <table:table-cell office:value-type="string" calcext:value-type="string">
            <text:p>../examples/robotConj/5 <text:s text:c="27"/></text:p>
          </table:table-cell>
          <table:table-cell office:value-type="string" calcext:value-type="string">
            <text:p>TTL5.owl <text:s text:c="7"/></text:p>
          </table:table-cell>
          <table:table-cell office:value-type="string" calcext:value-type="string">
            <text:p>robotDomain5.pddl <text:s/></text:p>
          </table:table-cell>
          <table:table-cell office:value-type="string" calcext:value-type="string">
            <text:p>robotProblem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6 <text:s text:c="5"/></text:p>
          </table:table-cell>
          <table:table-cell office:value-type="string" calcext:value-type="string">
            <text:p>../examples/robotConj/6 <text:s text:c="27"/></text:p>
          </table:table-cell>
          <table:table-cell office:value-type="string" calcext:value-type="string">
            <text:p>TTL6.owl <text:s text:c="7"/></text:p>
          </table:table-cell>
          <table:table-cell office:value-type="string" calcext:value-type="string">
            <text:p>robotDomain6.pddl <text:s/></text:p>
          </table:table-cell>
          <table:table-cell office:value-type="string" calcext:value-type="string">
            <text:p>robotProblem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7 <text:s text:c="5"/></text:p>
          </table:table-cell>
          <table:table-cell office:value-type="string" calcext:value-type="string">
            <text:p>../examples/robotConj/7 <text:s text:c="27"/></text:p>
          </table:table-cell>
          <table:table-cell office:value-type="string" calcext:value-type="string">
            <text:p>TTL7.owl <text:s text:c="7"/></text:p>
          </table:table-cell>
          <table:table-cell office:value-type="string" calcext:value-type="string">
            <text:p>robotDomain7.pddl <text:s/></text:p>
          </table:table-cell>
          <table:table-cell office:value-type="string" calcext:value-type="string">
            <text:p>robotProblem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8 <text:s text:c="5"/></text:p>
          </table:table-cell>
          <table:table-cell office:value-type="string" calcext:value-type="string">
            <text:p>../examples/robotConj/8 <text:s text:c="27"/></text:p>
          </table:table-cell>
          <table:table-cell office:value-type="string" calcext:value-type="string">
            <text:p>TTL8.owl <text:s text:c="7"/></text:p>
          </table:table-cell>
          <table:table-cell office:value-type="string" calcext:value-type="string">
            <text:p>robotDomain8.pddl <text:s/></text:p>
          </table:table-cell>
          <table:table-cell office:value-type="string" calcext:value-type="string">
            <text:p>robotProblem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9 <text:s text:c="5"/></text:p>
          </table:table-cell>
          <table:table-cell office:value-type="string" calcext:value-type="string">
            <text:p>../examples/robotConj/9 <text:s text:c="27"/></text:p>
          </table:table-cell>
          <table:table-cell office:value-type="string" calcext:value-type="string">
            <text:p>TTL9.owl <text:s text:c="7"/></text:p>
          </table:table-cell>
          <table:table-cell office:value-type="string" calcext:value-type="string">
            <text:p>robotDomain9.pddl <text:s/></text:p>
          </table:table-cell>
          <table:table-cell office:value-type="string" calcext:value-type="string">
            <text:p>robotProblem9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0 <text:s text:c="4"/></text:p>
          </table:table-cell>
          <table:table-cell office:value-type="string" calcext:value-type="string">
            <text:p>../examples/robotConj/10 <text:s text:c="26"/></text:p>
          </table:table-cell>
          <table:table-cell office:value-type="string" calcext:value-type="string">
            <text:p>TTL10.owl <text:s text:c="6"/></text:p>
          </table:table-cell>
          <table:table-cell office:value-type="string" calcext:value-type="string">
            <text:p>robotDomain10.pddl </text:p>
          </table:table-cell>
          <table:table-cell office:value-type="string" calcext:value-type="string">
            <text:p>robotProblem1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1 <text:s text:c="4"/></text:p>
          </table:table-cell>
          <table:table-cell office:value-type="string" calcext:value-type="string">
            <text:p>../examples/robotConj/11 <text:s text:c="26"/></text:p>
          </table:table-cell>
          <table:table-cell office:value-type="string" calcext:value-type="string">
            <text:p>TTL11.owl <text:s text:c="6"/></text:p>
          </table:table-cell>
          <table:table-cell office:value-type="string" calcext:value-type="string">
            <text:p>robotDomain11.pddl </text:p>
          </table:table-cell>
          <table:table-cell office:value-type="string" calcext:value-type="string">
            <text:p>robotProblem1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2 <text:s text:c="4"/></text:p>
          </table:table-cell>
          <table:table-cell office:value-type="string" calcext:value-type="string">
            <text:p>../examples/robotConj/12 <text:s text:c="26"/></text:p>
          </table:table-cell>
          <table:table-cell office:value-type="string" calcext:value-type="string">
            <text:p>TTL12.owl <text:s text:c="6"/></text:p>
          </table:table-cell>
          <table:table-cell office:value-type="string" calcext:value-type="string">
            <text:p>robotDomain12.pddl </text:p>
          </table:table-cell>
          <table:table-cell office:value-type="string" calcext:value-type="string">
            <text:p>robotProblem1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3 <text:s text:c="4"/></text:p>
          </table:table-cell>
          <table:table-cell office:value-type="string" calcext:value-type="string">
            <text:p>../examples/robotConj/13 <text:s text:c="26"/></text:p>
          </table:table-cell>
          <table:table-cell office:value-type="string" calcext:value-type="string">
            <text:p>TTL13.owl <text:s text:c="6"/></text:p>
          </table:table-cell>
          <table:table-cell office:value-type="string" calcext:value-type="string">
            <text:p>robotDomain13.pddl </text:p>
          </table:table-cell>
          <table:table-cell office:value-type="string" calcext:value-type="string">
            <text:p>robotProblem13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4 <text:s text:c="4"/></text:p>
          </table:table-cell>
          <table:table-cell office:value-type="string" calcext:value-type="string">
            <text:p>../examples/robotConj/14 <text:s text:c="26"/></text:p>
          </table:table-cell>
          <table:table-cell office:value-type="string" calcext:value-type="string">
            <text:p>TTL14.owl <text:s text:c="6"/></text:p>
          </table:table-cell>
          <table:table-cell office:value-type="string" calcext:value-type="string">
            <text:p>robotDomain14.pddl </text:p>
          </table:table-cell>
          <table:table-cell office:value-type="string" calcext:value-type="string">
            <text:p>robotProblem14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5 <text:s text:c="4"/></text:p>
          </table:table-cell>
          <table:table-cell office:value-type="string" calcext:value-type="string">
            <text:p>../examples/robotConj/15 <text:s text:c="26"/></text:p>
          </table:table-cell>
          <table:table-cell office:value-type="string" calcext:value-type="string">
            <text:p>TTL15.owl <text:s text:c="6"/></text:p>
          </table:table-cell>
          <table:table-cell office:value-type="string" calcext:value-type="string">
            <text:p>robotDomain15.pddl </text:p>
          </table:table-cell>
          <table:table-cell office:value-type="string" calcext:value-type="string">
            <text:p>robotProblem15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6 <text:s text:c="4"/></text:p>
          </table:table-cell>
          <table:table-cell office:value-type="string" calcext:value-type="string">
            <text:p>../examples/robotConj/16 <text:s text:c="26"/></text:p>
          </table:table-cell>
          <table:table-cell office:value-type="string" calcext:value-type="string">
            <text:p>TTL16.owl <text:s text:c="6"/></text:p>
          </table:table-cell>
          <table:table-cell office:value-type="string" calcext:value-type="string">
            <text:p>robotDomain16.pddl </text:p>
          </table:table-cell>
          <table:table-cell office:value-type="string" calcext:value-type="string">
            <text:p>robotProblem16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7 <text:s text:c="4"/></text:p>
          </table:table-cell>
          <table:table-cell office:value-type="string" calcext:value-type="string">
            <text:p>../examples/robotConj/17 <text:s text:c="26"/></text:p>
          </table:table-cell>
          <table:table-cell office:value-type="string" calcext:value-type="string">
            <text:p>TTL17.owl <text:s text:c="6"/></text:p>
          </table:table-cell>
          <table:table-cell office:value-type="string" calcext:value-type="string">
            <text:p>robotDomain17.pddl </text:p>
          </table:table-cell>
          <table:table-cell office:value-type="string" calcext:value-type="string">
            <text:p>robotProblem17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8 <text:s text:c="4"/></text:p>
          </table:table-cell>
          <table:table-cell office:value-type="string" calcext:value-type="string">
            <text:p>../examples/robotConj/18 <text:s text:c="26"/></text:p>
          </table:table-cell>
          <table:table-cell office:value-type="string" calcext:value-type="string">
            <text:p>TTL18.owl <text:s text:c="6"/></text:p>
          </table:table-cell>
          <table:table-cell office:value-type="string" calcext:value-type="string">
            <text:p>robotDomain18.pddl </text:p>
          </table:table-cell>
          <table:table-cell office:value-type="string" calcext:value-type="string">
            <text:p>robotProblem18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19 <text:s text:c="4"/></text:p>
          </table:table-cell>
          <table:table-cell office:value-type="string" calcext:value-type="string">
            <text:p>../examples/robotConj/19 <text:s text:c="26"/></text:p>
          </table:table-cell>
          <table:table-cell office:value-type="string" calcext:value-type="string">
            <text:p>TTL19.owl <text:s text:c="6"/></text:p>
          </table:table-cell>
          <table:table-cell office:value-type="string" calcext:value-type="string">
            <text:p>robotDomain19.pddl </text:p>
          </table:table-cell>
          <table:table-cell office:value-type="string" calcext:value-type="string">
            <text:p>robotProblem19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20 <text:s text:c="4"/></text:p>
          </table:table-cell>
          <table:table-cell office:value-type="string" calcext:value-type="string">
            <text:p>../examples/robotConj/20 <text:s text:c="26"/></text:p>
          </table:table-cell>
          <table:table-cell office:value-type="string" calcext:value-type="string">
            <text:p>TTL20.owl <text:s text:c="6"/></text:p>
          </table:table-cell>
          <table:table-cell office:value-type="string" calcext:value-type="string">
            <text:p>robotDomain20.pddl </text:p>
          </table:table-cell>
          <table:table-cell office:value-type="string" calcext:value-type="string">
            <text:p>robotProblem2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21 <text:s text:c="4"/></text:p>
          </table:table-cell>
          <table:table-cell office:value-type="string" calcext:value-type="string">
            <text:p>../examples/robotConj/21 <text:s text:c="26"/></text:p>
          </table:table-cell>
          <table:table-cell office:value-type="string" calcext:value-type="string">
            <text:p>TTL21.owl <text:s text:c="6"/></text:p>
          </table:table-cell>
          <table:table-cell office:value-type="string" calcext:value-type="string">
            <text:p>robotDomain21.pddl </text:p>
          </table:table-cell>
          <table:table-cell office:value-type="string" calcext:value-type="string">
            <text:p>robotProblem2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robotConj22 <text:s text:c="4"/></text:p>
          </table:table-cell>
          <table:table-cell office:value-type="string" calcext:value-type="string">
            <text:p>../examples/robotConj/22 <text:s text:c="26"/></text:p>
          </table:table-cell>
          <table:table-cell office:value-type="string" calcext:value-type="string">
            <text:p>TTL22.owl <text:s text:c="6"/></text:p>
          </table:table-cell>
          <table:table-cell office:value-type="string" calcext:value-type="string">
            <text:p>robotDomain22.pddl </text:p>
          </table:table-cell>
          <table:table-cell office:value-type="string" calcext:value-type="string">
            <text:p>robotProblem2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4-0 <text:s/></text:p>
          </table:table-cell>
          <table:table-cell office:value-type="string" calcext:value-type="string">
            <text:p>../examples/blocksworld/4-0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4-0.pddl <text:s/></text:p>
          </table:table-cell>
          <table:table-cell office:value-type="float" office:value="3.527084259" calcext:value-type="float">
            <text:p>3.527084259</text:p>
          </table:table-cell>
          <table:table-cell office:value-type="float" office:value="0.113165097" calcext:value-type="float">
            <text:p>0.113165097</text:p>
          </table:table-cell>
          <table:table-cell office:value-type="float" office:value="3.660269996" calcext:value-type="float">
            <text:p>3.660269996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4-1 <text:s/></text:p>
          </table:table-cell>
          <table:table-cell office:value-type="string" calcext:value-type="string">
            <text:p>../examples/blocksworld/4-1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4-1.pddl <text:s/></text:p>
          </table:table-cell>
          <table:table-cell office:value-type="float" office:value="3.43840651" calcext:value-type="float">
            <text:p>3.43840651</text:p>
          </table:table-cell>
          <table:table-cell office:value-type="float" office:value="0.112811692" calcext:value-type="float">
            <text:p>0.112811692</text:p>
          </table:table-cell>
          <table:table-cell office:value-type="float" office:value="3.569725925" calcext:value-type="float">
            <text:p>3.569725925</text:p>
          </table:table-cell>
          <table:table-cell office:value-type="float" office:value="8" calcext:value-type="float">
            <text:p>8</text:p>
          </table:table-cell>
          <table:table-cell office:value-type="float" office:value="556" calcext:value-type="float">
            <text:p>5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4-2 <text:s/></text:p>
          </table:table-cell>
          <table:table-cell office:value-type="string" calcext:value-type="string">
            <text:p>../examples/blocksworld/4-2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4-2.pddl <text:s/></text:p>
          </table:table-cell>
          <table:table-cell office:value-type="float" office:value="3.503603496" calcext:value-type="float">
            <text:p>3.503603496</text:p>
          </table:table-cell>
          <table:table-cell office:value-type="float" office:value="0.113871247" calcext:value-type="float">
            <text:p>0.113871247</text:p>
          </table:table-cell>
          <table:table-cell office:value-type="float" office:value="3.636620353" calcext:value-type="float">
            <text:p>3.636620353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5-0 <text:s/></text:p>
          </table:table-cell>
          <table:table-cell office:value-type="string" calcext:value-type="string">
            <text:p>../examples/blocksworld/5-0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5-0.pddl <text:s/></text:p>
          </table:table-cell>
          <table:table-cell office:value-type="float" office:value="3.739770558" calcext:value-type="float">
            <text:p>3.739770558</text:p>
          </table:table-cell>
          <table:table-cell office:value-type="float" office:value="0.140647024" calcext:value-type="float">
            <text:p>0.140647024</text:p>
          </table:table-cell>
          <table:table-cell office:value-type="float" office:value="3.899335472" calcext:value-type="float">
            <text:p>3.899335472</text:p>
          </table:table-cell>
          <table:table-cell office:value-type="float" office:value="10" calcext:value-type="float">
            <text:p>10</text:p>
          </table:table-cell>
          <table:table-cell office:value-type="float" office:value="11638" calcext:value-type="float">
            <text:p>116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5-1 <text:s/></text:p>
          </table:table-cell>
          <table:table-cell office:value-type="string" calcext:value-type="string">
            <text:p>../examples/blocksworld/5-1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5-1.pddl <text:s/></text:p>
          </table:table-cell>
          <table:table-cell office:value-type="float" office:value="3.814717716" calcext:value-type="float">
            <text:p>3.814717716</text:p>
          </table:table-cell>
          <table:table-cell office:value-type="float" office:value="0.133933051" calcext:value-type="float">
            <text:p>0.133933051</text:p>
          </table:table-cell>
          <table:table-cell office:value-type="float" office:value="3.967488707" calcext:value-type="float">
            <text:p>3.967488707</text:p>
          </table:table-cell>
          <table:table-cell office:value-type="float" office:value="8" calcext:value-type="float">
            <text:p>8</text:p>
          </table:table-cell>
          <table:table-cell office:value-type="float" office:value="5646" calcext:value-type="float">
            <text:p>56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5-2 <text:s/></text:p>
          </table:table-cell>
          <table:table-cell office:value-type="string" calcext:value-type="string">
            <text:p>../examples/blocksworld/5-2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5-2.pddl <text:s/></text:p>
          </table:table-cell>
          <table:table-cell office:value-type="float" office:value="3.916304135" calcext:value-type="float">
            <text:p>3.916304135</text:p>
          </table:table-cell>
          <table:table-cell office:value-type="float" office:value="0.671100505" calcext:value-type="float">
            <text:p>0.671100505</text:p>
          </table:table-cell>
          <table:table-cell office:value-type="float" office:value="4.607672821" calcext:value-type="float">
            <text:p>4.607672821</text:p>
          </table:table-cell>
          <table:table-cell office:value-type="float" office:value="14" calcext:value-type="float">
            <text:p>14</text:p>
          </table:table-cell>
          <table:table-cell office:value-type="float" office:value="229596" calcext:value-type="float">
            <text:p>2295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6-0 <text:s/></text:p>
          </table:table-cell>
          <table:table-cell office:value-type="string" calcext:value-type="string">
            <text:p>../examples/blocksworld/6-0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6-0.pddl <text:s/></text:p>
          </table:table-cell>
          <table:table-cell office:value-type="float" office:value="4.281308672" calcext:value-type="float">
            <text:p>4.281308672</text:p>
          </table:table-cell>
          <table:table-cell office:value-type="float" office:value="1.047266869" calcext:value-type="float">
            <text:p>1.047266869</text:p>
          </table:table-cell>
          <table:table-cell office:value-type="float" office:value="5.34742925" calcext:value-type="float">
            <text:p>5.34742925</text:p>
          </table:table-cell>
          <table:table-cell office:value-type="float" office:value="12" calcext:value-type="float">
            <text:p>12</text:p>
          </table:table-cell>
          <table:table-cell office:value-type="float" office:value="373468" calcext:value-type="float">
            <text:p>37346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6-1 <text:s/></text:p>
          </table:table-cell>
          <table:table-cell office:value-type="string" calcext:value-type="string">
            <text:p>../examples/blocksworld/6-1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6-1.pddl <text:s/></text:p>
          </table:table-cell>
          <table:table-cell office:value-type="float" office:value="4.081137257" calcext:value-type="float">
            <text:p>4.081137257</text:p>
          </table:table-cell>
          <table:table-cell office:value-type="float" office:value="1.32364024" calcext:value-type="float">
            <text:p>1.32364024</text:p>
          </table:table-cell>
          <table:table-cell office:value-type="float" office:value="5.423288637" calcext:value-type="float">
            <text:p>5.423288637</text:p>
          </table:table-cell>
          <table:table-cell office:value-type="float" office:value="10" calcext:value-type="float">
            <text:p>10</text:p>
          </table:table-cell>
          <table:table-cell office:value-type="float" office:value="414506" calcext:value-type="float">
            <text:p>4145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6-2 <text:s/></text:p>
          </table:table-cell>
          <table:table-cell office:value-type="string" calcext:value-type="string">
            <text:p>../examples/blocksworld/6-2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6-2.pddl <text:s/></text:p>
          </table:table-cell>
          <table:table-cell office:value-type="float" office:value="4.053831515" calcext:value-type="float">
            <text:p>4.053831515</text:p>
          </table:table-cell>
          <table:table-cell office:value-type="float" office:value="2.138850421" calcext:value-type="float">
            <text:p>2.138850421</text:p>
          </table:table-cell>
          <table:table-cell office:value-type="float" office:value="6.212168559" calcext:value-type="float">
            <text:p>6.212168559</text:p>
          </table:table-cell>
          <table:table-cell office:value-type="float" office:value="14" calcext:value-type="float">
            <text:p>14</text:p>
          </table:table-cell>
          <table:table-cell office:value-type="float" office:value="846770" calcext:value-type="float">
            <text:p>84677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7-0 <text:s/></text:p>
          </table:table-cell>
          <table:table-cell office:value-type="string" calcext:value-type="string">
            <text:p>../examples/blocksworld/7-0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7-0.pddl <text:s/></text:p>
          </table:table-cell>
          <table:table-cell office:value-type="float" office:value="4.677146421" calcext:value-type="float">
            <text:p>4.677146421</text:p>
          </table:table-cell>
          <table:table-cell office:value-type="float" office:value="120.756360106" calcext:value-type="float">
            <text:p>120.756360106</text:p>
          </table:table-cell>
          <table:table-cell office:value-type="float" office:value="125.451989815" calcext:value-type="float">
            <text:p>125.451989815</text:p>
          </table:table-cell>
          <table:table-cell office:value-type="float" office:value="17" calcext:value-type="float">
            <text:p>17</text:p>
          </table:table-cell>
          <table:table-cell office:value-type="float" office:value="36450217" calcext:value-type="float">
            <text:p>364502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7-1 <text:s/></text:p>
          </table:table-cell>
          <table:table-cell office:value-type="string" calcext:value-type="string">
            <text:p>../examples/blocksworld/7-1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7-1.pddl <text:s/></text:p>
          </table:table-cell>
          <table:table-cell office:value-type="float" office:value="4.610145399" calcext:value-type="float">
            <text:p>4.610145399</text:p>
          </table:table-cell>
          <table:table-cell office:value-type="float" office:value="355.739558714" calcext:value-type="float">
            <text:p>355.739558714</text:p>
          </table:table-cell>
          <table:table-cell office:value-type="float" office:value="360.368547737" calcext:value-type="float">
            <text:p>360.368547737</text:p>
          </table:table-cell>
          <table:table-cell office:value-type="float" office:value="16" calcext:value-type="float">
            <text:p>16</text:p>
          </table:table-cell>
          <table:table-cell office:value-type="float" office:value="108824509" calcext:value-type="float">
            <text:p>10882450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7-2 <text:s/></text:p>
          </table:table-cell>
          <table:table-cell office:value-type="string" calcext:value-type="string">
            <text:p>../examples/blocksworld/7-2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7-2.pddl <text:s/></text:p>
          </table:table-cell>
          <table:table-cell office:value-type="float" office:value="4.788738026" calcext:value-type="float">
            <text:p>4.788738026</text:p>
          </table:table-cell>
          <table:table-cell office:value-type="float" office:value="82.276602035" calcext:value-type="float">
            <text:p>82.276602035</text:p>
          </table:table-cell>
          <table:table-cell office:value-type="float" office:value="87.085622765" calcext:value-type="float">
            <text:p>87.085622765</text:p>
          </table:table-cell>
          <table:table-cell office:value-type="float" office:value="15" calcext:value-type="float">
            <text:p>15</text:p>
          </table:table-cell>
          <table:table-cell office:value-type="float" office:value="25344189" calcext:value-type="float">
            <text:p>2534418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8-0 <text:s/></text:p>
          </table:table-cell>
          <table:table-cell office:value-type="string" calcext:value-type="string">
            <text:p>../examples/blocksworld/8-0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8-0.pddl <text:s/></text:p>
          </table:table-cell>
          <table:table-cell office:value-type="float" office:value="5.599425911" calcext:value-type="float">
            <text:p>5.599425911</text:p>
          </table:table-cell>
          <table:table-cell office:value-type="float" office:value="361.999545909" calcext:value-type="float">
            <text:p>361.999545909</text:p>
          </table:table-cell>
          <table:table-cell office:value-type="float" office:value="367.621097843" calcext:value-type="float">
            <text:p>367.621097843</text:p>
          </table:table-cell>
          <table:table-cell office:value-type="float" office:value="14" calcext:value-type="float">
            <text:p>14</text:p>
          </table:table-cell>
          <table:table-cell office:value-type="float" office:value="100161737" calcext:value-type="float">
            <text:p>1001617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8-1 <text:s/></text:p>
          </table:table-cell>
          <table:table-cell office:value-type="string" calcext:value-type="string">
            <text:p>../examples/blocksworld/8-1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8-1.pddl <text:s/></text:p>
          </table:table-cell>
          <table:table-cell office:value-type="float" office:value="4.927028992" calcext:value-type="float">
            <text:p>4.927028992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8-2 <text:s/></text:p>
          </table:table-cell>
          <table:table-cell office:value-type="string" calcext:value-type="string">
            <text:p>../examples/blocksworld/8-2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8-2.pddl <text:s/></text:p>
          </table:table-cell>
          <table:table-cell office:value-type="float" office:value="5.257244274" calcext:value-type="float">
            <text:p>5.25724427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9-0 <text:s/></text:p>
          </table:table-cell>
          <table:table-cell office:value-type="string" calcext:value-type="string">
            <text:p>../examples/blocksworld/9-0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9-0.pddl <text:s/></text:p>
          </table:table-cell>
          <table:table-cell office:value-type="float" office:value="6.039051057" calcext:value-type="float">
            <text:p>6.039051057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9-1 <text:s/></text:p>
          </table:table-cell>
          <table:table-cell office:value-type="string" calcext:value-type="string">
            <text:p>../examples/blocksworld/9-1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9-1.pddl <text:s/></text:p>
          </table:table-cell>
          <table:table-cell office:value-type="float" office:value="5.335809417" calcext:value-type="float">
            <text:p>5.335809417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9-2 <text:s/></text:p>
          </table:table-cell>
          <table:table-cell office:value-type="string" calcext:value-type="string">
            <text:p>../examples/blocksworld/9-2 <text:s text:c="23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9-2.pddl <text:s/></text:p>
          </table:table-cell>
          <table:table-cell office:value-type="float" office:value="6.386887283" calcext:value-type="float">
            <text:p>6.386887283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10-0 </text:p>
          </table:table-cell>
          <table:table-cell office:value-type="string" calcext:value-type="string">
            <text:p>../examples/blocksworld/10-0 <text:s text:c="22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10-0.pddl </text:p>
          </table:table-cell>
          <table:table-cell office:value-type="float" office:value="5.761303847" calcext:value-type="float">
            <text:p>5.761303847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10-1 </text:p>
          </table:table-cell>
          <table:table-cell office:value-type="string" calcext:value-type="string">
            <text:p>../examples/blocksworld/10-1 <text:s text:c="22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10-1.pddl </text:p>
          </table:table-cell>
          <table:table-cell office:value-type="float" office:value="5.765217903" calcext:value-type="float">
            <text:p>5.765217903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blocksworld10-2 </text:p>
          </table:table-cell>
          <table:table-cell office:value-type="string" calcext:value-type="string">
            <text:p>../examples/blocksworld/10-2 <text:s text:c="22"/></text:p>
          </table:table-cell>
          <table:table-cell office:value-type="string" calcext:value-type="string">
            <text:p>blocks.ttl <text:s text:c="5"/></text:p>
          </table:table-cell>
          <table:table-cell office:value-type="string" calcext:value-type="string">
            <text:p>blocks.pddl <text:s text:c="7"/></text:p>
          </table:table-cell>
          <table:table-cell office:value-type="string" calcext:value-type="string">
            <text:p>blocksProblem10-2.pddl </text:p>
          </table:table-cell>
          <table:table-cell office:value-type="float" office:value="6.875194714" calcext:value-type="float">
            <text:p>6.875194714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4 <text:s text:c="7"/></text:p>
          </table:table-cell>
          <table:table-cell office:value-type="string" calcext:value-type="string">
            <text:p>../examples/pipes/A-4 <text:s text:c="29"/></text:p>
          </table:table-cell>
          <table:table-cell office:value-type="string" calcext:value-type="string">
            <text:p>pipesA-4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4.pddl <text:s text:c="2"/></text:p>
          </table:table-cell>
          <table:table-cell office:value-type="float" office:value="6.231956722" calcext:value-type="float">
            <text:p>6.231956722</text:p>
          </table:table-cell>
          <table:table-cell office:value-type="float" office:value="0.114514726" calcext:value-type="float">
            <text:p>0.114514726</text:p>
          </table:table-cell>
          <table:table-cell office:value-type="float" office:value="6.374819938" calcext:value-type="float">
            <text:p>6.374819938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5 <text:s text:c="7"/></text:p>
          </table:table-cell>
          <table:table-cell office:value-type="string" calcext:value-type="string">
            <text:p>../examples/pipes/A-5 <text:s text:c="29"/></text:p>
          </table:table-cell>
          <table:table-cell office:value-type="string" calcext:value-type="string">
            <text:p>pipesA-5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5.pddl <text:s text:c="2"/></text:p>
          </table:table-cell>
          <table:table-cell office:value-type="float" office:value="11.257477336" calcext:value-type="float">
            <text:p>11.257477336</text:p>
          </table:table-cell>
          <table:table-cell office:value-type="float" office:value="0.350403019" calcext:value-type="float">
            <text:p>0.350403019</text:p>
          </table:table-cell>
          <table:table-cell office:value-type="float" office:value="11.630555475" calcext:value-type="float">
            <text:p>11.630555475</text:p>
          </table:table-cell>
          <table:table-cell office:value-type="float" office:value="20" calcext:value-type="float">
            <text:p>20</text:p>
          </table:table-cell>
          <table:table-cell office:value-type="float" office:value="72689" calcext:value-type="float">
            <text:p>72689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6 <text:s text:c="7"/></text:p>
          </table:table-cell>
          <table:table-cell office:value-type="string" calcext:value-type="string">
            <text:p>../examples/pipes/A-6 <text:s text:c="29"/></text:p>
          </table:table-cell>
          <table:table-cell office:value-type="string" calcext:value-type="string">
            <text:p>pipesA-6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6.pddl <text:s text:c="2"/></text:p>
          </table:table-cell>
          <table:table-cell office:value-type="float" office:value="16.944843436" calcext:value-type="float">
            <text:p>16.944843436</text:p>
          </table:table-cell>
          <table:table-cell office:value-type="float" office:value="2.456396696" calcext:value-type="float">
            <text:p>2.456396696</text:p>
          </table:table-cell>
          <table:table-cell office:value-type="float" office:value="19.426063684" calcext:value-type="float">
            <text:p>19.426063684</text:p>
          </table:table-cell>
          <table:table-cell office:value-type="float" office:value="21" calcext:value-type="float">
            <text:p>21</text:p>
          </table:table-cell>
          <table:table-cell office:value-type="float" office:value="602413" calcext:value-type="float">
            <text:p>602413</text:p>
          </table:table-cell>
          <table:table-cell office:value-type="float" office:value="288" calcext:value-type="float">
            <text:p>288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7 <text:s text:c="7"/></text:p>
          </table:table-cell>
          <table:table-cell office:value-type="string" calcext:value-type="string">
            <text:p>../examples/pipes/A-7 <text:s text:c="29"/></text:p>
          </table:table-cell>
          <table:table-cell office:value-type="string" calcext:value-type="string">
            <text:p>pipesA-7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7.pddl <text:s text:c="2"/></text:p>
          </table:table-cell>
          <table:table-cell office:value-type="float" office:value="19.240430797" calcext:value-type="float">
            <text:p>19.240430797</text:p>
          </table:table-cell>
          <table:table-cell office:value-type="float" office:value="4.660577394" calcext:value-type="float">
            <text:p>4.660577394</text:p>
          </table:table-cell>
          <table:table-cell office:value-type="float" office:value="23.927556098" calcext:value-type="float">
            <text:p>23.927556098</text:p>
          </table:table-cell>
          <table:table-cell office:value-type="float" office:value="21" calcext:value-type="float">
            <text:p>21</text:p>
          </table:table-cell>
          <table:table-cell office:value-type="float" office:value="1179859" calcext:value-type="float">
            <text:p>1179859</text:p>
          </table:table-cell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8 <text:s text:c="7"/></text:p>
          </table:table-cell>
          <table:table-cell office:value-type="string" calcext:value-type="string">
            <text:p>../examples/pipes/A-8 <text:s text:c="29"/></text:p>
          </table:table-cell>
          <table:table-cell office:value-type="string" calcext:value-type="string">
            <text:p>pipesA-8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8.pddl <text:s text:c="2"/></text:p>
          </table:table-cell>
          <table:table-cell office:value-type="float" office:value="29.955479506" calcext:value-type="float">
            <text:p>29.955479506</text:p>
          </table:table-cell>
          <table:table-cell office:value-type="float" office:value="32.142964704" calcext:value-type="float">
            <text:p>32.142964704</text:p>
          </table:table-cell>
          <table:table-cell office:value-type="float" office:value="62.128020537" calcext:value-type="float">
            <text:p>62.128020537</text:p>
          </table:table-cell>
          <table:table-cell office:value-type="float" office:value="21" calcext:value-type="float">
            <text:p>21</text:p>
          </table:table-cell>
          <table:table-cell office:value-type="float" office:value="7548522" calcext:value-type="float">
            <text:p>7548522</text:p>
          </table:table-cell>
          <table:table-cell office:value-type="float" office:value="434" calcext:value-type="float">
            <text:p>434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9 <text:s text:c="7"/></text:p>
          </table:table-cell>
          <table:table-cell office:value-type="string" calcext:value-type="string">
            <text:p>../examples/pipes/A-9 <text:s text:c="29"/></text:p>
          </table:table-cell>
          <table:table-cell office:value-type="string" calcext:value-type="string">
            <text:p>pipesA-9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9.pddl <text:s text:c="2"/></text:p>
          </table:table-cell>
          <table:table-cell office:value-type="float" office:value="52.16797042" calcext:value-type="float">
            <text:p>52.16797042</text:p>
          </table:table-cell>
          <table:table-cell office:value-type="float" office:value="79.485044079" calcext:value-type="float">
            <text:p>79.485044079</text:p>
          </table:table-cell>
          <table:table-cell office:value-type="float" office:value="131.685370592" calcext:value-type="float">
            <text:p>131.685370592</text:p>
          </table:table-cell>
          <table:table-cell office:value-type="float" office:value="21" calcext:value-type="float">
            <text:p>21</text:p>
          </table:table-cell>
          <table:table-cell office:value-type="float" office:value="17297553" calcext:value-type="float">
            <text:p>17297553</text:p>
          </table:table-cell>
          <table:table-cell office:value-type="float" office:value="535" calcext:value-type="float">
            <text:p>535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A-10 <text:s text:c="6"/></text:p>
          </table:table-cell>
          <table:table-cell office:value-type="string" calcext:value-type="string">
            <text:p>../examples/pipes/A-10 <text:s text:c="28"/></text:p>
          </table:table-cell>
          <table:table-cell office:value-type="string" calcext:value-type="string">
            <text:p>pipesA-10.ttl <text:s text:c="2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A-10.pddl <text:s/></text:p>
          </table:table-cell>
          <table:table-cell office:value-type="float" office:value="83.291746373" calcext:value-type="float">
            <text:p>83.291746373</text:p>
          </table:table-cell>
          <table:table-cell office:value-type="float" office:value="111.203021967" calcext:value-type="float">
            <text:p>111.203021967</text:p>
          </table:table-cell>
          <table:table-cell office:value-type="float" office:value="194.531570681" calcext:value-type="float">
            <text:p>194.531570681</text:p>
          </table:table-cell>
          <table:table-cell office:value-type="float" office:value="21" calcext:value-type="float">
            <text:p>21</text:p>
          </table:table-cell>
          <table:table-cell office:value-type="float" office:value="23658273" calcext:value-type="float">
            <text:p>23658273</text:p>
          </table:table-cell>
          <table:table-cell office:value-type="float" office:value="623" calcext:value-type="float">
            <text:p>623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4 <text:s text:c="7"/></text:p>
          </table:table-cell>
          <table:table-cell office:value-type="string" calcext:value-type="string">
            <text:p>../examples/pipes/B-4 <text:s text:c="29"/></text:p>
          </table:table-cell>
          <table:table-cell office:value-type="string" calcext:value-type="string">
            <text:p>pipesB-4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4.pddl <text:s text:c="2"/></text:p>
          </table:table-cell>
          <table:table-cell office:value-type="float" office:value="6.830048174" calcext:value-type="float">
            <text:p>6.830048174</text:p>
          </table:table-cell>
          <table:table-cell office:value-type="float" office:value="0.138907444" calcext:value-type="float">
            <text:p>0.138907444</text:p>
          </table:table-cell>
          <table:table-cell office:value-type="float" office:value="6.991271135" calcext:value-type="float">
            <text:p>6.991271135</text:p>
          </table:table-cell>
          <table:table-cell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5 <text:s text:c="7"/></text:p>
          </table:table-cell>
          <table:table-cell office:value-type="string" calcext:value-type="string">
            <text:p>../examples/pipes/B-5 <text:s text:c="29"/></text:p>
          </table:table-cell>
          <table:table-cell office:value-type="string" calcext:value-type="string">
            <text:p>pipesB-5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5.pddl <text:s text:c="2"/></text:p>
          </table:table-cell>
          <table:table-cell office:value-type="float" office:value="9.065091636" calcext:value-type="float">
            <text:p>9.065091636</text:p>
          </table:table-cell>
          <table:table-cell office:value-type="float" office:value="0.125694291" calcext:value-type="float">
            <text:p>0.125694291</text:p>
          </table:table-cell>
          <table:table-cell office:value-type="float" office:value="9.212676411" calcext:value-type="float">
            <text:p>9.212676411</text:p>
          </table:table-cell>
          <table:table-cell office:value-type="float" office:value="13" calcext:value-type="float">
            <text:p>13</text:p>
          </table:table-cell>
          <table:table-cell office:value-type="float" office:value="1471" calcext:value-type="float">
            <text:p>1471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6 <text:s text:c="7"/></text:p>
          </table:table-cell>
          <table:table-cell office:value-type="string" calcext:value-type="string">
            <text:p>../examples/pipes/B-6 <text:s text:c="29"/></text:p>
          </table:table-cell>
          <table:table-cell office:value-type="string" calcext:value-type="string">
            <text:p>pipesB-6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6.pddl <text:s text:c="2"/></text:p>
          </table:table-cell>
          <table:table-cell office:value-type="float" office:value="11.615274037" calcext:value-type="float">
            <text:p>11.615274037</text:p>
          </table:table-cell>
          <table:table-cell office:value-type="float" office:value="0.155110804" calcext:value-type="float">
            <text:p>0.155110804</text:p>
          </table:table-cell>
          <table:table-cell office:value-type="float" office:value="11.794995052" calcext:value-type="float">
            <text:p>11.794995052</text:p>
          </table:table-cell>
          <table:table-cell office:value-type="float" office:value="14" calcext:value-type="float">
            <text:p>14</text:p>
          </table:table-cell>
          <table:table-cell office:value-type="float" office:value="6673" calcext:value-type="float">
            <text:p>6673</text:p>
          </table:table-cell>
          <table:table-cell office:value-type="float" office:value="271" calcext:value-type="float">
            <text:p>271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7 <text:s text:c="7"/></text:p>
          </table:table-cell>
          <table:table-cell office:value-type="string" calcext:value-type="string">
            <text:p>../examples/pipes/B-7 <text:s text:c="29"/></text:p>
          </table:table-cell>
          <table:table-cell office:value-type="string" calcext:value-type="string">
            <text:p>pipesB-7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7.pddl <text:s text:c="2"/></text:p>
          </table:table-cell>
          <table:table-cell office:value-type="float" office:value="20.761957458" calcext:value-type="float">
            <text:p>20.761957458</text:p>
          </table:table-cell>
          <table:table-cell office:value-type="float" office:value="116.278710097" calcext:value-type="float">
            <text:p>116.278710097</text:p>
          </table:table-cell>
          <table:table-cell office:value-type="float" office:value="137.067781068" calcext:value-type="float">
            <text:p>137.067781068</text:p>
          </table:table-cell>
          <table:table-cell office:value-type="float" office:value="32" calcext:value-type="float">
            <text:p>32</text:p>
          </table:table-cell>
          <table:table-cell office:value-type="float" office:value="22688859" calcext:value-type="float">
            <text:p>22688859</text:p>
          </table:table-cell>
          <table:table-cell office:value-type="float" office:value="357" calcext:value-type="float">
            <text:p>357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8 <text:s text:c="7"/></text:p>
          </table:table-cell>
          <table:table-cell office:value-type="string" calcext:value-type="string">
            <text:p>../examples/pipes/B-8 <text:s text:c="29"/></text:p>
          </table:table-cell>
          <table:table-cell office:value-type="string" calcext:value-type="string">
            <text:p>pipesB-8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8.pddl <text:s text:c="2"/></text:p>
          </table:table-cell>
          <table:table-cell office:value-type="float" office:value="26.780650412" calcext:value-type="float">
            <text:p>26.780650412</text:p>
          </table:table-cell>
          <table:table-cell office:value-type="float" office:value="969.751641305" calcext:value-type="float">
            <text:p>969.751641305</text:p>
          </table:table-cell>
          <table:table-cell office:value-type="float" office:value="996.563950303" calcext:value-type="float">
            <text:p>996.563950303</text:p>
          </table:table-cell>
          <table:table-cell office:value-type="float" office:value="33" calcext:value-type="float">
            <text:p>33</text:p>
          </table:table-cell>
          <table:table-cell office:value-type="float" office:value="176768579" calcext:value-type="float">
            <text:p>176768579</text:p>
          </table:table-cell>
          <table:table-cell office:value-type="float" office:value="442" calcext:value-type="float">
            <text:p>442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9 <text:s text:c="7"/></text:p>
          </table:table-cell>
          <table:table-cell office:value-type="string" calcext:value-type="string">
            <text:p>../examples/pipes/B-9 <text:s text:c="29"/></text:p>
          </table:table-cell>
          <table:table-cell office:value-type="string" calcext:value-type="string">
            <text:p>pipesB-9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9.pddl <text:s text:c="2"/></text:p>
          </table:table-cell>
          <table:table-cell office:value-type="float" office:value="83.570796276" calcext:value-type="float">
            <text:p>83.570796276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537" calcext:value-type="float">
            <text:p>537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B-10 <text:s text:c="6"/></text:p>
          </table:table-cell>
          <table:table-cell office:value-type="string" calcext:value-type="string">
            <text:p>../examples/pipes/B-10 <text:s text:c="28"/></text:p>
          </table:table-cell>
          <table:table-cell office:value-type="string" calcext:value-type="string">
            <text:p>pipesB-10.ttl <text:s text:c="2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B-10.pddl <text:s/></text:p>
          </table:table-cell>
          <table:table-cell office:value-type="float" office:value="108.486202409" calcext:value-type="float">
            <text:p>108.486202409</text:p>
          </table:table-cell>
          <table:table-cell office:value-type="string" calcext:value-type="string">
            <text:p>&gt;1200 <text:s text:c="9"/></text:p>
          </table:table-cell>
          <table:table-cell office:value-type="string" calcext:value-type="string">
            <text:p>- <text:s text:c="13"/></text:p>
          </table:table-cell>
          <table:table-cell office:value-type="string" calcext:value-type="string">
            <text:p>- <text:s text:c="10"/></text:p>
          </table:table-cell>
          <table:table-cell office:value-type="string" calcext:value-type="string">
            <text:p>- <text:s text:c="14"/></text:p>
          </table:table-cell>
          <table:table-cell office:value-type="float" office:value="619" calcext:value-type="float">
            <text:p>619</text:p>
          </table:table-cell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4 <text:s text:c="7"/></text:p>
          </table:table-cell>
          <table:table-cell office:value-type="string" calcext:value-type="string">
            <text:p>../examples/pipes/C-4 <text:s text:c="29"/></text:p>
          </table:table-cell>
          <table:table-cell office:value-type="string" calcext:value-type="string">
            <text:p>pipesC-4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4.pddl <text:s text:c="2"/></text:p>
          </table:table-cell>
          <table:table-cell office:value-type="float" office:value="5.756910427" calcext:value-type="float">
            <text:p>5.756910427</text:p>
          </table:table-cell>
          <table:table-cell office:value-type="float" office:value="0.114695661" calcext:value-type="float">
            <text:p>0.114695661</text:p>
          </table:table-cell>
          <table:table-cell office:value-type="float" office:value="5.892942479" calcext:value-type="float">
            <text:p>5.892942479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5 <text:s text:c="7"/></text:p>
          </table:table-cell>
          <table:table-cell office:value-type="string" calcext:value-type="string">
            <text:p>../examples/pipes/C-5 <text:s text:c="29"/></text:p>
          </table:table-cell>
          <table:table-cell office:value-type="string" calcext:value-type="string">
            <text:p>pipesC-5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5.pddl <text:s text:c="2"/></text:p>
          </table:table-cell>
          <table:table-cell office:value-type="float" office:value="7.453318936" calcext:value-type="float">
            <text:p>7.453318936</text:p>
          </table:table-cell>
          <table:table-cell office:value-type="float" office:value="0.125417721" calcext:value-type="float">
            <text:p>0.125417721</text:p>
          </table:table-cell>
          <table:table-cell office:value-type="float" office:value="7.600401459" calcext:value-type="float">
            <text:p>7.600401459</text:p>
          </table:table-cell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6 <text:s text:c="7"/></text:p>
          </table:table-cell>
          <table:table-cell office:value-type="string" calcext:value-type="string">
            <text:p>../examples/pipes/C-6 <text:s text:c="29"/></text:p>
          </table:table-cell>
          <table:table-cell office:value-type="string" calcext:value-type="string">
            <text:p>pipesC-6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6.pddl <text:s text:c="2"/></text:p>
          </table:table-cell>
          <table:table-cell office:value-type="float" office:value="10.972769588" calcext:value-type="float">
            <text:p>10.972769588</text:p>
          </table:table-cell>
          <table:table-cell office:value-type="float" office:value="0.179568436" calcext:value-type="float">
            <text:p>0.179568436</text:p>
          </table:table-cell>
          <table:table-cell office:value-type="float" office:value="11.177080361" calcext:value-type="float">
            <text:p>11.177080361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7 <text:s text:c="7"/></text:p>
          </table:table-cell>
          <table:table-cell office:value-type="string" calcext:value-type="string">
            <text:p>../examples/pipes/C-7 <text:s text:c="29"/></text:p>
          </table:table-cell>
          <table:table-cell office:value-type="string" calcext:value-type="string">
            <text:p>pipesC-7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7.pddl <text:s text:c="2"/></text:p>
          </table:table-cell>
          <table:table-cell office:value-type="float" office:value="12.993756436" calcext:value-type="float">
            <text:p>12.993756436</text:p>
          </table:table-cell>
          <table:table-cell office:value-type="float" office:value="0.268151621" calcext:value-type="float">
            <text:p>0.268151621</text:p>
          </table:table-cell>
          <table:table-cell office:value-type="float" office:value="13.287397867" calcext:value-type="float">
            <text:p>13.287397867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40960" calcext:value-type="float">
            <text:p>40960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8 <text:s text:c="7"/></text:p>
          </table:table-cell>
          <table:table-cell office:value-type="string" calcext:value-type="string">
            <text:p>../examples/pipes/C-8 <text:s text:c="29"/></text:p>
          </table:table-cell>
          <table:table-cell office:value-type="string" calcext:value-type="string">
            <text:p>pipesC-8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8.pddl <text:s text:c="2"/></text:p>
          </table:table-cell>
          <table:table-cell office:value-type="float" office:value="14.339480867" calcext:value-type="float">
            <text:p>14.339480867</text:p>
          </table:table-cell>
          <table:table-cell office:value-type="float" office:value="0.862768413" calcext:value-type="float">
            <text:p>0.862768413</text:p>
          </table:table-cell>
          <table:table-cell office:value-type="float" office:value="15.230539587" calcext:value-type="float">
            <text:p>15.230539587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229376" calcext:value-type="float">
            <text:p>229376</text:p>
          </table:table-cell>
          <table:table-cell office:value-type="float" office:value="399" calcext:value-type="float">
            <text:p>399</text:p>
          </table:table-cell>
          <table:table-cell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9 <text:s text:c="7"/></text:p>
          </table:table-cell>
          <table:table-cell office:value-type="string" calcext:value-type="string">
            <text:p>../examples/pipes/C-9 <text:s text:c="29"/></text:p>
          </table:table-cell>
          <table:table-cell office:value-type="string" calcext:value-type="string">
            <text:p>pipesC-9.ttl <text:s text:c="3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9.pddl <text:s text:c="2"/></text:p>
          </table:table-cell>
          <table:table-cell office:value-type="float" office:value="20.280201906" calcext:value-type="float">
            <text:p>20.280201906</text:p>
          </table:table-cell>
          <table:table-cell office:value-type="float" office:value="2.074156376" calcext:value-type="float">
            <text:p>2.074156376</text:p>
          </table:table-cell>
          <table:table-cell office:value-type="float" office:value="22.391496985" calcext:value-type="float">
            <text:p>22.391496985</text:p>
          </table:table-cell>
          <table:table-cell office:value-type="string" calcext:value-type="string">
            <text:p>no plan <text:s text:c="4"/></text:p>
          </table:table-cell>
          <table:table-cell office:value-type="float" office:value="581632" calcext:value-type="float">
            <text:p>581632</text:p>
          </table:table-cell>
          <table:table-cell office:value-type="float" office:value="479" calcext:value-type="float">
            <text:p>479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om_planning <text:s text:c="2"/></text:p>
          </table:table-cell>
          <table:table-cell office:value-type="string" calcext:value-type="string">
            <text:p>pipesC-10 <text:s text:c="6"/></text:p>
          </table:table-cell>
          <table:table-cell office:value-type="string" calcext:value-type="string">
            <text:p>../examples/pipes/C-10 <text:s text:c="28"/></text:p>
          </table:table-cell>
          <table:table-cell office:value-type="string" calcext:value-type="string">
            <text:p>pipesC-10.ttl <text:s text:c="2"/></text:p>
          </table:table-cell>
          <table:table-cell office:value-type="string" calcext:value-type="string">
            <text:p>pipes.pddl <text:s text:c="8"/></text:p>
          </table:table-cell>
          <table:table-cell office:value-type="string" calcext:value-type="string">
            <text:p>pipesProblemC-10.pddl <text:s/></text:p>
          </table:table-cell>
          <table:table-cell office:value-type="float" office:value="36.380601486" calcext:value-type="float">
            <text:p>36.380601486</text:p>
          </table:table-cell>
          <table:table-cell office:value-type="float" office:value="6.096587523" calcext:value-type="float">
            <text:p>6.096587523</text:p>
          </table:table-cell>
          <table:table-cell office:value-type="float" office:value="42.511188947" calcext:value-type="float">
            <text:p>42.511188947</text:p>
          </table:table-cell>
          <table:table-cell office:value-type="float" office:value="34" calcext:value-type="float">
            <text:p>34</text:p>
          </table:table-cell>
          <table:table-cell office:value-type="float" office:value="1689493" calcext:value-type="float">
            <text:p>1689493</text:p>
          </table:table-cell>
          <table:table-cell office:value-type="float" office:value="560" calcext:value-type="float">
            <text:p>560</text:p>
          </table:table-cell>
          <table:table-cell office:value-type="float" office:value="101" calcext:value-type="float">
            <text:p>101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ll" table:style-name="ta1">
        <table:shapes>
          <draw:frame draw:z-index="0" draw:style-name="gr1" draw:text-style-name="P1" svg:width="8.4118in" svg:height="6.7138in" svg:x="12.1626in" svg:y="1.7043in">
            <draw:object draw:notify-on-update-of-ranges="all.D5:all.D224 all.K5:all.K2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6"/>
          <table:table-cell office:value-type="string" calcext:value-type="string">
            <text:p>OM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vatorProblem15.pddl </text:p>
          </table:table-cell>
          <table:table-cell office:value-type="float" office:value="1.024685862" calcext:value-type="float">
            <text:p>1.024685862</text:p>
          </table:table-cell>
          <table:table-cell office:value-type="float" office:value="0.145265401" calcext:value-type="float">
            <text:p>0.145265401</text:p>
          </table:table-cell>
          <table:table-cell office:value-type="float" office:value="1.181657265" calcext:value-type="float">
            <text:p>1.18165726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elevatorProblem15.pddl </text:p>
          </table:table-cell>
          <table:table-cell office:value-type="float" office:value="43.989390514" calcext:value-type="float">
            <text:p>43.989390514</text:p>
          </table:table-cell>
          <table:table-cell office:value-type="float" office:value="0.153360278" calcext:value-type="float">
            <text:p>0.153360278</text:p>
          </table:table-cell>
          <table:table-cell office:value-type="float" office:value="44.204553487" calcext:value-type="float">
            <text:p>44.2045534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levatorProblem16.pddl </text:p>
          </table:table-cell>
          <table:table-cell office:value-type="float" office:value="0.673683703" calcext:value-type="float">
            <text:p>0.673683703</text:p>
          </table:table-cell>
          <table:table-cell office:value-type="float" office:value="0.148377405" calcext:value-type="float">
            <text:p>0.148377405</text:p>
          </table:table-cell>
          <table:table-cell office:value-type="float" office:value="0.834254403" calcext:value-type="float">
            <text:p>0.8342544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elevatorProblem16.pddl </text:p>
          </table:table-cell>
          <table:table-cell office:value-type="float" office:value="66.594164313" calcext:value-type="float">
            <text:p>66.594164313</text:p>
          </table:table-cell>
          <table:table-cell office:value-type="float" office:value="0.171033655" calcext:value-type="float">
            <text:p>0.171033655</text:p>
          </table:table-cell>
          <table:table-cell office:value-type="float" office:value="66.839629303" calcext:value-type="float">
            <text:p>66.8396293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levatorProblem17.pddl </text:p>
          </table:table-cell>
          <table:table-cell office:value-type="float" office:value="0.690575958" calcext:value-type="float">
            <text:p>0.690575958</text:p>
          </table:table-cell>
          <table:table-cell office:value-type="float" office:value="0.147838924" calcext:value-type="float">
            <text:p>0.147838924</text:p>
          </table:table-cell>
          <table:table-cell office:value-type="float" office:value="0.849934438" calcext:value-type="float">
            <text:p>0.84993443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levatorProblem17.pddl </text:p>
          </table:table-cell>
          <table:table-cell office:value-type="float" office:value="388.142375786" calcext:value-type="float">
            <text:p>388.142375786</text:p>
          </table:table-cell>
          <table:table-cell office:value-type="float" office:value="0.163145989" calcext:value-type="float">
            <text:p>0.163145989</text:p>
          </table:table-cell>
          <table:table-cell office:value-type="float" office:value="388.440446184" calcext:value-type="float">
            <text:p>388.440446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levatorProblem18.pddl </text:p>
          </table:table-cell>
          <table:table-cell office:value-type="float" office:value="0.724175421" calcext:value-type="float">
            <text:p>0.724175421</text:p>
          </table:table-cell>
          <table:table-cell office:value-type="float" office:value="0.209530574" calcext:value-type="float">
            <text:p>0.209530574</text:p>
          </table:table-cell>
          <table:table-cell office:value-type="float" office:value="0.946936771" calcext:value-type="float">
            <text:p>0.94693677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elevatorProblem18.pddl </text:p>
          </table:table-cell>
          <table:table-cell office:value-type="float" office:value="55.893858474" calcext:value-type="float">
            <text:p>55.893858474</text:p>
          </table:table-cell>
          <table:table-cell office:value-type="float" office:value="0.27217261" calcext:value-type="float">
            <text:p>0.27217261</text:p>
          </table:table-cell>
          <table:table-cell office:value-type="float" office:value="56.245188482" calcext:value-type="float">
            <text:p>56.2451884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levatorProblem19.pddl </text:p>
          </table:table-cell>
          <table:table-cell office:value-type="float" office:value="0.739706779" calcext:value-type="float">
            <text:p>0.739706779</text:p>
          </table:table-cell>
          <table:table-cell office:value-type="float" office:value="0.211931603" calcext:value-type="float">
            <text:p>0.211931603</text:p>
          </table:table-cell>
          <table:table-cell office:value-type="float" office:value="0.963835624" calcext:value-type="float">
            <text:p>0.96383562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elevatorProblem19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20.pddl </text:p>
          </table:table-cell>
          <table:table-cell office:value-type="float" office:value="0.674254495" calcext:value-type="float">
            <text:p>0.674254495</text:p>
          </table:table-cell>
          <table:table-cell office:value-type="float" office:value="0.414894976" calcext:value-type="float">
            <text:p>0.414894976</text:p>
          </table:table-cell>
          <table:table-cell office:value-type="float" office:value="1.102491962" calcext:value-type="float">
            <text:p>1.10249196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elevatorProblem20.pddl </text:p>
          </table:table-cell>
          <table:table-cell office:value-type="float" office:value="255.631777947" calcext:value-type="float">
            <text:p>255.631777947</text:p>
          </table:table-cell>
          <table:table-cell office:value-type="float" office:value="0.526302519" calcext:value-type="float">
            <text:p>0.526302519</text:p>
          </table:table-cell>
          <table:table-cell office:value-type="float" office:value="256.283169351" calcext:value-type="float">
            <text:p>256.2831693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levatorProblem21.pddl </text:p>
          </table:table-cell>
          <table:table-cell office:value-type="float" office:value="0.69665493" calcext:value-type="float">
            <text:p>0.69665493</text:p>
          </table:table-cell>
          <table:table-cell office:value-type="float" office:value="0.394942076" calcext:value-type="float">
            <text:p>0.394942076</text:p>
          </table:table-cell>
          <table:table-cell office:value-type="float" office:value="1.104276337" calcext:value-type="float">
            <text:p>1.1042763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levatorProblem21.pddl </text:p>
          </table:table-cell>
          <table:table-cell office:value-type="float" office:value="210.163869881" calcext:value-type="float">
            <text:p>210.163869881</text:p>
          </table:table-cell>
          <table:table-cell office:value-type="float" office:value="0.49750992" calcext:value-type="float">
            <text:p>0.49750992</text:p>
          </table:table-cell>
          <table:table-cell office:value-type="float" office:value="210.801234535" calcext:value-type="float">
            <text:p>210.8012345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levatorProblem22.pddl </text:p>
          </table:table-cell>
          <table:table-cell office:value-type="float" office:value="1.660250291" calcext:value-type="float">
            <text:p>1.660250291</text:p>
          </table:table-cell>
          <table:table-cell office:value-type="float" office:value="0.576333942" calcext:value-type="float">
            <text:p>0.576333942</text:p>
          </table:table-cell>
          <table:table-cell office:value-type="float" office:value="2.35610888" calcext:value-type="float">
            <text:p>2.3561088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levatorProblem22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23.pddl </text:p>
          </table:table-cell>
          <table:table-cell office:value-type="float" office:value="0.673505752" calcext:value-type="float">
            <text:p>0.673505752</text:p>
          </table:table-cell>
          <table:table-cell office:value-type="float" office:value="1.13104604" calcext:value-type="float">
            <text:p>1.13104604</text:p>
          </table:table-cell>
          <table:table-cell office:value-type="float" office:value="1.816356181" calcext:value-type="float">
            <text:p>1.81635618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levatorProblem23.pddl </text:p>
          </table:table-cell>
          <table:table-cell office:value-type="float" office:value="339.420823789" calcext:value-type="float">
            <text:p>339.420823789</text:p>
          </table:table-cell>
          <table:table-cell office:value-type="float" office:value="2.604656697" calcext:value-type="float">
            <text:p>2.604656697</text:p>
          </table:table-cell>
          <table:table-cell office:value-type="float" office:value="342.191600439" calcext:value-type="float">
            <text:p>342.1916004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evatorProblem24.pddl </text:p>
          </table:table-cell>
          <table:table-cell office:value-type="float" office:value="0.661961891" calcext:value-type="float">
            <text:p>0.661961891</text:p>
          </table:table-cell>
          <table:table-cell office:value-type="float" office:value="1.250783647" calcext:value-type="float">
            <text:p>1.250783647</text:p>
          </table:table-cell>
          <table:table-cell office:value-type="float" office:value="1.924776871" calcext:value-type="float">
            <text:p>1.92477687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elevatorProblem24.pddl </text:p>
          </table:table-cell>
          <table:table-cell office:value-type="float" office:value="383.801548327" calcext:value-type="float">
            <text:p>383.801548327</text:p>
          </table:table-cell>
          <table:table-cell office:value-type="float" office:value="2.382382798" calcext:value-type="float">
            <text:p>2.382382798</text:p>
          </table:table-cell>
          <table:table-cell office:value-type="float" office:value="386.342691562" calcext:value-type="float">
            <text:p>386.3426915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levatorProblem25.pddl </text:p>
          </table:table-cell>
          <table:table-cell office:value-type="float" office:value="0.721556338" calcext:value-type="float">
            <text:p>0.721556338</text:p>
          </table:table-cell>
          <table:table-cell office:value-type="float" office:value="2.878951475" calcext:value-type="float">
            <text:p>2.878951475</text:p>
          </table:table-cell>
          <table:table-cell office:value-type="float" office:value="3.612462029" calcext:value-type="float">
            <text:p>3.61246202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elevatorProblem25.pddl </text:p>
          </table:table-cell>
          <table:table-cell office:value-type="float" office:value="321.894685387" calcext:value-type="float">
            <text:p>321.894685387</text:p>
          </table:table-cell>
          <table:table-cell office:value-type="float" office:value="5.101299464" calcext:value-type="float">
            <text:p>5.101299464</text:p>
          </table:table-cell>
          <table:table-cell office:value-type="float" office:value="327.168481965" calcext:value-type="float">
            <text:p>327.1684819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levatorProblem26.pddl </text:p>
          </table:table-cell>
          <table:table-cell office:value-type="float" office:value="1.771985677" calcext:value-type="float">
            <text:p>1.771985677</text:p>
          </table:table-cell>
          <table:table-cell office:value-type="float" office:value="5.444100638" calcext:value-type="float">
            <text:p>5.444100638</text:p>
          </table:table-cell>
          <table:table-cell office:value-type="float" office:value="7.324015209" calcext:value-type="float">
            <text:p>7.32401520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elevatorProblem26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27.pddl </text:p>
          </table:table-cell>
          <table:table-cell office:value-type="float" office:value="1.775911003" calcext:value-type="float">
            <text:p>1.775911003</text:p>
          </table:table-cell>
          <table:table-cell office:value-type="float" office:value="5.41203124" calcext:value-type="float">
            <text:p>5.41203124</text:p>
          </table:table-cell>
          <table:table-cell office:value-type="float" office:value="7.299872574" calcext:value-type="float">
            <text:p>7.29987257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levatorProblem27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28.pddl </text:p>
          </table:table-cell>
          <table:table-cell office:value-type="float" office:value="0.655938683" calcext:value-type="float">
            <text:p>0.655938683</text:p>
          </table:table-cell>
          <table:table-cell office:value-type="float" office:value="12.37469677" calcext:value-type="float">
            <text:p>12.37469677</text:p>
          </table:table-cell>
          <table:table-cell office:value-type="float" office:value="13.042558301" calcext:value-type="float">
            <text:p>13.04255830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elevatorProblem28.pddl </text:p>
          </table:table-cell>
          <table:table-cell office:value-type="float" office:value="436.550824218" calcext:value-type="float">
            <text:p>436.550824218</text:p>
          </table:table-cell>
          <table:table-cell office:value-type="float" office:value="17.101560059" calcext:value-type="float">
            <text:p>17.101560059</text:p>
          </table:table-cell>
          <table:table-cell office:value-type="float" office:value="453.885444377" calcext:value-type="float">
            <text:p>453.8854443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levatorProblem29.pddl </text:p>
          </table:table-cell>
          <table:table-cell office:value-type="float" office:value="1.624104947" calcext:value-type="float">
            <text:p>1.624104947</text:p>
          </table:table-cell>
          <table:table-cell office:value-type="float" office:value="14.305547384" calcext:value-type="float">
            <text:p>14.305547384</text:p>
          </table:table-cell>
          <table:table-cell office:value-type="float" office:value="15.963521375" calcext:value-type="float">
            <text:p>15.96352137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elevatorProblem29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30.pddl </text:p>
          </table:table-cell>
          <table:table-cell office:value-type="float" office:value="1.539987767" calcext:value-type="float">
            <text:p>1.539987767</text:p>
          </table:table-cell>
          <table:table-cell office:value-type="float" office:value="57.075908737" calcext:value-type="float">
            <text:p>57.075908737</text:p>
          </table:table-cell>
          <table:table-cell office:value-type="float" office:value="58.698970741" calcext:value-type="float">
            <text:p>58.69897074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levatorProblem30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31.pddl </text:p>
          </table:table-cell>
          <table:table-cell office:value-type="float" office:value="0.770580763" calcext:value-type="float">
            <text:p>0.770580763</text:p>
          </table:table-cell>
          <table:table-cell office:value-type="float" office:value="49.202598573" calcext:value-type="float">
            <text:p>49.202598573</text:p>
          </table:table-cell>
          <table:table-cell office:value-type="float" office:value="49.993684191" calcext:value-type="float">
            <text:p>49.99368419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elevatorProblem31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32.pddl </text:p>
          </table:table-cell>
          <table:table-cell office:value-type="float" office:value="0.985348085" calcext:value-type="float">
            <text:p>0.985348085</text:p>
          </table:table-cell>
          <table:table-cell office:value-type="float" office:value="45.226083368" calcext:value-type="float">
            <text:p>45.226083368</text:p>
          </table:table-cell>
          <table:table-cell office:value-type="float" office:value="46.237805513" calcext:value-type="float">
            <text:p>46.23780551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elevatorProblem32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33.pddl </text:p>
          </table:table-cell>
          <table:table-cell office:value-type="float" office:value="0.808879509" calcext:value-type="float">
            <text:p>0.808879509</text:p>
          </table:table-cell>
          <table:table-cell office:value-type="float" office:value="175.386087086" calcext:value-type="float">
            <text:p>175.386087086</text:p>
          </table:table-cell>
          <table:table-cell office:value-type="float" office:value="176.209456373" calcext:value-type="float">
            <text:p>176.20945637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elevatorProblem33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elevatorProblem34.pddl </text:p>
          </table:table-cell>
          <table:table-cell office:value-type="float" office:value="1.642124524" calcext:value-type="float">
            <text:p>1.642124524</text:p>
          </table:table-cell>
          <table:table-cell office:value-type="float" office:value="201.824339125" calcext:value-type="float">
            <text:p>201.824339125</text:p>
          </table:table-cell>
          <table:table-cell office:value-type="float" office:value="203.539824717" calcext:value-type="float">
            <text:p>203.53982471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elevatorProblem34.pddl 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6.pddl <text:s text:c="6"/></text:p>
          </table:table-cell>
          <table:table-cell office:value-type="float" office:value="0.94761108" calcext:value-type="float">
            <text:p>0.94761108</text:p>
          </table:table-cell>
          <table:table-cell office:value-type="float" office:value="0.116053753" calcext:value-type="float">
            <text:p>0.116053753</text:p>
          </table:table-cell>
          <table:table-cell office:value-type="float" office:value="1.07603066" calcext:value-type="float">
            <text:p>1.076030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atsProblem6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7.pddl <text:s text:c="6"/></text:p>
          </table:table-cell>
          <table:table-cell office:value-type="float" office:value="0.896471974" calcext:value-type="float">
            <text:p>0.896471974</text:p>
          </table:table-cell>
          <table:table-cell office:value-type="float" office:value="0.130244298" calcext:value-type="float">
            <text:p>0.130244298</text:p>
          </table:table-cell>
          <table:table-cell office:value-type="float" office:value="1.039666392" calcext:value-type="float">
            <text:p>1.0396663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tsProblem7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8.pddl <text:s text:c="6"/></text:p>
          </table:table-cell>
          <table:table-cell office:value-type="float" office:value="0.917354982" calcext:value-type="float">
            <text:p>0.917354982</text:p>
          </table:table-cell>
          <table:table-cell office:value-type="float" office:value="0.118521225" calcext:value-type="float">
            <text:p>0.118521225</text:p>
          </table:table-cell>
          <table:table-cell office:value-type="float" office:value="1.047053729" calcext:value-type="float">
            <text:p>1.047053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tsProblem8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9.pddl <text:s text:c="6"/></text:p>
          </table:table-cell>
          <table:table-cell office:value-type="float" office:value="0.675243379" calcext:value-type="float">
            <text:p>0.675243379</text:p>
          </table:table-cell>
          <table:table-cell office:value-type="float" office:value="0.116817696" calcext:value-type="float">
            <text:p>0.116817696</text:p>
          </table:table-cell>
          <table:table-cell office:value-type="float" office:value="0.802811712" calcext:value-type="float">
            <text:p>0.8028117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tsProblem9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0.pddl <text:s text:c="5"/></text:p>
          </table:table-cell>
          <table:table-cell office:value-type="float" office:value="0.869403216" calcext:value-type="float">
            <text:p>0.869403216</text:p>
          </table:table-cell>
          <table:table-cell office:value-type="float" office:value="0.133192862" calcext:value-type="float">
            <text:p>0.133192862</text:p>
          </table:table-cell>
          <table:table-cell office:value-type="float" office:value="1.014975633" calcext:value-type="float">
            <text:p>1.0149756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atsProblem1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1.pddl <text:s text:c="5"/></text:p>
          </table:table-cell>
          <table:table-cell office:value-type="float" office:value="0.657845926" calcext:value-type="float">
            <text:p>0.657845926</text:p>
          </table:table-cell>
          <table:table-cell office:value-type="float" office:value="0.124985989" calcext:value-type="float">
            <text:p>0.124985989</text:p>
          </table:table-cell>
          <table:table-cell office:value-type="float" office:value="0.793800941" calcext:value-type="float">
            <text:p>0.7938009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atsProblem11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2.pddl <text:s text:c="5"/></text:p>
          </table:table-cell>
          <table:table-cell office:value-type="float" office:value="0.866699432" calcext:value-type="float">
            <text:p>0.866699432</text:p>
          </table:table-cell>
          <table:table-cell office:value-type="float" office:value="0.132636033" calcext:value-type="float">
            <text:p>0.132636033</text:p>
          </table:table-cell>
          <table:table-cell office:value-type="float" office:value="1.010262592" calcext:value-type="float">
            <text:p>1.01026259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tsProblem12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3.pddl <text:s text:c="5"/></text:p>
          </table:table-cell>
          <table:table-cell office:value-type="float" office:value="0.865989491" calcext:value-type="float">
            <text:p>0.865989491</text:p>
          </table:table-cell>
          <table:table-cell office:value-type="float" office:value="0.137338933" calcext:value-type="float">
            <text:p>0.137338933</text:p>
          </table:table-cell>
          <table:table-cell office:value-type="float" office:value="1.013846476" calcext:value-type="float">
            <text:p>1.01384647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tsProblem13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4.pddl <text:s text:c="5"/></text:p>
          </table:table-cell>
          <table:table-cell office:value-type="float" office:value="0.837807653" calcext:value-type="float">
            <text:p>0.837807653</text:p>
          </table:table-cell>
          <table:table-cell office:value-type="float" office:value="0.19993859" calcext:value-type="float">
            <text:p>0.19993859</text:p>
          </table:table-cell>
          <table:table-cell office:value-type="float" office:value="1.060883085" calcext:value-type="float">
            <text:p>1.0608830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tsProblem14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5.pddl <text:s text:c="5"/></text:p>
          </table:table-cell>
          <table:table-cell office:value-type="float" office:value="0.679143585" calcext:value-type="float">
            <text:p>0.679143585</text:p>
          </table:table-cell>
          <table:table-cell office:value-type="float" office:value="0.279062918" calcext:value-type="float">
            <text:p>0.279062918</text:p>
          </table:table-cell>
          <table:table-cell office:value-type="float" office:value="0.968925092" calcext:value-type="float">
            <text:p>0.96892509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ts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6.pddl <text:s text:c="5"/></text:p>
          </table:table-cell>
          <table:table-cell office:value-type="float" office:value="1.532218804" calcext:value-type="float">
            <text:p>1.532218804</text:p>
          </table:table-cell>
          <table:table-cell office:value-type="float" office:value="0.548003971" calcext:value-type="float">
            <text:p>0.548003971</text:p>
          </table:table-cell>
          <table:table-cell office:value-type="float" office:value="2.184025435" calcext:value-type="float">
            <text:p>2.1840254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tsProblem1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7.pddl <text:s text:c="5"/></text:p>
          </table:table-cell>
          <table:table-cell office:value-type="float" office:value="1.619939197" calcext:value-type="float">
            <text:p>1.619939197</text:p>
          </table:table-cell>
          <table:table-cell office:value-type="float" office:value="1.310901868" calcext:value-type="float">
            <text:p>1.310901868</text:p>
          </table:table-cell>
          <table:table-cell office:value-type="float" office:value="3.02387921" calcext:value-type="float">
            <text:p>3.023879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tsProblem1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8.pddl <text:s text:c="5"/></text:p>
          </table:table-cell>
          <table:table-cell office:value-type="float" office:value="0.686729903" calcext:value-type="float">
            <text:p>0.686729903</text:p>
          </table:table-cell>
          <table:table-cell office:value-type="float" office:value="0.929866223" calcext:value-type="float">
            <text:p>0.929866223</text:p>
          </table:table-cell>
          <table:table-cell office:value-type="float" office:value="1.627419465" calcext:value-type="float">
            <text:p>1.62741946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tsProblem1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19.pddl <text:s text:c="5"/></text:p>
          </table:table-cell>
          <table:table-cell office:value-type="float" office:value="0.691854065" calcext:value-type="float">
            <text:p>0.691854065</text:p>
          </table:table-cell>
          <table:table-cell office:value-type="float" office:value="1.905300485" calcext:value-type="float">
            <text:p>1.905300485</text:p>
          </table:table-cell>
          <table:table-cell office:value-type="float" office:value="2.613293891" calcext:value-type="float">
            <text:p>2.61329389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tsProblem19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20.pddl <text:s text:c="5"/></text:p>
          </table:table-cell>
          <table:table-cell office:value-type="float" office:value="0.660085424" calcext:value-type="float">
            <text:p>0.660085424</text:p>
          </table:table-cell>
          <table:table-cell office:value-type="float" office:value="8.619958926" calcext:value-type="float">
            <text:p>8.619958926</text:p>
          </table:table-cell>
          <table:table-cell office:value-type="float" office:value="9.291067164" calcext:value-type="float">
            <text:p>9.29106716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tsProblem2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21.pddl <text:s text:c="5"/></text:p>
          </table:table-cell>
          <table:table-cell office:value-type="float" office:value="0.668595465" calcext:value-type="float">
            <text:p>0.668595465</text:p>
          </table:table-cell>
          <table:table-cell office:value-type="float" office:value="9.642140685" calcext:value-type="float">
            <text:p>9.642140685</text:p>
          </table:table-cell>
          <table:table-cell office:value-type="float" office:value="10.322274671" calcext:value-type="float">
            <text:p>10.32227467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tsProblem21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22.pddl <text:s text:c="5"/></text:p>
          </table:table-cell>
          <table:table-cell office:value-type="float" office:value="0.632611976" calcext:value-type="float">
            <text:p>0.632611976</text:p>
          </table:table-cell>
          <table:table-cell office:value-type="float" office:value="18.178990272" calcext:value-type="float">
            <text:p>18.178990272</text:p>
          </table:table-cell>
          <table:table-cell office:value-type="float" office:value="18.822374676" calcext:value-type="float">
            <text:p>18.82237467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tsProblem22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23.pddl <text:s text:c="5"/></text:p>
          </table:table-cell>
          <table:table-cell office:value-type="float" office:value="0.704607201" calcext:value-type="float">
            <text:p>0.704607201</text:p>
          </table:table-cell>
          <table:table-cell office:value-type="float" office:value="20.616227517" calcext:value-type="float">
            <text:p>20.616227517</text:p>
          </table:table-cell>
          <table:table-cell office:value-type="float" office:value="21.331705071" calcext:value-type="float">
            <text:p>21.33170507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tsProblem23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24.pddl <text:s text:c="5"/></text:p>
          </table:table-cell>
          <table:table-cell office:value-type="float" office:value="0.656443668" calcext:value-type="float">
            <text:p>0.656443668</text:p>
          </table:table-cell>
          <table:table-cell office:value-type="float" office:value="93.303116629" calcext:value-type="float">
            <text:p>93.303116629</text:p>
          </table:table-cell>
          <table:table-cell office:value-type="float" office:value="93.970799788" calcext:value-type="float">
            <text:p>93.97079978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atsProblem24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catProblem25.pddl <text:s text:c="5"/></text:p>
          </table:table-cell>
          <table:table-cell office:value-type="float" office:value="0.661962972" calcext:value-type="float">
            <text:p>0.661962972</text:p>
          </table:table-cell>
          <table:table-cell office:value-type="float" office:value="204.242583788" calcext:value-type="float">
            <text:p>204.242583788</text:p>
          </table:table-cell>
          <table:table-cell office:value-type="float" office:value="204.915944629" calcext:value-type="float">
            <text:p>204.9159446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atsProblem25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5-5.pddl <text:s text:c="2"/></text:p>
          </table:table-cell>
          <table:table-cell office:value-type="float" office:value="0.678527185" calcext:value-type="float">
            <text:p>0.678527185</text:p>
          </table:table-cell>
          <table:table-cell office:value-type="float" office:value="0.407556846" calcext:value-type="float">
            <text:p>0.407556846</text:p>
          </table:table-cell>
          <table:table-cell office:value-type="float" office:value="1.096466926" calcext:value-type="float">
            <text:p>1.0964669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5-5.pddl <text:s text:c="2"/></text:p>
          </table:table-cell>
          <table:table-cell office:value-type="float" office:value="281.255561171" calcext:value-type="float">
            <text:p>281.255561171</text:p>
          </table:table-cell>
          <table:table-cell office:value-type="float" office:value="0.442754619" calcext:value-type="float">
            <text:p>0.442754619</text:p>
          </table:table-cell>
          <table:table-cell office:value-type="float" office:value="281.819032082" calcext:value-type="float">
            <text:p>281.8190320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neProblem5-6.pddl <text:s text:c="2"/></text:p>
          </table:table-cell>
          <table:table-cell office:value-type="float" office:value="0.702276245" calcext:value-type="float">
            <text:p>0.702276245</text:p>
          </table:table-cell>
          <table:table-cell office:value-type="float" office:value="1.107663833" calcext:value-type="float">
            <text:p>1.107663833</text:p>
          </table:table-cell>
          <table:table-cell office:value-type="float" office:value="1.820632039" calcext:value-type="float">
            <text:p>1.8206320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5-6.pddl <text:s text:c="2"/></text:p>
          </table:table-cell>
          <table:table-cell office:value-type="float" office:value="345.372844373" calcext:value-type="float">
            <text:p>345.372844373</text:p>
          </table:table-cell>
          <table:table-cell office:value-type="float" office:value="0.733949979" calcext:value-type="float">
            <text:p>0.733949979</text:p>
          </table:table-cell>
          <table:table-cell office:value-type="float" office:value="346.231414281" calcext:value-type="float">
            <text:p>346.2314142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oneProblem5-7.pddl <text:s text:c="2"/></text:p>
          </table:table-cell>
          <table:table-cell office:value-type="float" office:value="0.667415417" calcext:value-type="float">
            <text:p>0.667415417</text:p>
          </table:table-cell>
          <table:table-cell office:value-type="float" office:value="15.267141524" calcext:value-type="float">
            <text:p>15.267141524</text:p>
          </table:table-cell>
          <table:table-cell office:value-type="float" office:value="15.945843172" calcext:value-type="float">
            <text:p>15.94584317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roneProblem5-7.pddl <text:s text:c="2"/></text:p>
          </table:table-cell>
          <table:table-cell office:value-type="float" office:value="383.379074544" calcext:value-type="float">
            <text:p>383.379074544</text:p>
          </table:table-cell>
          <table:table-cell office:value-type="float" office:value="5.814862664" calcext:value-type="float">
            <text:p>5.814862664</text:p>
          </table:table-cell>
          <table:table-cell office:value-type="float" office:value="389.315221524" calcext:value-type="float">
            <text:p>389.3152215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roneProblem5-8.pddl <text:s text:c="2"/></text:p>
          </table:table-cell>
          <table:table-cell office:value-type="float" office:value="0.691345777" calcext:value-type="float">
            <text:p>0.691345777</text:p>
          </table:table-cell>
          <table:table-cell office:value-type="float" office:value="111.31077322" calcext:value-type="float">
            <text:p>111.31077322</text:p>
          </table:table-cell>
          <table:table-cell office:value-type="float" office:value="112.012805173" calcext:value-type="float">
            <text:p>112.012805173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droneProblem5-8.pddl <text:s text:c="2"/></text:p>
          </table:table-cell>
          <table:table-cell office:value-type="float" office:value="404.906668994" calcext:value-type="float">
            <text:p>404.906668994</text:p>
          </table:table-cell>
          <table:table-cell office:value-type="float" office:value="8.040177541" calcext:value-type="float">
            <text:p>8.040177541</text:p>
          </table:table-cell>
          <table:table-cell office:value-type="float" office:value="413.066958032" calcext:value-type="float">
            <text:p>413.066958032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droneProblem6-5.pddl <text:s text:c="2"/></text:p>
          </table:table-cell>
          <table:table-cell office:value-type="float" office:value="0.697926943" calcext:value-type="float">
            <text:p>0.697926943</text:p>
          </table:table-cell>
          <table:table-cell office:value-type="float" office:value="0.602781277" calcext:value-type="float">
            <text:p>0.602781277</text:p>
          </table:table-cell>
          <table:table-cell office:value-type="float" office:value="1.311261668" calcext:value-type="float">
            <text:p>1.3112616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6-5.pddl <text:s text:c="2"/></text:p>
          </table:table-cell>
          <table:table-cell office:value-type="float" office:value="602.664105143" calcext:value-type="float">
            <text:p>602.664105143</text:p>
          </table:table-cell>
          <table:table-cell office:value-type="float" office:value="0.668291155" calcext:value-type="float">
            <text:p>0.668291155</text:p>
          </table:table-cell>
          <table:table-cell office:value-type="float" office:value="603.55977989" calcext:value-type="float">
            <text:p>603.559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oneProblem6-6.pddl <text:s text:c="2"/></text:p>
          </table:table-cell>
          <table:table-cell office:value-type="float" office:value="0.71422006" calcext:value-type="float">
            <text:p>0.71422006</text:p>
          </table:table-cell>
          <table:table-cell office:value-type="float" office:value="1.630153022" calcext:value-type="float">
            <text:p>1.630153022</text:p>
          </table:table-cell>
          <table:table-cell office:value-type="float" office:value="2.355047282" calcext:value-type="float">
            <text:p>2.3550472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6-6.pddl <text:s text:c="2"/></text:p>
          </table:table-cell>
          <table:table-cell office:value-type="float" office:value="646.886192414" calcext:value-type="float">
            <text:p>646.886192414</text:p>
          </table:table-cell>
          <table:table-cell office:value-type="float" office:value="0.9841778" calcext:value-type="float">
            <text:p>0.9841778</text:p>
          </table:table-cell>
          <table:table-cell office:value-type="float" office:value="648.101198837" calcext:value-type="float">
            <text:p>648.1011988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oneProblem6-7.pddl <text:s text:c="2"/></text:p>
          </table:table-cell>
          <table:table-cell office:value-type="float" office:value="0.689919927" calcext:value-type="float">
            <text:p>0.689919927</text:p>
          </table:table-cell>
          <table:table-cell office:value-type="float" office:value="9.633336255" calcext:value-type="float">
            <text:p>9.633336255</text:p>
          </table:table-cell>
          <table:table-cell office:value-type="float" office:value="10.334694429" calcext:value-type="float">
            <text:p>10.33469442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roneProblem6-7.pddl <text:s text:c="2"/></text:p>
          </table:table-cell>
          <table:table-cell office:value-type="float" office:value="655.592471261" calcext:value-type="float">
            <text:p>655.592471261</text:p>
          </table:table-cell>
          <table:table-cell office:value-type="float" office:value="4.440765407" calcext:value-type="float">
            <text:p>4.440765407</text:p>
          </table:table-cell>
          <table:table-cell office:value-type="float" office:value="660.262434926" calcext:value-type="float">
            <text:p>660.2624349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roneProblem6-8.pddl <text:s text:c="2"/></text:p>
          </table:table-cell>
          <table:table-cell office:value-type="float" office:value="0.691904814" calcext:value-type="float">
            <text:p>0.691904814</text:p>
          </table:table-cell>
          <table:table-cell office:value-type="float" office:value="767.210161088" calcext:value-type="float">
            <text:p>767.210161088</text:p>
          </table:table-cell>
          <table:table-cell office:value-type="float" office:value="767.913004659" calcext:value-type="float">
            <text:p>767.91300465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roneProblem6-8.pddl <text:s text:c="2"/></text:p>
          </table:table-cell>
          <table:table-cell office:value-type="float" office:value="571.791641875" calcext:value-type="float">
            <text:p>571.791641875</text:p>
          </table:table-cell>
          <table:table-cell office:value-type="float" office:value="96.103949933" calcext:value-type="float">
            <text:p>96.103949933</text:p>
          </table:table-cell>
          <table:table-cell office:value-type="float" office:value="668.124448597" calcext:value-type="float">
            <text:p>668.1244485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oneProblem7-5.pddl <text:s text:c="2"/></text:p>
          </table:table-cell>
          <table:table-cell office:value-type="float" office:value="0.699338615" calcext:value-type="float">
            <text:p>0.699338615</text:p>
          </table:table-cell>
          <table:table-cell office:value-type="float" office:value="1.000971339" calcext:value-type="float">
            <text:p>1.000971339</text:p>
          </table:table-cell>
          <table:table-cell office:value-type="float" office:value="1.710755483" calcext:value-type="float">
            <text:p>1.7107554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7-5.pddl <text:s text:c="2"/></text:p>
          </table:table-cell>
          <table:table-cell office:value-type="float" office:value="1138.475512859" calcext:value-type="float">
            <text:p>1138.475512859</text:p>
          </table:table-cell>
          <table:table-cell office:value-type="float" office:value="1.055569914" calcext:value-type="float">
            <text:p>1.055569914</text:p>
          </table:table-cell>
          <table:table-cell office:value-type="float" office:value="1139.940101352" calcext:value-type="float">
            <text:p>1139.940101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neProblem7-6.pddl <text:s text:c="2"/></text:p>
          </table:table-cell>
          <table:table-cell office:value-type="float" office:value="0.688329528" calcext:value-type="float">
            <text:p>0.688329528</text:p>
          </table:table-cell>
          <table:table-cell office:value-type="float" office:value="1.778190403" calcext:value-type="float">
            <text:p>1.778190403</text:p>
          </table:table-cell>
          <table:table-cell office:value-type="float" office:value="2.477449294" calcext:value-type="float">
            <text:p>2.47744929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7-6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7-7.pddl <text:s text:c="2"/></text:p>
          </table:table-cell>
          <table:table-cell office:value-type="float" office:value="0.685043626" calcext:value-type="float">
            <text:p>0.685043626</text:p>
          </table:table-cell>
          <table:table-cell office:value-type="float" office:value="15.736183978" calcext:value-type="float">
            <text:p>15.736183978</text:p>
          </table:table-cell>
          <table:table-cell office:value-type="float" office:value="16.432031814" calcext:value-type="float">
            <text:p>16.4320318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7-7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7-8.pddl <text:s text:c="2"/></text:p>
          </table:table-cell>
          <table:table-cell office:value-type="float" office:value="0.932020437" calcext:value-type="float">
            <text:p>0.932020437</text:p>
          </table:table-cell>
          <table:table-cell office:value-type="float" office:value="716.208228788" calcext:value-type="float">
            <text:p>716.208228788</text:p>
          </table:table-cell>
          <table:table-cell office:value-type="float" office:value="717.151229307" calcext:value-type="float">
            <text:p>717.15122930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roneProblem7-8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8-5.pddl <text:s text:c="2"/></text:p>
          </table:table-cell>
          <table:table-cell office:value-type="float" office:value="0.732546147" calcext:value-type="float">
            <text:p>0.732546147</text:p>
          </table:table-cell>
          <table:table-cell office:value-type="float" office:value="1.339847653" calcext:value-type="float">
            <text:p>1.339847653</text:p>
          </table:table-cell>
          <table:table-cell office:value-type="float" office:value="2.083019592" calcext:value-type="float">
            <text:p>2.0830195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8-5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8-6.pddl <text:s text:c="2"/></text:p>
          </table:table-cell>
          <table:table-cell office:value-type="float" office:value="0.779692313" calcext:value-type="float">
            <text:p>0.779692313</text:p>
          </table:table-cell>
          <table:table-cell office:value-type="float" office:value="4.105073044" calcext:value-type="float">
            <text:p>4.105073044</text:p>
          </table:table-cell>
          <table:table-cell office:value-type="float" office:value="4.895714643" calcext:value-type="float">
            <text:p>4.8957146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oneProblem8-6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8-7.pddl <text:s text:c="2"/></text:p>
          </table:table-cell>
          <table:table-cell office:value-type="float" office:value="0.690530728" calcext:value-type="float">
            <text:p>0.690530728</text:p>
          </table:table-cell>
          <table:table-cell office:value-type="float" office:value="17.123327456" calcext:value-type="float">
            <text:p>17.123327456</text:p>
          </table:table-cell>
          <table:table-cell office:value-type="float" office:value="17.824685107" calcext:value-type="float">
            <text:p>17.82468510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8-7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8-8.pddl <text:s text:c="2"/></text:p>
          </table:table-cell>
          <table:table-cell office:value-type="float" office:value="0.998638862" calcext:value-type="float">
            <text:p>0.998638862</text:p>
          </table:table-cell>
          <table:table-cell office:value-type="float" office:value="106.042238526" calcext:value-type="float">
            <text:p>106.042238526</text:p>
          </table:table-cell>
          <table:table-cell office:value-type="float" office:value="107.051949251" calcext:value-type="float">
            <text:p>107.05194925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8-8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9-5.pddl <text:s text:c="2"/></text:p>
          </table:table-cell>
          <table:table-cell office:value-type="float" office:value="0.737301217" calcext:value-type="float">
            <text:p>0.737301217</text:p>
          </table:table-cell>
          <table:table-cell office:value-type="float" office:value="1.937418289" calcext:value-type="float">
            <text:p>1.937418289</text:p>
          </table:table-cell>
          <table:table-cell office:value-type="float" office:value="2.685767606" calcext:value-type="float">
            <text:p>2.6857676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9-5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9-6.pddl <text:s text:c="2"/></text:p>
          </table:table-cell>
          <table:table-cell office:value-type="float" office:value="0.687679356" calcext:value-type="float">
            <text:p>0.687679356</text:p>
          </table:table-cell>
          <table:table-cell office:value-type="float" office:value="3.172037764" calcext:value-type="float">
            <text:p>3.172037764</text:p>
          </table:table-cell>
          <table:table-cell office:value-type="float" office:value="3.870592977" calcext:value-type="float">
            <text:p>3.8705929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9-6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9-7.pddl <text:s text:c="2"/></text:p>
          </table:table-cell>
          <table:table-cell office:value-type="float" office:value="0.740681972" calcext:value-type="float">
            <text:p>0.740681972</text:p>
          </table:table-cell>
          <table:table-cell office:value-type="float" office:value="38.883519245" calcext:value-type="float">
            <text:p>38.883519245</text:p>
          </table:table-cell>
          <table:table-cell office:value-type="float" office:value="39.63530306" calcext:value-type="float">
            <text:p>39.6353030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9-7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9-8.pddl <text:s text:c="2"/></text:p>
          </table:table-cell>
          <table:table-cell office:value-type="float" office:value="0.783294359" calcext:value-type="float">
            <text:p>0.783294359</text:p>
          </table:table-cell>
          <table:table-cell office:value-type="float" office:value="91.102942714" calcext:value-type="float">
            <text:p>91.102942714</text:p>
          </table:table-cell>
          <table:table-cell office:value-type="float" office:value="91.897749522" calcext:value-type="float">
            <text:p>91.8977495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9-8.pddl <text:s text:c="2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10-5.pddl <text:s/></text:p>
          </table:table-cell>
          <table:table-cell office:value-type="float" office:value="0.715822977" calcext:value-type="float">
            <text:p>0.715822977</text:p>
          </table:table-cell>
          <table:table-cell office:value-type="float" office:value="2.916155224" calcext:value-type="float">
            <text:p>2.916155224</text:p>
          </table:table-cell>
          <table:table-cell office:value-type="float" office:value="3.643545515" calcext:value-type="float">
            <text:p>3.6435455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10-5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10-6.pddl <text:s/></text:p>
          </table:table-cell>
          <table:table-cell office:value-type="float" office:value="0.693068945" calcext:value-type="float">
            <text:p>0.693068945</text:p>
          </table:table-cell>
          <table:table-cell office:value-type="float" office:value="6.853739215" calcext:value-type="float">
            <text:p>6.853739215</text:p>
          </table:table-cell>
          <table:table-cell office:value-type="float" office:value="7.557876526" calcext:value-type="float">
            <text:p>7.5578765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oneProblem10-6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10-7.pddl <text:s/></text:p>
          </table:table-cell>
          <table:table-cell office:value-type="float" office:value="0.698011212" calcext:value-type="float">
            <text:p>0.698011212</text:p>
          </table:table-cell>
          <table:table-cell office:value-type="float" office:value="82.84324902" calcext:value-type="float">
            <text:p>82.84324902</text:p>
          </table:table-cell>
          <table:table-cell office:value-type="float" office:value="83.552864673" calcext:value-type="float">
            <text:p>83.5528646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10-7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droneProblem10-8.pddl <text:s/></text:p>
          </table:table-cell>
          <table:table-cell office:value-type="float" office:value="0.686983095" calcext:value-type="float">
            <text:p>0.686983095</text:p>
          </table:table-cell>
          <table:table-cell office:value-type="float" office:value="247.460599358" calcext:value-type="float">
            <text:p>247.460599358</text:p>
          </table:table-cell>
          <table:table-cell office:value-type="float" office:value="248.158999239" calcext:value-type="float">
            <text:p>248.1589992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10-8.pddl <text:s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3.pddl <text:s text:c="5"/></text:p>
          </table:table-cell>
          <table:table-cell office:value-type="float" office:value="0.671459389" calcext:value-type="float">
            <text:p>0.671459389</text:p>
          </table:table-cell>
          <table:table-cell office:value-type="float" office:value="0.130654077" calcext:value-type="float">
            <text:p>0.130654077</text:p>
          </table:table-cell>
          <table:table-cell office:value-type="float" office:value="0.812422105" calcext:value-type="float">
            <text:p>0.812422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3.pddl <text:s text:c="5"/></text:p>
          </table:table-cell>
          <table:table-cell office:value-type="float" office:value="32.255544777" calcext:value-type="float">
            <text:p>32.255544777</text:p>
          </table:table-cell>
          <table:table-cell office:value-type="float" office:value="0.116244538" calcext:value-type="float">
            <text:p>0.116244538</text:p>
          </table:table-cell>
          <table:table-cell office:value-type="float" office:value="32.397317898" calcext:value-type="float">
            <text:p>32.397317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kProblem4.pddl <text:s text:c="5"/></text:p>
          </table:table-cell>
          <table:table-cell office:value-type="float" office:value="0.682430502" calcext:value-type="float">
            <text:p>0.682430502</text:p>
          </table:table-cell>
          <table:table-cell office:value-type="float" office:value="0.150009704" calcext:value-type="float">
            <text:p>0.150009704</text:p>
          </table:table-cell>
          <table:table-cell office:value-type="float" office:value="0.84267329" calcext:value-type="float">
            <text:p>0.842673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4.pddl <text:s text:c="5"/></text:p>
          </table:table-cell>
          <table:table-cell office:value-type="float" office:value="76.829719574" calcext:value-type="float">
            <text:p>76.829719574</text:p>
          </table:table-cell>
          <table:table-cell office:value-type="float" office:value="0.122054183" calcext:value-type="float">
            <text:p>0.122054183</text:p>
          </table:table-cell>
          <table:table-cell office:value-type="float" office:value="76.981797312" calcext:value-type="float">
            <text:p>76.981797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skProblem5.pddl <text:s text:c="5"/></text:p>
          </table:table-cell>
          <table:table-cell office:value-type="float" office:value="1.712033662" calcext:value-type="float">
            <text:p>1.712033662</text:p>
          </table:table-cell>
          <table:table-cell office:value-type="float" office:value="0.284064927" calcext:value-type="float">
            <text:p>0.284064927</text:p>
          </table:table-cell>
          <table:table-cell office:value-type="float" office:value="2.119710331" calcext:value-type="float">
            <text:p>2.1197103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5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6.pddl <text:s text:c="5"/></text:p>
          </table:table-cell>
          <table:table-cell office:value-type="float" office:value="1.536080861" calcext:value-type="float">
            <text:p>1.536080861</text:p>
          </table:table-cell>
          <table:table-cell office:value-type="float" office:value="0.291972343" calcext:value-type="float">
            <text:p>0.291972343</text:p>
          </table:table-cell>
          <table:table-cell office:value-type="float" office:value="1.939774932" calcext:value-type="float">
            <text:p>1.9397749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6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7.pddl <text:s text:c="5"/></text:p>
          </table:table-cell>
          <table:table-cell office:value-type="float" office:value="1.423993209" calcext:value-type="float">
            <text:p>1.423993209</text:p>
          </table:table-cell>
          <table:table-cell office:value-type="float" office:value="0.424128097" calcext:value-type="float">
            <text:p>0.424128097</text:p>
          </table:table-cell>
          <table:table-cell office:value-type="float" office:value="1.976115264" calcext:value-type="float">
            <text:p>1.9761152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7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8.pddl <text:s text:c="5"/></text:p>
          </table:table-cell>
          <table:table-cell office:value-type="float" office:value="1.751989237" calcext:value-type="float">
            <text:p>1.751989237</text:p>
          </table:table-cell>
          <table:table-cell office:value-type="float" office:value="0.546550957" calcext:value-type="float">
            <text:p>0.546550957</text:p>
          </table:table-cell>
          <table:table-cell office:value-type="float" office:value="2.391966772" calcext:value-type="float">
            <text:p>2.391966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8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9.pddl <text:s text:c="5"/></text:p>
          </table:table-cell>
          <table:table-cell office:value-type="float" office:value="0.888340926" calcext:value-type="float">
            <text:p>0.888340926</text:p>
          </table:table-cell>
          <table:table-cell office:value-type="float" office:value="0.543178246" calcext:value-type="float">
            <text:p>0.543178246</text:p>
          </table:table-cell>
          <table:table-cell office:value-type="float" office:value="1.441987054" calcext:value-type="float">
            <text:p>1.4419870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9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0.pddl <text:s text:c="4"/></text:p>
          </table:table-cell>
          <table:table-cell office:value-type="float" office:value="0.879351107" calcext:value-type="float">
            <text:p>0.879351107</text:p>
          </table:table-cell>
          <table:table-cell office:value-type="float" office:value="0.709201674" calcext:value-type="float">
            <text:p>0.709201674</text:p>
          </table:table-cell>
          <table:table-cell office:value-type="float" office:value="1.598735022" calcext:value-type="float">
            <text:p>1.5987350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1.pddl <text:s text:c="4"/></text:p>
          </table:table-cell>
          <table:table-cell office:value-type="float" office:value="1.675617587" calcext:value-type="float">
            <text:p>1.675617587</text:p>
          </table:table-cell>
          <table:table-cell office:value-type="float" office:value="1.220551621" calcext:value-type="float">
            <text:p>1.220551621</text:p>
          </table:table-cell>
          <table:table-cell office:value-type="float" office:value="2.959984529" calcext:value-type="float">
            <text:p>2.9599845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1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2.pddl <text:s text:c="4"/></text:p>
          </table:table-cell>
          <table:table-cell office:value-type="float" office:value="0.898442534" calcext:value-type="float">
            <text:p>0.898442534</text:p>
          </table:table-cell>
          <table:table-cell office:value-type="float" office:value="1.501533472" calcext:value-type="float">
            <text:p>1.501533472</text:p>
          </table:table-cell>
          <table:table-cell office:value-type="float" office:value="2.412183372" calcext:value-type="float">
            <text:p>2.412183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2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3.pddl <text:s text:c="4"/></text:p>
          </table:table-cell>
          <table:table-cell office:value-type="float" office:value="0.948831498" calcext:value-type="float">
            <text:p>0.948831498</text:p>
          </table:table-cell>
          <table:table-cell office:value-type="float" office:value="1.942665613" calcext:value-type="float">
            <text:p>1.942665613</text:p>
          </table:table-cell>
          <table:table-cell office:value-type="float" office:value="2.902230111" calcext:value-type="float">
            <text:p>2.902230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3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4.pddl <text:s text:c="4"/></text:p>
          </table:table-cell>
          <table:table-cell office:value-type="float" office:value="1.660030912" calcext:value-type="float">
            <text:p>1.660030912</text:p>
          </table:table-cell>
          <table:table-cell office:value-type="float" office:value="2.682670957" calcext:value-type="float">
            <text:p>2.682670957</text:p>
          </table:table-cell>
          <table:table-cell office:value-type="float" office:value="4.452062484" calcext:value-type="float">
            <text:p>4.4520624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4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5.pddl <text:s text:c="4"/></text:p>
          </table:table-cell>
          <table:table-cell office:value-type="float" office:value="0.708470217" calcext:value-type="float">
            <text:p>0.708470217</text:p>
          </table:table-cell>
          <table:table-cell office:value-type="float" office:value="3.372322686" calcext:value-type="float">
            <text:p>3.372322686</text:p>
          </table:table-cell>
          <table:table-cell office:value-type="float" office:value="4.091557794" calcext:value-type="float">
            <text:p>4.0915577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6.pddl <text:s text:c="4"/></text:p>
          </table:table-cell>
          <table:table-cell office:value-type="float" office:value="0.927828894" calcext:value-type="float">
            <text:p>0.927828894</text:p>
          </table:table-cell>
          <table:table-cell office:value-type="float" office:value="4.116109371" calcext:value-type="float">
            <text:p>4.116109371</text:p>
          </table:table-cell>
          <table:table-cell office:value-type="float" office:value="5.055071338" calcext:value-type="float">
            <text:p>5.055071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7.pddl <text:s text:c="4"/></text:p>
          </table:table-cell>
          <table:table-cell office:value-type="float" office:value="1.114693583" calcext:value-type="float">
            <text:p>1.114693583</text:p>
          </table:table-cell>
          <table:table-cell office:value-type="float" office:value="5.884711195" calcext:value-type="float">
            <text:p>5.884711195</text:p>
          </table:table-cell>
          <table:table-cell office:value-type="float" office:value="7.035637545" calcext:value-type="float">
            <text:p>7.0356375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8.pddl <text:s text:c="4"/></text:p>
          </table:table-cell>
          <table:table-cell office:value-type="float" office:value="0.903694218" calcext:value-type="float">
            <text:p>0.903694218</text:p>
          </table:table-cell>
          <table:table-cell office:value-type="float" office:value="7.167119152" calcext:value-type="float">
            <text:p>7.167119152</text:p>
          </table:table-cell>
          <table:table-cell office:value-type="float" office:value="8.081783279" calcext:value-type="float">
            <text:p>8.0817832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19.pddl <text:s text:c="4"/></text:p>
          </table:table-cell>
          <table:table-cell office:value-type="float" office:value="0.682716787" calcext:value-type="float">
            <text:p>0.682716787</text:p>
          </table:table-cell>
          <table:table-cell office:value-type="float" office:value="8.912080175" calcext:value-type="float">
            <text:p>8.912080175</text:p>
          </table:table-cell>
          <table:table-cell office:value-type="float" office:value="9.605804943" calcext:value-type="float">
            <text:p>9.6058049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9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20.pddl <text:s text:c="4"/></text:p>
          </table:table-cell>
          <table:table-cell office:value-type="float" office:value="0.672034093" calcext:value-type="float">
            <text:p>0.672034093</text:p>
          </table:table-cell>
          <table:table-cell office:value-type="float" office:value="11.476841986" calcext:value-type="float">
            <text:p>11.476841986</text:p>
          </table:table-cell>
          <table:table-cell office:value-type="float" office:value="12.159786953" calcext:value-type="float">
            <text:p>12.1597869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2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21.pddl <text:s text:c="4"/></text:p>
          </table:table-cell>
          <table:table-cell office:value-type="float" office:value="0.692149421" calcext:value-type="float">
            <text:p>0.692149421</text:p>
          </table:table-cell>
          <table:table-cell office:value-type="float" office:value="13.530457568" calcext:value-type="float">
            <text:p>13.530457568</text:p>
          </table:table-cell>
          <table:table-cell office:value-type="float" office:value="14.233517873" calcext:value-type="float">
            <text:p>14.2335178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21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askProblem22.pddl <text:s text:c="4"/></text:p>
          </table:table-cell>
          <table:table-cell office:value-type="float" office:value="0.748924014" calcext:value-type="float">
            <text:p>0.748924014</text:p>
          </table:table-cell>
          <table:table-cell office:value-type="float" office:value="18.655486081" calcext:value-type="float">
            <text:p>18.655486081</text:p>
          </table:table-cell>
          <table:table-cell office:value-type="float" office:value="19.416139246" calcext:value-type="float">
            <text:p>19.4161392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22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4.pddl <text:s text:c="4"/></text:p>
          </table:table-cell>
          <table:table-cell office:value-type="float" office:value="0.660587798" calcext:value-type="float">
            <text:p>0.660587798</text:p>
          </table:table-cell>
          <table:table-cell office:value-type="float" office:value="25.168556884" calcext:value-type="float">
            <text:p>25.168556884</text:p>
          </table:table-cell>
          <table:table-cell office:value-type="float" office:value="25.840156624" calcext:value-type="float">
            <text:p>25.8401566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4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5.pddl <text:s text:c="4"/></text:p>
          </table:table-cell>
          <table:table-cell office:value-type="float" office:value="0.8897677" calcext:value-type="float">
            <text:p>0.8897677</text:p>
          </table:table-cell>
          <table:table-cell office:value-type="float" office:value="52.116873275" calcext:value-type="float">
            <text:p>52.116873275</text:p>
          </table:table-cell>
          <table:table-cell office:value-type="float" office:value="53.01785674" calcext:value-type="float">
            <text:p>53.0178567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6.pddl <text:s text:c="4"/></text:p>
          </table:table-cell>
          <table:table-cell office:value-type="float" office:value="0.935919963" calcext:value-type="float">
            <text:p>0.935919963</text:p>
          </table:table-cell>
          <table:table-cell office:value-type="float" office:value="99.587481972" calcext:value-type="float">
            <text:p>99.587481972</text:p>
          </table:table-cell>
          <table:table-cell office:value-type="float" office:value="100.534145102" calcext:value-type="float">
            <text:p>100.53414510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7.pddl <text:s text:c="4"/></text:p>
          </table:table-cell>
          <table:table-cell office:value-type="float" office:value="0.945448027" calcext:value-type="float">
            <text:p>0.945448027</text:p>
          </table:table-cell>
          <table:table-cell office:value-type="float" office:value="220.382041985" calcext:value-type="float">
            <text:p>220.382041985</text:p>
          </table:table-cell>
          <table:table-cell office:value-type="float" office:value="221.339084035" calcext:value-type="float">
            <text:p>221.3390840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10.pddl <text:s text:c="3"/></text:p>
          </table:table-cell>
          <table:table-cell office:value-type="float" office:value="0.808538119" calcext:value-type="float">
            <text:p>0.808538119</text:p>
          </table:table-cell>
          <table:table-cell office:value-type="float" office:value="1152.633519116" calcext:value-type="float">
            <text:p>1152.633519116</text:p>
          </table:table-cell>
          <table:table-cell office:value-type="float" office:value="1153.452999863" calcext:value-type="float">
            <text:p>1153.4529998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1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15.pddl <text:s text:c="3"/></text:p>
          </table:table-cell>
          <table:table-cell office:value-type="float" office:value="0.904836895" calcext:value-type="float">
            <text:p>0.90483689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15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20.pddl <text:s text:c="3"/></text:p>
          </table:table-cell>
          <table:table-cell office:value-type="float" office:value="1.472827908" calcext:value-type="float">
            <text:p>1.472827908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2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25.pddl <text:s text:c="3"/></text:p>
          </table:table-cell>
          <table:table-cell office:value-type="float" office:value="0.610039334" calcext:value-type="float">
            <text:p>0.61003933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2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30.pddl <text:s text:c="3"/></text:p>
          </table:table-cell>
          <table:table-cell office:value-type="float" office:value="0.65241494" calcext:value-type="float">
            <text:p>0.6524149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3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35.pddl <text:s text:c="3"/></text:p>
          </table:table-cell>
          <table:table-cell office:value-type="float" office:value="0.612719071" calcext:value-type="float">
            <text:p>0.61271907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3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40.pddl <text:s text:c="3"/></text:p>
          </table:table-cell>
          <table:table-cell office:value-type="float" office:value="0.650131271" calcext:value-type="float">
            <text:p>0.65013127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4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45.pddl <text:s text:c="3"/></text:p>
          </table:table-cell>
          <table:table-cell office:value-type="float" office:value="0.675824559" calcext:value-type="float">
            <text:p>0.67582455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4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50.pddl <text:s text:c="3"/></text:p>
          </table:table-cell>
          <table:table-cell office:value-type="float" office:value="0.63200336" calcext:value-type="float">
            <text:p>0.63200336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5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55.pddl <text:s text:c="3"/></text:p>
          </table:table-cell>
          <table:table-cell office:value-type="float" office:value="0.732900523" calcext:value-type="float">
            <text:p>0.732900523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55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orderProblem60.pddl <text:s text:c="3"/></text:p>
          </table:table-cell>
          <table:table-cell office:value-type="float" office:value="0.642378755" calcext:value-type="float">
            <text:p>0.64237875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60.pddl <text:s text:c="3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4.pddl <text:s text:c="5"/></text:p>
          </table:table-cell>
          <table:table-cell office:value-type="float" office:value="0.718306593" calcext:value-type="float">
            <text:p>0.718306593</text:p>
          </table:table-cell>
          <table:table-cell office:value-type="float" office:value="0.83248207" calcext:value-type="float">
            <text:p>0.83248207</text:p>
          </table:table-cell>
          <table:table-cell office:value-type="float" office:value="1.59104229" calcext:value-type="float">
            <text:p>1.591042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5.pddl <text:s text:c="5"/></text:p>
          </table:table-cell>
          <table:table-cell office:value-type="float" office:value="0.860060601" calcext:value-type="float">
            <text:p>0.860060601</text:p>
          </table:table-cell>
          <table:table-cell office:value-type="float" office:value="1.023063964" calcext:value-type="float">
            <text:p>1.023063964</text:p>
          </table:table-cell>
          <table:table-cell office:value-type="float" office:value="1.893717634" calcext:value-type="float">
            <text:p>1.8937176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6.pddl <text:s text:c="5"/></text:p>
          </table:table-cell>
          <table:table-cell office:value-type="float" office:value="1.449511476" calcext:value-type="float">
            <text:p>1.449511476</text:p>
          </table:table-cell>
          <table:table-cell office:value-type="float" office:value="1.194369321" calcext:value-type="float">
            <text:p>1.194369321</text:p>
          </table:table-cell>
          <table:table-cell office:value-type="float" office:value="2.676057511" calcext:value-type="float">
            <text:p>2.6760575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7.pddl <text:s text:c="5"/></text:p>
          </table:table-cell>
          <table:table-cell office:value-type="float" office:value="1.385981233" calcext:value-type="float">
            <text:p>1.385981233</text:p>
          </table:table-cell>
          <table:table-cell office:value-type="float" office:value="1.495140263" calcext:value-type="float">
            <text:p>1.495140263</text:p>
          </table:table-cell>
          <table:table-cell office:value-type="float" office:value="2.913513043" calcext:value-type="float">
            <text:p>2.9135130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7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10.pddl <text:s text:c="4"/></text:p>
          </table:table-cell>
          <table:table-cell office:value-type="float" office:value="1.53609616" calcext:value-type="float">
            <text:p>1.53609616</text:p>
          </table:table-cell>
          <table:table-cell office:value-type="float" office:value="2.590842189" calcext:value-type="float">
            <text:p>2.590842189</text:p>
          </table:table-cell>
          <table:table-cell office:value-type="float" office:value="4.188636816" calcext:value-type="float">
            <text:p>4.1886368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15.pddl <text:s text:c="4"/></text:p>
          </table:table-cell>
          <table:table-cell office:value-type="float" office:value="0.815398219" calcext:value-type="float">
            <text:p>0.815398219</text:p>
          </table:table-cell>
          <table:table-cell office:value-type="float" office:value="4.572615537" calcext:value-type="float">
            <text:p>4.572615537</text:p>
          </table:table-cell>
          <table:table-cell office:value-type="float" office:value="5.399237329" calcext:value-type="float">
            <text:p>5.3992373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20.pddl <text:s text:c="4"/></text:p>
          </table:table-cell>
          <table:table-cell office:value-type="float" office:value="0.678224824" calcext:value-type="float">
            <text:p>0.678224824</text:p>
          </table:table-cell>
          <table:table-cell office:value-type="float" office:value="7.80470939" calcext:value-type="float">
            <text:p>7.80470939</text:p>
          </table:table-cell>
          <table:table-cell office:value-type="float" office:value="8.494372676" calcext:value-type="float">
            <text:p>8.4943726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25.pddl <text:s text:c="4"/></text:p>
          </table:table-cell>
          <table:table-cell office:value-type="float" office:value="1.632269386" calcext:value-type="float">
            <text:p>1.632269386</text:p>
          </table:table-cell>
          <table:table-cell office:value-type="float" office:value="14.545505023" calcext:value-type="float">
            <text:p>14.545505023</text:p>
          </table:table-cell>
          <table:table-cell office:value-type="float" office:value="16.211087552" calcext:value-type="float">
            <text:p>16.2110875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30.pddl <text:s text:c="4"/></text:p>
          </table:table-cell>
          <table:table-cell office:value-type="float" office:value="0.754703759" calcext:value-type="float">
            <text:p>0.754703759</text:p>
          </table:table-cell>
          <table:table-cell office:value-type="float" office:value="18.719731642" calcext:value-type="float">
            <text:p>18.719731642</text:p>
          </table:table-cell>
          <table:table-cell office:value-type="float" office:value="19.487445946" calcext:value-type="float">
            <text:p>19.4874459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35.pddl <text:s text:c="4"/></text:p>
          </table:table-cell>
          <table:table-cell office:value-type="float" office:value="1.498161625" calcext:value-type="float">
            <text:p>1.498161625</text:p>
          </table:table-cell>
          <table:table-cell office:value-type="float" office:value="27.768913329" calcext:value-type="float">
            <text:p>27.768913329</text:p>
          </table:table-cell>
          <table:table-cell office:value-type="float" office:value="29.306107349" calcext:value-type="float">
            <text:p>29.3061073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40.pddl <text:s text:c="4"/></text:p>
          </table:table-cell>
          <table:table-cell office:value-type="float" office:value="1.636062996" calcext:value-type="float">
            <text:p>1.636062996</text:p>
          </table:table-cell>
          <table:table-cell office:value-type="float" office:value="44.021201874" calcext:value-type="float">
            <text:p>44.021201874</text:p>
          </table:table-cell>
          <table:table-cell office:value-type="float" office:value="45.717927651" calcext:value-type="float">
            <text:p>45.7179276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45.pddl <text:s text:c="4"/></text:p>
          </table:table-cell>
          <table:table-cell office:value-type="float" office:value="1.644973976" calcext:value-type="float">
            <text:p>1.644973976</text:p>
          </table:table-cell>
          <table:table-cell office:value-type="float" office:value="57.710242961" calcext:value-type="float">
            <text:p>57.710242961</text:p>
          </table:table-cell>
          <table:table-cell office:value-type="float" office:value="59.394846889" calcext:value-type="float">
            <text:p>59.39484688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50.pddl <text:s text:c="4"/></text:p>
          </table:table-cell>
          <table:table-cell office:value-type="float" office:value="1.484104447" calcext:value-type="float">
            <text:p>1.484104447</text:p>
          </table:table-cell>
          <table:table-cell office:value-type="float" office:value="65.780287545" calcext:value-type="float">
            <text:p>65.780287545</text:p>
          </table:table-cell>
          <table:table-cell office:value-type="float" office:value="67.332858101" calcext:value-type="float">
            <text:p>67.33285810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55.pddl <text:s text:c="4"/></text:p>
          </table:table-cell>
          <table:table-cell office:value-type="float" office:value="0.646852656" calcext:value-type="float">
            <text:p>0.646852656</text:p>
          </table:table-cell>
          <table:table-cell office:value-type="float" office:value="78.19700167" calcext:value-type="float">
            <text:p>78.19700167</text:p>
          </table:table-cell>
          <table:table-cell office:value-type="float" office:value="78.861876146" calcext:value-type="float">
            <text:p>78.8618761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5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60.pddl <text:s text:c="4"/></text:p>
          </table:table-cell>
          <table:table-cell office:value-type="float" office:value="0.666199828" calcext:value-type="float">
            <text:p>0.666199828</text:p>
          </table:table-cell>
          <table:table-cell office:value-type="float" office:value="98.392929452" calcext:value-type="float">
            <text:p>98.392929452</text:p>
          </table:table-cell>
          <table:table-cell office:value-type="float" office:value="99.0800146" calcext:value-type="float">
            <text:p>99.08001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4.pddl <text:s text:c="5"/></text:p>
          </table:table-cell>
          <table:table-cell office:value-type="float" office:value="1.636039054" calcext:value-type="float">
            <text:p>1.636039054</text:p>
          </table:table-cell>
          <table:table-cell office:value-type="float" office:value="1.145205423" calcext:value-type="float">
            <text:p>1.145205423</text:p>
          </table:table-cell>
          <table:table-cell office:value-type="float" office:value="2.854797253" calcext:value-type="float">
            <text:p>2.85479725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.pddl <text:s text:c="5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5.pddl <text:s text:c="5"/></text:p>
          </table:table-cell>
          <table:table-cell office:value-type="float" office:value="1.793671111" calcext:value-type="float">
            <text:p>1.793671111</text:p>
          </table:table-cell>
          <table:table-cell office:value-type="float" office:value="1.240649043" calcext:value-type="float">
            <text:p>1.240649043</text:p>
          </table:table-cell>
          <table:table-cell office:value-type="float" office:value="3.056327902" calcext:value-type="float">
            <text:p>3.05632790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.pddl <text:s text:c="5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6.pddl <text:s text:c="5"/></text:p>
          </table:table-cell>
          <table:table-cell office:value-type="float" office:value="0.724234666" calcext:value-type="float">
            <text:p>0.724234666</text:p>
          </table:table-cell>
          <table:table-cell office:value-type="float" office:value="1.272365168" calcext:value-type="float">
            <text:p>1.272365168</text:p>
          </table:table-cell>
          <table:table-cell office:value-type="float" office:value="2.007331937" calcext:value-type="float">
            <text:p>2.0073319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.pddl <text:s text:c="5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7.pddl <text:s text:c="5"/></text:p>
          </table:table-cell>
          <table:table-cell office:value-type="float" office:value="0.657494908" calcext:value-type="float">
            <text:p>0.657494908</text:p>
          </table:table-cell>
          <table:table-cell office:value-type="float" office:value="1.552158579" calcext:value-type="float">
            <text:p>1.552158579</text:p>
          </table:table-cell>
          <table:table-cell office:value-type="float" office:value="2.220179306" calcext:value-type="float">
            <text:p>2.2201793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7.pddl <text:s text:c="5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10.pddl <text:s text:c="4"/></text:p>
          </table:table-cell>
          <table:table-cell office:value-type="float" office:value="0.656014645" calcext:value-type="float">
            <text:p>0.656014645</text:p>
          </table:table-cell>
          <table:table-cell office:value-type="float" office:value="2.369316973" calcext:value-type="float">
            <text:p>2.369316973</text:p>
          </table:table-cell>
          <table:table-cell office:value-type="float" office:value="3.036139863" calcext:value-type="float">
            <text:p>3.0361398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0.pddl <text:s text:c="4"/></text:p>
          </table:table-cell>
          <table:table-cell office:value-type="string" calcext:value-type="string">
            <text:p>MEMOUT <text:s text:c="8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15.pddl <text:s text:c="4"/></text:p>
          </table:table-cell>
          <table:table-cell office:value-type="float" office:value="1.731911761" calcext:value-type="float">
            <text:p>1.731911761</text:p>
          </table:table-cell>
          <table:table-cell office:value-type="float" office:value="5.697169977" calcext:value-type="float">
            <text:p>5.697169977</text:p>
          </table:table-cell>
          <table:table-cell office:value-type="float" office:value="7.495220046" calcext:value-type="float">
            <text:p>7.4952200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20.pddl <text:s text:c="4"/></text:p>
          </table:table-cell>
          <table:table-cell office:value-type="float" office:value="1.476076998" calcext:value-type="float">
            <text:p>1.476076998</text:p>
          </table:table-cell>
          <table:table-cell office:value-type="float" office:value="11.623543288" calcext:value-type="float">
            <text:p>11.623543288</text:p>
          </table:table-cell>
          <table:table-cell office:value-type="float" office:value="13.16194194" calcext:value-type="float">
            <text:p>13.1619419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25.pddl <text:s text:c="4"/></text:p>
          </table:table-cell>
          <table:table-cell office:value-type="float" office:value="1.728103136" calcext:value-type="float">
            <text:p>1.728103136</text:p>
          </table:table-cell>
          <table:table-cell office:value-type="float" office:value="15.724110996" calcext:value-type="float">
            <text:p>15.724110996</text:p>
          </table:table-cell>
          <table:table-cell office:value-type="float" office:value="17.546468708" calcext:value-type="float">
            <text:p>17.5464687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30.pddl <text:s text:c="4"/></text:p>
          </table:table-cell>
          <table:table-cell office:value-type="float" office:value="1.824064255" calcext:value-type="float">
            <text:p>1.824064255</text:p>
          </table:table-cell>
          <table:table-cell office:value-type="float" office:value="19.866523487" calcext:value-type="float">
            <text:p>19.866523487</text:p>
          </table:table-cell>
          <table:table-cell office:value-type="float" office:value="21.766552368" calcext:value-type="float">
            <text:p>21.76655236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35.pddl <text:s text:c="4"/></text:p>
          </table:table-cell>
          <table:table-cell office:value-type="float" office:value="1.704059962" calcext:value-type="float">
            <text:p>1.704059962</text:p>
          </table:table-cell>
          <table:table-cell office:value-type="float" office:value="29.705824515" calcext:value-type="float">
            <text:p>29.705824515</text:p>
          </table:table-cell>
          <table:table-cell office:value-type="float" office:value="31.490838495" calcext:value-type="float">
            <text:p>31.490838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40.pddl <text:s text:c="4"/></text:p>
          </table:table-cell>
          <table:table-cell office:value-type="float" office:value="1.6040352" calcext:value-type="float">
            <text:p>1.6040352</text:p>
          </table:table-cell>
          <table:table-cell office:value-type="float" office:value="43.629107938" calcext:value-type="float">
            <text:p>43.629107938</text:p>
          </table:table-cell>
          <table:table-cell office:value-type="float" office:value="45.307263574" calcext:value-type="float">
            <text:p>45.30726357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45.pddl <text:s text:c="4"/></text:p>
          </table:table-cell>
          <table:table-cell office:value-type="float" office:value="1.428827462" calcext:value-type="float">
            <text:p>1.428827462</text:p>
          </table:table-cell>
          <table:table-cell office:value-type="float" office:value="48.883585418" calcext:value-type="float">
            <text:p>48.883585418</text:p>
          </table:table-cell>
          <table:table-cell office:value-type="float" office:value="50.357834603" calcext:value-type="float">
            <text:p>50.35783460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50.pddl <text:s text:c="4"/></text:p>
          </table:table-cell>
          <table:table-cell office:value-type="float" office:value="1.780053244" calcext:value-type="float">
            <text:p>1.780053244</text:p>
          </table:table-cell>
          <table:table-cell office:value-type="float" office:value="64.724666248" calcext:value-type="float">
            <text:p>64.724666248</text:p>
          </table:table-cell>
          <table:table-cell office:value-type="float" office:value="66.569570608" calcext:value-type="float">
            <text:p>66.5695706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55.pddl <text:s text:c="4"/></text:p>
          </table:table-cell>
          <table:table-cell office:value-type="float" office:value="1.675220871" calcext:value-type="float">
            <text:p>1.675220871</text:p>
          </table:table-cell>
          <table:table-cell office:value-type="float" office:value="81.187153272" calcext:value-type="float">
            <text:p>81.187153272</text:p>
          </table:table-cell>
          <table:table-cell office:value-type="float" office:value="82.908550573" calcext:value-type="float">
            <text:p>82.90855057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tripProblem60.pddl <text:s text:c="4"/></text:p>
          </table:table-cell>
          <table:table-cell office:value-type="float" office:value="1.644014937" calcext:value-type="float">
            <text:p>1.644014937</text:p>
          </table:table-cell>
          <table:table-cell office:value-type="float" office:value="101.285011158" calcext:value-type="float">
            <text:p>101.285011158</text:p>
          </table:table-cell>
          <table:table-cell office:value-type="float" office:value="103.009729949" calcext:value-type="float">
            <text:p>103.0097299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0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5-1.pddl <text:s text:c="7"/></text:p>
          </table:table-cell>
          <table:table-cell office:value-type="float" office:value="0.655252333" calcext:value-type="float">
            <text:p>0.655252333</text:p>
          </table:table-cell>
          <table:table-cell office:value-type="float" office:value="0.796498289" calcext:value-type="float">
            <text:p>0.796498289</text:p>
          </table:table-cell>
          <table:table-cell office:value-type="float" office:value="1.465736903" calcext:value-type="float">
            <text:p>1.4657369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blem5-1.pddl <text:s text:c="7"/></text:p>
          </table:table-cell>
          <table:table-cell office:value-type="float" office:value="44.271461984" calcext:value-type="float">
            <text:p>44.271461984</text:p>
          </table:table-cell>
          <table:table-cell office:value-type="float" office:value="0.314757153" calcext:value-type="float">
            <text:p>0.314757153</text:p>
          </table:table-cell>
          <table:table-cell office:value-type="float" office:value="44.648453174" calcext:value-type="float">
            <text:p>44.64845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lem5-2.pddl <text:s text:c="7"/></text:p>
          </table:table-cell>
          <table:table-cell office:value-type="float" office:value="0.675807351" calcext:value-type="float">
            <text:p>0.675807351</text:p>
          </table:table-cell>
          <table:table-cell office:value-type="float" office:value="0.823009814" calcext:value-type="float">
            <text:p>0.823009814</text:p>
          </table:table-cell>
          <table:table-cell office:value-type="float" office:value="1.509423588" calcext:value-type="float">
            <text:p>1.5094235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2.pddl <text:s text:c="7"/></text:p>
          </table:table-cell>
          <table:table-cell office:value-type="float" office:value="42.932650821" calcext:value-type="float">
            <text:p>42.932650821</text:p>
          </table:table-cell>
          <table:table-cell office:value-type="float" office:value="0.321700977" calcext:value-type="float">
            <text:p>0.321700977</text:p>
          </table:table-cell>
          <table:table-cell office:value-type="float" office:value="43.317327845" calcext:value-type="float">
            <text:p>43.317327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5-3.pddl <text:s text:c="7"/></text:p>
          </table:table-cell>
          <table:table-cell office:value-type="float" office:value="0.661646075" calcext:value-type="float">
            <text:p>0.661646075</text:p>
          </table:table-cell>
          <table:table-cell office:value-type="float" office:value="0.783048363" calcext:value-type="float">
            <text:p>0.783048363</text:p>
          </table:table-cell>
          <table:table-cell office:value-type="float" office:value="1.455075518" calcext:value-type="float">
            <text:p>1.4550755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3.pddl <text:s text:c="7"/></text:p>
          </table:table-cell>
          <table:table-cell office:value-type="float" office:value="43.713456127" calcext:value-type="float">
            <text:p>43.713456127</text:p>
          </table:table-cell>
          <table:table-cell office:value-type="float" office:value="0.315555098" calcext:value-type="float">
            <text:p>0.315555098</text:p>
          </table:table-cell>
          <table:table-cell office:value-type="float" office:value="44.090858547" calcext:value-type="float">
            <text:p>44.090858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5-4.pddl <text:s text:c="7"/></text:p>
          </table:table-cell>
          <table:table-cell office:value-type="float" office:value="0.668485563" calcext:value-type="float">
            <text:p>0.668485563</text:p>
          </table:table-cell>
          <table:table-cell office:value-type="float" office:value="0.861156721" calcext:value-type="float">
            <text:p>0.861156721</text:p>
          </table:table-cell>
          <table:table-cell office:value-type="float" office:value="1.540330617" calcext:value-type="float">
            <text:p>1.540330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4.pddl <text:s text:c="7"/></text:p>
          </table:table-cell>
          <table:table-cell office:value-type="float" office:value="42.764805497" calcext:value-type="float">
            <text:p>42.764805497</text:p>
          </table:table-cell>
          <table:table-cell office:value-type="float" office:value="0.317380489" calcext:value-type="float">
            <text:p>0.317380489</text:p>
          </table:table-cell>
          <table:table-cell office:value-type="float" office:value="43.152577244" calcext:value-type="float">
            <text:p>43.152577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5-5.pddl <text:s text:c="7"/></text:p>
          </table:table-cell>
          <table:table-cell office:value-type="float" office:value="0.64206025" calcext:value-type="float">
            <text:p>0.64206025</text:p>
          </table:table-cell>
          <table:table-cell office:value-type="float" office:value="0.841108364" calcext:value-type="float">
            <text:p>0.841108364</text:p>
          </table:table-cell>
          <table:table-cell office:value-type="float" office:value="1.493564576" calcext:value-type="float">
            <text:p>1.4935645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5-5.pddl <text:s text:c="7"/></text:p>
          </table:table-cell>
          <table:table-cell office:value-type="float" office:value="43.67988772" calcext:value-type="float">
            <text:p>43.67988772</text:p>
          </table:table-cell>
          <table:table-cell office:value-type="float" office:value="0.31456749" calcext:value-type="float">
            <text:p>0.31456749</text:p>
          </table:table-cell>
          <table:table-cell office:value-type="float" office:value="44.056695895" calcext:value-type="float">
            <text:p>44.056695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6-2.pddl <text:s text:c="7"/></text:p>
          </table:table-cell>
          <table:table-cell office:value-type="float" office:value="0.670239103" calcext:value-type="float">
            <text:p>0.670239103</text:p>
          </table:table-cell>
          <table:table-cell office:value-type="float" office:value="1.691166197" calcext:value-type="float">
            <text:p>1.691166197</text:p>
          </table:table-cell>
          <table:table-cell office:value-type="float" office:value="2.372098125" calcext:value-type="float">
            <text:p>2.372098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6-2.pddl <text:s text:c="7"/></text:p>
          </table:table-cell>
          <table:table-cell office:value-type="float" office:value="87.528032174" calcext:value-type="float">
            <text:p>87.528032174</text:p>
          </table:table-cell>
          <table:table-cell office:value-type="float" office:value="0.543493003" calcext:value-type="float">
            <text:p>0.543493003</text:p>
          </table:table-cell>
          <table:table-cell office:value-type="float" office:value="88.179472036" calcext:value-type="float">
            <text:p>88.17947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6-3.pddl <text:s text:c="7"/></text:p>
          </table:table-cell>
          <table:table-cell office:value-type="float" office:value="0.679247336" calcext:value-type="float">
            <text:p>0.679247336</text:p>
          </table:table-cell>
          <table:table-cell office:value-type="float" office:value="1.671367672" calcext:value-type="float">
            <text:p>1.671367672</text:p>
          </table:table-cell>
          <table:table-cell office:value-type="float" office:value="2.361270442" calcext:value-type="float">
            <text:p>2.36127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6-3.pddl <text:s text:c="7"/></text:p>
          </table:table-cell>
          <table:table-cell office:value-type="float" office:value="88.547878365" calcext:value-type="float">
            <text:p>88.547878365</text:p>
          </table:table-cell>
          <table:table-cell office:value-type="float" office:value="0.540075915" calcext:value-type="float">
            <text:p>0.540075915</text:p>
          </table:table-cell>
          <table:table-cell office:value-type="float" office:value="89.198968282" calcext:value-type="float">
            <text:p>89.198968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6-4.pddl <text:s text:c="7"/></text:p>
          </table:table-cell>
          <table:table-cell office:value-type="float" office:value="0.6582043" calcext:value-type="float">
            <text:p>0.6582043</text:p>
          </table:table-cell>
          <table:table-cell office:value-type="float" office:value="1.775495923" calcext:value-type="float">
            <text:p>1.775495923</text:p>
          </table:table-cell>
          <table:table-cell office:value-type="float" office:value="2.444015635" calcext:value-type="float">
            <text:p>2.4440156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6-4.pddl <text:s text:c="7"/></text:p>
          </table:table-cell>
          <table:table-cell office:value-type="float" office:value="90.102075028" calcext:value-type="float">
            <text:p>90.102075028</text:p>
          </table:table-cell>
          <table:table-cell office:value-type="float" office:value="0.572258206" calcext:value-type="float">
            <text:p>0.572258206</text:p>
          </table:table-cell>
          <table:table-cell office:value-type="float" office:value="90.792632355" calcext:value-type="float">
            <text:p>90.792632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6-5.pddl <text:s text:c="7"/></text:p>
          </table:table-cell>
          <table:table-cell office:value-type="float" office:value="0.637590989" calcext:value-type="float">
            <text:p>0.637590989</text:p>
          </table:table-cell>
          <table:table-cell office:value-type="float" office:value="1.767934815" calcext:value-type="float">
            <text:p>1.767934815</text:p>
          </table:table-cell>
          <table:table-cell office:value-type="float" office:value="2.41591254" calcext:value-type="float">
            <text:p>2.415912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6-5.pddl <text:s text:c="7"/></text:p>
          </table:table-cell>
          <table:table-cell office:value-type="float" office:value="88.364072869" calcext:value-type="float">
            <text:p>88.364072869</text:p>
          </table:table-cell>
          <table:table-cell office:value-type="float" office:value="0.540419146" calcext:value-type="float">
            <text:p>0.540419146</text:p>
          </table:table-cell>
          <table:table-cell office:value-type="float" office:value="89.009974455" calcext:value-type="float">
            <text:p>89.009974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6-6.pddl <text:s text:c="7"/></text:p>
          </table:table-cell>
          <table:table-cell office:value-type="float" office:value="0.701808541" calcext:value-type="float">
            <text:p>0.701808541</text:p>
          </table:table-cell>
          <table:table-cell office:value-type="float" office:value="170.816684736" calcext:value-type="float">
            <text:p>170.816684736</text:p>
          </table:table-cell>
          <table:table-cell office:value-type="float" office:value="171.529195419" calcext:value-type="float">
            <text:p>171.5291954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6-6.pddl <text:s text:c="7"/></text:p>
          </table:table-cell>
          <table:table-cell office:value-type="float" office:value="87.489723903" calcext:value-type="float">
            <text:p>87.489723903</text:p>
          </table:table-cell>
          <table:table-cell office:value-type="float" office:value="5.636742318" calcext:value-type="float">
            <text:p>5.636742318</text:p>
          </table:table-cell>
          <table:table-cell office:value-type="float" office:value="93.232149154" calcext:value-type="float">
            <text:p>93.232149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lem7-3.pddl <text:s text:c="7"/></text:p>
          </table:table-cell>
          <table:table-cell office:value-type="float" office:value="0.648857852" calcext:value-type="float">
            <text:p>0.648857852</text:p>
          </table:table-cell>
          <table:table-cell office:value-type="float" office:value="3.571776359" calcext:value-type="float">
            <text:p>3.571776359</text:p>
          </table:table-cell>
          <table:table-cell office:value-type="float" office:value="4.231807952" calcext:value-type="float">
            <text:p>4.2318079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3.pddl <text:s text:c="7"/></text:p>
          </table:table-cell>
          <table:table-cell office:value-type="float" office:value="167.599491312" calcext:value-type="float">
            <text:p>167.599491312</text:p>
          </table:table-cell>
          <table:table-cell office:value-type="float" office:value="0.915553925" calcext:value-type="float">
            <text:p>0.915553925</text:p>
          </table:table-cell>
          <table:table-cell office:value-type="float" office:value="168.692315812" calcext:value-type="float">
            <text:p>168.692315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7-4.pddl <text:s text:c="7"/></text:p>
          </table:table-cell>
          <table:table-cell office:value-type="float" office:value="0.662050916" calcext:value-type="float">
            <text:p>0.662050916</text:p>
          </table:table-cell>
          <table:table-cell office:value-type="float" office:value="3.601833676" calcext:value-type="float">
            <text:p>3.601833676</text:p>
          </table:table-cell>
          <table:table-cell office:value-type="float" office:value="4.274487203" calcext:value-type="float">
            <text:p>4.274487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4.pddl <text:s text:c="7"/></text:p>
          </table:table-cell>
          <table:table-cell office:value-type="float" office:value="167.812253999" calcext:value-type="float">
            <text:p>167.812253999</text:p>
          </table:table-cell>
          <table:table-cell office:value-type="float" office:value="0.907790151" calcext:value-type="float">
            <text:p>0.907790151</text:p>
          </table:table-cell>
          <table:table-cell office:value-type="float" office:value="168.89909319" calcext:value-type="float">
            <text:p>168.89909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7-5.pddl <text:s text:c="7"/></text:p>
          </table:table-cell>
          <table:table-cell office:value-type="float" office:value="0.656744827" calcext:value-type="float">
            <text:p>0.656744827</text:p>
          </table:table-cell>
          <table:table-cell office:value-type="float" office:value="3.558278303" calcext:value-type="float">
            <text:p>3.558278303</text:p>
          </table:table-cell>
          <table:table-cell office:value-type="float" office:value="4.225705912" calcext:value-type="float">
            <text:p>4.2257059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5.pddl <text:s text:c="7"/></text:p>
          </table:table-cell>
          <table:table-cell office:value-type="float" office:value="168.800780976" calcext:value-type="float">
            <text:p>168.800780976</text:p>
          </table:table-cell>
          <table:table-cell office:value-type="float" office:value="0.904446565" calcext:value-type="float">
            <text:p>0.904446565</text:p>
          </table:table-cell>
          <table:table-cell office:value-type="float" office:value="169.880794436" calcext:value-type="float">
            <text:p>169.880794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7-6.pddl <text:s text:c="7"/></text:p>
          </table:table-cell>
          <table:table-cell office:value-type="float" office:value="0.658239264" calcext:value-type="float">
            <text:p>0.658239264</text:p>
          </table:table-cell>
          <table:table-cell office:value-type="float" office:value="121.862530194" calcext:value-type="float">
            <text:p>121.862530194</text:p>
          </table:table-cell>
          <table:table-cell office:value-type="float" office:value="122.531483272" calcext:value-type="float">
            <text:p>122.5314832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7-6.pddl <text:s text:c="7"/></text:p>
          </table:table-cell>
          <table:table-cell office:value-type="float" office:value="168.129577013" calcext:value-type="float">
            <text:p>168.129577013</text:p>
          </table:table-cell>
          <table:table-cell office:value-type="float" office:value="6.505179291" calcext:value-type="float">
            <text:p>6.505179291</text:p>
          </table:table-cell>
          <table:table-cell office:value-type="float" office:value="174.813260458" calcext:value-type="float">
            <text:p>174.813260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lem7-7.pddl <text:s text:c="7"/></text:p>
          </table:table-cell>
          <table:table-cell office:value-type="float" office:value="0.66803345" calcext:value-type="float">
            <text:p>0.6680334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7-7.pddl <text:s text:c="7"/></text:p>
          </table:table-cell>
          <table:table-cell office:value-type="float" office:value="171.047281759" calcext:value-type="float">
            <text:p>171.047281759</text:p>
          </table:table-cell>
          <table:table-cell office:value-type="float" office:value="660.135391916" calcext:value-type="float">
            <text:p>660.135391916</text:p>
          </table:table-cell>
          <table:table-cell office:value-type="float" office:value="831.359295271" calcext:value-type="float">
            <text:p>831.359295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blem8-4.pddl <text:s text:c="7"/></text:p>
          </table:table-cell>
          <table:table-cell office:value-type="float" office:value="0.657246077" calcext:value-type="float">
            <text:p>0.657246077</text:p>
          </table:table-cell>
          <table:table-cell office:value-type="float" office:value="6.485142401" calcext:value-type="float">
            <text:p>6.485142401</text:p>
          </table:table-cell>
          <table:table-cell office:value-type="float" office:value="7.153377237" calcext:value-type="float">
            <text:p>7.1533772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8-4.pddl <text:s text:c="7"/></text:p>
          </table:table-cell>
          <table:table-cell office:value-type="float" office:value="303.129079379" calcext:value-type="float">
            <text:p>303.129079379</text:p>
          </table:table-cell>
          <table:table-cell office:value-type="float" office:value="1.640046442" calcext:value-type="float">
            <text:p>1.640046442</text:p>
          </table:table-cell>
          <table:table-cell office:value-type="float" office:value="305.053414025" calcext:value-type="float">
            <text:p>305.05341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8-5.pddl <text:s text:c="7"/></text:p>
          </table:table-cell>
          <table:table-cell office:value-type="float" office:value="0.656427578" calcext:value-type="float">
            <text:p>0.656427578</text:p>
          </table:table-cell>
          <table:table-cell office:value-type="float" office:value="6.938188377" calcext:value-type="float">
            <text:p>6.938188377</text:p>
          </table:table-cell>
          <table:table-cell office:value-type="float" office:value="7.605662925" calcext:value-type="float">
            <text:p>7.605662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8-5.pddl <text:s text:c="7"/></text:p>
          </table:table-cell>
          <table:table-cell office:value-type="float" office:value="304.829093125" calcext:value-type="float">
            <text:p>304.829093125</text:p>
          </table:table-cell>
          <table:table-cell office:value-type="float" office:value="1.594816648" calcext:value-type="float">
            <text:p>1.594816648</text:p>
          </table:table-cell>
          <table:table-cell office:value-type="float" office:value="306.703341279" calcext:value-type="float">
            <text:p>306.70334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8-6.pddl <text:s text:c="7"/></text:p>
          </table:table-cell>
          <table:table-cell office:value-type="float" office:value="0.660582901" calcext:value-type="float">
            <text:p>0.660582901</text:p>
          </table:table-cell>
          <table:table-cell office:value-type="float" office:value="25.376697267" calcext:value-type="float">
            <text:p>25.376697267</text:p>
          </table:table-cell>
          <table:table-cell office:value-type="float" office:value="26.04842192" calcext:value-type="float">
            <text:p>26.048421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8-6.pddl <text:s text:c="7"/></text:p>
          </table:table-cell>
          <table:table-cell office:value-type="float" office:value="310.117099133" calcext:value-type="float">
            <text:p>310.117099133</text:p>
          </table:table-cell>
          <table:table-cell office:value-type="float" office:value="10.904824851" calcext:value-type="float">
            <text:p>10.904824851</text:p>
          </table:table-cell>
          <table:table-cell office:value-type="float" office:value="321.306978219" calcext:value-type="float">
            <text:p>321.306978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8-7.pddl <text:s text:c="7"/></text:p>
          </table:table-cell>
          <table:table-cell office:value-type="float" office:value="0.658562414" calcext:value-type="float">
            <text:p>0.658562414</text:p>
          </table:table-cell>
          <table:table-cell office:value-type="float" office:value="963.495813009" calcext:value-type="float">
            <text:p>963.495813009</text:p>
          </table:table-cell>
          <table:table-cell office:value-type="float" office:value="964.165680084" calcext:value-type="float">
            <text:p>964.1656800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8-7.pddl <text:s text:c="7"/></text:p>
          </table:table-cell>
          <table:table-cell office:value-type="float" office:value="306.014594148" calcext:value-type="float">
            <text:p>306.014594148</text:p>
          </table:table-cell>
          <table:table-cell office:value-type="float" office:value="40.099889024" calcext:value-type="float">
            <text:p>40.099889024</text:p>
          </table:table-cell>
          <table:table-cell office:value-type="float" office:value="346.408123242" calcext:value-type="float">
            <text:p>346.408123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lem8-8.pddl <text:s text:c="7"/></text:p>
          </table:table-cell>
          <table:table-cell office:value-type="float" office:value="0.678834594" calcext:value-type="float">
            <text:p>0.67883459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8-8.pddl <text:s text:c="7"/></text:p>
          </table:table-cell>
          <table:table-cell office:value-type="float" office:value="308.693991996" calcext:value-type="float">
            <text:p>308.693991996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9-5.pddl <text:s text:c="7"/></text:p>
          </table:table-cell>
          <table:table-cell office:value-type="float" office:value="0.667412813" calcext:value-type="float">
            <text:p>0.667412813</text:p>
          </table:table-cell>
          <table:table-cell office:value-type="float" office:value="10.274862282" calcext:value-type="float">
            <text:p>10.274862282</text:p>
          </table:table-cell>
          <table:table-cell office:value-type="float" office:value="10.953492688" calcext:value-type="float">
            <text:p>10.953492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9-5.pddl <text:s text:c="7"/></text:p>
          </table:table-cell>
          <table:table-cell office:value-type="float" office:value="529.301842775" calcext:value-type="float">
            <text:p>529.301842775</text:p>
          </table:table-cell>
          <table:table-cell office:value-type="float" office:value="2.583870489" calcext:value-type="float">
            <text:p>2.583870489</text:p>
          </table:table-cell>
          <table:table-cell office:value-type="float" office:value="532.31969813" calcext:value-type="float">
            <text:p>532.31969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9-6.pddl <text:s text:c="7"/></text:p>
          </table:table-cell>
          <table:table-cell office:value-type="float" office:value="0.649534923" calcext:value-type="float">
            <text:p>0.649534923</text:p>
          </table:table-cell>
          <table:table-cell office:value-type="float" office:value="31.694880083" calcext:value-type="float">
            <text:p>31.694880083</text:p>
          </table:table-cell>
          <table:table-cell office:value-type="float" office:value="32.355702637" calcext:value-type="float">
            <text:p>32.3557026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9-6.pddl <text:s text:c="7"/></text:p>
          </table:table-cell>
          <table:table-cell office:value-type="float" office:value="530.512218615" calcext:value-type="float">
            <text:p>530.512218615</text:p>
          </table:table-cell>
          <table:table-cell office:value-type="float" office:value="3.686413284" calcext:value-type="float">
            <text:p>3.686413284</text:p>
          </table:table-cell>
          <table:table-cell office:value-type="float" office:value="534.630237123" calcext:value-type="float">
            <text:p>534.630237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9-7.pddl <text:s text:c="7"/></text:p>
          </table:table-cell>
          <table:table-cell office:value-type="float" office:value="0.681356276" calcext:value-type="float">
            <text:p>0.681356276</text:p>
          </table:table-cell>
          <table:table-cell office:value-type="float" office:value="187.773349046" calcext:value-type="float">
            <text:p>187.773349046</text:p>
          </table:table-cell>
          <table:table-cell office:value-type="float" office:value="188.466486021" calcext:value-type="float">
            <text:p>188.4664860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9-7.pddl <text:s text:c="7"/></text:p>
          </table:table-cell>
          <table:table-cell office:value-type="float" office:value="530.381583094" calcext:value-type="float">
            <text:p>530.381583094</text:p>
          </table:table-cell>
          <table:table-cell office:value-type="float" office:value="36.619286343" calcext:value-type="float">
            <text:p>36.619286343</text:p>
          </table:table-cell>
          <table:table-cell office:value-type="float" office:value="567.440620547" calcext:value-type="float">
            <text:p>567.440620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9-8.pddl <text:s text:c="7"/></text:p>
          </table:table-cell>
          <table:table-cell office:value-type="float" office:value="0.706476505" calcext:value-type="float">
            <text:p>0.70647650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9-8.pddl <text:s text:c="7"/></text:p>
          </table:table-cell>
          <table:table-cell office:value-type="float" office:value="525.78578173" calcext:value-type="float">
            <text:p>525.78578173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9-9.pddl <text:s text:c="7"/></text:p>
          </table:table-cell>
          <table:table-cell office:value-type="float" office:value="0.709553259" calcext:value-type="float">
            <text:p>0.70955325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9-9.pddl <text:s text:c="7"/></text:p>
          </table:table-cell>
          <table:table-cell office:value-type="float" office:value="530.895652532" calcext:value-type="float">
            <text:p>530.895652532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10-6.pddl <text:s text:c="6"/></text:p>
          </table:table-cell>
          <table:table-cell office:value-type="float" office:value="0.663136487" calcext:value-type="float">
            <text:p>0.663136487</text:p>
          </table:table-cell>
          <table:table-cell office:value-type="float" office:value="55.800980424" calcext:value-type="float">
            <text:p>55.800980424</text:p>
          </table:table-cell>
          <table:table-cell office:value-type="float" office:value="56.476007281" calcext:value-type="float">
            <text:p>56.47600728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10-6.pddl <text:s text:c="6"/></text:p>
          </table:table-cell>
          <table:table-cell office:value-type="float" office:value="872.027655572" calcext:value-type="float">
            <text:p>872.027655572</text:p>
          </table:table-cell>
          <table:table-cell office:value-type="float" office:value="11.135362639" calcext:value-type="float">
            <text:p>11.135362639</text:p>
          </table:table-cell>
          <table:table-cell office:value-type="float" office:value="883.801907555" calcext:value-type="float">
            <text:p>883.801907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10-7.pddl <text:s text:c="6"/></text:p>
          </table:table-cell>
          <table:table-cell office:value-type="float" office:value="0.640994099" calcext:value-type="float">
            <text:p>0.640994099</text:p>
          </table:table-cell>
          <table:table-cell office:value-type="float" office:value="41.135424392" calcext:value-type="float">
            <text:p>41.135424392</text:p>
          </table:table-cell>
          <table:table-cell office:value-type="float" office:value="41.788391634" calcext:value-type="float">
            <text:p>41.7883916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10-7.pddl <text:s text:c="6"/></text:p>
          </table:table-cell>
          <table:table-cell office:value-type="float" office:value="869.781209184" calcext:value-type="float">
            <text:p>869.781209184</text:p>
          </table:table-cell>
          <table:table-cell office:value-type="float" office:value="4.334497725" calcext:value-type="float">
            <text:p>4.334497725</text:p>
          </table:table-cell>
          <table:table-cell office:value-type="float" office:value="874.75647821" calcext:value-type="float">
            <text:p>874.75647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10-8.pddl <text:s text:c="6"/></text:p>
          </table:table-cell>
          <table:table-cell office:value-type="float" office:value="0.699891959" calcext:value-type="float">
            <text:p>0.699891959</text:p>
          </table:table-cell>
          <table:table-cell office:value-type="float" office:value="478.117035655" calcext:value-type="float">
            <text:p>478.117035655</text:p>
          </table:table-cell>
          <table:table-cell office:value-type="float" office:value="478.82842167" calcext:value-type="float">
            <text:p>478.828421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10-8.pddl <text:s text:c="6"/></text:p>
          </table:table-cell>
          <table:table-cell office:value-type="float" office:value="868.03228744" calcext:value-type="float">
            <text:p>868.03228744</text:p>
          </table:table-cell>
          <table:table-cell office:value-type="float" office:value="37.991025916" calcext:value-type="float">
            <text:p>37.991025916</text:p>
          </table:table-cell>
          <table:table-cell office:value-type="float" office:value="906.657048249" calcext:value-type="float">
            <text:p>906.657048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10-9.pddl <text:s text:c="6"/></text:p>
          </table:table-cell>
          <table:table-cell office:value-type="float" office:value="0.724761164" calcext:value-type="float">
            <text:p>0.72476116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10-9.pddl <text:s text:c="6"/></text:p>
          </table:table-cell>
          <table:table-cell office:value-type="float" office:value="869.496299133" calcext:value-type="float">
            <text:p>869.496299133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10-10.pddl <text:s text:c="5"/></text:p>
          </table:table-cell>
          <table:table-cell office:value-type="float" office:value="0.772465325" calcext:value-type="float">
            <text:p>0.77246532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10-10.pddl <text:s text:c="5"/></text:p>
          </table:table-cell>
          <table:table-cell office:value-type="float" office:value="873.610413179" calcext:value-type="float">
            <text:p>873.61041317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3.pddl <text:s text:c="4"/></text:p>
          </table:table-cell>
          <table:table-cell office:value-type="float" office:value="0.718956739" calcext:value-type="float">
            <text:p>0.718956739</text:p>
          </table:table-cell>
          <table:table-cell office:value-type="float" office:value="0.132440141" calcext:value-type="float">
            <text:p>0.132440141</text:p>
          </table:table-cell>
          <table:table-cell office:value-type="float" office:value="0.863708448" calcext:value-type="float">
            <text:p>0.8637084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botProblem3.pddl <text:s text:c="4"/></text:p>
          </table:table-cell>
          <table:table-cell office:value-type="float" office:value="14.451236819" calcext:value-type="float">
            <text:p>14.451236819</text:p>
          </table:table-cell>
          <table:table-cell office:value-type="float" office:value="0.145582423" calcext:value-type="float">
            <text:p>0.145582423</text:p>
          </table:table-cell>
          <table:table-cell office:value-type="float" office:value="14.624951542" calcext:value-type="float">
            <text:p>14.624951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otProblem4.pddl <text:s text:c="4"/></text:p>
          </table:table-cell>
          <table:table-cell office:value-type="float" office:value="0.667982774" calcext:value-type="float">
            <text:p>0.667982774</text:p>
          </table:table-cell>
          <table:table-cell office:value-type="float" office:value="0.16033281" calcext:value-type="float">
            <text:p>0.16033281</text:p>
          </table:table-cell>
          <table:table-cell office:value-type="float" office:value="0.838580631" calcext:value-type="float">
            <text:p>0.8385806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obotProblem4.pddl <text:s text:c="4"/></text:p>
          </table:table-cell>
          <table:table-cell office:value-type="float" office:value="117.245835147" calcext:value-type="float">
            <text:p>117.245835147</text:p>
          </table:table-cell>
          <table:table-cell office:value-type="float" office:value="0.159952558" calcext:value-type="float">
            <text:p>0.159952558</text:p>
          </table:table-cell>
          <table:table-cell office:value-type="float" office:value="117.438847814" calcext:value-type="float">
            <text:p>117.438847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otProblem5.pddl <text:s text:c="4"/></text:p>
          </table:table-cell>
          <table:table-cell office:value-type="float" office:value="1.70100458" calcext:value-type="float">
            <text:p>1.70100458</text:p>
          </table:table-cell>
          <table:table-cell office:value-type="float" office:value="0.307650587" calcext:value-type="float">
            <text:p>0.307650587</text:p>
          </table:table-cell>
          <table:table-cell office:value-type="float" office:value="2.052388125" calcext:value-type="float">
            <text:p>2.0523881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obotProblem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6.pddl <text:s text:c="4"/></text:p>
          </table:table-cell>
          <table:table-cell office:value-type="float" office:value="1.730973776" calcext:value-type="float">
            <text:p>1.730973776</text:p>
          </table:table-cell>
          <table:table-cell office:value-type="float" office:value="0.438774708" calcext:value-type="float">
            <text:p>0.438774708</text:p>
          </table:table-cell>
          <table:table-cell office:value-type="float" office:value="2.260197657" calcext:value-type="float">
            <text:p>2.2601976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botProblem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7.pddl <text:s text:c="4"/></text:p>
          </table:table-cell>
          <table:table-cell office:value-type="float" office:value="1.652422786" calcext:value-type="float">
            <text:p>1.652422786</text:p>
          </table:table-cell>
          <table:table-cell office:value-type="float" office:value="0.452336183" calcext:value-type="float">
            <text:p>0.452336183</text:p>
          </table:table-cell>
          <table:table-cell office:value-type="float" office:value="2.208058674" calcext:value-type="float">
            <text:p>2.20805867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obotProblem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8.pddl <text:s text:c="4"/></text:p>
          </table:table-cell>
          <table:table-cell office:value-type="float" office:value="1.728122101" calcext:value-type="float">
            <text:p>1.728122101</text:p>
          </table:table-cell>
          <table:table-cell office:value-type="float" office:value="0.489345463" calcext:value-type="float">
            <text:p>0.489345463</text:p>
          </table:table-cell>
          <table:table-cell office:value-type="float" office:value="2.30388922" calcext:value-type="float">
            <text:p>2.303889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obotProblem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9.pddl <text:s text:c="4"/></text:p>
          </table:table-cell>
          <table:table-cell office:value-type="float" office:value="0.96456268" calcext:value-type="float">
            <text:p>0.96456268</text:p>
          </table:table-cell>
          <table:table-cell office:value-type="float" office:value="0.469436682" calcext:value-type="float">
            <text:p>0.469436682</text:p>
          </table:table-cell>
          <table:table-cell office:value-type="float" office:value="1.446308506" calcext:value-type="float">
            <text:p>1.44630850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obotProblem9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0.pddl <text:s text:c="3"/></text:p>
          </table:table-cell>
          <table:table-cell office:value-type="float" office:value="1.093754522" calcext:value-type="float">
            <text:p>1.093754522</text:p>
          </table:table-cell>
          <table:table-cell office:value-type="float" office:value="0.579293824" calcext:value-type="float">
            <text:p>0.579293824</text:p>
          </table:table-cell>
          <table:table-cell office:value-type="float" office:value="1.683845488" calcext:value-type="float">
            <text:p>1.683845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obotProblem1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1.pddl <text:s text:c="3"/></text:p>
          </table:table-cell>
          <table:table-cell office:value-type="float" office:value="1.082678333" calcext:value-type="float">
            <text:p>1.082678333</text:p>
          </table:table-cell>
          <table:table-cell office:value-type="float" office:value="0.568029679" calcext:value-type="float">
            <text:p>0.568029679</text:p>
          </table:table-cell>
          <table:table-cell office:value-type="float" office:value="1.662348794" calcext:value-type="float">
            <text:p>1.66234879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botProblem1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2.pddl <text:s text:c="3"/></text:p>
          </table:table-cell>
          <table:table-cell office:value-type="float" office:value="0.812896623" calcext:value-type="float">
            <text:p>0.812896623</text:p>
          </table:table-cell>
          <table:table-cell office:value-type="float" office:value="0.868825243" calcext:value-type="float">
            <text:p>0.868825243</text:p>
          </table:table-cell>
          <table:table-cell office:value-type="float" office:value="1.694432921" calcext:value-type="float">
            <text:p>1.69443292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obotProblem1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3.pddl <text:s text:c="3"/></text:p>
          </table:table-cell>
          <table:table-cell office:value-type="float" office:value="0.833977231" calcext:value-type="float">
            <text:p>0.833977231</text:p>
          </table:table-cell>
          <table:table-cell office:value-type="float" office:value="0.757847279" calcext:value-type="float">
            <text:p>0.757847279</text:p>
          </table:table-cell>
          <table:table-cell office:value-type="float" office:value="1.6032511" calcext:value-type="float">
            <text:p>1.60325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obotProblem13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4.pddl <text:s text:c="3"/></text:p>
          </table:table-cell>
          <table:table-cell office:value-type="float" office:value="0.843395772" calcext:value-type="float">
            <text:p>0.843395772</text:p>
          </table:table-cell>
          <table:table-cell office:value-type="float" office:value="1.011944431" calcext:value-type="float">
            <text:p>1.011944431</text:p>
          </table:table-cell>
          <table:table-cell office:value-type="float" office:value="1.868720523" calcext:value-type="float">
            <text:p>1.8687205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obotProblem14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5.pddl <text:s text:c="3"/></text:p>
          </table:table-cell>
          <table:table-cell office:value-type="float" office:value="1.116252907" calcext:value-type="float">
            <text:p>1.116252907</text:p>
          </table:table-cell>
          <table:table-cell office:value-type="float" office:value="1.587426068" calcext:value-type="float">
            <text:p>1.587426068</text:p>
          </table:table-cell>
          <table:table-cell office:value-type="float" office:value="2.718827785" calcext:value-type="float">
            <text:p>2.71882778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robotProblem15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6.pddl <text:s text:c="3"/></text:p>
          </table:table-cell>
          <table:table-cell office:value-type="float" office:value="0.892172305" calcext:value-type="float">
            <text:p>0.892172305</text:p>
          </table:table-cell>
          <table:table-cell office:value-type="float" office:value="1.633877358" calcext:value-type="float">
            <text:p>1.633877358</text:p>
          </table:table-cell>
          <table:table-cell office:value-type="float" office:value="2.54172208" calcext:value-type="float">
            <text:p>2.541722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robotProblem16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7.pddl <text:s text:c="3"/></text:p>
          </table:table-cell>
          <table:table-cell office:value-type="float" office:value="1.112982282" calcext:value-type="float">
            <text:p>1.112982282</text:p>
          </table:table-cell>
          <table:table-cell office:value-type="float" office:value="1.542874727" calcext:value-type="float">
            <text:p>1.542874727</text:p>
          </table:table-cell>
          <table:table-cell office:value-type="float" office:value="2.667363085" calcext:value-type="float">
            <text:p>2.6673630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robotProblem17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8.pddl <text:s text:c="3"/></text:p>
          </table:table-cell>
          <table:table-cell office:value-type="float" office:value="1.273017083" calcext:value-type="float">
            <text:p>1.273017083</text:p>
          </table:table-cell>
          <table:table-cell office:value-type="float" office:value="2.347884896" calcext:value-type="float">
            <text:p>2.347884896</text:p>
          </table:table-cell>
          <table:table-cell office:value-type="float" office:value="3.632400533" calcext:value-type="float">
            <text:p>3.6324005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botProblem18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9.pddl <text:s text:c="3"/></text:p>
          </table:table-cell>
          <table:table-cell office:value-type="float" office:value="1.206908237" calcext:value-type="float">
            <text:p>1.206908237</text:p>
          </table:table-cell>
          <table:table-cell office:value-type="float" office:value="2.879703928" calcext:value-type="float">
            <text:p>2.879703928</text:p>
          </table:table-cell>
          <table:table-cell office:value-type="float" office:value="4.097792061" calcext:value-type="float">
            <text:p>4.09779206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robotProblem19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20.pddl <text:s text:c="3"/></text:p>
          </table:table-cell>
          <table:table-cell office:value-type="float" office:value="0.945012155" calcext:value-type="float">
            <text:p>0.945012155</text:p>
          </table:table-cell>
          <table:table-cell office:value-type="float" office:value="3.91214489" calcext:value-type="float">
            <text:p>3.91214489</text:p>
          </table:table-cell>
          <table:table-cell office:value-type="float" office:value="4.868983203" calcext:value-type="float">
            <text:p>4.86898320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robotProblem2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21.pddl <text:s text:c="3"/></text:p>
          </table:table-cell>
          <table:table-cell office:value-type="float" office:value="0.96641244" calcext:value-type="float">
            <text:p>0.96641244</text:p>
          </table:table-cell>
          <table:table-cell office:value-type="float" office:value="3.057049512" calcext:value-type="float">
            <text:p>3.057049512</text:p>
          </table:table-cell>
          <table:table-cell office:value-type="float" office:value="4.035354599" calcext:value-type="float">
            <text:p>4.03535459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botProblem2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22.pddl <text:s text:c="3"/></text:p>
          </table:table-cell>
          <table:table-cell office:value-type="float" office:value="1.276356907" calcext:value-type="float">
            <text:p>1.276356907</text:p>
          </table:table-cell>
          <table:table-cell office:value-type="float" office:value="4.63858366" calcext:value-type="float">
            <text:p>4.63858366</text:p>
          </table:table-cell>
          <table:table-cell office:value-type="float" office:value="5.929697407" calcext:value-type="float">
            <text:p>5.92969740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robotProblem2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3.pddl <text:s text:c="4"/></text:p>
          </table:table-cell>
          <table:table-cell office:value-type="float" office:value="0.680588438" calcext:value-type="float">
            <text:p>0.680588438</text:p>
          </table:table-cell>
          <table:table-cell office:value-type="float" office:value="0.121584724" calcext:value-type="float">
            <text:p>0.121584724</text:p>
          </table:table-cell>
          <table:table-cell office:value-type="float" office:value="0.816665817" calcext:value-type="float">
            <text:p>0.8166658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botProblem3.pddl <text:s text:c="4"/></text:p>
          </table:table-cell>
          <table:table-cell office:value-type="float" office:value="15.468286158" calcext:value-type="float">
            <text:p>15.468286158</text:p>
          </table:table-cell>
          <table:table-cell office:value-type="float" office:value="0.125488492" calcext:value-type="float">
            <text:p>0.125488492</text:p>
          </table:table-cell>
          <table:table-cell office:value-type="float" office:value="15.619065812" calcext:value-type="float">
            <text:p>15.619065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otProblem4.pddl <text:s text:c="4"/></text:p>
          </table:table-cell>
          <table:table-cell office:value-type="float" office:value="0.61988423" calcext:value-type="float">
            <text:p>0.61988423</text:p>
          </table:table-cell>
          <table:table-cell office:value-type="float" office:value="0.116559812" calcext:value-type="float">
            <text:p>0.116559812</text:p>
          </table:table-cell>
          <table:table-cell office:value-type="float" office:value="0.746528484" calcext:value-type="float">
            <text:p>0.7465284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obotProblem4.pddl <text:s text:c="4"/></text:p>
          </table:table-cell>
          <table:table-cell office:value-type="float" office:value="128.100313764" calcext:value-type="float">
            <text:p>128.100313764</text:p>
          </table:table-cell>
          <table:table-cell office:value-type="float" office:value="0.125749801" calcext:value-type="float">
            <text:p>0.125749801</text:p>
          </table:table-cell>
          <table:table-cell office:value-type="float" office:value="128.255130105" calcext:value-type="float">
            <text:p>128.255130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otProblem5.pddl <text:s text:c="4"/></text:p>
          </table:table-cell>
          <table:table-cell office:value-type="float" office:value="1.415949483" calcext:value-type="float">
            <text:p>1.415949483</text:p>
          </table:table-cell>
          <table:table-cell office:value-type="float" office:value="0.224325911" calcext:value-type="float">
            <text:p>0.224325911</text:p>
          </table:table-cell>
          <table:table-cell office:value-type="float" office:value="1.743883177" calcext:value-type="float">
            <text:p>1.74388317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obotProblem5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6.pddl <text:s text:c="4"/></text:p>
          </table:table-cell>
          <table:table-cell office:value-type="float" office:value="1.668051719" calcext:value-type="float">
            <text:p>1.668051719</text:p>
          </table:table-cell>
          <table:table-cell office:value-type="float" office:value="0.247974627" calcext:value-type="float">
            <text:p>0.247974627</text:p>
          </table:table-cell>
          <table:table-cell office:value-type="float" office:value="2.055882792" calcext:value-type="float">
            <text:p>2.05588279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botProblem6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7.pddl <text:s text:c="4"/></text:p>
          </table:table-cell>
          <table:table-cell office:value-type="float" office:value="1.432127014" calcext:value-type="float">
            <text:p>1.432127014</text:p>
          </table:table-cell>
          <table:table-cell office:value-type="float" office:value="0.228031091" calcext:value-type="float">
            <text:p>0.228031091</text:p>
          </table:table-cell>
          <table:table-cell office:value-type="float" office:value="1.772072405" calcext:value-type="float">
            <text:p>1.77207240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obotProblem7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8.pddl <text:s text:c="4"/></text:p>
          </table:table-cell>
          <table:table-cell office:value-type="float" office:value="1.479062908" calcext:value-type="float">
            <text:p>1.479062908</text:p>
          </table:table-cell>
          <table:table-cell office:value-type="float" office:value="0.308391963" calcext:value-type="float">
            <text:p>0.308391963</text:p>
          </table:table-cell>
          <table:table-cell office:value-type="float" office:value="1.896371678" calcext:value-type="float">
            <text:p>1.89637167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obotProblem8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9.pddl <text:s text:c="4"/></text:p>
          </table:table-cell>
          <table:table-cell office:value-type="float" office:value="0.750758493" calcext:value-type="float">
            <text:p>0.750758493</text:p>
          </table:table-cell>
          <table:table-cell office:value-type="float" office:value="0.193094674" calcext:value-type="float">
            <text:p>0.193094674</text:p>
          </table:table-cell>
          <table:table-cell office:value-type="float" office:value="0.955639312" calcext:value-type="float">
            <text:p>0.9556393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obotProblem9.pddl <text:s text:c="4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0.pddl <text:s text:c="3"/></text:p>
          </table:table-cell>
          <table:table-cell office:value-type="float" office:value="0.691563462" calcext:value-type="float">
            <text:p>0.691563462</text:p>
          </table:table-cell>
          <table:table-cell office:value-type="float" office:value="0.197485917" calcext:value-type="float">
            <text:p>0.197485917</text:p>
          </table:table-cell>
          <table:table-cell office:value-type="float" office:value="0.899795775" calcext:value-type="float">
            <text:p>0.8997957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obotProblem1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1.pddl <text:s text:c="3"/></text:p>
          </table:table-cell>
          <table:table-cell office:value-type="float" office:value="0.941572601" calcext:value-type="float">
            <text:p>0.941572601</text:p>
          </table:table-cell>
          <table:table-cell office:value-type="float" office:value="0.247672425" calcext:value-type="float">
            <text:p>0.247672425</text:p>
          </table:table-cell>
          <table:table-cell office:value-type="float" office:value="1.200029382" calcext:value-type="float">
            <text:p>1.20002938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botProblem1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2.pddl <text:s text:c="3"/></text:p>
          </table:table-cell>
          <table:table-cell office:value-type="float" office:value="0.933637599" calcext:value-type="float">
            <text:p>0.933637599</text:p>
          </table:table-cell>
          <table:table-cell office:value-type="float" office:value="0.278016969" calcext:value-type="float">
            <text:p>0.278016969</text:p>
          </table:table-cell>
          <table:table-cell office:value-type="float" office:value="1.22244883" calcext:value-type="float">
            <text:p>1.2224488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obotProblem1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3.pddl <text:s text:c="3"/></text:p>
          </table:table-cell>
          <table:table-cell office:value-type="float" office:value="0.738011672" calcext:value-type="float">
            <text:p>0.738011672</text:p>
          </table:table-cell>
          <table:table-cell office:value-type="float" office:value="0.298269164" calcext:value-type="float">
            <text:p>0.298269164</text:p>
          </table:table-cell>
          <table:table-cell office:value-type="float" office:value="1.047613607" calcext:value-type="float">
            <text:p>1.04761360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obotProblem13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4.pddl <text:s text:c="3"/></text:p>
          </table:table-cell>
          <table:table-cell office:value-type="float" office:value="0.801354148" calcext:value-type="float">
            <text:p>0.801354148</text:p>
          </table:table-cell>
          <table:table-cell office:value-type="float" office:value="0.350682282" calcext:value-type="float">
            <text:p>0.350682282</text:p>
          </table:table-cell>
          <table:table-cell office:value-type="float" office:value="1.166727456" calcext:value-type="float">
            <text:p>1.1667274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obotProblem14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5.pddl <text:s text:c="3"/></text:p>
          </table:table-cell>
          <table:table-cell office:value-type="float" office:value="0.984547572" calcext:value-type="float">
            <text:p>0.984547572</text:p>
          </table:table-cell>
          <table:table-cell office:value-type="float" office:value="0.37307799" calcext:value-type="float">
            <text:p>0.37307799</text:p>
          </table:table-cell>
          <table:table-cell office:value-type="float" office:value="1.370455638" calcext:value-type="float">
            <text:p>1.37045563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robotProblem15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6.pddl <text:s text:c="3"/></text:p>
          </table:table-cell>
          <table:table-cell office:value-type="float" office:value="0.988210277" calcext:value-type="float">
            <text:p>0.988210277</text:p>
          </table:table-cell>
          <table:table-cell office:value-type="float" office:value="0.507639298" calcext:value-type="float">
            <text:p>0.507639298</text:p>
          </table:table-cell>
          <table:table-cell office:value-type="float" office:value="1.509083881" calcext:value-type="float">
            <text:p>1.5090838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robotProblem16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7.pddl <text:s text:c="3"/></text:p>
          </table:table-cell>
          <table:table-cell office:value-type="float" office:value="1.062831996" calcext:value-type="float">
            <text:p>1.062831996</text:p>
          </table:table-cell>
          <table:table-cell office:value-type="float" office:value="0.559856678" calcext:value-type="float">
            <text:p>0.559856678</text:p>
          </table:table-cell>
          <table:table-cell office:value-type="float" office:value="1.63614008" calcext:value-type="float">
            <text:p>1.6361400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robotProblem17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8.pddl <text:s text:c="3"/></text:p>
          </table:table-cell>
          <table:table-cell office:value-type="float" office:value="0.788409245" calcext:value-type="float">
            <text:p>0.788409245</text:p>
          </table:table-cell>
          <table:table-cell office:value-type="float" office:value="0.699100606" calcext:value-type="float">
            <text:p>0.699100606</text:p>
          </table:table-cell>
          <table:table-cell office:value-type="float" office:value="1.498919731" calcext:value-type="float">
            <text:p>1.49891973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botProblem18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19.pddl <text:s text:c="3"/></text:p>
          </table:table-cell>
          <table:table-cell office:value-type="float" office:value="0.808814504" calcext:value-type="float">
            <text:p>0.808814504</text:p>
          </table:table-cell>
          <table:table-cell office:value-type="float" office:value="0.714625133" calcext:value-type="float">
            <text:p>0.714625133</text:p>
          </table:table-cell>
          <table:table-cell office:value-type="float" office:value="1.535007023" calcext:value-type="float">
            <text:p>1.53500702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robotProblem19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20.pddl <text:s text:c="3"/></text:p>
          </table:table-cell>
          <table:table-cell office:value-type="float" office:value="1.077836562" calcext:value-type="float">
            <text:p>1.077836562</text:p>
          </table:table-cell>
          <table:table-cell office:value-type="float" office:value="0.908360677" calcext:value-type="float">
            <text:p>0.908360677</text:p>
          </table:table-cell>
          <table:table-cell office:value-type="float" office:value="1.997784171" calcext:value-type="float">
            <text:p>1.99778417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robotProblem20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21.pddl <text:s text:c="3"/></text:p>
          </table:table-cell>
          <table:table-cell office:value-type="float" office:value="0.823668439" calcext:value-type="float">
            <text:p>0.823668439</text:p>
          </table:table-cell>
          <table:table-cell office:value-type="float" office:value="1.095076275" calcext:value-type="float">
            <text:p>1.095076275</text:p>
          </table:table-cell>
          <table:table-cell office:value-type="float" office:value="1.930424877" calcext:value-type="float">
            <text:p>1.93042487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botProblem21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robotProblem22.pddl <text:s text:c="3"/></text:p>
          </table:table-cell>
          <table:table-cell office:value-type="float" office:value="0.8403667" calcext:value-type="float">
            <text:p>0.8403667</text:p>
          </table:table-cell>
          <table:table-cell office:value-type="float" office:value="1.214224495" calcext:value-type="float">
            <text:p>1.214224495</text:p>
          </table:table-cell>
          <table:table-cell office:value-type="float" office:value="2.0661761" calcext:value-type="float">
            <text:p>2.066176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robotProblem22.pddl <text:s text:c="3"/></text:p>
          </table:table-cell>
          <table:table-cell office:value-type="string" calcext:value-type="string">
            <text:p>&gt;1200 <text:s text:c="9"/>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ipesProblemA-4.pddl <text:s text:c="2"/></text:p>
          </table:table-cell>
          <table:table-cell office:value-type="float" office:value="1.049079732" calcext:value-type="float">
            <text:p>1.049079732</text:p>
          </table:table-cell>
          <table:table-cell office:value-type="float" office:value="0.208726408" calcext:value-type="float">
            <text:p>0.208726408</text:p>
          </table:table-cell>
          <table:table-cell office:value-type="float" office:value="1.269794599" calcext:value-type="float">
            <text:p>1.269794599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A-4.pddl <text:s text:c="2"/></text:p>
          </table:table-cell>
          <table:table-cell office:value-type="float" office:value="6.231956722" calcext:value-type="float">
            <text:p>6.231956722</text:p>
          </table:table-cell>
          <table:table-cell office:value-type="float" office:value="0.114514726" calcext:value-type="float">
            <text:p>0.114514726</text:p>
          </table:table-cell>
          <table:table-cell office:value-type="float" office:value="6.374819938" calcext:value-type="float">
            <text:p>6.374819938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A-5.pddl <text:s text:c="2"/></text:p>
          </table:table-cell>
          <table:table-cell office:value-type="float" office:value="0.70504088" calcext:value-type="float">
            <text:p>0.70504088</text:p>
          </table:table-cell>
          <table:table-cell office:value-type="float" office:value="9.24781027" calcext:value-type="float">
            <text:p>9.24781027</text:p>
          </table:table-cell>
          <table:table-cell office:value-type="float" office:value="9.965829068" calcext:value-type="float">
            <text:p>9.96582906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ipesProblemA-5.pddl <text:s text:c="2"/></text:p>
          </table:table-cell>
          <table:table-cell office:value-type="float" office:value="11.257477336" calcext:value-type="float">
            <text:p>11.257477336</text:p>
          </table:table-cell>
          <table:table-cell office:value-type="float" office:value="0.350403019" calcext:value-type="float">
            <text:p>0.350403019</text:p>
          </table:table-cell>
          <table:table-cell office:value-type="float" office:value="11.630555475" calcext:value-type="float">
            <text:p>11.6305554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ipesProblemA-6.pddl <text:s text:c="2"/></text:p>
          </table:table-cell>
          <table:table-cell office:value-type="float" office:value="0.674040697" calcext:value-type="float">
            <text:p>0.674040697</text:p>
          </table:table-cell>
          <table:table-cell office:value-type="float" office:value="41.105969177" calcext:value-type="float">
            <text:p>41.105969177</text:p>
          </table:table-cell>
          <table:table-cell office:value-type="float" office:value="41.792195688" calcext:value-type="float">
            <text:p>41.79219568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ipesProblemA-6.pddl <text:s text:c="2"/></text:p>
          </table:table-cell>
          <table:table-cell office:value-type="float" office:value="16.944843436" calcext:value-type="float">
            <text:p>16.944843436</text:p>
          </table:table-cell>
          <table:table-cell office:value-type="float" office:value="2.456396696" calcext:value-type="float">
            <text:p>2.456396696</text:p>
          </table:table-cell>
          <table:table-cell office:value-type="float" office:value="19.426063684" calcext:value-type="float">
            <text:p>19.4260636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7.pddl <text:s text:c="2"/></text:p>
          </table:table-cell>
          <table:table-cell office:value-type="float" office:value="0.687075637" calcext:value-type="float">
            <text:p>0.687075637</text:p>
          </table:table-cell>
          <table:table-cell office:value-type="float" office:value="180.304434092" calcext:value-type="float">
            <text:p>180.304434092</text:p>
          </table:table-cell>
          <table:table-cell office:value-type="float" office:value="181.003757891" calcext:value-type="float">
            <text:p>181.00375789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ipesProblemA-7.pddl <text:s text:c="2"/></text:p>
          </table:table-cell>
          <table:table-cell office:value-type="float" office:value="19.240430797" calcext:value-type="float">
            <text:p>19.240430797</text:p>
          </table:table-cell>
          <table:table-cell office:value-type="float" office:value="4.660577394" calcext:value-type="float">
            <text:p>4.660577394</text:p>
          </table:table-cell>
          <table:table-cell office:value-type="float" office:value="23.927556098" calcext:value-type="float">
            <text:p>23.9275560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8.pddl <text:s text:c="2"/></text:p>
          </table:table-cell>
          <table:table-cell office:value-type="float" office:value="0.71630569" calcext:value-type="float">
            <text:p>0.7163056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8.pddl <text:s text:c="2"/></text:p>
          </table:table-cell>
          <table:table-cell office:value-type="float" office:value="29.955479506" calcext:value-type="float">
            <text:p>29.955479506</text:p>
          </table:table-cell>
          <table:table-cell office:value-type="float" office:value="32.142964704" calcext:value-type="float">
            <text:p>32.142964704</text:p>
          </table:table-cell>
          <table:table-cell office:value-type="float" office:value="62.128020537" calcext:value-type="float">
            <text:p>62.1280205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9.pddl <text:s text:c="2"/></text:p>
          </table:table-cell>
          <table:table-cell office:value-type="float" office:value="0.763645371" calcext:value-type="float">
            <text:p>0.76364537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9.pddl <text:s text:c="2"/></text:p>
          </table:table-cell>
          <table:table-cell office:value-type="float" office:value="52.16797042" calcext:value-type="float">
            <text:p>52.16797042</text:p>
          </table:table-cell>
          <table:table-cell office:value-type="float" office:value="79.485044079" calcext:value-type="float">
            <text:p>79.485044079</text:p>
          </table:table-cell>
          <table:table-cell office:value-type="float" office:value="131.685370592" calcext:value-type="float">
            <text:p>131.6853705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10.pddl <text:s/></text:p>
          </table:table-cell>
          <table:table-cell office:value-type="float" office:value="0.698645101" calcext:value-type="float">
            <text:p>0.69864510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10.pddl <text:s/></text:p>
          </table:table-cell>
          <table:table-cell office:value-type="float" office:value="83.291746373" calcext:value-type="float">
            <text:p>83.291746373</text:p>
          </table:table-cell>
          <table:table-cell office:value-type="float" office:value="111.203021967" calcext:value-type="float">
            <text:p>111.203021967</text:p>
          </table:table-cell>
          <table:table-cell office:value-type="float" office:value="194.531570681" calcext:value-type="float">
            <text:p>194.5315706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B-4.pddl <text:s text:c="2"/></text:p>
          </table:table-cell>
          <table:table-cell office:value-type="float" office:value="0.770899635" calcext:value-type="float">
            <text:p>0.770899635</text:p>
          </table:table-cell>
          <table:table-cell office:value-type="float" office:value="0.204045063" calcext:value-type="float">
            <text:p>0.204045063</text:p>
          </table:table-cell>
          <table:table-cell office:value-type="float" office:value="0.987072832" calcext:value-type="float">
            <text:p>0.98707283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ipesProblemB-4.pddl <text:s text:c="2"/></text:p>
          </table:table-cell>
          <table:table-cell office:value-type="float" office:value="6.830048174" calcext:value-type="float">
            <text:p>6.830048174</text:p>
          </table:table-cell>
          <table:table-cell office:value-type="float" office:value="0.138907444" calcext:value-type="float">
            <text:p>0.138907444</text:p>
          </table:table-cell>
          <table:table-cell office:value-type="float" office:value="6.991271135" calcext:value-type="float">
            <text:p>6.991271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pesProblemB-5.pddl <text:s text:c="2"/></text:p>
          </table:table-cell>
          <table:table-cell office:value-type="float" office:value="0.675929333" calcext:value-type="float">
            <text:p>0.675929333</text:p>
          </table:table-cell>
          <table:table-cell office:value-type="float" office:value="0.296033071" calcext:value-type="float">
            <text:p>0.296033071</text:p>
          </table:table-cell>
          <table:table-cell office:value-type="float" office:value="0.982991031" calcext:value-type="float">
            <text:p>0.9829910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ipesProblemB-5.pddl <text:s text:c="2"/></text:p>
          </table:table-cell>
          <table:table-cell office:value-type="float" office:value="9.065091636" calcext:value-type="float">
            <text:p>9.065091636</text:p>
          </table:table-cell>
          <table:table-cell office:value-type="float" office:value="0.125694291" calcext:value-type="float">
            <text:p>0.125694291</text:p>
          </table:table-cell>
          <table:table-cell office:value-type="float" office:value="9.212676411" calcext:value-type="float">
            <text:p>9.2126764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pesProblemB-6.pddl <text:s text:c="2"/></text:p>
          </table:table-cell>
          <table:table-cell office:value-type="float" office:value="0.682870566" calcext:value-type="float">
            <text:p>0.682870566</text:p>
          </table:table-cell>
          <table:table-cell office:value-type="float" office:value="0.512622812" calcext:value-type="float">
            <text:p>0.512622812</text:p>
          </table:table-cell>
          <table:table-cell office:value-type="float" office:value="1.207466922" calcext:value-type="float">
            <text:p>1.2074669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pesProblemB-6.pddl <text:s text:c="2"/></text:p>
          </table:table-cell>
          <table:table-cell office:value-type="float" office:value="11.615274037" calcext:value-type="float">
            <text:p>11.615274037</text:p>
          </table:table-cell>
          <table:table-cell office:value-type="float" office:value="0.155110804" calcext:value-type="float">
            <text:p>0.155110804</text:p>
          </table:table-cell>
          <table:table-cell office:value-type="float" office:value="11.794995052" calcext:value-type="float">
            <text:p>11.794995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pesProblemB-7.pddl <text:s text:c="2"/></text:p>
          </table:table-cell>
          <table:table-cell office:value-type="float" office:value="0.710146665" calcext:value-type="float">
            <text:p>0.71014666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7.pddl <text:s text:c="2"/></text:p>
          </table:table-cell>
          <table:table-cell office:value-type="float" office:value="20.761957458" calcext:value-type="float">
            <text:p>20.761957458</text:p>
          </table:table-cell>
          <table:table-cell office:value-type="float" office:value="116.278710097" calcext:value-type="float">
            <text:p>116.278710097</text:p>
          </table:table-cell>
          <table:table-cell office:value-type="float" office:value="137.067781068" calcext:value-type="float">
            <text:p>137.0677810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pesProblemB-8.pddl <text:s text:c="2"/></text:p>
          </table:table-cell>
          <table:table-cell office:value-type="float" office:value="0.708625934" calcext:value-type="float">
            <text:p>0.70862593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8.pddl <text:s text:c="2"/></text:p>
          </table:table-cell>
          <table:table-cell office:value-type="float" office:value="26.780650412" calcext:value-type="float">
            <text:p>26.780650412</text:p>
          </table:table-cell>
          <table:table-cell office:value-type="float" office:value="969.751641305" calcext:value-type="float">
            <text:p>969.751641305</text:p>
          </table:table-cell>
          <table:table-cell office:value-type="float" office:value="996.563950303" calcext:value-type="float">
            <text:p>996.5639503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pesProblemB-9.pddl <text:s text:c="2"/></text:p>
          </table:table-cell>
          <table:table-cell office:value-type="float" office:value="0.726029764" calcext:value-type="float">
            <text:p>0.72602976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9.pddl <text:s text:c="2"/></text:p>
          </table:table-cell>
          <table:table-cell office:value-type="float" office:value="83.570796276" calcext:value-type="float">
            <text:p>83.570796276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ipesProblemB-10.pddl <text:s/></text:p>
          </table:table-cell>
          <table:table-cell office:value-type="float" office:value="0.737849761" calcext:value-type="float">
            <text:p>0.73784976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10.pddl <text:s/></text:p>
          </table:table-cell>
          <table:table-cell office:value-type="float" office:value="108.486202409" calcext:value-type="float">
            <text:p>108.48620240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ipesProblemC-4.pddl <text:s text:c="2"/></text:p>
          </table:table-cell>
          <table:table-cell office:value-type="float" office:value="0.726995501" calcext:value-type="float">
            <text:p>0.726995501</text:p>
          </table:table-cell>
          <table:table-cell office:value-type="float" office:value="0.190538928" calcext:value-type="float">
            <text:p>0.190538928</text:p>
          </table:table-cell>
          <table:table-cell office:value-type="float" office:value="0.928812078" calcext:value-type="float">
            <text:p>0.9288120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ipesProblemC-4.pddl <text:s text:c="2"/></text:p>
          </table:table-cell>
          <table:table-cell office:value-type="float" office:value="5.756910427" calcext:value-type="float">
            <text:p>5.756910427</text:p>
          </table:table-cell>
          <table:table-cell office:value-type="float" office:value="0.114695661" calcext:value-type="float">
            <text:p>0.114695661</text:p>
          </table:table-cell>
          <table:table-cell office:value-type="float" office:value="5.892942479" calcext:value-type="float">
            <text:p>5.8929424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pesProblemC-5.pddl <text:s text:c="2"/></text:p>
          </table:table-cell>
          <table:table-cell office:value-type="float" office:value="0.67297154" calcext:value-type="float">
            <text:p>0.67297154</text:p>
          </table:table-cell>
          <table:table-cell office:value-type="float" office:value="0.317205602" calcext:value-type="float">
            <text:p>0.317205602</text:p>
          </table:table-cell>
          <table:table-cell office:value-type="float" office:value="1.001662554" calcext:value-type="float">
            <text:p>1.00166255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ipesProblemC-5.pddl <text:s text:c="2"/></text:p>
          </table:table-cell>
          <table:table-cell office:value-type="float" office:value="7.453318936" calcext:value-type="float">
            <text:p>7.453318936</text:p>
          </table:table-cell>
          <table:table-cell office:value-type="float" office:value="0.125417721" calcext:value-type="float">
            <text:p>0.125417721</text:p>
          </table:table-cell>
          <table:table-cell office:value-type="float" office:value="7.600401459" calcext:value-type="float">
            <text:p>7.6004014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ipesProblemC-6.pddl <text:s text:c="2"/></text:p>
          </table:table-cell>
          <table:table-cell office:value-type="float" office:value="0.690022871" calcext:value-type="float">
            <text:p>0.690022871</text:p>
          </table:table-cell>
          <table:table-cell office:value-type="float" office:value="1.818221311" calcext:value-type="float">
            <text:p>1.818221311</text:p>
          </table:table-cell>
          <table:table-cell office:value-type="float" office:value="2.519992989" calcext:value-type="float">
            <text:p>2.519992989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6.pddl <text:s text:c="2"/></text:p>
          </table:table-cell>
          <table:table-cell office:value-type="float" office:value="10.972769588" calcext:value-type="float">
            <text:p>10.972769588</text:p>
          </table:table-cell>
          <table:table-cell office:value-type="float" office:value="0.179568436" calcext:value-type="float">
            <text:p>0.179568436</text:p>
          </table:table-cell>
          <table:table-cell office:value-type="float" office:value="11.177080361" calcext:value-type="float">
            <text:p>11.177080361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7.pddl <text:s text:c="2"/></text:p>
          </table:table-cell>
          <table:table-cell office:value-type="float" office:value="0.760054664" calcext:value-type="float">
            <text:p>0.760054664</text:p>
          </table:table-cell>
          <table:table-cell office:value-type="float" office:value="10.302091557" calcext:value-type="float">
            <text:p>10.302091557</text:p>
          </table:table-cell>
          <table:table-cell office:value-type="float" office:value="11.074272446" calcext:value-type="float">
            <text:p>11.074272446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7.pddl <text:s text:c="2"/></text:p>
          </table:table-cell>
          <table:table-cell office:value-type="float" office:value="12.993756436" calcext:value-type="float">
            <text:p>12.993756436</text:p>
          </table:table-cell>
          <table:table-cell office:value-type="float" office:value="0.268151621" calcext:value-type="float">
            <text:p>0.268151621</text:p>
          </table:table-cell>
          <table:table-cell office:value-type="float" office:value="13.287397867" calcext:value-type="float">
            <text:p>13.287397867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8.pddl <text:s text:c="2"/></text:p>
          </table:table-cell>
          <table:table-cell office:value-type="float" office:value="0.691687224" calcext:value-type="float">
            <text:p>0.691687224</text:p>
          </table:table-cell>
          <table:table-cell office:value-type="float" office:value="35.174284907" calcext:value-type="float">
            <text:p>35.174284907</text:p>
          </table:table-cell>
          <table:table-cell office:value-type="float" office:value="35.877984082" calcext:value-type="float">
            <text:p>35.877984082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8.pddl <text:s text:c="2"/></text:p>
          </table:table-cell>
          <table:table-cell office:value-type="float" office:value="14.339480867" calcext:value-type="float">
            <text:p>14.339480867</text:p>
          </table:table-cell>
          <table:table-cell office:value-type="float" office:value="0.862768413" calcext:value-type="float">
            <text:p>0.862768413</text:p>
          </table:table-cell>
          <table:table-cell office:value-type="float" office:value="15.230539587" calcext:value-type="float">
            <text:p>15.230539587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9.pddl <text:s text:c="2"/></text:p>
          </table:table-cell>
          <table:table-cell office:value-type="float" office:value="0.699755685" calcext:value-type="float">
            <text:p>0.699755685</text:p>
          </table:table-cell>
          <table:table-cell office:value-type="float" office:value="113.218609258" calcext:value-type="float">
            <text:p>113.218609258</text:p>
          </table:table-cell>
          <table:table-cell office:value-type="float" office:value="113.93132212" calcext:value-type="float">
            <text:p>113.93132212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9.pddl <text:s text:c="2"/></text:p>
          </table:table-cell>
          <table:table-cell office:value-type="float" office:value="20.280201906" calcext:value-type="float">
            <text:p>20.280201906</text:p>
          </table:table-cell>
          <table:table-cell office:value-type="float" office:value="2.074156376" calcext:value-type="float">
            <text:p>2.074156376</text:p>
          </table:table-cell>
          <table:table-cell office:value-type="float" office:value="22.391496985" calcext:value-type="float">
            <text:p>22.391496985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10.pddl <text:s/></text:p>
          </table:table-cell>
          <table:table-cell office:value-type="float" office:value="0.684654277" calcext:value-type="float">
            <text:p>0.684654277</text:p>
          </table:table-cell>
          <table:table-cell office:value-type="float" office:value="410.120556219" calcext:value-type="float">
            <text:p>410.120556219</text:p>
          </table:table-cell>
          <table:table-cell office:value-type="float" office:value="410.817687752" calcext:value-type="float">
            <text:p>410.81768775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pesProblemC-10.pddl <text:s/></text:p>
          </table:table-cell>
          <table:table-cell office:value-type="float" office:value="36.380601486" calcext:value-type="float">
            <text:p>36.380601486</text:p>
          </table:table-cell>
          <table:table-cell office:value-type="float" office:value="6.096587523" calcext:value-type="float">
            <text:p>6.096587523</text:p>
          </table:table-cell>
          <table:table-cell office:value-type="float" office:value="42.511188947" calcext:value-type="float">
            <text:p>42.511188947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good" table:style-name="ta1">
        <table:shapes>
          <draw:frame draw:z-index="0" draw:style-name="gr1" draw:text-style-name="P1" svg:width="8.4118in" svg:height="6.7138in" svg:x="12.1626in" svg:y="1.7043in">
            <draw:object draw:notify-on-update-of-ranges="good.D5:good.D55 good.K5:good.K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6"/>
          <table:table-cell office:value-type="string" calcext:value-type="string">
            <text:p>OM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blem5-1.pddl <text:s text:c="7"/></text:p>
          </table:table-cell>
          <table:table-cell office:value-type="float" office:value="0.655252333" calcext:value-type="float">
            <text:p>0.655252333</text:p>
          </table:table-cell>
          <table:table-cell office:value-type="float" office:value="0.796498289" calcext:value-type="float">
            <text:p>0.796498289</text:p>
          </table:table-cell>
          <table:table-cell office:value-type="float" office:value="1.465736903" calcext:value-type="float">
            <text:p>1.4657369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blem5-1.pddl <text:s text:c="7"/></text:p>
          </table:table-cell>
          <table:table-cell office:value-type="float" office:value="44.271461984" calcext:value-type="float">
            <text:p>44.271461984</text:p>
          </table:table-cell>
          <table:table-cell office:value-type="float" office:value="0.314757153" calcext:value-type="float">
            <text:p>0.314757153</text:p>
          </table:table-cell>
          <table:table-cell office:value-type="float" office:value="44.648453174" calcext:value-type="float">
            <text:p>44.64845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lem5-2.pddl <text:s text:c="7"/></text:p>
          </table:table-cell>
          <table:table-cell office:value-type="float" office:value="0.675807351" calcext:value-type="float">
            <text:p>0.675807351</text:p>
          </table:table-cell>
          <table:table-cell office:value-type="float" office:value="0.823009814" calcext:value-type="float">
            <text:p>0.823009814</text:p>
          </table:table-cell>
          <table:table-cell office:value-type="float" office:value="1.509423588" calcext:value-type="float">
            <text:p>1.5094235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2.pddl <text:s text:c="7"/></text:p>
          </table:table-cell>
          <table:table-cell office:value-type="float" office:value="42.932650821" calcext:value-type="float">
            <text:p>42.932650821</text:p>
          </table:table-cell>
          <table:table-cell office:value-type="float" office:value="0.321700977" calcext:value-type="float">
            <text:p>0.321700977</text:p>
          </table:table-cell>
          <table:table-cell office:value-type="float" office:value="43.317327845" calcext:value-type="float">
            <text:p>43.317327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5-3.pddl <text:s text:c="7"/></text:p>
          </table:table-cell>
          <table:table-cell office:value-type="float" office:value="0.661646075" calcext:value-type="float">
            <text:p>0.661646075</text:p>
          </table:table-cell>
          <table:table-cell office:value-type="float" office:value="0.783048363" calcext:value-type="float">
            <text:p>0.783048363</text:p>
          </table:table-cell>
          <table:table-cell office:value-type="float" office:value="1.455075518" calcext:value-type="float">
            <text:p>1.4550755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3.pddl <text:s text:c="7"/></text:p>
          </table:table-cell>
          <table:table-cell office:value-type="float" office:value="43.713456127" calcext:value-type="float">
            <text:p>43.713456127</text:p>
          </table:table-cell>
          <table:table-cell office:value-type="float" office:value="0.315555098" calcext:value-type="float">
            <text:p>0.315555098</text:p>
          </table:table-cell>
          <table:table-cell office:value-type="float" office:value="44.090858547" calcext:value-type="float">
            <text:p>44.090858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5-4.pddl <text:s text:c="7"/></text:p>
          </table:table-cell>
          <table:table-cell office:value-type="float" office:value="0.668485563" calcext:value-type="float">
            <text:p>0.668485563</text:p>
          </table:table-cell>
          <table:table-cell office:value-type="float" office:value="0.861156721" calcext:value-type="float">
            <text:p>0.861156721</text:p>
          </table:table-cell>
          <table:table-cell office:value-type="float" office:value="1.540330617" calcext:value-type="float">
            <text:p>1.540330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4.pddl <text:s text:c="7"/></text:p>
          </table:table-cell>
          <table:table-cell office:value-type="float" office:value="42.764805497" calcext:value-type="float">
            <text:p>42.764805497</text:p>
          </table:table-cell>
          <table:table-cell office:value-type="float" office:value="0.317380489" calcext:value-type="float">
            <text:p>0.317380489</text:p>
          </table:table-cell>
          <table:table-cell office:value-type="float" office:value="43.152577244" calcext:value-type="float">
            <text:p>43.152577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5-5.pddl <text:s text:c="7"/></text:p>
          </table:table-cell>
          <table:table-cell office:value-type="float" office:value="0.64206025" calcext:value-type="float">
            <text:p>0.64206025</text:p>
          </table:table-cell>
          <table:table-cell office:value-type="float" office:value="0.841108364" calcext:value-type="float">
            <text:p>0.841108364</text:p>
          </table:table-cell>
          <table:table-cell office:value-type="float" office:value="1.493564576" calcext:value-type="float">
            <text:p>1.4935645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5-5.pddl <text:s text:c="7"/></text:p>
          </table:table-cell>
          <table:table-cell office:value-type="float" office:value="43.67988772" calcext:value-type="float">
            <text:p>43.67988772</text:p>
          </table:table-cell>
          <table:table-cell office:value-type="float" office:value="0.31456749" calcext:value-type="float">
            <text:p>0.31456749</text:p>
          </table:table-cell>
          <table:table-cell office:value-type="float" office:value="44.056695895" calcext:value-type="float">
            <text:p>44.056695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6-2.pddl <text:s text:c="7"/></text:p>
          </table:table-cell>
          <table:table-cell office:value-type="float" office:value="0.670239103" calcext:value-type="float">
            <text:p>0.670239103</text:p>
          </table:table-cell>
          <table:table-cell office:value-type="float" office:value="1.691166197" calcext:value-type="float">
            <text:p>1.691166197</text:p>
          </table:table-cell>
          <table:table-cell office:value-type="float" office:value="2.372098125" calcext:value-type="float">
            <text:p>2.372098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6-2.pddl <text:s text:c="7"/></text:p>
          </table:table-cell>
          <table:table-cell office:value-type="float" office:value="87.528032174" calcext:value-type="float">
            <text:p>87.528032174</text:p>
          </table:table-cell>
          <table:table-cell office:value-type="float" office:value="0.543493003" calcext:value-type="float">
            <text:p>0.543493003</text:p>
          </table:table-cell>
          <table:table-cell office:value-type="float" office:value="88.179472036" calcext:value-type="float">
            <text:p>88.179472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6-3.pddl <text:s text:c="7"/></text:p>
          </table:table-cell>
          <table:table-cell office:value-type="float" office:value="0.679247336" calcext:value-type="float">
            <text:p>0.679247336</text:p>
          </table:table-cell>
          <table:table-cell office:value-type="float" office:value="1.671367672" calcext:value-type="float">
            <text:p>1.671367672</text:p>
          </table:table-cell>
          <table:table-cell office:value-type="float" office:value="2.361270442" calcext:value-type="float">
            <text:p>2.36127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6-3.pddl <text:s text:c="7"/></text:p>
          </table:table-cell>
          <table:table-cell office:value-type="float" office:value="88.547878365" calcext:value-type="float">
            <text:p>88.547878365</text:p>
          </table:table-cell>
          <table:table-cell office:value-type="float" office:value="0.540075915" calcext:value-type="float">
            <text:p>0.540075915</text:p>
          </table:table-cell>
          <table:table-cell office:value-type="float" office:value="89.198968282" calcext:value-type="float">
            <text:p>89.198968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6-4.pddl <text:s text:c="7"/></text:p>
          </table:table-cell>
          <table:table-cell office:value-type="float" office:value="0.6582043" calcext:value-type="float">
            <text:p>0.6582043</text:p>
          </table:table-cell>
          <table:table-cell office:value-type="float" office:value="1.775495923" calcext:value-type="float">
            <text:p>1.775495923</text:p>
          </table:table-cell>
          <table:table-cell office:value-type="float" office:value="2.444015635" calcext:value-type="float">
            <text:p>2.4440156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6-4.pddl <text:s text:c="7"/></text:p>
          </table:table-cell>
          <table:table-cell office:value-type="float" office:value="90.102075028" calcext:value-type="float">
            <text:p>90.102075028</text:p>
          </table:table-cell>
          <table:table-cell office:value-type="float" office:value="0.572258206" calcext:value-type="float">
            <text:p>0.572258206</text:p>
          </table:table-cell>
          <table:table-cell office:value-type="float" office:value="90.792632355" calcext:value-type="float">
            <text:p>90.792632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6-5.pddl <text:s text:c="7"/></text:p>
          </table:table-cell>
          <table:table-cell office:value-type="float" office:value="0.637590989" calcext:value-type="float">
            <text:p>0.637590989</text:p>
          </table:table-cell>
          <table:table-cell office:value-type="float" office:value="1.767934815" calcext:value-type="float">
            <text:p>1.767934815</text:p>
          </table:table-cell>
          <table:table-cell office:value-type="float" office:value="2.41591254" calcext:value-type="float">
            <text:p>2.415912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6-5.pddl <text:s text:c="7"/></text:p>
          </table:table-cell>
          <table:table-cell office:value-type="float" office:value="88.364072869" calcext:value-type="float">
            <text:p>88.364072869</text:p>
          </table:table-cell>
          <table:table-cell office:value-type="float" office:value="0.540419146" calcext:value-type="float">
            <text:p>0.540419146</text:p>
          </table:table-cell>
          <table:table-cell office:value-type="float" office:value="89.009974455" calcext:value-type="float">
            <text:p>89.009974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6-6.pddl <text:s text:c="7"/></text:p>
          </table:table-cell>
          <table:table-cell office:value-type="float" office:value="0.701808541" calcext:value-type="float">
            <text:p>0.701808541</text:p>
          </table:table-cell>
          <table:table-cell office:value-type="float" office:value="170.816684736" calcext:value-type="float">
            <text:p>170.816684736</text:p>
          </table:table-cell>
          <table:table-cell office:value-type="float" office:value="171.529195419" calcext:value-type="float">
            <text:p>171.5291954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6-6.pddl <text:s text:c="7"/></text:p>
          </table:table-cell>
          <table:table-cell office:value-type="float" office:value="87.489723903" calcext:value-type="float">
            <text:p>87.489723903</text:p>
          </table:table-cell>
          <table:table-cell office:value-type="float" office:value="5.636742318" calcext:value-type="float">
            <text:p>5.636742318</text:p>
          </table:table-cell>
          <table:table-cell office:value-type="float" office:value="93.232149154" calcext:value-type="float">
            <text:p>93.232149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lem7-3.pddl <text:s text:c="7"/></text:p>
          </table:table-cell>
          <table:table-cell office:value-type="float" office:value="0.648857852" calcext:value-type="float">
            <text:p>0.648857852</text:p>
          </table:table-cell>
          <table:table-cell office:value-type="float" office:value="3.571776359" calcext:value-type="float">
            <text:p>3.571776359</text:p>
          </table:table-cell>
          <table:table-cell office:value-type="float" office:value="4.231807952" calcext:value-type="float">
            <text:p>4.2318079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3.pddl <text:s text:c="7"/></text:p>
          </table:table-cell>
          <table:table-cell office:value-type="float" office:value="167.599491312" calcext:value-type="float">
            <text:p>167.599491312</text:p>
          </table:table-cell>
          <table:table-cell office:value-type="float" office:value="0.915553925" calcext:value-type="float">
            <text:p>0.915553925</text:p>
          </table:table-cell>
          <table:table-cell office:value-type="float" office:value="168.692315812" calcext:value-type="float">
            <text:p>168.692315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7-4.pddl <text:s text:c="7"/></text:p>
          </table:table-cell>
          <table:table-cell office:value-type="float" office:value="0.662050916" calcext:value-type="float">
            <text:p>0.662050916</text:p>
          </table:table-cell>
          <table:table-cell office:value-type="float" office:value="3.601833676" calcext:value-type="float">
            <text:p>3.601833676</text:p>
          </table:table-cell>
          <table:table-cell office:value-type="float" office:value="4.274487203" calcext:value-type="float">
            <text:p>4.274487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4.pddl <text:s text:c="7"/></text:p>
          </table:table-cell>
          <table:table-cell office:value-type="float" office:value="167.812253999" calcext:value-type="float">
            <text:p>167.812253999</text:p>
          </table:table-cell>
          <table:table-cell office:value-type="float" office:value="0.907790151" calcext:value-type="float">
            <text:p>0.907790151</text:p>
          </table:table-cell>
          <table:table-cell office:value-type="float" office:value="168.89909319" calcext:value-type="float">
            <text:p>168.89909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7-5.pddl <text:s text:c="7"/></text:p>
          </table:table-cell>
          <table:table-cell office:value-type="float" office:value="0.656744827" calcext:value-type="float">
            <text:p>0.656744827</text:p>
          </table:table-cell>
          <table:table-cell office:value-type="float" office:value="3.558278303" calcext:value-type="float">
            <text:p>3.558278303</text:p>
          </table:table-cell>
          <table:table-cell office:value-type="float" office:value="4.225705912" calcext:value-type="float">
            <text:p>4.2257059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5.pddl <text:s text:c="7"/></text:p>
          </table:table-cell>
          <table:table-cell office:value-type="float" office:value="168.800780976" calcext:value-type="float">
            <text:p>168.800780976</text:p>
          </table:table-cell>
          <table:table-cell office:value-type="float" office:value="0.904446565" calcext:value-type="float">
            <text:p>0.904446565</text:p>
          </table:table-cell>
          <table:table-cell office:value-type="float" office:value="169.880794436" calcext:value-type="float">
            <text:p>169.880794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7-6.pddl <text:s text:c="7"/></text:p>
          </table:table-cell>
          <table:table-cell office:value-type="float" office:value="0.658239264" calcext:value-type="float">
            <text:p>0.658239264</text:p>
          </table:table-cell>
          <table:table-cell office:value-type="float" office:value="121.862530194" calcext:value-type="float">
            <text:p>121.862530194</text:p>
          </table:table-cell>
          <table:table-cell office:value-type="float" office:value="122.531483272" calcext:value-type="float">
            <text:p>122.5314832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7-6.pddl <text:s text:c="7"/></text:p>
          </table:table-cell>
          <table:table-cell office:value-type="float" office:value="168.129577013" calcext:value-type="float">
            <text:p>168.129577013</text:p>
          </table:table-cell>
          <table:table-cell office:value-type="float" office:value="6.505179291" calcext:value-type="float">
            <text:p>6.505179291</text:p>
          </table:table-cell>
          <table:table-cell office:value-type="float" office:value="174.813260458" calcext:value-type="float">
            <text:p>174.813260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lem7-7.pddl <text:s text:c="7"/></text:p>
          </table:table-cell>
          <table:table-cell office:value-type="float" office:value="0.66803345" calcext:value-type="float">
            <text:p>0.6680334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7-7.pddl <text:s text:c="7"/></text:p>
          </table:table-cell>
          <table:table-cell office:value-type="float" office:value="171.047281759" calcext:value-type="float">
            <text:p>171.047281759</text:p>
          </table:table-cell>
          <table:table-cell office:value-type="float" office:value="660.135391916" calcext:value-type="float">
            <text:p>660.135391916</text:p>
          </table:table-cell>
          <table:table-cell office:value-type="float" office:value="831.359295271" calcext:value-type="float">
            <text:p>831.359295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blem8-4.pddl <text:s text:c="7"/></text:p>
          </table:table-cell>
          <table:table-cell office:value-type="float" office:value="0.657246077" calcext:value-type="float">
            <text:p>0.657246077</text:p>
          </table:table-cell>
          <table:table-cell office:value-type="float" office:value="6.485142401" calcext:value-type="float">
            <text:p>6.485142401</text:p>
          </table:table-cell>
          <table:table-cell office:value-type="float" office:value="7.153377237" calcext:value-type="float">
            <text:p>7.1533772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8-4.pddl <text:s text:c="7"/></text:p>
          </table:table-cell>
          <table:table-cell office:value-type="float" office:value="303.129079379" calcext:value-type="float">
            <text:p>303.129079379</text:p>
          </table:table-cell>
          <table:table-cell office:value-type="float" office:value="1.640046442" calcext:value-type="float">
            <text:p>1.640046442</text:p>
          </table:table-cell>
          <table:table-cell office:value-type="float" office:value="305.053414025" calcext:value-type="float">
            <text:p>305.05341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8-5.pddl <text:s text:c="7"/></text:p>
          </table:table-cell>
          <table:table-cell office:value-type="float" office:value="0.656427578" calcext:value-type="float">
            <text:p>0.656427578</text:p>
          </table:table-cell>
          <table:table-cell office:value-type="float" office:value="6.938188377" calcext:value-type="float">
            <text:p>6.938188377</text:p>
          </table:table-cell>
          <table:table-cell office:value-type="float" office:value="7.605662925" calcext:value-type="float">
            <text:p>7.605662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8-5.pddl <text:s text:c="7"/></text:p>
          </table:table-cell>
          <table:table-cell office:value-type="float" office:value="304.829093125" calcext:value-type="float">
            <text:p>304.829093125</text:p>
          </table:table-cell>
          <table:table-cell office:value-type="float" office:value="1.594816648" calcext:value-type="float">
            <text:p>1.594816648</text:p>
          </table:table-cell>
          <table:table-cell office:value-type="float" office:value="306.703341279" calcext:value-type="float">
            <text:p>306.70334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8-6.pddl <text:s text:c="7"/></text:p>
          </table:table-cell>
          <table:table-cell office:value-type="float" office:value="0.660582901" calcext:value-type="float">
            <text:p>0.660582901</text:p>
          </table:table-cell>
          <table:table-cell office:value-type="float" office:value="25.376697267" calcext:value-type="float">
            <text:p>25.376697267</text:p>
          </table:table-cell>
          <table:table-cell office:value-type="float" office:value="26.04842192" calcext:value-type="float">
            <text:p>26.048421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8-6.pddl <text:s text:c="7"/></text:p>
          </table:table-cell>
          <table:table-cell office:value-type="float" office:value="310.117099133" calcext:value-type="float">
            <text:p>310.117099133</text:p>
          </table:table-cell>
          <table:table-cell office:value-type="float" office:value="10.904824851" calcext:value-type="float">
            <text:p>10.904824851</text:p>
          </table:table-cell>
          <table:table-cell office:value-type="float" office:value="321.306978219" calcext:value-type="float">
            <text:p>321.306978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8-7.pddl <text:s text:c="7"/></text:p>
          </table:table-cell>
          <table:table-cell office:value-type="float" office:value="0.658562414" calcext:value-type="float">
            <text:p>0.658562414</text:p>
          </table:table-cell>
          <table:table-cell office:value-type="float" office:value="963.495813009" calcext:value-type="float">
            <text:p>963.495813009</text:p>
          </table:table-cell>
          <table:table-cell office:value-type="float" office:value="964.165680084" calcext:value-type="float">
            <text:p>964.1656800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8-7.pddl <text:s text:c="7"/></text:p>
          </table:table-cell>
          <table:table-cell office:value-type="float" office:value="306.014594148" calcext:value-type="float">
            <text:p>306.014594148</text:p>
          </table:table-cell>
          <table:table-cell office:value-type="float" office:value="40.099889024" calcext:value-type="float">
            <text:p>40.099889024</text:p>
          </table:table-cell>
          <table:table-cell office:value-type="float" office:value="346.408123242" calcext:value-type="float">
            <text:p>346.408123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lem8-8.pddl <text:s text:c="7"/></text:p>
          </table:table-cell>
          <table:table-cell office:value-type="float" office:value="0.678834594" calcext:value-type="float">
            <text:p>0.67883459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8-8.pddl <text:s text:c="7"/></text:p>
          </table:table-cell>
          <table:table-cell office:value-type="float" office:value="308.693991996" calcext:value-type="float">
            <text:p>308.693991996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9-5.pddl <text:s text:c="7"/></text:p>
          </table:table-cell>
          <table:table-cell office:value-type="float" office:value="0.667412813" calcext:value-type="float">
            <text:p>0.667412813</text:p>
          </table:table-cell>
          <table:table-cell office:value-type="float" office:value="10.274862282" calcext:value-type="float">
            <text:p>10.274862282</text:p>
          </table:table-cell>
          <table:table-cell office:value-type="float" office:value="10.953492688" calcext:value-type="float">
            <text:p>10.953492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9-5.pddl <text:s text:c="7"/></text:p>
          </table:table-cell>
          <table:table-cell office:value-type="float" office:value="529.301842775" calcext:value-type="float">
            <text:p>529.301842775</text:p>
          </table:table-cell>
          <table:table-cell office:value-type="float" office:value="2.583870489" calcext:value-type="float">
            <text:p>2.583870489</text:p>
          </table:table-cell>
          <table:table-cell office:value-type="float" office:value="532.31969813" calcext:value-type="float">
            <text:p>532.31969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9-6.pddl <text:s text:c="7"/></text:p>
          </table:table-cell>
          <table:table-cell office:value-type="float" office:value="0.649534923" calcext:value-type="float">
            <text:p>0.649534923</text:p>
          </table:table-cell>
          <table:table-cell office:value-type="float" office:value="31.694880083" calcext:value-type="float">
            <text:p>31.694880083</text:p>
          </table:table-cell>
          <table:table-cell office:value-type="float" office:value="32.355702637" calcext:value-type="float">
            <text:p>32.3557026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9-6.pddl <text:s text:c="7"/></text:p>
          </table:table-cell>
          <table:table-cell office:value-type="float" office:value="530.512218615" calcext:value-type="float">
            <text:p>530.512218615</text:p>
          </table:table-cell>
          <table:table-cell office:value-type="float" office:value="3.686413284" calcext:value-type="float">
            <text:p>3.686413284</text:p>
          </table:table-cell>
          <table:table-cell office:value-type="float" office:value="534.630237123" calcext:value-type="float">
            <text:p>534.630237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9-7.pddl <text:s text:c="7"/></text:p>
          </table:table-cell>
          <table:table-cell office:value-type="float" office:value="0.681356276" calcext:value-type="float">
            <text:p>0.681356276</text:p>
          </table:table-cell>
          <table:table-cell office:value-type="float" office:value="187.773349046" calcext:value-type="float">
            <text:p>187.773349046</text:p>
          </table:table-cell>
          <table:table-cell office:value-type="float" office:value="188.466486021" calcext:value-type="float">
            <text:p>188.4664860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9-7.pddl <text:s text:c="7"/></text:p>
          </table:table-cell>
          <table:table-cell office:value-type="float" office:value="530.381583094" calcext:value-type="float">
            <text:p>530.381583094</text:p>
          </table:table-cell>
          <table:table-cell office:value-type="float" office:value="36.619286343" calcext:value-type="float">
            <text:p>36.619286343</text:p>
          </table:table-cell>
          <table:table-cell office:value-type="float" office:value="567.440620547" calcext:value-type="float">
            <text:p>567.440620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9-8.pddl <text:s text:c="7"/></text:p>
          </table:table-cell>
          <table:table-cell office:value-type="float" office:value="0.706476505" calcext:value-type="float">
            <text:p>0.70647650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9-8.pddl <text:s text:c="7"/></text:p>
          </table:table-cell>
          <table:table-cell office:value-type="float" office:value="525.78578173" calcext:value-type="float">
            <text:p>525.78578173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9-9.pddl <text:s text:c="7"/></text:p>
          </table:table-cell>
          <table:table-cell office:value-type="float" office:value="0.709553259" calcext:value-type="float">
            <text:p>0.70955325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9-9.pddl <text:s text:c="7"/></text:p>
          </table:table-cell>
          <table:table-cell office:value-type="float" office:value="530.895652532" calcext:value-type="float">
            <text:p>530.895652532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10-6.pddl <text:s text:c="6"/></text:p>
          </table:table-cell>
          <table:table-cell office:value-type="float" office:value="0.663136487" calcext:value-type="float">
            <text:p>0.663136487</text:p>
          </table:table-cell>
          <table:table-cell office:value-type="float" office:value="55.800980424" calcext:value-type="float">
            <text:p>55.800980424</text:p>
          </table:table-cell>
          <table:table-cell office:value-type="float" office:value="56.476007281" calcext:value-type="float">
            <text:p>56.47600728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10-6.pddl <text:s text:c="6"/></text:p>
          </table:table-cell>
          <table:table-cell office:value-type="float" office:value="872.027655572" calcext:value-type="float">
            <text:p>872.027655572</text:p>
          </table:table-cell>
          <table:table-cell office:value-type="float" office:value="11.135362639" calcext:value-type="float">
            <text:p>11.135362639</text:p>
          </table:table-cell>
          <table:table-cell office:value-type="float" office:value="883.801907555" calcext:value-type="float">
            <text:p>883.801907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10-7.pddl <text:s text:c="6"/></text:p>
          </table:table-cell>
          <table:table-cell office:value-type="float" office:value="0.640994099" calcext:value-type="float">
            <text:p>0.640994099</text:p>
          </table:table-cell>
          <table:table-cell office:value-type="float" office:value="41.135424392" calcext:value-type="float">
            <text:p>41.135424392</text:p>
          </table:table-cell>
          <table:table-cell office:value-type="float" office:value="41.788391634" calcext:value-type="float">
            <text:p>41.7883916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10-7.pddl <text:s text:c="6"/></text:p>
          </table:table-cell>
          <table:table-cell office:value-type="float" office:value="869.781209184" calcext:value-type="float">
            <text:p>869.781209184</text:p>
          </table:table-cell>
          <table:table-cell office:value-type="float" office:value="4.334497725" calcext:value-type="float">
            <text:p>4.334497725</text:p>
          </table:table-cell>
          <table:table-cell office:value-type="float" office:value="874.75647821" calcext:value-type="float">
            <text:p>874.75647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lem10-8.pddl <text:s text:c="6"/></text:p>
          </table:table-cell>
          <table:table-cell office:value-type="float" office:value="0.699891959" calcext:value-type="float">
            <text:p>0.699891959</text:p>
          </table:table-cell>
          <table:table-cell office:value-type="float" office:value="478.117035655" calcext:value-type="float">
            <text:p>478.117035655</text:p>
          </table:table-cell>
          <table:table-cell office:value-type="float" office:value="478.82842167" calcext:value-type="float">
            <text:p>478.828421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10-8.pddl <text:s text:c="6"/></text:p>
          </table:table-cell>
          <table:table-cell office:value-type="float" office:value="868.03228744" calcext:value-type="float">
            <text:p>868.03228744</text:p>
          </table:table-cell>
          <table:table-cell office:value-type="float" office:value="37.991025916" calcext:value-type="float">
            <text:p>37.991025916</text:p>
          </table:table-cell>
          <table:table-cell office:value-type="float" office:value="906.657048249" calcext:value-type="float">
            <text:p>906.657048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lem10-9.pddl <text:s text:c="6"/></text:p>
          </table:table-cell>
          <table:table-cell office:value-type="float" office:value="0.724761164" calcext:value-type="float">
            <text:p>0.72476116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10-9.pddl <text:s text:c="6"/></text:p>
          </table:table-cell>
          <table:table-cell office:value-type="float" office:value="869.496299133" calcext:value-type="float">
            <text:p>869.496299133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roblem10-10.pddl <text:s text:c="5"/></text:p>
          </table:table-cell>
          <table:table-cell office:value-type="float" office:value="0.772465325" calcext:value-type="float">
            <text:p>0.77246532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10-10.pddl <text:s text:c="5"/></text:p>
          </table:table-cell>
          <table:table-cell office:value-type="float" office:value="873.610413179" calcext:value-type="float">
            <text:p>873.61041317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ipesProblemA-4.pddl <text:s text:c="2"/></text:p>
          </table:table-cell>
          <table:table-cell office:value-type="float" office:value="1.049079732" calcext:value-type="float">
            <text:p>1.049079732</text:p>
          </table:table-cell>
          <table:table-cell office:value-type="float" office:value="0.208726408" calcext:value-type="float">
            <text:p>0.208726408</text:p>
          </table:table-cell>
          <table:table-cell office:value-type="float" office:value="1.269794599" calcext:value-type="float">
            <text:p>1.269794599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A-4.pddl <text:s text:c="2"/></text:p>
          </table:table-cell>
          <table:table-cell office:value-type="float" office:value="6.231956722" calcext:value-type="float">
            <text:p>6.231956722</text:p>
          </table:table-cell>
          <table:table-cell office:value-type="float" office:value="0.114514726" calcext:value-type="float">
            <text:p>0.114514726</text:p>
          </table:table-cell>
          <table:table-cell office:value-type="float" office:value="6.374819938" calcext:value-type="float">
            <text:p>6.374819938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A-5.pddl <text:s text:c="2"/></text:p>
          </table:table-cell>
          <table:table-cell office:value-type="float" office:value="0.70504088" calcext:value-type="float">
            <text:p>0.70504088</text:p>
          </table:table-cell>
          <table:table-cell office:value-type="float" office:value="9.24781027" calcext:value-type="float">
            <text:p>9.24781027</text:p>
          </table:table-cell>
          <table:table-cell office:value-type="float" office:value="9.965829068" calcext:value-type="float">
            <text:p>9.96582906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ipesProblemA-5.pddl <text:s text:c="2"/></text:p>
          </table:table-cell>
          <table:table-cell office:value-type="float" office:value="11.257477336" calcext:value-type="float">
            <text:p>11.257477336</text:p>
          </table:table-cell>
          <table:table-cell office:value-type="float" office:value="0.350403019" calcext:value-type="float">
            <text:p>0.350403019</text:p>
          </table:table-cell>
          <table:table-cell office:value-type="float" office:value="11.630555475" calcext:value-type="float">
            <text:p>11.6305554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ipesProblemA-6.pddl <text:s text:c="2"/></text:p>
          </table:table-cell>
          <table:table-cell office:value-type="float" office:value="0.674040697" calcext:value-type="float">
            <text:p>0.674040697</text:p>
          </table:table-cell>
          <table:table-cell office:value-type="float" office:value="41.105969177" calcext:value-type="float">
            <text:p>41.105969177</text:p>
          </table:table-cell>
          <table:table-cell office:value-type="float" office:value="41.792195688" calcext:value-type="float">
            <text:p>41.79219568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ipesProblemA-6.pddl <text:s text:c="2"/></text:p>
          </table:table-cell>
          <table:table-cell office:value-type="float" office:value="16.944843436" calcext:value-type="float">
            <text:p>16.944843436</text:p>
          </table:table-cell>
          <table:table-cell office:value-type="float" office:value="2.456396696" calcext:value-type="float">
            <text:p>2.456396696</text:p>
          </table:table-cell>
          <table:table-cell office:value-type="float" office:value="19.426063684" calcext:value-type="float">
            <text:p>19.4260636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7.pddl <text:s text:c="2"/></text:p>
          </table:table-cell>
          <table:table-cell office:value-type="float" office:value="0.687075637" calcext:value-type="float">
            <text:p>0.687075637</text:p>
          </table:table-cell>
          <table:table-cell office:value-type="float" office:value="180.304434092" calcext:value-type="float">
            <text:p>180.304434092</text:p>
          </table:table-cell>
          <table:table-cell office:value-type="float" office:value="181.003757891" calcext:value-type="float">
            <text:p>181.00375789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ipesProblemA-7.pddl <text:s text:c="2"/></text:p>
          </table:table-cell>
          <table:table-cell office:value-type="float" office:value="19.240430797" calcext:value-type="float">
            <text:p>19.240430797</text:p>
          </table:table-cell>
          <table:table-cell office:value-type="float" office:value="4.660577394" calcext:value-type="float">
            <text:p>4.660577394</text:p>
          </table:table-cell>
          <table:table-cell office:value-type="float" office:value="23.927556098" calcext:value-type="float">
            <text:p>23.9275560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8.pddl <text:s text:c="2"/></text:p>
          </table:table-cell>
          <table:table-cell office:value-type="float" office:value="0.71630569" calcext:value-type="float">
            <text:p>0.7163056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8.pddl <text:s text:c="2"/></text:p>
          </table:table-cell>
          <table:table-cell office:value-type="float" office:value="29.955479506" calcext:value-type="float">
            <text:p>29.955479506</text:p>
          </table:table-cell>
          <table:table-cell office:value-type="float" office:value="32.142964704" calcext:value-type="float">
            <text:p>32.142964704</text:p>
          </table:table-cell>
          <table:table-cell office:value-type="float" office:value="62.128020537" calcext:value-type="float">
            <text:p>62.1280205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9.pddl <text:s text:c="2"/></text:p>
          </table:table-cell>
          <table:table-cell office:value-type="float" office:value="0.763645371" calcext:value-type="float">
            <text:p>0.76364537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9.pddl <text:s text:c="2"/></text:p>
          </table:table-cell>
          <table:table-cell office:value-type="float" office:value="52.16797042" calcext:value-type="float">
            <text:p>52.16797042</text:p>
          </table:table-cell>
          <table:table-cell office:value-type="float" office:value="79.485044079" calcext:value-type="float">
            <text:p>79.485044079</text:p>
          </table:table-cell>
          <table:table-cell office:value-type="float" office:value="131.685370592" calcext:value-type="float">
            <text:p>131.6853705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A-10.pddl <text:s/></text:p>
          </table:table-cell>
          <table:table-cell office:value-type="float" office:value="0.698645101" calcext:value-type="float">
            <text:p>0.69864510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10.pddl <text:s/></text:p>
          </table:table-cell>
          <table:table-cell office:value-type="float" office:value="83.291746373" calcext:value-type="float">
            <text:p>83.291746373</text:p>
          </table:table-cell>
          <table:table-cell office:value-type="float" office:value="111.203021967" calcext:value-type="float">
            <text:p>111.203021967</text:p>
          </table:table-cell>
          <table:table-cell office:value-type="float" office:value="194.531570681" calcext:value-type="float">
            <text:p>194.5315706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pesProblemB-4.pddl <text:s text:c="2"/></text:p>
          </table:table-cell>
          <table:table-cell office:value-type="float" office:value="0.770899635" calcext:value-type="float">
            <text:p>0.770899635</text:p>
          </table:table-cell>
          <table:table-cell office:value-type="float" office:value="0.204045063" calcext:value-type="float">
            <text:p>0.204045063</text:p>
          </table:table-cell>
          <table:table-cell office:value-type="float" office:value="0.987072832" calcext:value-type="float">
            <text:p>0.98707283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ipesProblemB-4.pddl <text:s text:c="2"/></text:p>
          </table:table-cell>
          <table:table-cell office:value-type="float" office:value="6.830048174" calcext:value-type="float">
            <text:p>6.830048174</text:p>
          </table:table-cell>
          <table:table-cell office:value-type="float" office:value="0.138907444" calcext:value-type="float">
            <text:p>0.138907444</text:p>
          </table:table-cell>
          <table:table-cell office:value-type="float" office:value="6.991271135" calcext:value-type="float">
            <text:p>6.991271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pesProblemB-5.pddl <text:s text:c="2"/></text:p>
          </table:table-cell>
          <table:table-cell office:value-type="float" office:value="0.675929333" calcext:value-type="float">
            <text:p>0.675929333</text:p>
          </table:table-cell>
          <table:table-cell office:value-type="float" office:value="0.296033071" calcext:value-type="float">
            <text:p>0.296033071</text:p>
          </table:table-cell>
          <table:table-cell office:value-type="float" office:value="0.982991031" calcext:value-type="float">
            <text:p>0.9829910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ipesProblemB-5.pddl <text:s text:c="2"/></text:p>
          </table:table-cell>
          <table:table-cell office:value-type="float" office:value="9.065091636" calcext:value-type="float">
            <text:p>9.065091636</text:p>
          </table:table-cell>
          <table:table-cell office:value-type="float" office:value="0.125694291" calcext:value-type="float">
            <text:p>0.125694291</text:p>
          </table:table-cell>
          <table:table-cell office:value-type="float" office:value="9.212676411" calcext:value-type="float">
            <text:p>9.2126764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pesProblemB-6.pddl <text:s text:c="2"/></text:p>
          </table:table-cell>
          <table:table-cell office:value-type="float" office:value="0.682870566" calcext:value-type="float">
            <text:p>0.682870566</text:p>
          </table:table-cell>
          <table:table-cell office:value-type="float" office:value="0.512622812" calcext:value-type="float">
            <text:p>0.512622812</text:p>
          </table:table-cell>
          <table:table-cell office:value-type="float" office:value="1.207466922" calcext:value-type="float">
            <text:p>1.2074669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pesProblemB-6.pddl <text:s text:c="2"/></text:p>
          </table:table-cell>
          <table:table-cell office:value-type="float" office:value="11.615274037" calcext:value-type="float">
            <text:p>11.615274037</text:p>
          </table:table-cell>
          <table:table-cell office:value-type="float" office:value="0.155110804" calcext:value-type="float">
            <text:p>0.155110804</text:p>
          </table:table-cell>
          <table:table-cell office:value-type="float" office:value="11.794995052" calcext:value-type="float">
            <text:p>11.7949950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pesProblemB-7.pddl <text:s text:c="2"/></text:p>
          </table:table-cell>
          <table:table-cell office:value-type="float" office:value="0.710146665" calcext:value-type="float">
            <text:p>0.710146665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7.pddl <text:s text:c="2"/></text:p>
          </table:table-cell>
          <table:table-cell office:value-type="float" office:value="20.761957458" calcext:value-type="float">
            <text:p>20.761957458</text:p>
          </table:table-cell>
          <table:table-cell office:value-type="float" office:value="116.278710097" calcext:value-type="float">
            <text:p>116.278710097</text:p>
          </table:table-cell>
          <table:table-cell office:value-type="float" office:value="137.067781068" calcext:value-type="float">
            <text:p>137.0677810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pesProblemB-8.pddl <text:s text:c="2"/></text:p>
          </table:table-cell>
          <table:table-cell office:value-type="float" office:value="0.708625934" calcext:value-type="float">
            <text:p>0.70862593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8.pddl <text:s text:c="2"/></text:p>
          </table:table-cell>
          <table:table-cell office:value-type="float" office:value="26.780650412" calcext:value-type="float">
            <text:p>26.780650412</text:p>
          </table:table-cell>
          <table:table-cell office:value-type="float" office:value="969.751641305" calcext:value-type="float">
            <text:p>969.751641305</text:p>
          </table:table-cell>
          <table:table-cell office:value-type="float" office:value="996.563950303" calcext:value-type="float">
            <text:p>996.5639503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pesProblemB-9.pddl <text:s text:c="2"/></text:p>
          </table:table-cell>
          <table:table-cell office:value-type="float" office:value="0.726029764" calcext:value-type="float">
            <text:p>0.726029764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9.pddl <text:s text:c="2"/></text:p>
          </table:table-cell>
          <table:table-cell office:value-type="float" office:value="83.570796276" calcext:value-type="float">
            <text:p>83.570796276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ipesProblemB-10.pddl <text:s/></text:p>
          </table:table-cell>
          <table:table-cell office:value-type="float" office:value="0.737849761" calcext:value-type="float">
            <text:p>0.737849761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10.pddl <text:s/></text:p>
          </table:table-cell>
          <table:table-cell office:value-type="float" office:value="108.486202409" calcext:value-type="float">
            <text:p>108.486202409</text:p>
          </table:table-cell>
          <table:table-cell office:value-type="string" calcext:value-type="string">
            <text:p>&gt;1200 <text:s text:c="9"/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 <text:s text:c="10"/></text:p>
          </table:table-cell>
        </table:table-row>
        <table:table-row table:style-name="ro1">
          <table:table-cell office:value-type="string" calcext:value-type="string">
            <text:p>pipesProblemC-4.pddl <text:s text:c="2"/></text:p>
          </table:table-cell>
          <table:table-cell office:value-type="float" office:value="0.726995501" calcext:value-type="float">
            <text:p>0.726995501</text:p>
          </table:table-cell>
          <table:table-cell office:value-type="float" office:value="0.190538928" calcext:value-type="float">
            <text:p>0.190538928</text:p>
          </table:table-cell>
          <table:table-cell office:value-type="float" office:value="0.928812078" calcext:value-type="float">
            <text:p>0.9288120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ipesProblemC-4.pddl <text:s text:c="2"/></text:p>
          </table:table-cell>
          <table:table-cell office:value-type="float" office:value="5.756910427" calcext:value-type="float">
            <text:p>5.756910427</text:p>
          </table:table-cell>
          <table:table-cell office:value-type="float" office:value="0.114695661" calcext:value-type="float">
            <text:p>0.114695661</text:p>
          </table:table-cell>
          <table:table-cell office:value-type="float" office:value="5.892942479" calcext:value-type="float">
            <text:p>5.8929424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pesProblemC-5.pddl <text:s text:c="2"/></text:p>
          </table:table-cell>
          <table:table-cell office:value-type="float" office:value="0.67297154" calcext:value-type="float">
            <text:p>0.67297154</text:p>
          </table:table-cell>
          <table:table-cell office:value-type="float" office:value="0.317205602" calcext:value-type="float">
            <text:p>0.317205602</text:p>
          </table:table-cell>
          <table:table-cell office:value-type="float" office:value="1.001662554" calcext:value-type="float">
            <text:p>1.00166255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ipesProblemC-5.pddl <text:s text:c="2"/></text:p>
          </table:table-cell>
          <table:table-cell office:value-type="float" office:value="7.453318936" calcext:value-type="float">
            <text:p>7.453318936</text:p>
          </table:table-cell>
          <table:table-cell office:value-type="float" office:value="0.125417721" calcext:value-type="float">
            <text:p>0.125417721</text:p>
          </table:table-cell>
          <table:table-cell office:value-type="float" office:value="7.600401459" calcext:value-type="float">
            <text:p>7.6004014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ipesProblemC-6.pddl <text:s text:c="2"/></text:p>
          </table:table-cell>
          <table:table-cell office:value-type="float" office:value="0.690022871" calcext:value-type="float">
            <text:p>0.690022871</text:p>
          </table:table-cell>
          <table:table-cell office:value-type="float" office:value="1.818221311" calcext:value-type="float">
            <text:p>1.818221311</text:p>
          </table:table-cell>
          <table:table-cell office:value-type="float" office:value="2.519992989" calcext:value-type="float">
            <text:p>2.519992989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6.pddl <text:s text:c="2"/></text:p>
          </table:table-cell>
          <table:table-cell office:value-type="float" office:value="10.972769588" calcext:value-type="float">
            <text:p>10.972769588</text:p>
          </table:table-cell>
          <table:table-cell office:value-type="float" office:value="0.179568436" calcext:value-type="float">
            <text:p>0.179568436</text:p>
          </table:table-cell>
          <table:table-cell office:value-type="float" office:value="11.177080361" calcext:value-type="float">
            <text:p>11.177080361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7.pddl <text:s text:c="2"/></text:p>
          </table:table-cell>
          <table:table-cell office:value-type="float" office:value="0.760054664" calcext:value-type="float">
            <text:p>0.760054664</text:p>
          </table:table-cell>
          <table:table-cell office:value-type="float" office:value="10.302091557" calcext:value-type="float">
            <text:p>10.302091557</text:p>
          </table:table-cell>
          <table:table-cell office:value-type="float" office:value="11.074272446" calcext:value-type="float">
            <text:p>11.074272446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7.pddl <text:s text:c="2"/></text:p>
          </table:table-cell>
          <table:table-cell office:value-type="float" office:value="12.993756436" calcext:value-type="float">
            <text:p>12.993756436</text:p>
          </table:table-cell>
          <table:table-cell office:value-type="float" office:value="0.268151621" calcext:value-type="float">
            <text:p>0.268151621</text:p>
          </table:table-cell>
          <table:table-cell office:value-type="float" office:value="13.287397867" calcext:value-type="float">
            <text:p>13.287397867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8.pddl <text:s text:c="2"/></text:p>
          </table:table-cell>
          <table:table-cell office:value-type="float" office:value="0.691687224" calcext:value-type="float">
            <text:p>0.691687224</text:p>
          </table:table-cell>
          <table:table-cell office:value-type="float" office:value="35.174284907" calcext:value-type="float">
            <text:p>35.174284907</text:p>
          </table:table-cell>
          <table:table-cell office:value-type="float" office:value="35.877984082" calcext:value-type="float">
            <text:p>35.877984082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8.pddl <text:s text:c="2"/></text:p>
          </table:table-cell>
          <table:table-cell office:value-type="float" office:value="14.339480867" calcext:value-type="float">
            <text:p>14.339480867</text:p>
          </table:table-cell>
          <table:table-cell office:value-type="float" office:value="0.862768413" calcext:value-type="float">
            <text:p>0.862768413</text:p>
          </table:table-cell>
          <table:table-cell office:value-type="float" office:value="15.230539587" calcext:value-type="float">
            <text:p>15.230539587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9.pddl <text:s text:c="2"/></text:p>
          </table:table-cell>
          <table:table-cell office:value-type="float" office:value="0.699755685" calcext:value-type="float">
            <text:p>0.699755685</text:p>
          </table:table-cell>
          <table:table-cell office:value-type="float" office:value="113.218609258" calcext:value-type="float">
            <text:p>113.218609258</text:p>
          </table:table-cell>
          <table:table-cell office:value-type="float" office:value="113.93132212" calcext:value-type="float">
            <text:p>113.93132212</text:p>
          </table:table-cell>
          <table:table-cell office:value-type="string" calcext:value-type="string">
            <text:p>no plan <text:s text:c="4"/></text:p>
          </table:table-cell>
          <table:table-cell table:number-columns-repeated="2"/>
          <table:table-cell office:value-type="string" calcext:value-type="string">
            <text:p>pipesProblemC-9.pddl <text:s text:c="2"/></text:p>
          </table:table-cell>
          <table:table-cell office:value-type="float" office:value="20.280201906" calcext:value-type="float">
            <text:p>20.280201906</text:p>
          </table:table-cell>
          <table:table-cell office:value-type="float" office:value="2.074156376" calcext:value-type="float">
            <text:p>2.074156376</text:p>
          </table:table-cell>
          <table:table-cell office:value-type="float" office:value="22.391496985" calcext:value-type="float">
            <text:p>22.391496985</text:p>
          </table:table-cell>
          <table:table-cell office:value-type="string" calcext:value-type="string">
            <text:p>no plan <text:s text:c="4"/></text:p>
          </table:table-cell>
        </table:table-row>
        <table:table-row table:style-name="ro1">
          <table:table-cell office:value-type="string" calcext:value-type="string">
            <text:p>pipesProblemC-10.pddl <text:s/></text:p>
          </table:table-cell>
          <table:table-cell office:value-type="float" office:value="0.684654277" calcext:value-type="float">
            <text:p>0.684654277</text:p>
          </table:table-cell>
          <table:table-cell office:value-type="float" office:value="410.120556219" calcext:value-type="float">
            <text:p>410.120556219</text:p>
          </table:table-cell>
          <table:table-cell office:value-type="float" office:value="410.817687752" calcext:value-type="float">
            <text:p>410.81768775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pesProblemC-10.pddl <text:s/></text:p>
          </table:table-cell>
          <table:table-cell office:value-type="float" office:value="36.380601486" calcext:value-type="float">
            <text:p>36.380601486</text:p>
          </table:table-cell>
          <table:table-cell office:value-type="float" office:value="6.096587523" calcext:value-type="float">
            <text:p>6.096587523</text:p>
          </table:table-cell>
          <table:table-cell office:value-type="float" office:value="42.511188947" calcext:value-type="float">
            <text:p>42.511188947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plan-length" table:style-name="ta1">
        <table:shapes>
          <draw:frame draw:z-index="0" draw:style-name="gr1" draw:text-style-name="P1" svg:width="12.2311in" svg:height="6.8795in" svg:x="18.6957in" svg:y="0.4055in">
            <draw:object draw:notify-on-update-of-ranges="'plan-length'.J3:'plan-length'.J3 'plan-length'.J4:'plan-length'.J224 'plan-length'.K3:'plan-length'.K3 'plan-length'.K4:'plan-length'.K2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4"/>
          <table:table-cell office:value-type="string" calcext:value-type="string">
            <text:p>OM</text:p>
          </table:table-cell>
          <table:table-cell table:number-columns-repeated="3"/>
          <table:table-cell office:value-type="string" calcext:value-type="string">
            <text:p>plan length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levatorProblem15.pddl </text:p>
          </table:table-cell>
          <table:table-cell office:value-type="float" office:value="1.181657265" calcext:value-type="float">
            <text:p>1.18165726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elevatorProblem15.pddl </text:p>
          </table:table-cell>
          <table:table-cell office:value-type="float" office:value="44.204553487" calcext:value-type="float">
            <text:p>44.20455348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C5]" office:value-type="float" office:value="25" calcext:value-type="float">
            <text:p>25</text:p>
          </table:table-cell>
          <table:table-cell table:formula="of:=[.G5]/[.B5]" office:value-type="float" office:value="37.4089465670911" calcext:value-type="float">
            <text:p>37.4089465670911</text:p>
          </table:table-cell>
        </table:table-row>
        <table:table-row table:style-name="ro1">
          <table:table-cell office:value-type="string" calcext:value-type="string">
            <text:p>elevatorProblem16.pddl </text:p>
          </table:table-cell>
          <table:table-cell office:value-type="float" office:value="0.834254403" calcext:value-type="float">
            <text:p>0.8342544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elevatorProblem16.pddl </text:p>
          </table:table-cell>
          <table:table-cell office:value-type="float" office:value="66.839629303" calcext:value-type="float">
            <text:p>66.83962930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C6]" office:value-type="float" office:value="29" calcext:value-type="float">
            <text:p>29</text:p>
          </table:table-cell>
          <table:table-cell table:formula="of:=[.G6]/[.B6]" office:value-type="float" office:value="80.1190009458062" calcext:value-type="float">
            <text:p>80.1190009458062</text:p>
          </table:table-cell>
        </table:table-row>
        <table:table-row table:style-name="ro1">
          <table:table-cell office:value-type="string" calcext:value-type="string">
            <text:p>elevatorProblem17.pddl </text:p>
          </table:table-cell>
          <table:table-cell office:value-type="float" office:value="0.849934438" calcext:value-type="float">
            <text:p>0.84993443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levatorProblem17.pddl </text:p>
          </table:table-cell>
          <table:table-cell office:value-type="float" office:value="388.440446184" calcext:value-type="float">
            <text:p>388.44044618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7]" office:value-type="float" office:value="22" calcext:value-type="float">
            <text:p>22</text:p>
          </table:table-cell>
          <table:table-cell table:formula="of:=[.G7]/[.B7]" office:value-type="float" office:value="457.024011284974" calcext:value-type="float">
            <text:p>457.024011284974</text:p>
          </table:table-cell>
        </table:table-row>
        <table:table-row table:style-name="ro1">
          <table:table-cell office:value-type="string" calcext:value-type="string">
            <text:p>elevatorProblem18.pddl </text:p>
          </table:table-cell>
          <table:table-cell office:value-type="float" office:value="0.946936771" calcext:value-type="float">
            <text:p>0.94693677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elevatorProblem18.pddl </text:p>
          </table:table-cell>
          <table:table-cell office:value-type="float" office:value="56.245188482" calcext:value-type="float">
            <text:p>56.24518848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8]" office:value-type="float" office:value="34" calcext:value-type="float">
            <text:p>34</text:p>
          </table:table-cell>
          <table:table-cell table:formula="of:=[.G8]/[.B8]" office:value-type="float" office:value="59.3969842596809" calcext:value-type="float">
            <text:p>59.3969842596809</text:p>
          </table:table-cell>
        </table:table-row>
        <table:table-row table:style-name="ro1">
          <table:table-cell office:value-type="string" calcext:value-type="string">
            <text:p>elevatorProblem19.pddl </text:p>
          </table:table-cell>
          <table:table-cell office:value-type="float" office:value="0.963835624" calcext:value-type="float">
            <text:p>0.96383562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elevatorProblem19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]" office:value-type="float" office:value="33" calcext:value-type="float">
            <text:p>33</text:p>
          </table:table-cell>
          <table:table-cell table:formula="of:=[.G9]/[.B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20.pddl </text:p>
          </table:table-cell>
          <table:table-cell office:value-type="float" office:value="1.102491962" calcext:value-type="float">
            <text:p>1.10249196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elevatorProblem20.pddl </text:p>
          </table:table-cell>
          <table:table-cell office:value-type="float" office:value="256.283169351" calcext:value-type="float">
            <text:p>256.28316935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C10]" office:value-type="float" office:value="39" calcext:value-type="float">
            <text:p>39</text:p>
          </table:table-cell>
          <table:table-cell table:formula="of:=[.G10]/[.B10]" office:value-type="float" office:value="232.458084216853" calcext:value-type="float">
            <text:p>232.458084216853</text:p>
          </table:table-cell>
        </table:table-row>
        <table:table-row table:style-name="ro1">
          <table:table-cell office:value-type="string" calcext:value-type="string">
            <text:p>elevatorProblem21.pddl </text:p>
          </table:table-cell>
          <table:table-cell office:value-type="float" office:value="1.104276337" calcext:value-type="float">
            <text:p>1.1042763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elevatorProblem21.pddl </text:p>
          </table:table-cell>
          <table:table-cell office:value-type="float" office:value="210.801234535" calcext:value-type="float">
            <text:p>210.80123453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C11]" office:value-type="float" office:value="38" calcext:value-type="float">
            <text:p>38</text:p>
          </table:table-cell>
          <table:table-cell table:formula="of:=[.G11]/[.B11]" office:value-type="float" office:value="190.895365110952" calcext:value-type="float">
            <text:p>190.895365110952</text:p>
          </table:table-cell>
        </table:table-row>
        <table:table-row table:style-name="ro1">
          <table:table-cell office:value-type="string" calcext:value-type="string">
            <text:p>elevatorProblem22.pddl </text:p>
          </table:table-cell>
          <table:table-cell office:value-type="float" office:value="2.35610888" calcext:value-type="float">
            <text:p>2.3561088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levatorProblem22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]" office:value-type="float" office:value="40" calcext:value-type="float">
            <text:p>40</text:p>
          </table:table-cell>
          <table:table-cell table:formula="of:=[.G12]/[.B1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23.pddl </text:p>
          </table:table-cell>
          <table:table-cell office:value-type="float" office:value="1.816356181" calcext:value-type="float">
            <text:p>1.81635618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levatorProblem23.pddl </text:p>
          </table:table-cell>
          <table:table-cell office:value-type="float" office:value="342.191600439" calcext:value-type="float">
            <text:p>342.19160043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13]" office:value-type="float" office:value="42" calcext:value-type="float">
            <text:p>42</text:p>
          </table:table-cell>
          <table:table-cell table:formula="of:=[.G13]/[.B13]" office:value-type="float" office:value="188.394547291163" calcext:value-type="float">
            <text:p>188.394547291163</text:p>
          </table:table-cell>
        </table:table-row>
        <table:table-row table:style-name="ro1">
          <table:table-cell office:value-type="string" calcext:value-type="string">
            <text:p>elevatorProblem24.pddl </text:p>
          </table:table-cell>
          <table:table-cell office:value-type="float" office:value="1.924776871" calcext:value-type="float">
            <text:p>1.92477687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elevatorProblem24.pddl </text:p>
          </table:table-cell>
          <table:table-cell office:value-type="float" office:value="386.342691562" calcext:value-type="float">
            <text:p>386.34269156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C14]" office:value-type="float" office:value="43" calcext:value-type="float">
            <text:p>43</text:p>
          </table:table-cell>
          <table:table-cell table:formula="of:=[.G14]/[.B14]" office:value-type="float" office:value="200.720767888945" calcext:value-type="float">
            <text:p>200.720767888945</text:p>
          </table:table-cell>
        </table:table-row>
        <table:table-row table:style-name="ro1">
          <table:table-cell office:value-type="string" calcext:value-type="string">
            <text:p>elevatorProblem25.pddl </text:p>
          </table:table-cell>
          <table:table-cell office:value-type="float" office:value="3.612462029" calcext:value-type="float">
            <text:p>3.61246202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elevatorProblem25.pddl </text:p>
          </table:table-cell>
          <table:table-cell office:value-type="float" office:value="327.168481965" calcext:value-type="float">
            <text:p>327.168481965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C15]" office:value-type="float" office:value="48" calcext:value-type="float">
            <text:p>48</text:p>
          </table:table-cell>
          <table:table-cell table:formula="of:=[.G15]/[.B15]" office:value-type="float" office:value="90.5666216941709" calcext:value-type="float">
            <text:p>90.5666216941709</text:p>
          </table:table-cell>
        </table:table-row>
        <table:table-row table:style-name="ro1">
          <table:table-cell office:value-type="string" calcext:value-type="string">
            <text:p>elevatorProblem26.pddl </text:p>
          </table:table-cell>
          <table:table-cell office:value-type="float" office:value="7.324015209" calcext:value-type="float">
            <text:p>7.32401520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elevatorProblem26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]" office:value-type="float" office:value="45" calcext:value-type="float">
            <text:p>45</text:p>
          </table:table-cell>
          <table:table-cell table:formula="of:=[.G16]/[.B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27.pddl </text:p>
          </table:table-cell>
          <table:table-cell office:value-type="float" office:value="7.299872574" calcext:value-type="float">
            <text:p>7.29987257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elevatorProblem27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]" office:value-type="float" office:value="49" calcext:value-type="float">
            <text:p>49</text:p>
          </table:table-cell>
          <table:table-cell table:formula="of:=[.G17]/[.B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28.pddl </text:p>
          </table:table-cell>
          <table:table-cell office:value-type="float" office:value="13.042558301" calcext:value-type="float">
            <text:p>13.04255830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elevatorProblem28.pddl </text:p>
          </table:table-cell>
          <table:table-cell office:value-type="float" office:value="453.885444377" calcext:value-type="float">
            <text:p>453.88544437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C18]" office:value-type="float" office:value="51" calcext:value-type="float">
            <text:p>51</text:p>
          </table:table-cell>
          <table:table-cell table:formula="of:=[.G18]/[.B18]" office:value-type="float" office:value="34.8003385457131" calcext:value-type="float">
            <text:p>34.8003385457131</text:p>
          </table:table-cell>
        </table:table-row>
        <table:table-row table:style-name="ro1">
          <table:table-cell office:value-type="string" calcext:value-type="string">
            <text:p>elevatorProblem29.pddl </text:p>
          </table:table-cell>
          <table:table-cell office:value-type="float" office:value="15.963521375" calcext:value-type="float">
            <text:p>15.96352137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elevatorProblem29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]" office:value-type="float" office:value="54" calcext:value-type="float">
            <text:p>54</text:p>
          </table:table-cell>
          <table:table-cell table:formula="of:=[.G19]/[.B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30.pddl </text:p>
          </table:table-cell>
          <table:table-cell office:value-type="float" office:value="58.698970741" calcext:value-type="float">
            <text:p>58.69897074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elevatorProblem30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0]" office:value-type="float" office:value="55" calcext:value-type="float">
            <text:p>55</text:p>
          </table:table-cell>
          <table:table-cell table:formula="of:=[.G20]/[.B2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31.pddl </text:p>
          </table:table-cell>
          <table:table-cell office:value-type="float" office:value="49.993684191" calcext:value-type="float">
            <text:p>49.99368419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elevatorProblem31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1]" office:value-type="float" office:value="58" calcext:value-type="float">
            <text:p>58</text:p>
          </table:table-cell>
          <table:table-cell table:formula="of:=[.G21]/[.B2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32.pddl </text:p>
          </table:table-cell>
          <table:table-cell office:value-type="float" office:value="46.237805513" calcext:value-type="float">
            <text:p>46.23780551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elevatorProblem32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2]" office:value-type="float" office:value="57" calcext:value-type="float">
            <text:p>57</text:p>
          </table:table-cell>
          <table:table-cell table:formula="of:=[.G22]/[.B2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33.pddl </text:p>
          </table:table-cell>
          <table:table-cell office:value-type="float" office:value="176.209456373" calcext:value-type="float">
            <text:p>176.20945637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elevatorProblem33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3]" office:value-type="float" office:value="69" calcext:value-type="float">
            <text:p>69</text:p>
          </table:table-cell>
          <table:table-cell table:formula="of:=[.G23]/[.B2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elevatorProblem34.pddl </text:p>
          </table:table-cell>
          <table:table-cell office:value-type="float" office:value="203.539824717" calcext:value-type="float">
            <text:p>203.53982471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elevatorProblem34.pddl 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4]" office:value-type="float" office:value="66" calcext:value-type="float">
            <text:p>66</text:p>
          </table:table-cell>
          <table:table-cell table:formula="of:=[.G24]/[.B2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6.pddl <text:s text:c="6"/></text:p>
          </table:table-cell>
          <table:table-cell office:value-type="float" office:value="1.07603066" calcext:value-type="float">
            <text:p>1.076030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atsProblem6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5]" office:value-type="float" office:value="4" calcext:value-type="float">
            <text:p>4</text:p>
          </table:table-cell>
          <table:table-cell table:formula="of:=[.G25]/[.B2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7.pddl <text:s text:c="6"/></text:p>
          </table:table-cell>
          <table:table-cell office:value-type="float" office:value="1.039666392" calcext:value-type="float">
            <text:p>1.0396663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tsProblem7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6]" office:value-type="float" office:value="6" calcext:value-type="float">
            <text:p>6</text:p>
          </table:table-cell>
          <table:table-cell table:formula="of:=[.G26]/[.B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8.pddl <text:s text:c="6"/></text:p>
          </table:table-cell>
          <table:table-cell office:value-type="float" office:value="1.047053729" calcext:value-type="float">
            <text:p>1.047053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tsProblem8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7]" office:value-type="float" office:value="6" calcext:value-type="float">
            <text:p>6</text:p>
          </table:table-cell>
          <table:table-cell table:formula="of:=[.G27]/[.B2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9.pddl <text:s text:c="6"/></text:p>
          </table:table-cell>
          <table:table-cell office:value-type="float" office:value="0.802811712" calcext:value-type="float">
            <text:p>0.8028117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tsProblem9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8]" office:value-type="float" office:value="7" calcext:value-type="float">
            <text:p>7</text:p>
          </table:table-cell>
          <table:table-cell table:formula="of:=[.G28]/[.B2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0.pddl <text:s text:c="5"/></text:p>
          </table:table-cell>
          <table:table-cell office:value-type="float" office:value="1.014975633" calcext:value-type="float">
            <text:p>1.0149756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atsProblem1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9]" office:value-type="float" office:value="9" calcext:value-type="float">
            <text:p>9</text:p>
          </table:table-cell>
          <table:table-cell table:formula="of:=[.G29]/[.B2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1.pddl <text:s text:c="5"/></text:p>
          </table:table-cell>
          <table:table-cell office:value-type="float" office:value="0.793800941" calcext:value-type="float">
            <text:p>0.7938009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atsProblem11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0]" office:value-type="float" office:value="9" calcext:value-type="float">
            <text:p>9</text:p>
          </table:table-cell>
          <table:table-cell table:formula="of:=[.G30]/[.B3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2.pddl <text:s text:c="5"/></text:p>
          </table:table-cell>
          <table:table-cell office:value-type="float" office:value="1.010262592" calcext:value-type="float">
            <text:p>1.01026259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tsProblem12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1]" office:value-type="float" office:value="10" calcext:value-type="float">
            <text:p>10</text:p>
          </table:table-cell>
          <table:table-cell table:formula="of:=[.G31]/[.B3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3.pddl <text:s text:c="5"/></text:p>
          </table:table-cell>
          <table:table-cell office:value-type="float" office:value="1.013846476" calcext:value-type="float">
            <text:p>1.01384647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tsProblem13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2]" office:value-type="float" office:value="10" calcext:value-type="float">
            <text:p>10</text:p>
          </table:table-cell>
          <table:table-cell table:formula="of:=[.G32]/[.B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4.pddl <text:s text:c="5"/></text:p>
          </table:table-cell>
          <table:table-cell office:value-type="float" office:value="1.060883085" calcext:value-type="float">
            <text:p>1.0608830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tsProblem14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3]" office:value-type="float" office:value="12" calcext:value-type="float">
            <text:p>12</text:p>
          </table:table-cell>
          <table:table-cell table:formula="of:=[.G33]/[.B3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5.pddl <text:s text:c="5"/></text:p>
          </table:table-cell>
          <table:table-cell office:value-type="float" office:value="0.968925092" calcext:value-type="float">
            <text:p>0.96892509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tsProblem1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4]" office:value-type="float" office:value="13" calcext:value-type="float">
            <text:p>13</text:p>
          </table:table-cell>
          <table:table-cell table:formula="of:=[.G34]/[.B3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6.pddl <text:s text:c="5"/></text:p>
          </table:table-cell>
          <table:table-cell office:value-type="float" office:value="2.184025435" calcext:value-type="float">
            <text:p>2.1840254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atsProblem16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5]" office:value-type="float" office:value="13" calcext:value-type="float">
            <text:p>13</text:p>
          </table:table-cell>
          <table:table-cell table:formula="of:=[.G35]/[.B3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7.pddl <text:s text:c="5"/></text:p>
          </table:table-cell>
          <table:table-cell office:value-type="float" office:value="3.02387921" calcext:value-type="float">
            <text:p>3.023879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tsProblem17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6]" office:value-type="float" office:value="15" calcext:value-type="float">
            <text:p>15</text:p>
          </table:table-cell>
          <table:table-cell table:formula="of:=[.G36]/[.B3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8.pddl <text:s text:c="5"/></text:p>
          </table:table-cell>
          <table:table-cell office:value-type="float" office:value="1.627419465" calcext:value-type="float">
            <text:p>1.62741946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atsProblem18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7]" office:value-type="float" office:value="15" calcext:value-type="float">
            <text:p>15</text:p>
          </table:table-cell>
          <table:table-cell table:formula="of:=[.G37]/[.B3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19.pddl <text:s text:c="5"/></text:p>
          </table:table-cell>
          <table:table-cell office:value-type="float" office:value="2.613293891" calcext:value-type="float">
            <text:p>2.61329389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atsProblem19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8]" office:value-type="float" office:value="16" calcext:value-type="float">
            <text:p>16</text:p>
          </table:table-cell>
          <table:table-cell table:formula="of:=[.G38]/[.B3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20.pddl <text:s text:c="5"/></text:p>
          </table:table-cell>
          <table:table-cell office:value-type="float" office:value="9.291067164" calcext:value-type="float">
            <text:p>9.29106716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tsProblem2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39]" office:value-type="float" office:value="18" calcext:value-type="float">
            <text:p>18</text:p>
          </table:table-cell>
          <table:table-cell table:formula="of:=[.G39]/[.B3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21.pddl <text:s text:c="5"/></text:p>
          </table:table-cell>
          <table:table-cell office:value-type="float" office:value="10.322274671" calcext:value-type="float">
            <text:p>10.32227467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tsProblem21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40]" office:value-type="float" office:value="18" calcext:value-type="float">
            <text:p>18</text:p>
          </table:table-cell>
          <table:table-cell table:formula="of:=[.G40]/[.B4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22.pddl <text:s text:c="5"/></text:p>
          </table:table-cell>
          <table:table-cell office:value-type="float" office:value="18.822374676" calcext:value-type="float">
            <text:p>18.82237467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tsProblem22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41]" office:value-type="float" office:value="19" calcext:value-type="float">
            <text:p>19</text:p>
          </table:table-cell>
          <table:table-cell table:formula="of:=[.G41]/[.B4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23.pddl <text:s text:c="5"/></text:p>
          </table:table-cell>
          <table:table-cell office:value-type="float" office:value="21.331705071" calcext:value-type="float">
            <text:p>21.33170507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atsProblem23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42]" office:value-type="float" office:value="19" calcext:value-type="float">
            <text:p>19</text:p>
          </table:table-cell>
          <table:table-cell table:formula="of:=[.G42]/[.B4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24.pddl <text:s text:c="5"/></text:p>
          </table:table-cell>
          <table:table-cell office:value-type="float" office:value="93.970799788" calcext:value-type="float">
            <text:p>93.97079978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catsProblem24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43]" office:value-type="float" office:value="21" calcext:value-type="float">
            <text:p>21</text:p>
          </table:table-cell>
          <table:table-cell table:formula="of:=[.G43]/[.B4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atProblem25.pddl <text:s text:c="5"/></text:p>
          </table:table-cell>
          <table:table-cell office:value-type="float" office:value="204.915944629" calcext:value-type="float">
            <text:p>204.9159446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catsProblem2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44]" office:value-type="float" office:value="22" calcext:value-type="float">
            <text:p>22</text:p>
          </table:table-cell>
          <table:table-cell table:formula="of:=[.G44]/[.B4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5-5.pddl <text:s text:c="2"/></text:p>
          </table:table-cell>
          <table:table-cell office:value-type="float" office:value="1.096466926" calcext:value-type="float">
            <text:p>1.0964669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5-5.pddl <text:s text:c="2"/></text:p>
          </table:table-cell>
          <table:table-cell office:value-type="float" office:value="281.819032082" calcext:value-type="float">
            <text:p>281.81903208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45]" office:value-type="float" office:value="6" calcext:value-type="float">
            <text:p>6</text:p>
          </table:table-cell>
          <table:table-cell table:formula="of:=[.G45]/[.B45]" office:value-type="float" office:value="257.024653821615" calcext:value-type="float">
            <text:p>257.024653821615</text:p>
          </table:table-cell>
        </table:table-row>
        <table:table-row table:style-name="ro1">
          <table:table-cell office:value-type="string" calcext:value-type="string">
            <text:p>droneProblem5-6.pddl <text:s text:c="2"/></text:p>
          </table:table-cell>
          <table:table-cell office:value-type="float" office:value="1.820632039" calcext:value-type="float">
            <text:p>1.8206320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5-6.pddl <text:s text:c="2"/></text:p>
          </table:table-cell>
          <table:table-cell office:value-type="float" office:value="346.231414281" calcext:value-type="float">
            <text:p>346.23141428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46]" office:value-type="float" office:value="8" calcext:value-type="float">
            <text:p>8</text:p>
          </table:table-cell>
          <table:table-cell table:formula="of:=[.G46]/[.B46]" office:value-type="float" office:value="190.170999336676" calcext:value-type="float">
            <text:p>190.170999336676</text:p>
          </table:table-cell>
        </table:table-row>
        <table:table-row table:style-name="ro1">
          <table:table-cell office:value-type="string" calcext:value-type="string">
            <text:p>droneProblem5-7.pddl <text:s text:c="2"/></text:p>
          </table:table-cell>
          <table:table-cell office:value-type="float" office:value="15.945843172" calcext:value-type="float">
            <text:p>15.94584317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roneProblem5-7.pddl <text:s text:c="2"/></text:p>
          </table:table-cell>
          <table:table-cell office:value-type="float" office:value="389.315221524" calcext:value-type="float">
            <text:p>389.3152215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47]" office:value-type="float" office:value="11" calcext:value-type="float">
            <text:p>11</text:p>
          </table:table-cell>
          <table:table-cell table:formula="of:=[.G47]/[.B47]" office:value-type="float" office:value="24.4148407409158" calcext:value-type="float">
            <text:p>24.4148407409158</text:p>
          </table:table-cell>
        </table:table-row>
        <table:table-row table:style-name="ro1">
          <table:table-cell office:value-type="string" calcext:value-type="string">
            <text:p>droneProblem5-8.pddl <text:s text:c="2"/></text:p>
          </table:table-cell>
          <table:table-cell office:value-type="float" office:value="112.012805173" calcext:value-type="float">
            <text:p>112.0128051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roneProblem5-8.pddl <text:s text:c="2"/></text:p>
          </table:table-cell>
          <table:table-cell office:value-type="float" office:value="413.066958032" calcext:value-type="float">
            <text:p>413.06695803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48]" office:value-type="float" office:value="100" calcext:value-type="float">
            <text:p>100</text:p>
          </table:table-cell>
          <table:table-cell table:formula="of:=[.G48]/[.B48]" office:value-type="float" office:value="3.68767622053596" calcext:value-type="float">
            <text:p>3.68767622053596</text:p>
          </table:table-cell>
        </table:table-row>
        <table:table-row table:style-name="ro1">
          <table:table-cell office:value-type="string" calcext:value-type="string">
            <text:p>droneProblem6-5.pddl <text:s text:c="2"/></text:p>
          </table:table-cell>
          <table:table-cell office:value-type="float" office:value="1.311261668" calcext:value-type="float">
            <text:p>1.3112616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6-5.pddl <text:s text:c="2"/></text:p>
          </table:table-cell>
          <table:table-cell office:value-type="float" office:value="603.55977989" calcext:value-type="float">
            <text:p>603.5597798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49]" office:value-type="float" office:value="5" calcext:value-type="float">
            <text:p>5</text:p>
          </table:table-cell>
          <table:table-cell table:formula="of:=[.G49]/[.B49]" office:value-type="float" office:value="460.289349272734" calcext:value-type="float">
            <text:p>460.289349272734</text:p>
          </table:table-cell>
        </table:table-row>
        <table:table-row table:style-name="ro1">
          <table:table-cell office:value-type="string" calcext:value-type="string">
            <text:p>droneProblem6-6.pddl <text:s text:c="2"/></text:p>
          </table:table-cell>
          <table:table-cell office:value-type="float" office:value="2.355047282" calcext:value-type="float">
            <text:p>2.3550472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6-6.pddl <text:s text:c="2"/></text:p>
          </table:table-cell>
          <table:table-cell office:value-type="float" office:value="648.101198837" calcext:value-type="float">
            <text:p>648.1011988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50]" office:value-type="float" office:value="8" calcext:value-type="float">
            <text:p>8</text:p>
          </table:table-cell>
          <table:table-cell table:formula="of:=[.G50]/[.B50]" office:value-type="float" office:value="275.196682372596" calcext:value-type="float">
            <text:p>275.196682372596</text:p>
          </table:table-cell>
        </table:table-row>
        <table:table-row table:style-name="ro1">
          <table:table-cell office:value-type="string" calcext:value-type="string">
            <text:p>droneProblem6-7.pddl <text:s text:c="2"/></text:p>
          </table:table-cell>
          <table:table-cell office:value-type="float" office:value="10.334694429" calcext:value-type="float">
            <text:p>10.33469442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roneProblem6-7.pddl <text:s text:c="2"/></text:p>
          </table:table-cell>
          <table:table-cell office:value-type="float" office:value="660.262434926" calcext:value-type="float">
            <text:p>660.26243492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51]" office:value-type="float" office:value="11" calcext:value-type="float">
            <text:p>11</text:p>
          </table:table-cell>
          <table:table-cell table:formula="of:=[.G51]/[.B51]" office:value-type="float" office:value="63.8879494175705" calcext:value-type="float">
            <text:p>63.8879494175705</text:p>
          </table:table-cell>
        </table:table-row>
        <table:table-row table:style-name="ro1">
          <table:table-cell office:value-type="string" calcext:value-type="string">
            <text:p>droneProblem6-8.pddl <text:s text:c="2"/></text:p>
          </table:table-cell>
          <table:table-cell office:value-type="float" office:value="767.913004659" calcext:value-type="float">
            <text:p>767.91300465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roneProblem6-8.pddl <text:s text:c="2"/></text:p>
          </table:table-cell>
          <table:table-cell office:value-type="float" office:value="668.124448597" calcext:value-type="float">
            <text:p>668.12444859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2]" office:value-type="float" office:value="13" calcext:value-type="float">
            <text:p>13</text:p>
          </table:table-cell>
          <table:table-cell table:formula="of:=[.G52]/[.B52]" office:value-type="float" office:value="0.870052264440668" calcext:value-type="float">
            <text:p>0.870052264440668</text:p>
          </table:table-cell>
        </table:table-row>
        <table:table-row table:style-name="ro1">
          <table:table-cell office:value-type="string" calcext:value-type="string">
            <text:p>droneProblem7-5.pddl <text:s text:c="2"/></text:p>
          </table:table-cell>
          <table:table-cell office:value-type="float" office:value="1.710755483" calcext:value-type="float">
            <text:p>1.7107554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7-5.pddl <text:s text:c="2"/></text:p>
          </table:table-cell>
          <table:table-cell office:value-type="float" office:value="1139.940101352" calcext:value-type="float">
            <text:p>1139.94010135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53]" office:value-type="float" office:value="6" calcext:value-type="float">
            <text:p>6</text:p>
          </table:table-cell>
          <table:table-cell table:formula="of:=[.G53]/[.B53]" office:value-type="float" office:value="666.337248472814" calcext:value-type="float">
            <text:p>666.337248472814</text:p>
          </table:table-cell>
        </table:table-row>
        <table:table-row table:style-name="ro1">
          <table:table-cell office:value-type="string" calcext:value-type="string">
            <text:p>droneProblem7-6.pddl <text:s text:c="2"/></text:p>
          </table:table-cell>
          <table:table-cell office:value-type="float" office:value="2.477449294" calcext:value-type="float">
            <text:p>2.47744929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7-6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54]" office:value-type="float" office:value="6" calcext:value-type="float">
            <text:p>6</text:p>
          </table:table-cell>
          <table:table-cell table:formula="of:=[.G54]/[.B5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7-7.pddl <text:s text:c="2"/></text:p>
          </table:table-cell>
          <table:table-cell office:value-type="float" office:value="16.432031814" calcext:value-type="float">
            <text:p>16.4320318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7-7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55]" office:value-type="float" office:value="9" calcext:value-type="float">
            <text:p>9</text:p>
          </table:table-cell>
          <table:table-cell table:formula="of:=[.G55]/[.B5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7-8.pddl <text:s text:c="2"/></text:p>
          </table:table-cell>
          <table:table-cell office:value-type="float" office:value="717.151229307" calcext:value-type="float">
            <text:p>717.15122930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roneProblem7-8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56]" office:value-type="float" office:value="10" calcext:value-type="float">
            <text:p>10</text:p>
          </table:table-cell>
          <table:table-cell table:formula="of:=[.G56]/[.B5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8-5.pddl <text:s text:c="2"/></text:p>
          </table:table-cell>
          <table:table-cell office:value-type="float" office:value="2.083019592" calcext:value-type="float">
            <text:p>2.0830195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8-5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57]" office:value-type="float" office:value="5" calcext:value-type="float">
            <text:p>5</text:p>
          </table:table-cell>
          <table:table-cell table:formula="of:=[.G57]/[.B5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8-6.pddl <text:s text:c="2"/></text:p>
          </table:table-cell>
          <table:table-cell office:value-type="float" office:value="4.895714643" calcext:value-type="float">
            <text:p>4.8957146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oneProblem8-6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58]" office:value-type="float" office:value="7" calcext:value-type="float">
            <text:p>7</text:p>
          </table:table-cell>
          <table:table-cell table:formula="of:=[.G58]/[.B5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8-7.pddl <text:s text:c="2"/></text:p>
          </table:table-cell>
          <table:table-cell office:value-type="float" office:value="17.824685107" calcext:value-type="float">
            <text:p>17.82468510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8-7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59]" office:value-type="float" office:value="8" calcext:value-type="float">
            <text:p>8</text:p>
          </table:table-cell>
          <table:table-cell table:formula="of:=[.G59]/[.B5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8-8.pddl <text:s text:c="2"/></text:p>
          </table:table-cell>
          <table:table-cell office:value-type="float" office:value="107.051949251" calcext:value-type="float">
            <text:p>107.05194925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8-8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0]" office:value-type="float" office:value="9" calcext:value-type="float">
            <text:p>9</text:p>
          </table:table-cell>
          <table:table-cell table:formula="of:=[.G60]/[.B6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9-5.pddl <text:s text:c="2"/></text:p>
          </table:table-cell>
          <table:table-cell office:value-type="float" office:value="2.685767606" calcext:value-type="float">
            <text:p>2.6857676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9-5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1]" office:value-type="float" office:value="5" calcext:value-type="float">
            <text:p>5</text:p>
          </table:table-cell>
          <table:table-cell table:formula="of:=[.G61]/[.B6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9-6.pddl <text:s text:c="2"/></text:p>
          </table:table-cell>
          <table:table-cell office:value-type="float" office:value="3.870592977" calcext:value-type="float">
            <text:p>3.8705929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roneProblem9-6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2]" office:value-type="float" office:value="6" calcext:value-type="float">
            <text:p>6</text:p>
          </table:table-cell>
          <table:table-cell table:formula="of:=[.G62]/[.B6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9-7.pddl <text:s text:c="2"/></text:p>
          </table:table-cell>
          <table:table-cell office:value-type="float" office:value="39.63530306" calcext:value-type="float">
            <text:p>39.6353030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9-7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3]" office:value-type="float" office:value="9" calcext:value-type="float">
            <text:p>9</text:p>
          </table:table-cell>
          <table:table-cell table:formula="of:=[.G63]/[.B6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9-8.pddl <text:s text:c="2"/></text:p>
          </table:table-cell>
          <table:table-cell office:value-type="float" office:value="91.897749522" calcext:value-type="float">
            <text:p>91.8977495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9-8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4]" office:value-type="float" office:value="8" calcext:value-type="float">
            <text:p>8</text:p>
          </table:table-cell>
          <table:table-cell table:formula="of:=[.G64]/[.B6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10-5.pddl <text:s/></text:p>
          </table:table-cell>
          <table:table-cell office:value-type="float" office:value="3.643545515" calcext:value-type="float">
            <text:p>3.6435455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oneProblem10-5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5]" office:value-type="float" office:value="5" calcext:value-type="float">
            <text:p>5</text:p>
          </table:table-cell>
          <table:table-cell table:formula="of:=[.G65]/[.B6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10-6.pddl <text:s/></text:p>
          </table:table-cell>
          <table:table-cell office:value-type="float" office:value="7.557876526" calcext:value-type="float">
            <text:p>7.5578765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oneProblem10-6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6]" office:value-type="float" office:value="7" calcext:value-type="float">
            <text:p>7</text:p>
          </table:table-cell>
          <table:table-cell table:formula="of:=[.G66]/[.B6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10-7.pddl <text:s/></text:p>
          </table:table-cell>
          <table:table-cell office:value-type="float" office:value="83.552864673" calcext:value-type="float">
            <text:p>83.5528646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roneProblem10-7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7]" office:value-type="float" office:value="8" calcext:value-type="float">
            <text:p>8</text:p>
          </table:table-cell>
          <table:table-cell table:formula="of:=[.G67]/[.B6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droneProblem10-8.pddl <text:s/></text:p>
          </table:table-cell>
          <table:table-cell office:value-type="float" office:value="248.158999239" calcext:value-type="float">
            <text:p>248.1589992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roneProblem10-8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68]" office:value-type="float" office:value="9" calcext:value-type="float">
            <text:p>9</text:p>
          </table:table-cell>
          <table:table-cell table:formula="of:=[.G68]/[.B6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3.pddl <text:s text:c="5"/></text:p>
          </table:table-cell>
          <table:table-cell office:value-type="float" office:value="0.812422105" calcext:value-type="float">
            <text:p>0.812422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3.pddl <text:s text:c="5"/></text:p>
          </table:table-cell>
          <table:table-cell office:value-type="float" office:value="32.397317898" calcext:value-type="float">
            <text:p>32.39731789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9]" office:value-type="float" office:value="2" calcext:value-type="float">
            <text:p>2</text:p>
          </table:table-cell>
          <table:table-cell table:formula="of:=[.G69]/[.B69]" office:value-type="float" office:value="39.8774451096453" calcext:value-type="float">
            <text:p>39.8774451096453</text:p>
          </table:table-cell>
        </table:table-row>
        <table:table-row table:style-name="ro1">
          <table:table-cell office:value-type="string" calcext:value-type="string">
            <text:p>taskProblem4.pddl <text:s text:c="5"/></text:p>
          </table:table-cell>
          <table:table-cell office:value-type="float" office:value="0.84267329" calcext:value-type="float">
            <text:p>0.842673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4.pddl <text:s text:c="5"/></text:p>
          </table:table-cell>
          <table:table-cell office:value-type="float" office:value="76.981797312" calcext:value-type="float">
            <text:p>76.9817973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0]" office:value-type="float" office:value="2" calcext:value-type="float">
            <text:p>2</text:p>
          </table:table-cell>
          <table:table-cell table:formula="of:=[.G70]/[.B70]" office:value-type="float" office:value="91.354262945726" calcext:value-type="float">
            <text:p>91.354262945726</text:p>
          </table:table-cell>
        </table:table-row>
        <table:table-row table:style-name="ro1">
          <table:table-cell office:value-type="string" calcext:value-type="string">
            <text:p>taskProblem5.pddl <text:s text:c="5"/></text:p>
          </table:table-cell>
          <table:table-cell office:value-type="float" office:value="2.119710331" calcext:value-type="float">
            <text:p>2.1197103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5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1]" office:value-type="float" office:value="2" calcext:value-type="float">
            <text:p>2</text:p>
          </table:table-cell>
          <table:table-cell table:formula="of:=[.G71]/[.B7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6.pddl <text:s text:c="5"/></text:p>
          </table:table-cell>
          <table:table-cell office:value-type="float" office:value="1.939774932" calcext:value-type="float">
            <text:p>1.9397749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6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2]" office:value-type="float" office:value="2" calcext:value-type="float">
            <text:p>2</text:p>
          </table:table-cell>
          <table:table-cell table:formula="of:=[.G72]/[.B7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7.pddl <text:s text:c="5"/></text:p>
          </table:table-cell>
          <table:table-cell office:value-type="float" office:value="1.976115264" calcext:value-type="float">
            <text:p>1.9761152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7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3]" office:value-type="float" office:value="2" calcext:value-type="float">
            <text:p>2</text:p>
          </table:table-cell>
          <table:table-cell table:formula="of:=[.G73]/[.B7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8.pddl <text:s text:c="5"/></text:p>
          </table:table-cell>
          <table:table-cell office:value-type="float" office:value="2.391966772" calcext:value-type="float">
            <text:p>2.3919667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8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4]" office:value-type="float" office:value="2" calcext:value-type="float">
            <text:p>2</text:p>
          </table:table-cell>
          <table:table-cell table:formula="of:=[.G74]/[.B7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9.pddl <text:s text:c="5"/></text:p>
          </table:table-cell>
          <table:table-cell office:value-type="float" office:value="1.441987054" calcext:value-type="float">
            <text:p>1.4419870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9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5]" office:value-type="float" office:value="2" calcext:value-type="float">
            <text:p>2</text:p>
          </table:table-cell>
          <table:table-cell table:formula="of:=[.G75]/[.B7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0.pddl <text:s text:c="4"/></text:p>
          </table:table-cell>
          <table:table-cell office:value-type="float" office:value="1.598735022" calcext:value-type="float">
            <text:p>1.5987350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6]" office:value-type="float" office:value="2" calcext:value-type="float">
            <text:p>2</text:p>
          </table:table-cell>
          <table:table-cell table:formula="of:=[.G76]/[.B7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1.pddl <text:s text:c="4"/></text:p>
          </table:table-cell>
          <table:table-cell office:value-type="float" office:value="2.959984529" calcext:value-type="float">
            <text:p>2.9599845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1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7]" office:value-type="float" office:value="2" calcext:value-type="float">
            <text:p>2</text:p>
          </table:table-cell>
          <table:table-cell table:formula="of:=[.G77]/[.B7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2.pddl <text:s text:c="4"/></text:p>
          </table:table-cell>
          <table:table-cell office:value-type="float" office:value="2.412183372" calcext:value-type="float">
            <text:p>2.4121833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2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8]" office:value-type="float" office:value="2" calcext:value-type="float">
            <text:p>2</text:p>
          </table:table-cell>
          <table:table-cell table:formula="of:=[.G78]/[.B7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3.pddl <text:s text:c="4"/></text:p>
          </table:table-cell>
          <table:table-cell office:value-type="float" office:value="2.902230111" calcext:value-type="float">
            <text:p>2.902230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3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79]" office:value-type="float" office:value="2" calcext:value-type="float">
            <text:p>2</text:p>
          </table:table-cell>
          <table:table-cell table:formula="of:=[.G79]/[.B7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4.pddl <text:s text:c="4"/></text:p>
          </table:table-cell>
          <table:table-cell office:value-type="float" office:value="4.452062484" calcext:value-type="float">
            <text:p>4.4520624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4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0]" office:value-type="float" office:value="2" calcext:value-type="float">
            <text:p>2</text:p>
          </table:table-cell>
          <table:table-cell table:formula="of:=[.G80]/[.B8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5.pddl <text:s text:c="4"/></text:p>
          </table:table-cell>
          <table:table-cell office:value-type="float" office:value="4.091557794" calcext:value-type="float">
            <text:p>4.0915577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1]" office:value-type="float" office:value="2" calcext:value-type="float">
            <text:p>2</text:p>
          </table:table-cell>
          <table:table-cell table:formula="of:=[.G81]/[.B8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6.pddl <text:s text:c="4"/></text:p>
          </table:table-cell>
          <table:table-cell office:value-type="float" office:value="5.055071338" calcext:value-type="float">
            <text:p>5.055071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6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2]" office:value-type="float" office:value="2" calcext:value-type="float">
            <text:p>2</text:p>
          </table:table-cell>
          <table:table-cell table:formula="of:=[.G82]/[.B8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7.pddl <text:s text:c="4"/></text:p>
          </table:table-cell>
          <table:table-cell office:value-type="float" office:value="7.035637545" calcext:value-type="float">
            <text:p>7.0356375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7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3]" office:value-type="float" office:value="2" calcext:value-type="float">
            <text:p>2</text:p>
          </table:table-cell>
          <table:table-cell table:formula="of:=[.G83]/[.B8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8.pddl <text:s text:c="4"/></text:p>
          </table:table-cell>
          <table:table-cell office:value-type="float" office:value="8.081783279" calcext:value-type="float">
            <text:p>8.0817832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8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4]" office:value-type="float" office:value="2" calcext:value-type="float">
            <text:p>2</text:p>
          </table:table-cell>
          <table:table-cell table:formula="of:=[.G84]/[.B8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19.pddl <text:s text:c="4"/></text:p>
          </table:table-cell>
          <table:table-cell office:value-type="float" office:value="9.605804943" calcext:value-type="float">
            <text:p>9.6058049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19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5]" office:value-type="float" office:value="2" calcext:value-type="float">
            <text:p>2</text:p>
          </table:table-cell>
          <table:table-cell table:formula="of:=[.G85]/[.B8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20.pddl <text:s text:c="4"/></text:p>
          </table:table-cell>
          <table:table-cell office:value-type="float" office:value="12.159786953" calcext:value-type="float">
            <text:p>12.1597869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2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6]" office:value-type="float" office:value="2" calcext:value-type="float">
            <text:p>2</text:p>
          </table:table-cell>
          <table:table-cell table:formula="of:=[.G86]/[.B8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21.pddl <text:s text:c="4"/></text:p>
          </table:table-cell>
          <table:table-cell office:value-type="float" office:value="14.233517873" calcext:value-type="float">
            <text:p>14.2335178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21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7]" office:value-type="float" office:value="2" calcext:value-type="float">
            <text:p>2</text:p>
          </table:table-cell>
          <table:table-cell table:formula="of:=[.G87]/[.B8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askProblem22.pddl <text:s text:c="4"/></text:p>
          </table:table-cell>
          <table:table-cell office:value-type="float" office:value="19.416139246" calcext:value-type="float">
            <text:p>19.4161392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skProblem22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8]" office:value-type="float" office:value="2" calcext:value-type="float">
            <text:p>2</text:p>
          </table:table-cell>
          <table:table-cell table:formula="of:=[.G88]/[.B8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4.pddl <text:s text:c="4"/></text:p>
          </table:table-cell>
          <table:table-cell office:value-type="float" office:value="25.840156624" calcext:value-type="float">
            <text:p>25.8401566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4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89]" office:value-type="float" office:value="7" calcext:value-type="float">
            <text:p>7</text:p>
          </table:table-cell>
          <table:table-cell table:formula="of:=[.G89]/[.B8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5.pddl <text:s text:c="4"/></text:p>
          </table:table-cell>
          <table:table-cell office:value-type="float" office:value="53.01785674" calcext:value-type="float">
            <text:p>53.0178567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0]" office:value-type="float" office:value="7" calcext:value-type="float">
            <text:p>7</text:p>
          </table:table-cell>
          <table:table-cell table:formula="of:=[.G90]/[.B9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6.pddl <text:s text:c="4"/></text:p>
          </table:table-cell>
          <table:table-cell office:value-type="float" office:value="100.534145102" calcext:value-type="float">
            <text:p>100.53414510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6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1]" office:value-type="float" office:value="7" calcext:value-type="float">
            <text:p>7</text:p>
          </table:table-cell>
          <table:table-cell table:formula="of:=[.G91]/[.B9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7.pddl <text:s text:c="4"/></text:p>
          </table:table-cell>
          <table:table-cell office:value-type="float" office:value="221.339084035" calcext:value-type="float">
            <text:p>221.3390840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7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2]" office:value-type="float" office:value="7" calcext:value-type="float">
            <text:p>7</text:p>
          </table:table-cell>
          <table:table-cell table:formula="of:=[.G92]/[.B9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10.pddl <text:s text:c="3"/></text:p>
          </table:table-cell>
          <table:table-cell office:value-type="float" office:value="1153.452999863" calcext:value-type="float">
            <text:p>1153.4529998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derProblem1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3]" office:value-type="float" office:value="7" calcext:value-type="float">
            <text:p>7</text:p>
          </table:table-cell>
          <table:table-cell table:formula="of:=[.G93]/[.B9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1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1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4]" office:value-type="string" office:string-value="-           " calcext:value-type="string">
            <text:p>- <text:s text:c="10"/></text:p>
          </table:table-cell>
          <table:table-cell table:formula="of:=[.G94]/[.B9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2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2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5]" office:value-type="string" office:string-value="-           " calcext:value-type="string">
            <text:p>- <text:s text:c="10"/></text:p>
          </table:table-cell>
          <table:table-cell table:formula="of:=[.G95]/[.B9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2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2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6]" office:value-type="string" office:string-value="-           " calcext:value-type="string">
            <text:p>- <text:s text:c="10"/></text:p>
          </table:table-cell>
          <table:table-cell table:formula="of:=[.G96]/[.B9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3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3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7]" office:value-type="string" office:string-value="-           " calcext:value-type="string">
            <text:p>- <text:s text:c="10"/></text:p>
          </table:table-cell>
          <table:table-cell table:formula="of:=[.G97]/[.B9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3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3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8]" office:value-type="string" office:string-value="-           " calcext:value-type="string">
            <text:p>- <text:s text:c="10"/></text:p>
          </table:table-cell>
          <table:table-cell table:formula="of:=[.G98]/[.B9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4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4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99]" office:value-type="string" office:string-value="-           " calcext:value-type="string">
            <text:p>- <text:s text:c="10"/></text:p>
          </table:table-cell>
          <table:table-cell table:formula="of:=[.G99]/[.B9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4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4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0]" office:value-type="string" office:string-value="-           " calcext:value-type="string">
            <text:p>- <text:s text:c="10"/></text:p>
          </table:table-cell>
          <table:table-cell table:formula="of:=[.G100]/[.B10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5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5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1]" office:value-type="string" office:string-value="-           " calcext:value-type="string">
            <text:p>- <text:s text:c="10"/></text:p>
          </table:table-cell>
          <table:table-cell table:formula="of:=[.G101]/[.B10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5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5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2]" office:value-type="string" office:string-value="-           " calcext:value-type="string">
            <text:p>- <text:s text:c="10"/></text:p>
          </table:table-cell>
          <table:table-cell table:formula="of:=[.G102]/[.B10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orderProblem6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orderProblem6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3]" office:value-type="string" office:string-value="-           " calcext:value-type="string">
            <text:p>- <text:s text:c="10"/></text:p>
          </table:table-cell>
          <table:table-cell table:formula="of:=[.G103]/[.B10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4.pddl <text:s text:c="5"/></text:p>
          </table:table-cell>
          <table:table-cell office:value-type="float" office:value="1.59104229" calcext:value-type="float">
            <text:p>1.591042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4]" office:value-type="float" office:value="7" calcext:value-type="float">
            <text:p>7</text:p>
          </table:table-cell>
          <table:table-cell table:formula="of:=[.G104]/[.B10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5.pddl <text:s text:c="5"/></text:p>
          </table:table-cell>
          <table:table-cell office:value-type="float" office:value="1.893717634" calcext:value-type="float">
            <text:p>1.8937176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5]" office:value-type="float" office:value="7" calcext:value-type="float">
            <text:p>7</text:p>
          </table:table-cell>
          <table:table-cell table:formula="of:=[.G105]/[.B10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6.pddl <text:s text:c="5"/></text:p>
          </table:table-cell>
          <table:table-cell office:value-type="float" office:value="2.676057511" calcext:value-type="float">
            <text:p>2.6760575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6]" office:value-type="float" office:value="7" calcext:value-type="float">
            <text:p>7</text:p>
          </table:table-cell>
          <table:table-cell table:formula="of:=[.G106]/[.B10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7.pddl <text:s text:c="5"/></text:p>
          </table:table-cell>
          <table:table-cell office:value-type="float" office:value="2.913513043" calcext:value-type="float">
            <text:p>2.91351304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7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7]" office:value-type="float" office:value="7" calcext:value-type="float">
            <text:p>7</text:p>
          </table:table-cell>
          <table:table-cell table:formula="of:=[.G107]/[.B10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10.pddl <text:s text:c="4"/></text:p>
          </table:table-cell>
          <table:table-cell office:value-type="float" office:value="4.188636816" calcext:value-type="float">
            <text:p>4.1886368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8]" office:value-type="float" office:value="7" calcext:value-type="float">
            <text:p>7</text:p>
          </table:table-cell>
          <table:table-cell table:formula="of:=[.G108]/[.B10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15.pddl <text:s text:c="4"/></text:p>
          </table:table-cell>
          <table:table-cell office:value-type="float" office:value="5.399237329" calcext:value-type="float">
            <text:p>5.3992373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09]" office:value-type="float" office:value="7" calcext:value-type="float">
            <text:p>7</text:p>
          </table:table-cell>
          <table:table-cell table:formula="of:=[.G109]/[.B10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20.pddl <text:s text:c="4"/></text:p>
          </table:table-cell>
          <table:table-cell office:value-type="float" office:value="8.494372676" calcext:value-type="float">
            <text:p>8.4943726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0]" office:value-type="float" office:value="7" calcext:value-type="float">
            <text:p>7</text:p>
          </table:table-cell>
          <table:table-cell table:formula="of:=[.G110]/[.B11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25.pddl <text:s text:c="4"/></text:p>
          </table:table-cell>
          <table:table-cell office:value-type="float" office:value="16.211087552" calcext:value-type="float">
            <text:p>16.2110875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1]" office:value-type="float" office:value="7" calcext:value-type="float">
            <text:p>7</text:p>
          </table:table-cell>
          <table:table-cell table:formula="of:=[.G111]/[.B1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30.pddl <text:s text:c="4"/></text:p>
          </table:table-cell>
          <table:table-cell office:value-type="float" office:value="19.487445946" calcext:value-type="float">
            <text:p>19.4874459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2]" office:value-type="float" office:value="7" calcext:value-type="float">
            <text:p>7</text:p>
          </table:table-cell>
          <table:table-cell table:formula="of:=[.G112]/[.B11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35.pddl <text:s text:c="4"/></text:p>
          </table:table-cell>
          <table:table-cell office:value-type="float" office:value="29.306107349" calcext:value-type="float">
            <text:p>29.3061073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3]" office:value-type="float" office:value="7" calcext:value-type="float">
            <text:p>7</text:p>
          </table:table-cell>
          <table:table-cell table:formula="of:=[.G113]/[.B11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40.pddl <text:s text:c="4"/></text:p>
          </table:table-cell>
          <table:table-cell office:value-type="float" office:value="45.717927651" calcext:value-type="float">
            <text:p>45.7179276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4]" office:value-type="float" office:value="7" calcext:value-type="float">
            <text:p>7</text:p>
          </table:table-cell>
          <table:table-cell table:formula="of:=[.G114]/[.B11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45.pddl <text:s text:c="4"/></text:p>
          </table:table-cell>
          <table:table-cell office:value-type="float" office:value="59.394846889" calcext:value-type="float">
            <text:p>59.39484688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5]" office:value-type="float" office:value="7" calcext:value-type="float">
            <text:p>7</text:p>
          </table:table-cell>
          <table:table-cell table:formula="of:=[.G115]/[.B1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50.pddl <text:s text:c="4"/></text:p>
          </table:table-cell>
          <table:table-cell office:value-type="float" office:value="67.332858101" calcext:value-type="float">
            <text:p>67.33285810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6]" office:value-type="float" office:value="7" calcext:value-type="float">
            <text:p>7</text:p>
          </table:table-cell>
          <table:table-cell table:formula="of:=[.G116]/[.B1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55.pddl <text:s text:c="4"/></text:p>
          </table:table-cell>
          <table:table-cell office:value-type="float" office:value="78.861876146" calcext:value-type="float">
            <text:p>78.8618761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7]" office:value-type="float" office:value="7" calcext:value-type="float">
            <text:p>7</text:p>
          </table:table-cell>
          <table:table-cell table:formula="of:=[.G117]/[.B1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60.pddl <text:s text:c="4"/></text:p>
          </table:table-cell>
          <table:table-cell office:value-type="float" office:value="99.0800146" calcext:value-type="float">
            <text:p>99.08001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8]" office:value-type="float" office:value="7" calcext:value-type="float">
            <text:p>7</text:p>
          </table:table-cell>
          <table:table-cell table:formula="of:=[.G118]/[.B1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4.pddl <text:s text:c="5"/></text:p>
          </table:table-cell>
          <table:table-cell office:value-type="float" office:value="2.854797253" calcext:value-type="float">
            <text:p>2.85479725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19]" office:value-type="float" office:value="7" calcext:value-type="float">
            <text:p>7</text:p>
          </table:table-cell>
          <table:table-cell table:formula="of:=[.G119]/[.B1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5.pddl <text:s text:c="5"/></text:p>
          </table:table-cell>
          <table:table-cell office:value-type="float" office:value="3.056327902" calcext:value-type="float">
            <text:p>3.05632790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0]" office:value-type="float" office:value="7" calcext:value-type="float">
            <text:p>7</text:p>
          </table:table-cell>
          <table:table-cell table:formula="of:=[.G120]/[.B12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6.pddl <text:s text:c="5"/></text:p>
          </table:table-cell>
          <table:table-cell office:value-type="float" office:value="2.007331937" calcext:value-type="float">
            <text:p>2.0073319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1]" office:value-type="float" office:value="7" calcext:value-type="float">
            <text:p>7</text:p>
          </table:table-cell>
          <table:table-cell table:formula="of:=[.G121]/[.B12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7.pddl <text:s text:c="5"/></text:p>
          </table:table-cell>
          <table:table-cell office:value-type="float" office:value="2.220179306" calcext:value-type="float">
            <text:p>2.2201793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7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2]" office:value-type="float" office:value="7" calcext:value-type="float">
            <text:p>7</text:p>
          </table:table-cell>
          <table:table-cell table:formula="of:=[.G122]/[.B12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10.pddl <text:s text:c="4"/></text:p>
          </table:table-cell>
          <table:table-cell office:value-type="float" office:value="3.036139863" calcext:value-type="float">
            <text:p>3.0361398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3]" office:value-type="float" office:value="7" calcext:value-type="float">
            <text:p>7</text:p>
          </table:table-cell>
          <table:table-cell table:formula="of:=[.G123]/[.B12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15.pddl <text:s text:c="4"/></text:p>
          </table:table-cell>
          <table:table-cell office:value-type="float" office:value="7.495220046" calcext:value-type="float">
            <text:p>7.49522004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1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4]" office:value-type="float" office:value="7" calcext:value-type="float">
            <text:p>7</text:p>
          </table:table-cell>
          <table:table-cell table:formula="of:=[.G124]/[.B12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20.pddl <text:s text:c="4"/></text:p>
          </table:table-cell>
          <table:table-cell office:value-type="float" office:value="13.16194194" calcext:value-type="float">
            <text:p>13.1619419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5]" office:value-type="float" office:value="7" calcext:value-type="float">
            <text:p>7</text:p>
          </table:table-cell>
          <table:table-cell table:formula="of:=[.G125]/[.B12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25.pddl <text:s text:c="4"/></text:p>
          </table:table-cell>
          <table:table-cell office:value-type="float" office:value="17.546468708" calcext:value-type="float">
            <text:p>17.5464687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2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6]" office:value-type="float" office:value="7" calcext:value-type="float">
            <text:p>7</text:p>
          </table:table-cell>
          <table:table-cell table:formula="of:=[.G126]/[.B1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30.pddl <text:s text:c="4"/></text:p>
          </table:table-cell>
          <table:table-cell office:value-type="float" office:value="21.766552368" calcext:value-type="float">
            <text:p>21.76655236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7]" office:value-type="float" office:value="7" calcext:value-type="float">
            <text:p>7</text:p>
          </table:table-cell>
          <table:table-cell table:formula="of:=[.G127]/[.B12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35.pddl <text:s text:c="4"/></text:p>
          </table:table-cell>
          <table:table-cell office:value-type="float" office:value="31.490838495" calcext:value-type="float">
            <text:p>31.490838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3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8]" office:value-type="float" office:value="7" calcext:value-type="float">
            <text:p>7</text:p>
          </table:table-cell>
          <table:table-cell table:formula="of:=[.G128]/[.B12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40.pddl <text:s text:c="4"/></text:p>
          </table:table-cell>
          <table:table-cell office:value-type="float" office:value="45.307263574" calcext:value-type="float">
            <text:p>45.30726357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29]" office:value-type="float" office:value="7" calcext:value-type="float">
            <text:p>7</text:p>
          </table:table-cell>
          <table:table-cell table:formula="of:=[.G129]/[.B12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45.pddl <text:s text:c="4"/></text:p>
          </table:table-cell>
          <table:table-cell office:value-type="float" office:value="50.357834603" calcext:value-type="float">
            <text:p>50.35783460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4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30]" office:value-type="float" office:value="7" calcext:value-type="float">
            <text:p>7</text:p>
          </table:table-cell>
          <table:table-cell table:formula="of:=[.G130]/[.B13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50.pddl <text:s text:c="4"/></text:p>
          </table:table-cell>
          <table:table-cell office:value-type="float" office:value="66.569570608" calcext:value-type="float">
            <text:p>66.5695706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31]" office:value-type="float" office:value="7" calcext:value-type="float">
            <text:p>7</text:p>
          </table:table-cell>
          <table:table-cell table:formula="of:=[.G131]/[.B13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55.pddl <text:s text:c="4"/></text:p>
          </table:table-cell>
          <table:table-cell office:value-type="float" office:value="82.908550573" calcext:value-type="float">
            <text:p>82.90855057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5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32]" office:value-type="float" office:value="7" calcext:value-type="float">
            <text:p>7</text:p>
          </table:table-cell>
          <table:table-cell table:formula="of:=[.G132]/[.B1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ripProblem60.pddl <text:s text:c="4"/></text:p>
          </table:table-cell>
          <table:table-cell office:value-type="float" office:value="103.009729949" calcext:value-type="float">
            <text:p>103.0097299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ipProblem60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33]" office:value-type="float" office:value="7" calcext:value-type="float">
            <text:p>7</text:p>
          </table:table-cell>
          <table:table-cell table:formula="of:=[.G133]/[.B13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roblem5-1.pddl <text:s text:c="7"/></text:p>
          </table:table-cell>
          <table:table-cell office:value-type="float" office:value="1.465736903" calcext:value-type="float">
            <text:p>1.4657369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blem5-1.pddl <text:s text:c="7"/></text:p>
          </table:table-cell>
          <table:table-cell office:value-type="float" office:value="44.648453174" calcext:value-type="float">
            <text:p>44.6484531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4]" office:value-type="float" office:value="0" calcext:value-type="float">
            <text:p>0</text:p>
          </table:table-cell>
          <table:table-cell table:formula="of:=[.G134]/[.B134]" office:value-type="float" office:value="30.4614375762906" calcext:value-type="float">
            <text:p>30.4614375762906</text:p>
          </table:table-cell>
        </table:table-row>
        <table:table-row table:style-name="ro1">
          <table:table-cell office:value-type="string" calcext:value-type="string">
            <text:p>problem5-2.pddl <text:s text:c="7"/></text:p>
          </table:table-cell>
          <table:table-cell office:value-type="float" office:value="1.509423588" calcext:value-type="float">
            <text:p>1.5094235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2.pddl <text:s text:c="7"/></text:p>
          </table:table-cell>
          <table:table-cell office:value-type="float" office:value="43.317327845" calcext:value-type="float">
            <text:p>43.3173278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5]" office:value-type="float" office:value="1" calcext:value-type="float">
            <text:p>1</text:p>
          </table:table-cell>
          <table:table-cell table:formula="of:=[.G135]/[.B135]" office:value-type="float" office:value="28.6979269367294" calcext:value-type="float">
            <text:p>28.6979269367294</text:p>
          </table:table-cell>
        </table:table-row>
        <table:table-row table:style-name="ro1">
          <table:table-cell office:value-type="string" calcext:value-type="string">
            <text:p>problem5-3.pddl <text:s text:c="7"/></text:p>
          </table:table-cell>
          <table:table-cell office:value-type="float" office:value="1.455075518" calcext:value-type="float">
            <text:p>1.4550755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3.pddl <text:s text:c="7"/></text:p>
          </table:table-cell>
          <table:table-cell office:value-type="float" office:value="44.090858547" calcext:value-type="float">
            <text:p>44.0908585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6]" office:value-type="float" office:value="1" calcext:value-type="float">
            <text:p>1</text:p>
          </table:table-cell>
          <table:table-cell table:formula="of:=[.G136]/[.B136]" office:value-type="float" office:value="30.3014228482126" calcext:value-type="float">
            <text:p>30.3014228482126</text:p>
          </table:table-cell>
        </table:table-row>
        <table:table-row table:style-name="ro1">
          <table:table-cell office:value-type="string" calcext:value-type="string">
            <text:p>problem5-4.pddl <text:s text:c="7"/></text:p>
          </table:table-cell>
          <table:table-cell office:value-type="float" office:value="1.540330617" calcext:value-type="float">
            <text:p>1.540330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5-4.pddl <text:s text:c="7"/></text:p>
          </table:table-cell>
          <table:table-cell office:value-type="float" office:value="43.152577244" calcext:value-type="float">
            <text:p>43.1525772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7]" office:value-type="float" office:value="1" calcext:value-type="float">
            <text:p>1</text:p>
          </table:table-cell>
          <table:table-cell table:formula="of:=[.G137]/[.B137]" office:value-type="float" office:value="28.015139586101" calcext:value-type="float">
            <text:p>28.015139586101</text:p>
          </table:table-cell>
        </table:table-row>
        <table:table-row table:style-name="ro1">
          <table:table-cell office:value-type="string" calcext:value-type="string">
            <text:p>problem5-5.pddl <text:s text:c="7"/></text:p>
          </table:table-cell>
          <table:table-cell office:value-type="float" office:value="1.493564576" calcext:value-type="float">
            <text:p>1.4935645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5-5.pddl <text:s text:c="7"/></text:p>
          </table:table-cell>
          <table:table-cell office:value-type="float" office:value="44.056695895" calcext:value-type="float">
            <text:p>44.05669589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38]" office:value-type="float" office:value="2" calcext:value-type="float">
            <text:p>2</text:p>
          </table:table-cell>
          <table:table-cell table:formula="of:=[.G138]/[.B138]" office:value-type="float" office:value="29.4976839990345" calcext:value-type="float">
            <text:p>29.4976839990345</text:p>
          </table:table-cell>
        </table:table-row>
        <table:table-row table:style-name="ro1">
          <table:table-cell office:value-type="string" calcext:value-type="string">
            <text:p>problem6-2.pddl <text:s text:c="7"/></text:p>
          </table:table-cell>
          <table:table-cell office:value-type="float" office:value="2.372098125" calcext:value-type="float">
            <text:p>2.372098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6-2.pddl <text:s text:c="7"/></text:p>
          </table:table-cell>
          <table:table-cell office:value-type="float" office:value="88.179472036" calcext:value-type="float">
            <text:p>88.1794720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9]" office:value-type="float" office:value="1" calcext:value-type="float">
            <text:p>1</text:p>
          </table:table-cell>
          <table:table-cell table:formula="of:=[.G139]/[.B139]" office:value-type="float" office:value="37.1736190449541" calcext:value-type="float">
            <text:p>37.1736190449541</text:p>
          </table:table-cell>
        </table:table-row>
        <table:table-row table:style-name="ro1">
          <table:table-cell office:value-type="string" calcext:value-type="string">
            <text:p>problem6-3.pddl <text:s text:c="7"/></text:p>
          </table:table-cell>
          <table:table-cell office:value-type="float" office:value="2.361270442" calcext:value-type="float">
            <text:p>2.36127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6-3.pddl <text:s text:c="7"/></text:p>
          </table:table-cell>
          <table:table-cell office:value-type="float" office:value="89.198968282" calcext:value-type="float">
            <text:p>89.1989682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0]" office:value-type="float" office:value="1" calcext:value-type="float">
            <text:p>1</text:p>
          </table:table-cell>
          <table:table-cell table:formula="of:=[.G140]/[.B140]" office:value-type="float" office:value="37.7758374032109" calcext:value-type="float">
            <text:p>37.7758374032109</text:p>
          </table:table-cell>
        </table:table-row>
        <table:table-row table:style-name="ro1">
          <table:table-cell office:value-type="string" calcext:value-type="string">
            <text:p>problem6-4.pddl <text:s text:c="7"/></text:p>
          </table:table-cell>
          <table:table-cell office:value-type="float" office:value="2.444015635" calcext:value-type="float">
            <text:p>2.4440156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6-4.pddl <text:s text:c="7"/></text:p>
          </table:table-cell>
          <table:table-cell office:value-type="float" office:value="90.792632355" calcext:value-type="float">
            <text:p>90.7926323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1]" office:value-type="float" office:value="2" calcext:value-type="float">
            <text:p>2</text:p>
          </table:table-cell>
          <table:table-cell table:formula="of:=[.G141]/[.B141]" office:value-type="float" office:value="37.1489572549318" calcext:value-type="float">
            <text:p>37.1489572549318</text:p>
          </table:table-cell>
        </table:table-row>
        <table:table-row table:style-name="ro1">
          <table:table-cell office:value-type="string" calcext:value-type="string">
            <text:p>problem6-5.pddl <text:s text:c="7"/></text:p>
          </table:table-cell>
          <table:table-cell office:value-type="float" office:value="2.41591254" calcext:value-type="float">
            <text:p>2.415912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6-5.pddl <text:s text:c="7"/></text:p>
          </table:table-cell>
          <table:table-cell office:value-type="float" office:value="89.009974455" calcext:value-type="float">
            <text:p>89.0099744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42]" office:value-type="float" office:value="2" calcext:value-type="float">
            <text:p>2</text:p>
          </table:table-cell>
          <table:table-cell table:formula="of:=[.G142]/[.B142]" office:value-type="float" office:value="36.8432105803797" calcext:value-type="float">
            <text:p>36.8432105803797</text:p>
          </table:table-cell>
        </table:table-row>
        <table:table-row table:style-name="ro1">
          <table:table-cell office:value-type="string" calcext:value-type="string">
            <text:p>problem6-6.pddl <text:s text:c="7"/></text:p>
          </table:table-cell>
          <table:table-cell office:value-type="float" office:value="171.529195419" calcext:value-type="float">
            <text:p>171.5291954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6-6.pddl <text:s text:c="7"/></text:p>
          </table:table-cell>
          <table:table-cell office:value-type="float" office:value="93.232149154" calcext:value-type="float">
            <text:p>93.23214915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43]" office:value-type="float" office:value="4" calcext:value-type="float">
            <text:p>4</text:p>
          </table:table-cell>
          <table:table-cell table:formula="of:=[.G143]/[.B143]" office:value-type="float" office:value="0.543535162782398" calcext:value-type="float">
            <text:p>0.543535162782398</text:p>
          </table:table-cell>
        </table:table-row>
        <table:table-row table:style-name="ro1">
          <table:table-cell office:value-type="string" calcext:value-type="string">
            <text:p>problem7-3.pddl <text:s text:c="7"/></text:p>
          </table:table-cell>
          <table:table-cell office:value-type="float" office:value="4.231807952" calcext:value-type="float">
            <text:p>4.2318079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3.pddl <text:s text:c="7"/></text:p>
          </table:table-cell>
          <table:table-cell office:value-type="float" office:value="168.692315812" calcext:value-type="float">
            <text:p>168.6923158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4]" office:value-type="float" office:value="1" calcext:value-type="float">
            <text:p>1</text:p>
          </table:table-cell>
          <table:table-cell table:formula="of:=[.G144]/[.B144]" office:value-type="float" office:value="39.8629422047081" calcext:value-type="float">
            <text:p>39.8629422047081</text:p>
          </table:table-cell>
        </table:table-row>
        <table:table-row table:style-name="ro1">
          <table:table-cell office:value-type="string" calcext:value-type="string">
            <text:p>problem7-4.pddl <text:s text:c="7"/></text:p>
          </table:table-cell>
          <table:table-cell office:value-type="float" office:value="4.274487203" calcext:value-type="float">
            <text:p>4.274487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4.pddl <text:s text:c="7"/></text:p>
          </table:table-cell>
          <table:table-cell office:value-type="float" office:value="168.89909319" calcext:value-type="float">
            <text:p>168.899093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5]" office:value-type="float" office:value="1" calcext:value-type="float">
            <text:p>1</text:p>
          </table:table-cell>
          <table:table-cell table:formula="of:=[.G145]/[.B145]" office:value-type="float" office:value="39.5132995301659" calcext:value-type="float">
            <text:p>39.5132995301659</text:p>
          </table:table-cell>
        </table:table-row>
        <table:table-row table:style-name="ro1">
          <table:table-cell office:value-type="string" calcext:value-type="string">
            <text:p>problem7-5.pddl <text:s text:c="7"/></text:p>
          </table:table-cell>
          <table:table-cell office:value-type="float" office:value="4.225705912" calcext:value-type="float">
            <text:p>4.2257059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7-5.pddl <text:s text:c="7"/></text:p>
          </table:table-cell>
          <table:table-cell office:value-type="float" office:value="169.880794436" calcext:value-type="float">
            <text:p>169.8807944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6]" office:value-type="float" office:value="1" calcext:value-type="float">
            <text:p>1</text:p>
          </table:table-cell>
          <table:table-cell table:formula="of:=[.G146]/[.B146]" office:value-type="float" office:value="40.2017551561217" calcext:value-type="float">
            <text:p>40.2017551561217</text:p>
          </table:table-cell>
        </table:table-row>
        <table:table-row table:style-name="ro1">
          <table:table-cell office:value-type="string" calcext:value-type="string">
            <text:p>problem7-6.pddl <text:s text:c="7"/></text:p>
          </table:table-cell>
          <table:table-cell office:value-type="float" office:value="122.531483272" calcext:value-type="float">
            <text:p>122.5314832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7-6.pddl <text:s text:c="7"/></text:p>
          </table:table-cell>
          <table:table-cell office:value-type="float" office:value="174.813260458" calcext:value-type="float">
            <text:p>174.81326045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47]" office:value-type="float" office:value="4" calcext:value-type="float">
            <text:p>4</text:p>
          </table:table-cell>
          <table:table-cell table:formula="of:=[.G147]/[.B147]" office:value-type="float" office:value="1.42668035830386" calcext:value-type="float">
            <text:p>1.42668035830386</text:p>
          </table:table-cell>
        </table:table-row>
        <table:table-row table:style-name="ro1">
          <table:table-cell office:value-type="string" calcext:value-type="string">
            <text:p>problem7-7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7-7.pddl <text:s text:c="7"/></text:p>
          </table:table-cell>
          <table:table-cell office:value-type="float" office:value="831.359295271" calcext:value-type="float">
            <text:p>831.35929527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48]" office:value-type="string" office:string-value="-           " calcext:value-type="string">
            <text:p>- <text:s text:c="10"/></text:p>
          </table:table-cell>
          <table:table-cell table:formula="of:=[.G148]/[.B14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roblem8-4.pddl <text:s text:c="7"/></text:p>
          </table:table-cell>
          <table:table-cell office:value-type="float" office:value="7.153377237" calcext:value-type="float">
            <text:p>7.1533772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8-4.pddl <text:s text:c="7"/></text:p>
          </table:table-cell>
          <table:table-cell office:value-type="float" office:value="305.053414025" calcext:value-type="float">
            <text:p>305.0534140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9]" office:value-type="float" office:value="1" calcext:value-type="float">
            <text:p>1</text:p>
          </table:table-cell>
          <table:table-cell table:formula="of:=[.G149]/[.B149]" office:value-type="float" office:value="42.6446703309798" calcext:value-type="float">
            <text:p>42.6446703309798</text:p>
          </table:table-cell>
        </table:table-row>
        <table:table-row table:style-name="ro1">
          <table:table-cell office:value-type="string" calcext:value-type="string">
            <text:p>problem8-5.pddl <text:s text:c="7"/></text:p>
          </table:table-cell>
          <table:table-cell office:value-type="float" office:value="7.605662925" calcext:value-type="float">
            <text:p>7.605662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8-5.pddl <text:s text:c="7"/></text:p>
          </table:table-cell>
          <table:table-cell office:value-type="float" office:value="306.703341279" calcext:value-type="float">
            <text:p>306.7033412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50]" office:value-type="float" office:value="2" calcext:value-type="float">
            <text:p>2</text:p>
          </table:table-cell>
          <table:table-cell table:formula="of:=[.G150]/[.B150]" office:value-type="float" office:value="40.3256552786291" calcext:value-type="float">
            <text:p>40.3256552786291</text:p>
          </table:table-cell>
        </table:table-row>
        <table:table-row table:style-name="ro1">
          <table:table-cell office:value-type="string" calcext:value-type="string">
            <text:p>problem8-6.pddl <text:s text:c="7"/></text:p>
          </table:table-cell>
          <table:table-cell office:value-type="float" office:value="26.04842192" calcext:value-type="float">
            <text:p>26.048421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8-6.pddl <text:s text:c="7"/></text:p>
          </table:table-cell>
          <table:table-cell office:value-type="float" office:value="321.306978219" calcext:value-type="float">
            <text:p>321.3069782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51]" office:value-type="float" office:value="3" calcext:value-type="float">
            <text:p>3</text:p>
          </table:table-cell>
          <table:table-cell table:formula="of:=[.G151]/[.B151]" office:value-type="float" office:value="12.3349882463436" calcext:value-type="float">
            <text:p>12.3349882463436</text:p>
          </table:table-cell>
        </table:table-row>
        <table:table-row table:style-name="ro1">
          <table:table-cell office:value-type="string" calcext:value-type="string">
            <text:p>problem8-7.pddl <text:s text:c="7"/></text:p>
          </table:table-cell>
          <table:table-cell office:value-type="float" office:value="964.165680084" calcext:value-type="float">
            <text:p>964.1656800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blem8-7.pddl <text:s text:c="7"/></text:p>
          </table:table-cell>
          <table:table-cell office:value-type="float" office:value="346.408123242" calcext:value-type="float">
            <text:p>346.40812324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52]" office:value-type="float" office:value="4" calcext:value-type="float">
            <text:p>4</text:p>
          </table:table-cell>
          <table:table-cell table:formula="of:=[.G152]/[.B152]" office:value-type="float" office:value="0.359282777221255" calcext:value-type="float">
            <text:p>0.359282777221255</text:p>
          </table:table-cell>
        </table:table-row>
        <table:table-row table:style-name="ro1">
          <table:table-cell office:value-type="string" calcext:value-type="string">
            <text:p>problem8-8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8-8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53]" office:value-type="string" office:string-value="-           " calcext:value-type="string">
            <text:p>- <text:s text:c="10"/></text:p>
          </table:table-cell>
          <table:table-cell table:formula="of:=[.G153]/[.B15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roblem9-5.pddl <text:s text:c="7"/></text:p>
          </table:table-cell>
          <table:table-cell office:value-type="float" office:value="10.953492688" calcext:value-type="float">
            <text:p>10.9534926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lem9-5.pddl <text:s text:c="7"/></text:p>
          </table:table-cell>
          <table:table-cell office:value-type="float" office:value="532.31969813" calcext:value-type="float">
            <text:p>532.319698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4]" office:value-type="float" office:value="1" calcext:value-type="float">
            <text:p>1</text:p>
          </table:table-cell>
          <table:table-cell table:formula="of:=[.G154]/[.B154]" office:value-type="float" office:value="48.5981698525419" calcext:value-type="float">
            <text:p>48.5981698525419</text:p>
          </table:table-cell>
        </table:table-row>
        <table:table-row table:style-name="ro1">
          <table:table-cell office:value-type="string" calcext:value-type="string">
            <text:p>problem9-6.pddl <text:s text:c="7"/></text:p>
          </table:table-cell>
          <table:table-cell office:value-type="float" office:value="32.355702637" calcext:value-type="float">
            <text:p>32.3557026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9-6.pddl <text:s text:c="7"/></text:p>
          </table:table-cell>
          <table:table-cell office:value-type="float" office:value="534.630237123" calcext:value-type="float">
            <text:p>534.63023712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55]" office:value-type="float" office:value="3" calcext:value-type="float">
            <text:p>3</text:p>
          </table:table-cell>
          <table:table-cell table:formula="of:=[.G155]/[.B155]" office:value-type="float" office:value="16.5235242492194" calcext:value-type="float">
            <text:p>16.5235242492194</text:p>
          </table:table-cell>
        </table:table-row>
        <table:table-row table:style-name="ro1">
          <table:table-cell office:value-type="string" calcext:value-type="string">
            <text:p>problem9-7.pddl <text:s text:c="7"/></text:p>
          </table:table-cell>
          <table:table-cell office:value-type="float" office:value="188.466486021" calcext:value-type="float">
            <text:p>188.4664860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9-7.pddl <text:s text:c="7"/></text:p>
          </table:table-cell>
          <table:table-cell office:value-type="float" office:value="567.440620547" calcext:value-type="float">
            <text:p>567.4406205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56]" office:value-type="float" office:value="3" calcext:value-type="float">
            <text:p>3</text:p>
          </table:table-cell>
          <table:table-cell table:formula="of:=[.G156]/[.B156]" office:value-type="float" office:value="3.01083037375554" calcext:value-type="float">
            <text:p>3.01083037375554</text:p>
          </table:table-cell>
        </table:table-row>
        <table:table-row table:style-name="ro1">
          <table:table-cell office:value-type="string" calcext:value-type="string">
            <text:p>problem9-8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9-8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57]" office:value-type="string" office:string-value="-           " calcext:value-type="string">
            <text:p>- <text:s text:c="10"/></text:p>
          </table:table-cell>
          <table:table-cell table:formula="of:=[.G157]/[.B15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roblem9-9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9-9.pddl <text:s text:c="7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58]" office:value-type="string" office:string-value="-           " calcext:value-type="string">
            <text:p>- <text:s text:c="10"/></text:p>
          </table:table-cell>
          <table:table-cell table:formula="of:=[.G158]/[.B15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roblem10-6.pddl <text:s text:c="6"/></text:p>
          </table:table-cell>
          <table:table-cell office:value-type="float" office:value="56.476007281" calcext:value-type="float">
            <text:p>56.47600728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10-6.pddl <text:s text:c="6"/></text:p>
          </table:table-cell>
          <table:table-cell office:value-type="float" office:value="883.801907555" calcext:value-type="float">
            <text:p>883.80190755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59]" office:value-type="float" office:value="3" calcext:value-type="float">
            <text:p>3</text:p>
          </table:table-cell>
          <table:table-cell table:formula="of:=[.G159]/[.B159]" office:value-type="float" office:value="15.6491570510215" calcext:value-type="float">
            <text:p>15.6491570510215</text:p>
          </table:table-cell>
        </table:table-row>
        <table:table-row table:style-name="ro1">
          <table:table-cell office:value-type="string" calcext:value-type="string">
            <text:p>problem10-7.pddl <text:s text:c="6"/></text:p>
          </table:table-cell>
          <table:table-cell office:value-type="float" office:value="41.788391634" calcext:value-type="float">
            <text:p>41.7883916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blem10-7.pddl <text:s text:c="6"/></text:p>
          </table:table-cell>
          <table:table-cell office:value-type="float" office:value="874.75647821" calcext:value-type="float">
            <text:p>874.756478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0]" office:value-type="float" office:value="2" calcext:value-type="float">
            <text:p>2</text:p>
          </table:table-cell>
          <table:table-cell table:formula="of:=[.G160]/[.B160]" office:value-type="float" office:value="20.9330018219289" calcext:value-type="float">
            <text:p>20.9330018219289</text:p>
          </table:table-cell>
        </table:table-row>
        <table:table-row table:style-name="ro1">
          <table:table-cell office:value-type="string" calcext:value-type="string">
            <text:p>problem10-8.pddl <text:s text:c="6"/></text:p>
          </table:table-cell>
          <table:table-cell office:value-type="float" office:value="478.82842167" calcext:value-type="float">
            <text:p>478.828421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blem10-8.pddl <text:s text:c="6"/></text:p>
          </table:table-cell>
          <table:table-cell office:value-type="float" office:value="906.657048249" calcext:value-type="float">
            <text:p>906.65704824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61]" office:value-type="float" office:value="3" calcext:value-type="float">
            <text:p>3</text:p>
          </table:table-cell>
          <table:table-cell table:formula="of:=[.G161]/[.B161]" office:value-type="float" office:value="1.89349045966585" calcext:value-type="float">
            <text:p>1.89349045966585</text:p>
          </table:table-cell>
        </table:table-row>
        <table:table-row table:style-name="ro1">
          <table:table-cell office:value-type="string" calcext:value-type="string">
            <text:p>problem10-9.pddl <text:s text:c="6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10-9.pddl <text:s text:c="6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2]" office:value-type="string" office:string-value="-           " calcext:value-type="string">
            <text:p>- <text:s text:c="10"/></text:p>
          </table:table-cell>
          <table:table-cell table:formula="of:=[.G162]/[.B16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roblem10-10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roblem10-10.pddl <text:s text:c="5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3]" office:value-type="string" office:string-value="-           " calcext:value-type="string">
            <text:p>- <text:s text:c="10"/></text:p>
          </table:table-cell>
          <table:table-cell table:formula="of:=[.G163]/[.B16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3.pddl <text:s text:c="4"/></text:p>
          </table:table-cell>
          <table:table-cell office:value-type="float" office:value="0.863708448" calcext:value-type="float">
            <text:p>0.8637084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botProblem3.pddl <text:s text:c="4"/></text:p>
          </table:table-cell>
          <table:table-cell office:value-type="float" office:value="14.624951542" calcext:value-type="float">
            <text:p>14.62495154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64]" office:value-type="float" office:value="3" calcext:value-type="float">
            <text:p>3</text:p>
          </table:table-cell>
          <table:table-cell table:formula="of:=[.G164]/[.B164]" office:value-type="float" office:value="16.932741107101" calcext:value-type="float">
            <text:p>16.932741107101</text:p>
          </table:table-cell>
        </table:table-row>
        <table:table-row table:style-name="ro1">
          <table:table-cell office:value-type="string" calcext:value-type="string">
            <text:p>robotProblem4.pddl <text:s text:c="4"/></text:p>
          </table:table-cell>
          <table:table-cell office:value-type="float" office:value="0.838580631" calcext:value-type="float">
            <text:p>0.8385806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obotProblem4.pddl <text:s text:c="4"/></text:p>
          </table:table-cell>
          <table:table-cell office:value-type="float" office:value="117.438847814" calcext:value-type="float">
            <text:p>117.4388478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65]" office:value-type="float" office:value="5" calcext:value-type="float">
            <text:p>5</text:p>
          </table:table-cell>
          <table:table-cell table:formula="of:=[.G165]/[.B165]" office:value-type="float" office:value="140.044789341193" calcext:value-type="float">
            <text:p>140.044789341193</text:p>
          </table:table-cell>
        </table:table-row>
        <table:table-row table:style-name="ro1">
          <table:table-cell office:value-type="string" calcext:value-type="string">
            <text:p>robotProblem5.pddl <text:s text:c="4"/></text:p>
          </table:table-cell>
          <table:table-cell office:value-type="float" office:value="2.052388125" calcext:value-type="float">
            <text:p>2.0523881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obotProblem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6]" office:value-type="float" office:value="7" calcext:value-type="float">
            <text:p>7</text:p>
          </table:table-cell>
          <table:table-cell table:formula="of:=[.G166]/[.B16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6.pddl <text:s text:c="4"/></text:p>
          </table:table-cell>
          <table:table-cell office:value-type="float" office:value="2.260197657" calcext:value-type="float">
            <text:p>2.2601976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botProblem6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7]" office:value-type="float" office:value="9" calcext:value-type="float">
            <text:p>9</text:p>
          </table:table-cell>
          <table:table-cell table:formula="of:=[.G167]/[.B16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7.pddl <text:s text:c="4"/></text:p>
          </table:table-cell>
          <table:table-cell office:value-type="float" office:value="2.208058674" calcext:value-type="float">
            <text:p>2.20805867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obotProblem7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8]" office:value-type="float" office:value="11" calcext:value-type="float">
            <text:p>11</text:p>
          </table:table-cell>
          <table:table-cell table:formula="of:=[.G168]/[.B16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8.pddl <text:s text:c="4"/></text:p>
          </table:table-cell>
          <table:table-cell office:value-type="float" office:value="2.30388922" calcext:value-type="float">
            <text:p>2.303889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obotProblem8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69]" office:value-type="float" office:value="13" calcext:value-type="float">
            <text:p>13</text:p>
          </table:table-cell>
          <table:table-cell table:formula="of:=[.G169]/[.B16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9.pddl <text:s text:c="4"/></text:p>
          </table:table-cell>
          <table:table-cell office:value-type="float" office:value="1.446308506" calcext:value-type="float">
            <text:p>1.44630850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obotProblem9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0]" office:value-type="float" office:value="15" calcext:value-type="float">
            <text:p>15</text:p>
          </table:table-cell>
          <table:table-cell table:formula="of:=[.G170]/[.B17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0.pddl <text:s text:c="3"/></text:p>
          </table:table-cell>
          <table:table-cell office:value-type="float" office:value="1.683845488" calcext:value-type="float">
            <text:p>1.6838454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obotProblem1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1]" office:value-type="float" office:value="17" calcext:value-type="float">
            <text:p>17</text:p>
          </table:table-cell>
          <table:table-cell table:formula="of:=[.G171]/[.B17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1.pddl <text:s text:c="3"/></text:p>
          </table:table-cell>
          <table:table-cell office:value-type="float" office:value="1.662348794" calcext:value-type="float">
            <text:p>1.66234879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botProblem11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2]" office:value-type="float" office:value="19" calcext:value-type="float">
            <text:p>19</text:p>
          </table:table-cell>
          <table:table-cell table:formula="of:=[.G172]/[.B17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2.pddl <text:s text:c="3"/></text:p>
          </table:table-cell>
          <table:table-cell office:value-type="float" office:value="1.694432921" calcext:value-type="float">
            <text:p>1.69443292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obotProblem12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3]" office:value-type="float" office:value="21" calcext:value-type="float">
            <text:p>21</text:p>
          </table:table-cell>
          <table:table-cell table:formula="of:=[.G173]/[.B17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3.pddl <text:s text:c="3"/></text:p>
          </table:table-cell>
          <table:table-cell office:value-type="float" office:value="1.6032511" calcext:value-type="float">
            <text:p>1.60325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obotProblem13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4]" office:value-type="float" office:value="23" calcext:value-type="float">
            <text:p>23</text:p>
          </table:table-cell>
          <table:table-cell table:formula="of:=[.G174]/[.B17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4.pddl <text:s text:c="3"/></text:p>
          </table:table-cell>
          <table:table-cell office:value-type="float" office:value="1.868720523" calcext:value-type="float">
            <text:p>1.8687205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obotProblem14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5]" office:value-type="float" office:value="25" calcext:value-type="float">
            <text:p>25</text:p>
          </table:table-cell>
          <table:table-cell table:formula="of:=[.G175]/[.B17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5.pddl <text:s text:c="3"/></text:p>
          </table:table-cell>
          <table:table-cell office:value-type="float" office:value="2.718827785" calcext:value-type="float">
            <text:p>2.71882778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robotProblem1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6]" office:value-type="float" office:value="27" calcext:value-type="float">
            <text:p>27</text:p>
          </table:table-cell>
          <table:table-cell table:formula="of:=[.G176]/[.B17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6.pddl <text:s text:c="3"/></text:p>
          </table:table-cell>
          <table:table-cell office:value-type="float" office:value="2.54172208" calcext:value-type="float">
            <text:p>2.541722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robotProblem16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7]" office:value-type="float" office:value="29" calcext:value-type="float">
            <text:p>29</text:p>
          </table:table-cell>
          <table:table-cell table:formula="of:=[.G177]/[.B17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7.pddl <text:s text:c="3"/></text:p>
          </table:table-cell>
          <table:table-cell office:value-type="float" office:value="2.667363085" calcext:value-type="float">
            <text:p>2.6673630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robotProblem17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8]" office:value-type="float" office:value="31" calcext:value-type="float">
            <text:p>31</text:p>
          </table:table-cell>
          <table:table-cell table:formula="of:=[.G178]/[.B17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8.pddl <text:s text:c="3"/></text:p>
          </table:table-cell>
          <table:table-cell office:value-type="float" office:value="3.632400533" calcext:value-type="float">
            <text:p>3.6324005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botProblem18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79]" office:value-type="float" office:value="33" calcext:value-type="float">
            <text:p>33</text:p>
          </table:table-cell>
          <table:table-cell table:formula="of:=[.G179]/[.B17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9.pddl <text:s text:c="3"/></text:p>
          </table:table-cell>
          <table:table-cell office:value-type="float" office:value="4.097792061" calcext:value-type="float">
            <text:p>4.09779206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robotProblem19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0]" office:value-type="float" office:value="35" calcext:value-type="float">
            <text:p>35</text:p>
          </table:table-cell>
          <table:table-cell table:formula="of:=[.G180]/[.B18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20.pddl <text:s text:c="3"/></text:p>
          </table:table-cell>
          <table:table-cell office:value-type="float" office:value="4.868983203" calcext:value-type="float">
            <text:p>4.86898320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robotProblem2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1]" office:value-type="float" office:value="37" calcext:value-type="float">
            <text:p>37</text:p>
          </table:table-cell>
          <table:table-cell table:formula="of:=[.G181]/[.B18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21.pddl <text:s text:c="3"/></text:p>
          </table:table-cell>
          <table:table-cell office:value-type="float" office:value="4.035354599" calcext:value-type="float">
            <text:p>4.03535459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botProblem21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2]" office:value-type="float" office:value="39" calcext:value-type="float">
            <text:p>39</text:p>
          </table:table-cell>
          <table:table-cell table:formula="of:=[.G182]/[.B18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22.pddl <text:s text:c="3"/></text:p>
          </table:table-cell>
          <table:table-cell office:value-type="float" office:value="5.929697407" calcext:value-type="float">
            <text:p>5.92969740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robotProblem22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3]" office:value-type="float" office:value="41" calcext:value-type="float">
            <text:p>41</text:p>
          </table:table-cell>
          <table:table-cell table:formula="of:=[.G183]/[.B18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3.pddl <text:s text:c="4"/></text:p>
          </table:table-cell>
          <table:table-cell office:value-type="float" office:value="0.816665817" calcext:value-type="float">
            <text:p>0.8166658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botProblem3.pddl <text:s text:c="4"/></text:p>
          </table:table-cell>
          <table:table-cell office:value-type="float" office:value="15.619065812" calcext:value-type="float">
            <text:p>15.6190658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84]" office:value-type="float" office:value="3" calcext:value-type="float">
            <text:p>3</text:p>
          </table:table-cell>
          <table:table-cell table:formula="of:=[.G184]/[.B184]" office:value-type="float" office:value="19.1254066068006" calcext:value-type="float">
            <text:p>19.1254066068006</text:p>
          </table:table-cell>
        </table:table-row>
        <table:table-row table:style-name="ro1">
          <table:table-cell office:value-type="string" calcext:value-type="string">
            <text:p>robotProblem4.pddl <text:s text:c="4"/></text:p>
          </table:table-cell>
          <table:table-cell office:value-type="float" office:value="0.746528484" calcext:value-type="float">
            <text:p>0.7465284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obotProblem4.pddl <text:s text:c="4"/></text:p>
          </table:table-cell>
          <table:table-cell office:value-type="float" office:value="128.255130105" calcext:value-type="float">
            <text:p>128.25513010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85]" office:value-type="float" office:value="5" calcext:value-type="float">
            <text:p>5</text:p>
          </table:table-cell>
          <table:table-cell table:formula="of:=[.G185]/[.B185]" office:value-type="float" office:value="171.802058265469" calcext:value-type="float">
            <text:p>171.802058265469</text:p>
          </table:table-cell>
        </table:table-row>
        <table:table-row table:style-name="ro1">
          <table:table-cell office:value-type="string" calcext:value-type="string">
            <text:p>robotProblem5.pddl <text:s text:c="4"/></text:p>
          </table:table-cell>
          <table:table-cell office:value-type="float" office:value="1.743883177" calcext:value-type="float">
            <text:p>1.74388317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obotProblem5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6]" office:value-type="float" office:value="7" calcext:value-type="float">
            <text:p>7</text:p>
          </table:table-cell>
          <table:table-cell table:formula="of:=[.G186]/[.B18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6.pddl <text:s text:c="4"/></text:p>
          </table:table-cell>
          <table:table-cell office:value-type="float" office:value="2.055882792" calcext:value-type="float">
            <text:p>2.05588279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botProblem6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7]" office:value-type="float" office:value="9" calcext:value-type="float">
            <text:p>9</text:p>
          </table:table-cell>
          <table:table-cell table:formula="of:=[.G187]/[.B18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7.pddl <text:s text:c="4"/></text:p>
          </table:table-cell>
          <table:table-cell office:value-type="float" office:value="1.772072405" calcext:value-type="float">
            <text:p>1.77207240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obotProblem7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8]" office:value-type="float" office:value="11" calcext:value-type="float">
            <text:p>11</text:p>
          </table:table-cell>
          <table:table-cell table:formula="of:=[.G188]/[.B18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8.pddl <text:s text:c="4"/></text:p>
          </table:table-cell>
          <table:table-cell office:value-type="float" office:value="1.896371678" calcext:value-type="float">
            <text:p>1.89637167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obotProblem8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89]" office:value-type="float" office:value="13" calcext:value-type="float">
            <text:p>13</text:p>
          </table:table-cell>
          <table:table-cell table:formula="of:=[.G189]/[.B18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9.pddl <text:s text:c="4"/></text:p>
          </table:table-cell>
          <table:table-cell office:value-type="float" office:value="0.955639312" calcext:value-type="float">
            <text:p>0.9556393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obotProblem9.pddl <text:s text:c="4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0]" office:value-type="float" office:value="15" calcext:value-type="float">
            <text:p>15</text:p>
          </table:table-cell>
          <table:table-cell table:formula="of:=[.G190]/[.B19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0.pddl <text:s text:c="3"/></text:p>
          </table:table-cell>
          <table:table-cell office:value-type="float" office:value="0.899795775" calcext:value-type="float">
            <text:p>0.8997957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obotProblem1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1]" office:value-type="float" office:value="17" calcext:value-type="float">
            <text:p>17</text:p>
          </table:table-cell>
          <table:table-cell table:formula="of:=[.G191]/[.B19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1.pddl <text:s text:c="3"/></text:p>
          </table:table-cell>
          <table:table-cell office:value-type="float" office:value="1.200029382" calcext:value-type="float">
            <text:p>1.20002938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botProblem11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2]" office:value-type="float" office:value="19" calcext:value-type="float">
            <text:p>19</text:p>
          </table:table-cell>
          <table:table-cell table:formula="of:=[.G192]/[.B19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2.pddl <text:s text:c="3"/></text:p>
          </table:table-cell>
          <table:table-cell office:value-type="float" office:value="1.22244883" calcext:value-type="float">
            <text:p>1.2224488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obotProblem12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3]" office:value-type="float" office:value="21" calcext:value-type="float">
            <text:p>21</text:p>
          </table:table-cell>
          <table:table-cell table:formula="of:=[.G193]/[.B19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3.pddl <text:s text:c="3"/></text:p>
          </table:table-cell>
          <table:table-cell office:value-type="float" office:value="1.047613607" calcext:value-type="float">
            <text:p>1.04761360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obotProblem13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4]" office:value-type="float" office:value="23" calcext:value-type="float">
            <text:p>23</text:p>
          </table:table-cell>
          <table:table-cell table:formula="of:=[.G194]/[.B19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4.pddl <text:s text:c="3"/></text:p>
          </table:table-cell>
          <table:table-cell office:value-type="float" office:value="1.166727456" calcext:value-type="float">
            <text:p>1.1667274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obotProblem14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5]" office:value-type="float" office:value="25" calcext:value-type="float">
            <text:p>25</text:p>
          </table:table-cell>
          <table:table-cell table:formula="of:=[.G195]/[.B19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5.pddl <text:s text:c="3"/></text:p>
          </table:table-cell>
          <table:table-cell office:value-type="float" office:value="1.370455638" calcext:value-type="float">
            <text:p>1.37045563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robotProblem15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6]" office:value-type="float" office:value="27" calcext:value-type="float">
            <text:p>27</text:p>
          </table:table-cell>
          <table:table-cell table:formula="of:=[.G196]/[.B19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6.pddl <text:s text:c="3"/></text:p>
          </table:table-cell>
          <table:table-cell office:value-type="float" office:value="1.509083881" calcext:value-type="float">
            <text:p>1.50908388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robotProblem16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7]" office:value-type="float" office:value="29" calcext:value-type="float">
            <text:p>29</text:p>
          </table:table-cell>
          <table:table-cell table:formula="of:=[.G197]/[.B19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7.pddl <text:s text:c="3"/></text:p>
          </table:table-cell>
          <table:table-cell office:value-type="float" office:value="1.63614008" calcext:value-type="float">
            <text:p>1.6361400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robotProblem17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8]" office:value-type="float" office:value="31" calcext:value-type="float">
            <text:p>31</text:p>
          </table:table-cell>
          <table:table-cell table:formula="of:=[.G198]/[.B19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8.pddl <text:s text:c="3"/></text:p>
          </table:table-cell>
          <table:table-cell office:value-type="float" office:value="1.498919731" calcext:value-type="float">
            <text:p>1.49891973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botProblem18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199]" office:value-type="float" office:value="33" calcext:value-type="float">
            <text:p>33</text:p>
          </table:table-cell>
          <table:table-cell table:formula="of:=[.G199]/[.B19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19.pddl <text:s text:c="3"/></text:p>
          </table:table-cell>
          <table:table-cell office:value-type="float" office:value="1.535007023" calcext:value-type="float">
            <text:p>1.53500702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robotProblem19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00]" office:value-type="float" office:value="35" calcext:value-type="float">
            <text:p>35</text:p>
          </table:table-cell>
          <table:table-cell table:formula="of:=[.G200]/[.B20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20.pddl <text:s text:c="3"/></text:p>
          </table:table-cell>
          <table:table-cell office:value-type="float" office:value="1.997784171" calcext:value-type="float">
            <text:p>1.99778417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robotProblem20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01]" office:value-type="float" office:value="37" calcext:value-type="float">
            <text:p>37</text:p>
          </table:table-cell>
          <table:table-cell table:formula="of:=[.G201]/[.B20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21.pddl <text:s text:c="3"/></text:p>
          </table:table-cell>
          <table:table-cell office:value-type="float" office:value="1.930424877" calcext:value-type="float">
            <text:p>1.93042487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botProblem21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02]" office:value-type="float" office:value="39" calcext:value-type="float">
            <text:p>39</text:p>
          </table:table-cell>
          <table:table-cell table:formula="of:=[.G202]/[.B20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robotProblem22.pddl <text:s text:c="3"/></text:p>
          </table:table-cell>
          <table:table-cell office:value-type="float" office:value="2.0661761" calcext:value-type="float">
            <text:p>2.066176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robotProblem22.pddl <text:s text:c="3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03]" office:value-type="float" office:value="41" calcext:value-type="float">
            <text:p>41</text:p>
          </table:table-cell>
          <table:table-cell table:formula="of:=[.G203]/[.B20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A-4.pddl <text:s text:c="2"/></text:p>
          </table:table-cell>
          <table:table-cell office:value-type="float" office:value="1.269794599" calcext:value-type="float">
            <text:p>1.2697945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ipesProblemA-4.pddl <text:s text:c="2"/></text:p>
          </table:table-cell>
          <table:table-cell office:value-type="float" office:value="6.374819938" calcext:value-type="float">
            <text:p>6.37481993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04]" office:value-type="float" office:value="100" calcext:value-type="float">
            <text:p>100</text:p>
          </table:table-cell>
          <table:table-cell table:formula="of:=[.G204]/[.B204]" office:value-type="float" office:value="5.0203552157336" calcext:value-type="float">
            <text:p>5.0203552157336</text:p>
          </table:table-cell>
        </table:table-row>
        <table:table-row table:style-name="ro1">
          <table:table-cell office:value-type="string" calcext:value-type="string">
            <text:p>pipesProblemA-5.pddl <text:s text:c="2"/></text:p>
          </table:table-cell>
          <table:table-cell office:value-type="float" office:value="9.965829068" calcext:value-type="float">
            <text:p>9.96582906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ipesProblemA-5.pddl <text:s text:c="2"/></text:p>
          </table:table-cell>
          <table:table-cell office:value-type="float" office:value="11.630555475" calcext:value-type="float">
            <text:p>11.6305554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C205]" office:value-type="float" office:value="20" calcext:value-type="float">
            <text:p>20</text:p>
          </table:table-cell>
          <table:table-cell table:formula="of:=[.G205]/[.B205]" office:value-type="float" office:value="1.16704344371563" calcext:value-type="float">
            <text:p>1.16704344371563</text:p>
          </table:table-cell>
        </table:table-row>
        <table:table-row table:style-name="ro1">
          <table:table-cell office:value-type="string" calcext:value-type="string">
            <text:p>pipesProblemA-6.pddl <text:s text:c="2"/></text:p>
          </table:table-cell>
          <table:table-cell office:value-type="float" office:value="41.792195688" calcext:value-type="float">
            <text:p>41.79219568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ipesProblemA-6.pddl <text:s text:c="2"/></text:p>
          </table:table-cell>
          <table:table-cell office:value-type="float" office:value="19.426063684" calcext:value-type="float">
            <text:p>19.42606368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206]" office:value-type="float" office:value="21" calcext:value-type="float">
            <text:p>21</text:p>
          </table:table-cell>
          <table:table-cell table:formula="of:=[.G206]/[.B206]" office:value-type="float" office:value="0.464825151303977" calcext:value-type="float">
            <text:p>0.464825151303977</text:p>
          </table:table-cell>
        </table:table-row>
        <table:table-row table:style-name="ro1">
          <table:table-cell office:value-type="string" calcext:value-type="string">
            <text:p>pipesProblemA-7.pddl <text:s text:c="2"/></text:p>
          </table:table-cell>
          <table:table-cell office:value-type="float" office:value="181.003757891" calcext:value-type="float">
            <text:p>181.00375789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ipesProblemA-7.pddl <text:s text:c="2"/></text:p>
          </table:table-cell>
          <table:table-cell office:value-type="float" office:value="23.927556098" calcext:value-type="float">
            <text:p>23.92755609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207]" office:value-type="float" office:value="21" calcext:value-type="float">
            <text:p>21</text:p>
          </table:table-cell>
          <table:table-cell table:formula="of:=[.G207]/[.B207]" office:value-type="float" office:value="0.132193697947471" calcext:value-type="float">
            <text:p>0.132193697947471</text:p>
          </table:table-cell>
        </table:table-row>
        <table:table-row table:style-name="ro1">
          <table:table-cell office:value-type="string" calcext:value-type="string">
            <text:p>pipesProblemA-8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8.pddl <text:s text:c="2"/></text:p>
          </table:table-cell>
          <table:table-cell office:value-type="float" office:value="62.128020537" calcext:value-type="float">
            <text:p>62.12802053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208]" office:value-type="string" office:string-value="-           " calcext:value-type="string">
            <text:p>- <text:s text:c="10"/></text:p>
          </table:table-cell>
          <table:table-cell table:formula="of:=[.G208]/[.B20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A-9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9.pddl <text:s text:c="2"/></text:p>
          </table:table-cell>
          <table:table-cell office:value-type="float" office:value="131.685370592" calcext:value-type="float">
            <text:p>131.68537059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209]" office:value-type="string" office:string-value="-           " calcext:value-type="string">
            <text:p>- <text:s text:c="10"/></text:p>
          </table:table-cell>
          <table:table-cell table:formula="of:=[.G209]/[.B20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A-10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A-10.pddl <text:s/></text:p>
          </table:table-cell>
          <table:table-cell office:value-type="float" office:value="194.531570681" calcext:value-type="float">
            <text:p>194.53157068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C210]" office:value-type="string" office:string-value="-           " calcext:value-type="string">
            <text:p>- <text:s text:c="10"/></text:p>
          </table:table-cell>
          <table:table-cell table:formula="of:=[.G210]/[.B21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B-4.pddl <text:s text:c="2"/></text:p>
          </table:table-cell>
          <table:table-cell office:value-type="float" office:value="0.987072832" calcext:value-type="float">
            <text:p>0.98707283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ipesProblemB-4.pddl <text:s text:c="2"/></text:p>
          </table:table-cell>
          <table:table-cell office:value-type="float" office:value="6.991271135" calcext:value-type="float">
            <text:p>6.99127113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211]" office:value-type="float" office:value="11" calcext:value-type="float">
            <text:p>11</text:p>
          </table:table-cell>
          <table:table-cell table:formula="of:=[.G211]/[.B211]" office:value-type="float" office:value="7.0828320954132" calcext:value-type="float">
            <text:p>7.0828320954132</text:p>
          </table:table-cell>
        </table:table-row>
        <table:table-row table:style-name="ro1">
          <table:table-cell office:value-type="string" calcext:value-type="string">
            <text:p>pipesProblemB-5.pddl <text:s text:c="2"/></text:p>
          </table:table-cell>
          <table:table-cell office:value-type="float" office:value="0.982991031" calcext:value-type="float">
            <text:p>0.9829910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ipesProblemB-5.pddl <text:s text:c="2"/></text:p>
          </table:table-cell>
          <table:table-cell office:value-type="float" office:value="9.212676411" calcext:value-type="float">
            <text:p>9.2126764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212]" office:value-type="float" office:value="13" calcext:value-type="float">
            <text:p>13</text:p>
          </table:table-cell>
          <table:table-cell table:formula="of:=[.G212]/[.B212]" office:value-type="float" office:value="9.37208593004955" calcext:value-type="float">
            <text:p>9.37208593004955</text:p>
          </table:table-cell>
        </table:table-row>
        <table:table-row table:style-name="ro1">
          <table:table-cell office:value-type="string" calcext:value-type="string">
            <text:p>pipesProblemB-6.pddl <text:s text:c="2"/></text:p>
          </table:table-cell>
          <table:table-cell office:value-type="float" office:value="1.207466922" calcext:value-type="float">
            <text:p>1.2074669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pesProblemB-6.pddl <text:s text:c="2"/></text:p>
          </table:table-cell>
          <table:table-cell office:value-type="float" office:value="11.794995052" calcext:value-type="float">
            <text:p>11.79499505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213]" office:value-type="float" office:value="14" calcext:value-type="float">
            <text:p>14</text:p>
          </table:table-cell>
          <table:table-cell table:formula="of:=[.G213]/[.B213]" office:value-type="float" office:value="9.76837943722983" calcext:value-type="float">
            <text:p>9.76837943722983</text:p>
          </table:table-cell>
        </table:table-row>
        <table:table-row table:style-name="ro1">
          <table:table-cell office:value-type="string" calcext:value-type="string">
            <text:p>pipesProblemB-7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7.pddl <text:s text:c="2"/></text:p>
          </table:table-cell>
          <table:table-cell office:value-type="float" office:value="137.067781068" calcext:value-type="float">
            <text:p>137.06778106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214]" office:value-type="string" office:string-value="-           " calcext:value-type="string">
            <text:p>- <text:s text:c="10"/></text:p>
          </table:table-cell>
          <table:table-cell table:formula="of:=[.G214]/[.B21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B-8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8.pddl <text:s text:c="2"/></text:p>
          </table:table-cell>
          <table:table-cell office:value-type="float" office:value="996.563950303" calcext:value-type="float">
            <text:p>996.56395030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C215]" office:value-type="string" office:string-value="-           " calcext:value-type="string">
            <text:p>- <text:s text:c="10"/></text:p>
          </table:table-cell>
          <table:table-cell table:formula="of:=[.G215]/[.B2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B-9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9.pddl <text:s text:c="2"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16]" office:value-type="string" office:string-value="-           " calcext:value-type="string">
            <text:p>- <text:s text:c="10"/></text:p>
          </table:table-cell>
          <table:table-cell table:formula="of:=[.G216]/[.B2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B-10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 table:number-columns-repeated="2"/>
          <table:table-cell office:value-type="string" calcext:value-type="string">
            <text:p>pipesProblemB-10.pddl <text:s/>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- <text:s text:c="10"/></text:p>
          </table:table-cell>
          <table:table-cell/>
          <table:table-cell table:formula="of:=[.C217]" office:value-type="string" office:string-value="-           " calcext:value-type="string">
            <text:p>- <text:s text:c="10"/></text:p>
          </table:table-cell>
          <table:table-cell table:formula="of:=[.G217]/[.B2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pesProblemC-4.pddl <text:s text:c="2"/></text:p>
          </table:table-cell>
          <table:table-cell office:value-type="float" office:value="0.928812078" calcext:value-type="float">
            <text:p>0.9288120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ipesProblemC-4.pddl <text:s text:c="2"/></text:p>
          </table:table-cell>
          <table:table-cell office:value-type="float" office:value="5.892942479" calcext:value-type="float">
            <text:p>5.89294247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18]" office:value-type="float" office:value="12" calcext:value-type="float">
            <text:p>12</text:p>
          </table:table-cell>
          <table:table-cell table:formula="of:=[.G218]/[.B218]" office:value-type="float" office:value="6.34460147384087" calcext:value-type="float">
            <text:p>6.34460147384087</text:p>
          </table:table-cell>
        </table:table-row>
        <table:table-row table:style-name="ro1">
          <table:table-cell office:value-type="string" calcext:value-type="string">
            <text:p>pipesProblemC-5.pddl <text:s text:c="2"/></text:p>
          </table:table-cell>
          <table:table-cell office:value-type="float" office:value="1.001662554" calcext:value-type="float">
            <text:p>1.00166255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ipesProblemC-5.pddl <text:s text:c="2"/></text:p>
          </table:table-cell>
          <table:table-cell office:value-type="float" office:value="7.600401459" calcext:value-type="float">
            <text:p>7.60040145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219]" office:value-type="float" office:value="15" calcext:value-type="float">
            <text:p>15</text:p>
          </table:table-cell>
          <table:table-cell table:formula="of:=[.G219]/[.B219]" office:value-type="float" office:value="7.58778635444527" calcext:value-type="float">
            <text:p>7.58778635444527</text:p>
          </table:table-cell>
        </table:table-row>
        <table:table-row table:style-name="ro1">
          <table:table-cell office:value-type="string" calcext:value-type="string">
            <text:p>pipesProblemC-6.pddl <text:s text:c="2"/></text:p>
          </table:table-cell>
          <table:table-cell office:value-type="float" office:value="2.519992989" calcext:value-type="float">
            <text:p>2.51999298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ipesProblemC-6.pddl <text:s text:c="2"/></text:p>
          </table:table-cell>
          <table:table-cell office:value-type="float" office:value="11.177080361" calcext:value-type="float">
            <text:p>11.17708036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20]" office:value-type="float" office:value="100" calcext:value-type="float">
            <text:p>100</text:p>
          </table:table-cell>
          <table:table-cell table:formula="of:=[.G220]/[.B220]" office:value-type="float" office:value="4.43536168941302" calcext:value-type="float">
            <text:p>4.43536168941302</text:p>
          </table:table-cell>
        </table:table-row>
        <table:table-row table:style-name="ro1">
          <table:table-cell office:value-type="string" calcext:value-type="string">
            <text:p>pipesProblemC-7.pddl <text:s text:c="2"/></text:p>
          </table:table-cell>
          <table:table-cell office:value-type="float" office:value="11.074272446" calcext:value-type="float">
            <text:p>11.07427244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ipesProblemC-7.pddl <text:s text:c="2"/></text:p>
          </table:table-cell>
          <table:table-cell office:value-type="float" office:value="13.287397867" calcext:value-type="float">
            <text:p>13.28739786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21]" office:value-type="float" office:value="100" calcext:value-type="float">
            <text:p>100</text:p>
          </table:table-cell>
          <table:table-cell table:formula="of:=[.G221]/[.B221]" office:value-type="float" office:value="1.19984386620354" calcext:value-type="float">
            <text:p>1.19984386620354</text:p>
          </table:table-cell>
        </table:table-row>
        <table:table-row table:style-name="ro1">
          <table:table-cell office:value-type="string" calcext:value-type="string">
            <text:p>pipesProblemC-8.pddl <text:s text:c="2"/></text:p>
          </table:table-cell>
          <table:table-cell office:value-type="float" office:value="35.877984082" calcext:value-type="float">
            <text:p>35.87798408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ipesProblemC-8.pddl <text:s text:c="2"/></text:p>
          </table:table-cell>
          <table:table-cell office:value-type="float" office:value="15.230539587" calcext:value-type="float">
            <text:p>15.23053958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22]" office:value-type="float" office:value="100" calcext:value-type="float">
            <text:p>100</text:p>
          </table:table-cell>
          <table:table-cell table:formula="of:=[.G222]/[.B222]" office:value-type="float" office:value="0.424509346795802" calcext:value-type="float">
            <text:p>0.424509346795802</text:p>
          </table:table-cell>
        </table:table-row>
        <table:table-row table:style-name="ro1">
          <table:table-cell office:value-type="string" calcext:value-type="string">
            <text:p>pipesProblemC-9.pddl <text:s text:c="2"/></text:p>
          </table:table-cell>
          <table:table-cell office:value-type="float" office:value="113.93132212" calcext:value-type="float">
            <text:p>113.9313221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ipesProblemC-9.pddl <text:s text:c="2"/></text:p>
          </table:table-cell>
          <table:table-cell office:value-type="float" office:value="22.391496985" calcext:value-type="float">
            <text:p>22.39149698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23]" office:value-type="float" office:value="100" calcext:value-type="float">
            <text:p>100</text:p>
          </table:table-cell>
          <table:table-cell table:formula="of:=[.G223]/[.B223]" office:value-type="float" office:value="0.196535040306263" calcext:value-type="float">
            <text:p>0.196535040306263</text:p>
          </table:table-cell>
        </table:table-row>
        <table:table-row table:style-name="ro1">
          <table:table-cell office:value-type="string" calcext:value-type="string">
            <text:p>pipesProblemC-10.pddl <text:s/></text:p>
          </table:table-cell>
          <table:table-cell office:value-type="float" office:value="410.817687752" calcext:value-type="float">
            <text:p>410.81768775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pesProblemC-10.pddl <text:s/></text:p>
          </table:table-cell>
          <table:table-cell office:value-type="float" office:value="42.511188947" calcext:value-type="float">
            <text:p>42.51118894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224]" office:value-type="float" office:value="34" calcext:value-type="float">
            <text:p>34</text:p>
          </table:table-cell>
          <table:table-cell table:formula="of:=[.G224]/[.B224]" office:value-type="float" office:value="0.103479451382977" calcext:value-type="float">
            <text:p>0.103479451382977</text:p>
          </table:table-cell>
        </table:table-row>
      </table:table>
      <table:named-expressions/>
      <table:database-ranges>
        <table:database-range table:name="__Anonymous_Sheet_DB__0" table:target-range-address="benchmarkAll_2024_01_17_15_51_Repair_Based.A1:benchmarkAll_2024_01_17_15_51_Repair_Based.P4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9T11:53:04.500269675</dc:date>
    <meta:editing-duration>PT11M59S</meta:editing-duration>
    <meta:editing-cycles>3</meta:editing-cycles>
    <meta:document-statistic meta:table-count="4" meta:cell-count="117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50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0.1" chart:maximum="15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7cm" svg:height="17.054cm" xlink:href=".." xlink:type="simple" chart:class="chart:scatter" chart:style-name="ch1">
        <chart:legend chart:legend-position="end" svg:x="19.104cm" svg:y="8.228cm" style:legend-expansion="high" chart:style-name="ch2"/>
        <chart:plot-area chart:style-name="ch3" table:cell-range-address="all.D5:all.D224 all.K5:all.K224" svg:x="0.427cm" svg:y="0.341cm" svg:width="18.25cm" svg:height="16.372cm">
          <chart:coordinate-region svg:x="1.419cm" svg:y="0.341cm" svg:width="17.258cm" svg:height="15.72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all.K5:all.K224" chart:class="chart:scatter">
            <chart:domain table:cell-range-address="all.D5:all.D224"/>
            <chart:data-point chart:repeated="2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81657265">
                <text:p>1.181657265</text:p>
                <draw:g>
                  <svg:desc>all.D5:all.D224</svg:desc>
                </draw:g>
              </table:table-cell>
              <table:table-cell office:value-type="float" office:value="44.204553487">
                <text:p>44.204553487</text:p>
                <draw:g>
                  <svg:desc>all.K5:all.K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4254403">
                <text:p>0.834254403</text:p>
              </table:table-cell>
              <table:table-cell office:value-type="float" office:value="66.839629303">
                <text:p>66.839629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9934438">
                <text:p>0.849934438</text:p>
              </table:table-cell>
              <table:table-cell office:value-type="float" office:value="388.440446184">
                <text:p>388.440446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6936771">
                <text:p>0.946936771</text:p>
              </table:table-cell>
              <table:table-cell office:value-type="float" office:value="56.245188482">
                <text:p>56.245188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3835624">
                <text:p>0.9638356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491962">
                <text:p>1.102491962</text:p>
              </table:table-cell>
              <table:table-cell office:value-type="float" office:value="256.283169351">
                <text:p>256.283169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4276337">
                <text:p>1.104276337</text:p>
              </table:table-cell>
              <table:table-cell office:value-type="float" office:value="210.801234535">
                <text:p>210.801234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5610888">
                <text:p>2.3561088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16356181">
                <text:p>1.816356181</text:p>
              </table:table-cell>
              <table:table-cell office:value-type="float" office:value="342.191600439">
                <text:p>342.191600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24776871">
                <text:p>1.924776871</text:p>
              </table:table-cell>
              <table:table-cell office:value-type="float" office:value="386.342691562">
                <text:p>386.342691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2462029">
                <text:p>3.612462029</text:p>
              </table:table-cell>
              <table:table-cell office:value-type="float" office:value="327.168481965">
                <text:p>327.168481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24015209">
                <text:p>7.32401520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99872574">
                <text:p>7.2998725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42558301">
                <text:p>13.042558301</text:p>
              </table:table-cell>
              <table:table-cell office:value-type="float" office:value="453.885444377">
                <text:p>453.885444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63521375">
                <text:p>15.96352137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698970741">
                <text:p>58.69897074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993684191">
                <text:p>49.99368419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237805513">
                <text:p>46.23780551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.209456373">
                <text:p>176.20945637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.539824717">
                <text:p>203.53982471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603066">
                <text:p>1.0760306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9666392">
                <text:p>1.03966639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7053729">
                <text:p>1.04705372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2811712">
                <text:p>0.80281171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4975633">
                <text:p>1.0149756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3800941">
                <text:p>0.79380094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0262592">
                <text:p>1.01026259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3846476">
                <text:p>1.01384647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60883085">
                <text:p>1.06088308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925092">
                <text:p>0.96892509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84025435">
                <text:p>2.18402543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2387921">
                <text:p>3.023879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27419465">
                <text:p>1.62741946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13293891">
                <text:p>2.61329389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91067164">
                <text:p>9.29106716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322274671">
                <text:p>10.32227467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822374676">
                <text:p>18.82237467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31705071">
                <text:p>21.33170507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970799788">
                <text:p>93.97079978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.915944629">
                <text:p>204.91594462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6466926">
                <text:p>1.096466926</text:p>
              </table:table-cell>
              <table:table-cell office:value-type="float" office:value="281.819032082">
                <text:p>281.819032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20632039">
                <text:p>1.820632039</text:p>
              </table:table-cell>
              <table:table-cell office:value-type="float" office:value="346.231414281">
                <text:p>346.231414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945843172">
                <text:p>15.945843172</text:p>
              </table:table-cell>
              <table:table-cell office:value-type="float" office:value="389.315221524">
                <text:p>389.315221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012805173">
                <text:p>112.012805173</text:p>
              </table:table-cell>
              <table:table-cell office:value-type="float" office:value="413.066958032">
                <text:p>413.066958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11261668">
                <text:p>1.311261668</text:p>
              </table:table-cell>
              <table:table-cell office:value-type="float" office:value="603.55977989">
                <text:p>603.55977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55047282">
                <text:p>2.355047282</text:p>
              </table:table-cell>
              <table:table-cell office:value-type="float" office:value="648.101198837">
                <text:p>648.1011988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334694429">
                <text:p>10.334694429</text:p>
              </table:table-cell>
              <table:table-cell office:value-type="float" office:value="660.262434926">
                <text:p>660.262434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7.913004659">
                <text:p>767.913004659</text:p>
              </table:table-cell>
              <table:table-cell office:value-type="float" office:value="668.124448597">
                <text:p>668.124448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10755483">
                <text:p>1.710755483</text:p>
              </table:table-cell>
              <table:table-cell office:value-type="float" office:value="1139.940101352">
                <text:p>1139.940101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77449294">
                <text:p>2.47744929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32031814">
                <text:p>16.43203181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7.151229307">
                <text:p>717.15122930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3019592">
                <text:p>2.08301959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95714643">
                <text:p>4.89571464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824685107">
                <text:p>17.82468510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.051949251">
                <text:p>107.05194925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85767606">
                <text:p>2.6857676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70592977">
                <text:p>3.87059297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.63530306">
                <text:p>39.635303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897749522">
                <text:p>91.89774952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43545515">
                <text:p>3.64354551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557876526">
                <text:p>7.55787652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.552864673">
                <text:p>83.55286467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8.158999239">
                <text:p>248.15899923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12422105">
                <text:p>0.812422105</text:p>
              </table:table-cell>
              <table:table-cell office:value-type="float" office:value="32.397317898">
                <text:p>32.397317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267329">
                <text:p>0.84267329</text:p>
              </table:table-cell>
              <table:table-cell office:value-type="float" office:value="76.981797312">
                <text:p>76.981797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9710331">
                <text:p>2.11971033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39774932">
                <text:p>1.93977493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76115264">
                <text:p>1.97611526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91966772">
                <text:p>2.39196677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1987054">
                <text:p>1.44198705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98735022">
                <text:p>1.59873502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59984529">
                <text:p>2.95998452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12183372">
                <text:p>2.41218337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02230111">
                <text:p>2.90223011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452062484">
                <text:p>4.45206248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91557794">
                <text:p>4.09155779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55071338">
                <text:p>5.0550713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35637545">
                <text:p>7.03563754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81783279">
                <text:p>8.08178327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05804943">
                <text:p>9.60580494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59786953">
                <text:p>12.15978695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233517873">
                <text:p>14.23351787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416139246">
                <text:p>19.41613924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840156624">
                <text:p>25.8401566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01785674">
                <text:p>53.017856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.534145102">
                <text:p>100.53414510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1.339084035">
                <text:p>221.33908403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53.452999863">
                <text:p>1153.45299986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9104229">
                <text:p>1.5910422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93717634">
                <text:p>1.89371763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76057511">
                <text:p>2.67605751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913513043">
                <text:p>2.91351304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88636816">
                <text:p>4.18863681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99237329">
                <text:p>5.39923732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494372676">
                <text:p>8.49437267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211087552">
                <text:p>16.21108755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487445946">
                <text:p>19.48744594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306107349">
                <text:p>29.30610734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.717927651">
                <text:p>45.71792765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394846889">
                <text:p>59.39484688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.332858101">
                <text:p>67.33285810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.861876146">
                <text:p>78.86187614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0800146">
                <text:p>99.080014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54797253">
                <text:p>2.85479725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56327902">
                <text:p>3.05632790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007331937">
                <text:p>2.0073319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20179306">
                <text:p>2.2201793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36139863">
                <text:p>3.03613986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95220046">
                <text:p>7.49522004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6194194">
                <text:p>13.1619419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546468708">
                <text:p>17.54646870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766552368">
                <text:p>21.76655236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490838495">
                <text:p>31.49083849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.307263574">
                <text:p>45.3072635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.357834603">
                <text:p>50.35783460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569570608">
                <text:p>66.56957060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.908550573">
                <text:p>82.90855057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.009729949">
                <text:p>103.00972994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465736903">
                <text:p>1.465736903</text:p>
              </table:table-cell>
              <table:table-cell office:value-type="float" office:value="44.648453174">
                <text:p>44.648453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09423588">
                <text:p>1.509423588</text:p>
              </table:table-cell>
              <table:table-cell office:value-type="float" office:value="43.317327845">
                <text:p>43.3173278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55075518">
                <text:p>1.455075518</text:p>
              </table:table-cell>
              <table:table-cell office:value-type="float" office:value="44.090858547">
                <text:p>44.0908585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40330617">
                <text:p>1.540330617</text:p>
              </table:table-cell>
              <table:table-cell office:value-type="float" office:value="43.152577244">
                <text:p>43.152577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93564576">
                <text:p>1.493564576</text:p>
              </table:table-cell>
              <table:table-cell office:value-type="float" office:value="44.056695895">
                <text:p>44.0566958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72098125">
                <text:p>2.372098125</text:p>
              </table:table-cell>
              <table:table-cell office:value-type="float" office:value="88.179472036">
                <text:p>88.179472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61270442">
                <text:p>2.361270442</text:p>
              </table:table-cell>
              <table:table-cell office:value-type="float" office:value="89.198968282">
                <text:p>89.198968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44015635">
                <text:p>2.444015635</text:p>
              </table:table-cell>
              <table:table-cell office:value-type="float" office:value="90.792632355">
                <text:p>90.792632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41591254">
                <text:p>2.41591254</text:p>
              </table:table-cell>
              <table:table-cell office:value-type="float" office:value="89.009974455">
                <text:p>89.0099744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.529195419">
                <text:p>171.529195419</text:p>
              </table:table-cell>
              <table:table-cell office:value-type="float" office:value="93.232149154">
                <text:p>93.232149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231807952">
                <text:p>4.231807952</text:p>
              </table:table-cell>
              <table:table-cell office:value-type="float" office:value="168.692315812">
                <text:p>168.6923158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274487203">
                <text:p>4.274487203</text:p>
              </table:table-cell>
              <table:table-cell office:value-type="float" office:value="168.89909319">
                <text:p>168.899093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25705912">
                <text:p>4.225705912</text:p>
              </table:table-cell>
              <table:table-cell office:value-type="float" office:value="169.880794436">
                <text:p>169.880794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2.531483272">
                <text:p>122.531483272</text:p>
              </table:table-cell>
              <table:table-cell office:value-type="float" office:value="174.813260458">
                <text:p>174.813260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0">
                <text:p>1500</text:p>
              </table:table-cell>
              <table:table-cell office:value-type="float" office:value="831.359295271">
                <text:p>831.3592952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53377237">
                <text:p>7.153377237</text:p>
              </table:table-cell>
              <table:table-cell office:value-type="float" office:value="305.053414025">
                <text:p>305.053414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605662925">
                <text:p>7.605662925</text:p>
              </table:table-cell>
              <table:table-cell office:value-type="float" office:value="306.703341279">
                <text:p>306.703341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04842192">
                <text:p>26.04842192</text:p>
              </table:table-cell>
              <table:table-cell office:value-type="float" office:value="321.306978219">
                <text:p>321.3069782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4.165680084">
                <text:p>964.165680084</text:p>
              </table:table-cell>
              <table:table-cell office:value-type="float" office:value="346.408123242">
                <text:p>346.4081232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53492688">
                <text:p>10.953492688</text:p>
              </table:table-cell>
              <table:table-cell office:value-type="float" office:value="532.31969813">
                <text:p>532.319698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355702637">
                <text:p>32.355702637</text:p>
              </table:table-cell>
              <table:table-cell office:value-type="float" office:value="534.630237123">
                <text:p>534.6302371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8.466486021">
                <text:p>188.466486021</text:p>
              </table:table-cell>
              <table:table-cell office:value-type="float" office:value="567.440620547">
                <text:p>567.4406205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476007281">
                <text:p>56.476007281</text:p>
              </table:table-cell>
              <table:table-cell office:value-type="float" office:value="883.801907555">
                <text:p>883.8019075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.788391634">
                <text:p>41.788391634</text:p>
              </table:table-cell>
              <table:table-cell office:value-type="float" office:value="874.75647821">
                <text:p>874.756478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8.82842167">
                <text:p>478.82842167</text:p>
              </table:table-cell>
              <table:table-cell office:value-type="float" office:value="906.657048249">
                <text:p>906.657048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63708448">
                <text:p>0.863708448</text:p>
              </table:table-cell>
              <table:table-cell office:value-type="float" office:value="14.624951542">
                <text:p>14.624951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8580631">
                <text:p>0.838580631</text:p>
              </table:table-cell>
              <table:table-cell office:value-type="float" office:value="117.438847814">
                <text:p>117.4388478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52388125">
                <text:p>2.05238812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60197657">
                <text:p>2.26019765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08058674">
                <text:p>2.2080586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30388922">
                <text:p>2.3038892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46308506">
                <text:p>1.44630850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83845488">
                <text:p>1.68384548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62348794">
                <text:p>1.66234879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4432921">
                <text:p>1.6944329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032511">
                <text:p>1.603251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68720523">
                <text:p>1.8687205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18827785">
                <text:p>2.71882778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4172208">
                <text:p>2.5417220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67363085">
                <text:p>2.66736308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32400533">
                <text:p>3.63240053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97792061">
                <text:p>4.0977920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868983203">
                <text:p>4.86898320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35354599">
                <text:p>4.035354599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29697407">
                <text:p>5.92969740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16665817">
                <text:p>0.816665817</text:p>
              </table:table-cell>
              <table:table-cell office:value-type="float" office:value="15.619065812">
                <text:p>15.619065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6528484">
                <text:p>0.746528484</text:p>
              </table:table-cell>
              <table:table-cell office:value-type="float" office:value="128.255130105">
                <text:p>128.25513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43883177">
                <text:p>1.74388317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055882792">
                <text:p>2.05588279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72072405">
                <text:p>1.77207240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96371678">
                <text:p>1.89637167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55639312">
                <text:p>0.95563931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795775">
                <text:p>0.89979577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00029382">
                <text:p>1.20002938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2244883">
                <text:p>1.2224488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47613607">
                <text:p>1.04761360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66727456">
                <text:p>1.1667274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70455638">
                <text:p>1.3704556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09083881">
                <text:p>1.50908388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3614008">
                <text:p>1.6361400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98919731">
                <text:p>1.49891973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35007023">
                <text:p>1.5350070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97784171">
                <text:p>1.99778417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30424877">
                <text:p>1.93042487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661761">
                <text:p>2.06617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9794599">
                <text:p>1.269794599</text:p>
              </table:table-cell>
              <table:table-cell office:value-type="float" office:value="6.374819938">
                <text:p>6.3748199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65829068">
                <text:p>9.965829068</text:p>
              </table:table-cell>
              <table:table-cell office:value-type="float" office:value="11.630555475">
                <text:p>11.6305554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.792195688">
                <text:p>41.792195688</text:p>
              </table:table-cell>
              <table:table-cell office:value-type="float" office:value="19.426063684">
                <text:p>19.426063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1.003757891">
                <text:p>181.003757891</text:p>
              </table:table-cell>
              <table:table-cell office:value-type="float" office:value="23.927556098">
                <text:p>23.9275560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00">
                <text:p>1500</text:p>
              </table:table-cell>
              <table:table-cell office:value-type="float" office:value="62.128020537">
                <text:p>62.1280205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00">
                <text:p>1500</text:p>
              </table:table-cell>
              <table:table-cell office:value-type="float" office:value="131.685370592">
                <text:p>131.6853705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00">
                <text:p>1500</text:p>
              </table:table-cell>
              <table:table-cell office:value-type="float" office:value="194.531570681">
                <text:p>194.5315706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87072832">
                <text:p>0.987072832</text:p>
              </table:table-cell>
              <table:table-cell office:value-type="float" office:value="6.991271135">
                <text:p>6.991271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82991031">
                <text:p>0.982991031</text:p>
              </table:table-cell>
              <table:table-cell office:value-type="float" office:value="9.212676411">
                <text:p>9.212676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07466922">
                <text:p>1.207466922</text:p>
              </table:table-cell>
              <table:table-cell office:value-type="float" office:value="11.794995052">
                <text:p>11.794995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00">
                <text:p>1500</text:p>
              </table:table-cell>
              <table:table-cell office:value-type="float" office:value="137.067781068">
                <text:p>137.0677810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0">
                <text:p>1500</text:p>
              </table:table-cell>
              <table:table-cell office:value-type="float" office:value="996.563950303">
                <text:p>996.5639503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8812078">
                <text:p>0.928812078</text:p>
              </table:table-cell>
              <table:table-cell office:value-type="float" office:value="5.892942479">
                <text:p>5.892942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01662554">
                <text:p>1.001662554</text:p>
              </table:table-cell>
              <table:table-cell office:value-type="float" office:value="7.600401459">
                <text:p>7.6004014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19992989">
                <text:p>2.519992989</text:p>
              </table:table-cell>
              <table:table-cell office:value-type="float" office:value="11.177080361">
                <text:p>11.1770803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074272446">
                <text:p>11.074272446</text:p>
              </table:table-cell>
              <table:table-cell office:value-type="float" office:value="13.287397867">
                <text:p>13.2873978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877984082">
                <text:p>35.877984082</text:p>
              </table:table-cell>
              <table:table-cell office:value-type="float" office:value="15.230539587">
                <text:p>15.2305395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3.93132212">
                <text:p>113.93132212</text:p>
              </table:table-cell>
              <table:table-cell office:value-type="float" office:value="22.391496985">
                <text:p>22.3914969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0.817687752">
                <text:p>410.817687752</text:p>
              </table:table-cell>
              <table:table-cell office:value-type="float" office:value="42.511188947">
                <text:p>42.511188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50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0.1" chart:maximum="15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7cm" svg:height="17.054cm" xlink:href=".." xlink:type="simple" chart:class="chart:scatter" chart:style-name="ch1">
        <chart:legend chart:legend-position="end" svg:x="19.104cm" svg:y="8.228cm" style:legend-expansion="high" chart:style-name="ch2"/>
        <chart:plot-area chart:style-name="ch3" table:cell-range-address="good.D5:good.D55 good.K5:good.K55" svg:x="0.427cm" svg:y="0.341cm" svg:width="18.25cm" svg:height="16.372cm">
          <chart:coordinate-region svg:x="1.419cm" svg:y="0.341cm" svg:width="17.258cm" svg:height="15.72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good.K5:good.K55" chart:class="chart:scatter">
            <chart:domain table:cell-range-address="good.D5:good.D55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65736903">
                <text:p>1.465736903</text:p>
                <draw:g>
                  <svg:desc>good.D5:good.D55</svg:desc>
                </draw:g>
              </table:table-cell>
              <table:table-cell office:value-type="float" office:value="44.648453174">
                <text:p>44.648453174</text:p>
                <draw:g>
                  <svg:desc>good.K5:good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9423588">
                <text:p>1.509423588</text:p>
              </table:table-cell>
              <table:table-cell office:value-type="float" office:value="43.317327845">
                <text:p>43.317327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5075518">
                <text:p>1.455075518</text:p>
              </table:table-cell>
              <table:table-cell office:value-type="float" office:value="44.090858547">
                <text:p>44.090858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0330617">
                <text:p>1.540330617</text:p>
              </table:table-cell>
              <table:table-cell office:value-type="float" office:value="43.152577244">
                <text:p>43.152577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3564576">
                <text:p>1.493564576</text:p>
              </table:table-cell>
              <table:table-cell office:value-type="float" office:value="44.056695895">
                <text:p>44.056695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72098125">
                <text:p>2.372098125</text:p>
              </table:table-cell>
              <table:table-cell office:value-type="float" office:value="88.179472036">
                <text:p>88.179472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61270442">
                <text:p>2.361270442</text:p>
              </table:table-cell>
              <table:table-cell office:value-type="float" office:value="89.198968282">
                <text:p>89.198968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44015635">
                <text:p>2.444015635</text:p>
              </table:table-cell>
              <table:table-cell office:value-type="float" office:value="90.792632355">
                <text:p>90.792632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591254">
                <text:p>2.41591254</text:p>
              </table:table-cell>
              <table:table-cell office:value-type="float" office:value="89.009974455">
                <text:p>89.009974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.529195419">
                <text:p>171.529195419</text:p>
              </table:table-cell>
              <table:table-cell office:value-type="float" office:value="93.232149154">
                <text:p>93.232149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31807952">
                <text:p>4.231807952</text:p>
              </table:table-cell>
              <table:table-cell office:value-type="float" office:value="168.692315812">
                <text:p>168.692315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4487203">
                <text:p>4.274487203</text:p>
              </table:table-cell>
              <table:table-cell office:value-type="float" office:value="168.89909319">
                <text:p>168.89909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5705912">
                <text:p>4.225705912</text:p>
              </table:table-cell>
              <table:table-cell office:value-type="float" office:value="169.880794436">
                <text:p>169.880794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.531483272">
                <text:p>122.531483272</text:p>
              </table:table-cell>
              <table:table-cell office:value-type="float" office:value="174.813260458">
                <text:p>174.813260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831.359295271">
                <text:p>831.359295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53377237">
                <text:p>7.153377237</text:p>
              </table:table-cell>
              <table:table-cell office:value-type="float" office:value="305.053414025">
                <text:p>305.053414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05662925">
                <text:p>7.605662925</text:p>
              </table:table-cell>
              <table:table-cell office:value-type="float" office:value="306.703341279">
                <text:p>306.703341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04842192">
                <text:p>26.04842192</text:p>
              </table:table-cell>
              <table:table-cell office:value-type="float" office:value="321.306978219">
                <text:p>321.306978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4.165680084">
                <text:p>964.165680084</text:p>
              </table:table-cell>
              <table:table-cell office:value-type="float" office:value="346.408123242">
                <text:p>346.408123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953492688">
                <text:p>10.953492688</text:p>
              </table:table-cell>
              <table:table-cell office:value-type="float" office:value="532.31969813">
                <text:p>532.31969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355702637">
                <text:p>32.355702637</text:p>
              </table:table-cell>
              <table:table-cell office:value-type="float" office:value="534.630237123">
                <text:p>534.630237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.466486021">
                <text:p>188.466486021</text:p>
              </table:table-cell>
              <table:table-cell office:value-type="float" office:value="567.440620547">
                <text:p>567.440620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.476007281">
                <text:p>56.476007281</text:p>
              </table:table-cell>
              <table:table-cell office:value-type="float" office:value="883.801907555">
                <text:p>883.801907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788391634">
                <text:p>41.788391634</text:p>
              </table:table-cell>
              <table:table-cell office:value-type="float" office:value="874.75647821">
                <text:p>874.75647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.82842167">
                <text:p>478.82842167</text:p>
              </table:table-cell>
              <table:table-cell office:value-type="float" office:value="906.657048249">
                <text:p>906.657048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69794599">
                <text:p>1.269794599</text:p>
              </table:table-cell>
              <table:table-cell office:value-type="float" office:value="6.374819938">
                <text:p>6.374819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5829068">
                <text:p>9.965829068</text:p>
              </table:table-cell>
              <table:table-cell office:value-type="float" office:value="11.630555475">
                <text:p>11.630555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792195688">
                <text:p>41.792195688</text:p>
              </table:table-cell>
              <table:table-cell office:value-type="float" office:value="19.426063684">
                <text:p>19.426063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.003757891">
                <text:p>181.003757891</text:p>
              </table:table-cell>
              <table:table-cell office:value-type="float" office:value="23.927556098">
                <text:p>23.9275560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62.128020537">
                <text:p>62.128020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131.685370592">
                <text:p>131.685370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194.531570681">
                <text:p>194.5315706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7072832">
                <text:p>0.987072832</text:p>
              </table:table-cell>
              <table:table-cell office:value-type="float" office:value="6.991271135">
                <text:p>6.991271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2991031">
                <text:p>0.982991031</text:p>
              </table:table-cell>
              <table:table-cell office:value-type="float" office:value="9.212676411">
                <text:p>9.212676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07466922">
                <text:p>1.207466922</text:p>
              </table:table-cell>
              <table:table-cell office:value-type="float" office:value="11.794995052">
                <text:p>11.794995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137.067781068">
                <text:p>137.067781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996.563950303">
                <text:p>996.563950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28812078">
                <text:p>0.928812078</text:p>
              </table:table-cell>
              <table:table-cell office:value-type="float" office:value="5.892942479">
                <text:p>5.892942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1662554">
                <text:p>1.001662554</text:p>
              </table:table-cell>
              <table:table-cell office:value-type="float" office:value="7.600401459">
                <text:p>7.600401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19992989">
                <text:p>2.519992989</text:p>
              </table:table-cell>
              <table:table-cell office:value-type="float" office:value="11.177080361">
                <text:p>11.177080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074272446">
                <text:p>11.074272446</text:p>
              </table:table-cell>
              <table:table-cell office:value-type="float" office:value="13.287397867">
                <text:p>13.287397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877984082">
                <text:p>35.877984082</text:p>
              </table:table-cell>
              <table:table-cell office:value-type="float" office:value="15.230539587">
                <text:p>15.230539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.93132212">
                <text:p>113.93132212</text:p>
              </table:table-cell>
              <table:table-cell office:value-type="float" office:value="22.391496985">
                <text:p>22.391496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0.817687752">
                <text:p>410.817687752</text:p>
              </table:table-cell>
              <table:table-cell office:value-type="float" office:value="42.511188947">
                <text:p>42.511188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068cm" svg:height="17.475cm" xlink:href=".." xlink:type="simple" chart:class="chart:scatter" chart:style-name="ch1">
        <chart:title svg:x="14.115cm" svg:y="0.485cm" chart:style-name="ch2">
          <text:p>100 = no plan</text:p>
        </chart:title>
        <chart:legend chart:legend-position="end" svg:x="29.652cm" svg:y="8.438cm" style:legend-expansion="high" chart:style-name="ch3"/>
        <chart:plot-area chart:style-name="ch4" table:cell-range-address="'plan-length'.J3:'plan-length'.K224" chart:data-source-has-labels="row" svg:x="0.621cm" svg:y="1.613cm" svg:width="28.41cm" svg:height="15.513cm">
          <chart:coordinate-region svg:x="1.613cm" svg:y="1.813cm" svg:width="27.139cm" svg:height="14.6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lan-length'.K4:'plan-length'.K224" chart:label-cell-address="'plan-length'.K3:'plan-length'.K3" chart:class="chart:scatter">
            <chart:domain table:cell-range-address="'plan-length'.J4:'plan-length'.J224"/>
            <chart:data-point chart:repeated="2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tio</text:p>
                <draw:g>
                  <svg:desc>'plan-length'.K3:'plan-length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lan-length'.J4:'plan-length'.J224</svg:desc>
                </draw:g>
              </table:table-cell>
              <table:table-cell office:value-type="float" office:value="NaN">
                <text:p>NaN</text:p>
                <draw:g>
                  <svg:desc>'plan-length'.K4:'plan-length'.K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7.4089465670911">
                <text:p>37.408946567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80.1190009458062">
                <text:p>80.1190009458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57.024011284974">
                <text:p>457.02401128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9.3969842596809">
                <text:p>59.3969842596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32.458084216853">
                <text:p>232.458084216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90.895365110952">
                <text:p>190.89536511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188.394547291163">
                <text:p>188.394547291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200.720767888945">
                <text:p>200.720767888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0.5666216941709">
                <text:p>90.5666216941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34.8003385457131">
                <text:p>34.8003385457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257.024653821615">
                <text:p>257.024653821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190.170999336676">
                <text:p>190.1709993366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24.4148407409158">
                <text:p>24.4148407409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3.68767622053596">
                <text:p>3.68767622053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460.289349272734">
                <text:p>460.289349272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75.196682372596">
                <text:p>275.196682372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63.8879494175705">
                <text:p>63.8879494175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870052264440668">
                <text:p>0.870052264440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666.337248472814">
                <text:p>666.3372484728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39.8774451096453">
                <text:p>39.87744510964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91.354262945726">
                <text:p>91.354262945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30.4614375762906">
                <text:p>30.46143757629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8.6979269367294">
                <text:p>28.6979269367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30.3014228482126">
                <text:p>30.3014228482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8.015139586101">
                <text:p>28.0151395861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29.4976839990345">
                <text:p>29.4976839990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37.1736190449541">
                <text:p>37.1736190449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37.7758374032109">
                <text:p>37.7758374032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37.1489572549318">
                <text:p>37.14895725493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36.8432105803797">
                <text:p>36.8432105803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543535162782398">
                <text:p>0.5435351627823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39.8629422047081">
                <text:p>39.86294220470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39.5132995301659">
                <text:p>39.51329953016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40.2017551561217">
                <text:p>40.2017551561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1.42668035830386">
                <text:p>1.42668035830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42.6446703309798">
                <text:p>42.64467033097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40.3256552786291">
                <text:p>40.32565527862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12.3349882463436">
                <text:p>12.3349882463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.359282777221255">
                <text:p>0.359282777221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48.5981698525419">
                <text:p>48.59816985254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16.5235242492194">
                <text:p>16.5235242492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3.01083037375554">
                <text:p>3.010830373755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15.6491570510215">
                <text:p>15.64915705102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20.9330018219289">
                <text:p>20.9330018219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1.89349045966585">
                <text:p>1.89349045966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16.932741107101">
                <text:p>16.932741107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140.044789341193">
                <text:p>140.0447893411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19.1254066068006">
                <text:p>19.1254066068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171.802058265469">
                <text:p>171.8020582654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5.0203552157336">
                <text:p>5.0203552157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1.16704344371563">
                <text:p>1.16704344371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">
                <text:p>21</text:p>
              </table:table-cell>
              <table:table-cell office:value-type="float" office:value="0.464825151303977">
                <text:p>0.4648251513039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0.132193697947471">
                <text:p>0.1321936979474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">
                <text:p>11</text:p>
              </table:table-cell>
              <table:table-cell office:value-type="float" office:value="7.0828320954132">
                <text:p>7.0828320954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9.37208593004955">
                <text:p>9.37208593004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9.76837943722983">
                <text:p>9.768379437229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">
                <text:p>12</text:p>
              </table:table-cell>
              <table:table-cell office:value-type="float" office:value="6.34460147384087">
                <text:p>6.344601473840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7.58778635444527">
                <text:p>7.587786354445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4.43536168941302">
                <text:p>4.43536168941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  <table:table-cell office:value-type="float" office:value="1.19984386620354">
                <text:p>1.199843866203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  <table:table-cell office:value-type="float" office:value="0.424509346795802">
                <text:p>0.4245093467958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  <table:table-cell office:value-type="float" office:value="0.196535040306263">
                <text:p>0.1965350403062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">
                <text:p>34</text:p>
              </table:table-cell>
              <table:table-cell office:value-type="float" office:value="0.103479451382977">
                <text:p>0.103479451382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